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13a974" officeooo:paragraph-rsid="0013a974"/>
    </style:style>
    <style:style style:name="P2" style:family="paragraph" style:parent-style-name="Footnote">
      <style:text-properties officeooo:rsid="0014b177" officeooo:paragraph-rsid="0014b177"/>
    </style:style>
    <style:style style:name="P3" style:family="paragraph" style:parent-style-name="Standard">
      <style:paragraph-properties fo:margin-top="0.101cm" fo:margin-bottom="0.101cm" style:contextual-spacing="false"/>
      <style:text-properties style:font-name="Garamond" fo:font-weight="bold" officeooo:rsid="00107740" officeooo:paragraph-rsid="00107740" style:font-weight-asian="bold" style:font-weight-complex="bold"/>
    </style:style>
    <style:style style:name="P4" style:family="paragraph" style:parent-style-name="Standard">
      <style:paragraph-properties fo:margin-top="0.101cm" fo:margin-bottom="0.101cm" style:contextual-spacing="false"/>
      <style:text-properties style:font-name="Garamond" fo:font-style="normal" fo:font-weight="bold" officeooo:rsid="00107740" officeooo:paragraph-rsid="00107740" style:font-style-asian="normal" style:font-weight-asian="bold" style:font-style-complex="normal" style:font-weight-complex="bold"/>
    </style:style>
    <style:style style:name="P5" style:family="paragraph" style:parent-style-name="Standard">
      <style:paragraph-properties fo:margin-top="0.101cm" fo:margin-bottom="0.101cm" style:contextual-spacing="false"/>
      <style:text-properties style:font-name="Garamond" fo:font-style="normal" fo:font-weight="bold" officeooo:rsid="0011ab51" officeooo:paragraph-rsid="0011ab51" style:font-style-asian="normal" style:font-weight-asian="bold" style:font-style-complex="normal" style:font-weight-complex="bold"/>
    </style:style>
    <style:style style:name="P6" style:family="paragraph" style:parent-style-name="Standard">
      <style:paragraph-properties fo:margin-top="0.101cm" fo:margin-bottom="0.101cm" style:contextual-spacing="false"/>
      <style:text-properties style:font-name="Garamond" fo:font-style="normal" fo:font-weight="bold" officeooo:rsid="0013a974" officeooo:paragraph-rsid="0013a974" style:font-style-asian="normal" style:font-weight-asian="bold" style:font-style-complex="normal" style:font-weight-complex="bold"/>
    </style:style>
    <style:style style:name="P7" style:family="paragraph" style:parent-style-name="Standard">
      <style:paragraph-properties fo:margin-top="0.101cm" fo:margin-bottom="0.101cm" style:contextual-spacing="false"/>
      <style:text-properties style:font-name="Garamond" fo:font-style="normal" fo:font-weight="bold" officeooo:rsid="0018a3b8" officeooo:paragraph-rsid="0018a3b8" style:font-style-asian="normal" style:font-weight-asian="bold" style:font-style-complex="normal" style:font-weight-complex="bold"/>
    </style:style>
    <style:style style:name="P8" style:family="paragraph" style:parent-style-name="Standard">
      <style:paragraph-properties fo:margin-top="0.101cm" fo:margin-bottom="0.101cm" style:contextual-spacing="false"/>
      <style:text-properties style:font-name="Garamond" fo:font-style="normal" fo:font-weight="bold" officeooo:rsid="001b8c3a" officeooo:paragraph-rsid="001b8c3a" style:font-style-asian="normal" style:font-weight-asian="bold" style:font-style-complex="normal" style:font-weight-complex="bold"/>
    </style:style>
    <style:style style:name="P9" style:family="paragraph" style:parent-style-name="Standard">
      <style:paragraph-properties fo:margin-top="0.101cm" fo:margin-bottom="0.101cm" style:contextual-spacing="false"/>
      <style:text-properties style:font-name="Garamond" fo:font-style="normal" fo:font-weight="bold" officeooo:rsid="001cb9a4" officeooo:paragraph-rsid="001cb9a4" style:font-style-asian="normal" style:font-weight-asian="bold" style:font-style-complex="normal" style:font-weight-complex="bold"/>
    </style:style>
    <style:style style:name="P10" style:family="paragraph" style:parent-style-name="Standard">
      <style:paragraph-properties fo:margin-top="0.101cm" fo:margin-bottom="0.101cm" style:contextual-spacing="false"/>
      <style:text-properties style:font-name="Garamond" fo:font-style="normal" fo:font-weight="bold" officeooo:rsid="001f7436" officeooo:paragraph-rsid="001f7436" style:font-style-asian="normal" style:font-weight-asian="bold" style:font-style-complex="normal" style:font-weight-complex="bold"/>
    </style:style>
    <style:style style:name="P11" style:family="paragraph" style:parent-style-name="Standard">
      <style:paragraph-properties fo:margin-top="0.101cm" fo:margin-bottom="0.101cm" style:contextual-spacing="false"/>
      <style:text-properties style:font-name="Garamond" fo:font-style="normal" fo:font-weight="bold" officeooo:rsid="002058ed" officeooo:paragraph-rsid="002058ed" style:font-style-asian="normal" style:font-weight-asian="bold" style:font-style-complex="normal" style:font-weight-complex="bold"/>
    </style:style>
    <style:style style:name="P12" style:family="paragraph" style:parent-style-name="Standard">
      <style:paragraph-properties fo:margin-top="0.101cm" fo:margin-bottom="0.101cm" style:contextual-spacing="false"/>
      <style:text-properties style:font-name="Garamond" fo:font-style="normal" fo:font-weight="bold" officeooo:rsid="0021d005" officeooo:paragraph-rsid="0021d005" style:font-style-asian="normal" style:font-weight-asian="bold" style:font-style-complex="normal" style:font-weight-complex="bold"/>
    </style:style>
    <style:style style:name="P13" style:family="paragraph" style:parent-style-name="Standard">
      <style:paragraph-properties fo:margin-top="0.101cm" fo:margin-bottom="0.101cm" style:contextual-spacing="false"/>
      <style:text-properties style:font-name="Garamond" fo:font-style="normal" fo:font-weight="bold" officeooo:rsid="00261125" officeooo:paragraph-rsid="00261125" style:font-style-asian="normal" style:font-weight-asian="bold" style:font-style-complex="normal" style:font-weight-complex="bold"/>
    </style:style>
    <style:style style:name="P14" style:family="paragraph" style:parent-style-name="Standard">
      <style:paragraph-properties fo:margin-top="0.101cm" fo:margin-bottom="0.101cm" style:contextual-spacing="false"/>
      <style:text-properties style:font-name="Garamond" fo:font-style="normal" fo:font-weight="bold" officeooo:rsid="002703c0" officeooo:paragraph-rsid="002703c0" style:font-style-asian="normal" style:font-weight-asian="bold" style:font-style-complex="normal" style:font-weight-complex="bold"/>
    </style:style>
    <style:style style:name="P15" style:family="paragraph" style:parent-style-name="Standard">
      <style:paragraph-properties fo:margin-top="0.101cm" fo:margin-bottom="0.101cm" style:contextual-spacing="false"/>
      <style:text-properties style:font-name="Garamond" fo:font-style="normal" fo:font-weight="bold" officeooo:rsid="0027d23c" officeooo:paragraph-rsid="0027d23c" style:font-style-asian="normal" style:font-weight-asian="bold" style:font-style-complex="normal" style:font-weight-complex="bold"/>
    </style:style>
    <style:style style:name="P16" style:family="paragraph" style:parent-style-name="Standard">
      <style:paragraph-properties fo:margin-top="0.101cm" fo:margin-bottom="0.101cm" style:contextual-spacing="false"/>
      <style:text-properties style:font-name="Garamond" fo:font-style="normal" fo:font-weight="bold" officeooo:rsid="003a76bd" officeooo:paragraph-rsid="003a76bd" style:font-style-asian="normal" style:font-weight-asian="bold" style:font-style-complex="normal" style:font-weight-complex="bold"/>
    </style:style>
    <style:style style:name="P17" style:family="paragraph" style:parent-style-name="Standard">
      <style:paragraph-properties fo:margin-top="0.101cm" fo:margin-bottom="0.101cm" style:contextual-spacing="false"/>
      <style:text-properties style:font-name="Garamond" fo:font-style="normal" fo:font-weight="normal" officeooo:rsid="00107740" officeooo:paragraph-rsid="00107740" style:font-style-asian="normal" style:font-weight-asian="normal" style:font-style-complex="normal" style:font-weight-complex="normal"/>
    </style:style>
    <style:style style:name="P18" style:family="paragraph" style:parent-style-name="Standard">
      <style:paragraph-properties fo:margin-top="0.101cm" fo:margin-bottom="0.101cm" style:contextual-spacing="false"/>
      <style:text-properties style:font-name="Garamond" fo:font-style="normal" fo:font-weight="normal" officeooo:rsid="0011ab51" officeooo:paragraph-rsid="0011ab51" style:font-style-asian="normal" style:font-weight-asian="normal" style:font-style-complex="normal" style:font-weight-complex="normal"/>
    </style:style>
    <style:style style:name="P19" style:family="paragraph" style:parent-style-name="Standard">
      <style:paragraph-properties fo:margin-top="0.101cm" fo:margin-bottom="0.101cm" style:contextual-spacing="false"/>
      <style:text-properties style:font-name="Garamond" fo:font-style="normal" fo:font-weight="normal" officeooo:rsid="00123f22" officeooo:paragraph-rsid="00123f22" style:font-style-asian="normal" style:font-weight-asian="normal" style:font-style-complex="normal" style:font-weight-complex="normal"/>
    </style:style>
    <style:style style:name="P20" style:family="paragraph" style:parent-style-name="Standard">
      <style:paragraph-properties fo:margin-top="0.101cm" fo:margin-bottom="0.101cm" style:contextual-spacing="false"/>
      <style:text-properties style:font-name="Garamond" fo:font-style="normal" fo:font-weight="normal" officeooo:rsid="0013a974" officeooo:paragraph-rsid="0013a974" style:font-style-asian="normal" style:font-weight-asian="normal" style:font-style-complex="normal" style:font-weight-complex="normal"/>
    </style:style>
    <style:style style:name="P21" style:family="paragraph" style:parent-style-name="Standard">
      <style:paragraph-properties fo:margin-top="0.101cm" fo:margin-bottom="0.101cm" style:contextual-spacing="false"/>
      <style:text-properties style:font-name="Garamond" fo:font-style="normal" fo:font-weight="normal" officeooo:rsid="00158396" officeooo:paragraph-rsid="00158396" style:font-style-asian="normal" style:font-weight-asian="normal" style:font-style-complex="normal" style:font-weight-complex="normal"/>
    </style:style>
    <style:style style:name="P22" style:family="paragraph" style:parent-style-name="Standard">
      <style:paragraph-properties fo:margin-top="0.101cm" fo:margin-bottom="0.101cm" style:contextual-spacing="false"/>
      <style:text-properties style:font-name="Garamond" fo:font-style="normal" fo:font-weight="normal" officeooo:rsid="0018a3b8" officeooo:paragraph-rsid="0018a3b8" style:font-style-asian="normal" style:font-weight-asian="normal" style:font-style-complex="normal" style:font-weight-complex="normal"/>
    </style:style>
    <style:style style:name="P23" style:family="paragraph" style:parent-style-name="Standard">
      <style:paragraph-properties fo:margin-top="0.101cm" fo:margin-bottom="0.101cm" style:contextual-spacing="false"/>
      <style:text-properties style:font-name="Garamond" fo:font-style="normal" fo:font-weight="normal" officeooo:rsid="001a2540" officeooo:paragraph-rsid="001a2540" style:font-style-asian="normal" style:font-weight-asian="normal" style:font-style-complex="normal" style:font-weight-complex="normal"/>
    </style:style>
    <style:style style:name="P24" style:family="paragraph" style:parent-style-name="Standard">
      <style:paragraph-properties fo:margin-top="0.101cm" fo:margin-bottom="0.101cm" style:contextual-spacing="false"/>
      <style:text-properties style:font-name="Garamond" fo:font-style="normal" fo:font-weight="normal" officeooo:rsid="001b8c3a" officeooo:paragraph-rsid="001b8c3a" style:font-style-asian="normal" style:font-weight-asian="normal" style:font-style-complex="normal" style:font-weight-complex="normal"/>
    </style:style>
    <style:style style:name="P25" style:family="paragraph" style:parent-style-name="Standard">
      <style:paragraph-properties fo:margin-top="0.101cm" fo:margin-bottom="0.101cm" style:contextual-spacing="false"/>
      <style:text-properties style:font-name="Garamond" fo:font-style="normal" fo:font-weight="normal" officeooo:rsid="001cb9a4" officeooo:paragraph-rsid="001cb9a4" style:font-style-asian="normal" style:font-weight-asian="normal" style:font-style-complex="normal" style:font-weight-complex="normal"/>
    </style:style>
    <style:style style:name="P26" style:family="paragraph" style:parent-style-name="Standard">
      <style:paragraph-properties fo:margin-top="0.101cm" fo:margin-bottom="0.101cm" style:contextual-spacing="false"/>
      <style:text-properties style:font-name="Garamond" fo:font-style="normal" fo:font-weight="normal" officeooo:rsid="001e932e" officeooo:paragraph-rsid="001e932e" style:font-style-asian="normal" style:font-weight-asian="normal" style:font-style-complex="normal" style:font-weight-complex="normal"/>
    </style:style>
    <style:style style:name="P27" style:family="paragraph" style:parent-style-name="Standard">
      <style:paragraph-properties fo:margin-top="0.101cm" fo:margin-bottom="0.101cm" style:contextual-spacing="false"/>
      <style:text-properties style:font-name="Garamond" fo:font-style="normal" fo:font-weight="normal" officeooo:rsid="001eaa55" officeooo:paragraph-rsid="001eaa55" style:font-style-asian="normal" style:font-weight-asian="normal" style:font-style-complex="normal" style:font-weight-complex="normal"/>
    </style:style>
    <style:style style:name="P28" style:family="paragraph" style:parent-style-name="Standard">
      <style:paragraph-properties fo:margin-top="0.101cm" fo:margin-bottom="0.101cm" style:contextual-spacing="false"/>
      <style:text-properties style:font-name="Garamond" fo:font-style="normal" fo:font-weight="normal" officeooo:rsid="001f7436" officeooo:paragraph-rsid="001f7436" style:font-style-asian="normal" style:font-weight-asian="normal" style:font-style-complex="normal" style:font-weight-complex="normal"/>
    </style:style>
    <style:style style:name="P29" style:family="paragraph" style:parent-style-name="Standard">
      <style:paragraph-properties fo:margin-top="0.101cm" fo:margin-bottom="0.101cm" style:contextual-spacing="false"/>
      <style:text-properties style:font-name="Garamond" fo:font-style="normal" fo:font-weight="normal" officeooo:rsid="002058ed" officeooo:paragraph-rsid="002058ed" style:font-style-asian="normal" style:font-weight-asian="normal" style:font-style-complex="normal" style:font-weight-complex="normal"/>
    </style:style>
    <style:style style:name="P30" style:family="paragraph" style:parent-style-name="Standard">
      <style:paragraph-properties fo:margin-top="0.101cm" fo:margin-bottom="0.101cm" style:contextual-spacing="false"/>
      <style:text-properties style:font-name="Garamond" fo:font-style="normal" fo:font-weight="normal" officeooo:rsid="0021d005" officeooo:paragraph-rsid="0021d005" style:font-style-asian="normal" style:font-weight-asian="normal" style:font-style-complex="normal" style:font-weight-complex="normal"/>
    </style:style>
    <style:style style:name="P31" style:family="paragraph" style:parent-style-name="Standard">
      <style:paragraph-properties fo:margin-top="0.101cm" fo:margin-bottom="0.101cm" style:contextual-spacing="false"/>
      <style:text-properties style:font-name="Garamond" fo:font-style="normal" fo:font-weight="normal" officeooo:rsid="0022a1c1" officeooo:paragraph-rsid="0022a1c1" style:font-style-asian="normal" style:font-weight-asian="normal" style:font-style-complex="normal" style:font-weight-complex="normal"/>
    </style:style>
    <style:style style:name="P32" style:family="paragraph" style:parent-style-name="Standard">
      <style:paragraph-properties fo:margin-top="0.101cm" fo:margin-bottom="0.101cm" style:contextual-spacing="false"/>
      <style:text-properties style:font-name="Garamond" fo:font-style="normal" fo:font-weight="normal" officeooo:rsid="002459b1" officeooo:paragraph-rsid="002459b1" style:font-style-asian="normal" style:font-weight-asian="normal" style:font-style-complex="normal" style:font-weight-complex="normal"/>
    </style:style>
    <style:style style:name="P33" style:family="paragraph" style:parent-style-name="Standard">
      <style:paragraph-properties fo:margin-top="0.101cm" fo:margin-bottom="0.101cm" style:contextual-spacing="false"/>
      <style:text-properties style:font-name="Garamond" fo:font-style="normal" fo:font-weight="normal" officeooo:rsid="00261125" officeooo:paragraph-rsid="00261125" style:font-style-asian="normal" style:font-weight-asian="normal" style:font-style-complex="normal" style:font-weight-complex="normal"/>
    </style:style>
    <style:style style:name="P34" style:family="paragraph" style:parent-style-name="Standard">
      <style:paragraph-properties fo:margin-top="0.101cm" fo:margin-bottom="0.101cm" style:contextual-spacing="false"/>
      <style:text-properties style:font-name="Garamond" fo:font-style="normal" fo:font-weight="normal" officeooo:rsid="0027d23c" officeooo:paragraph-rsid="0027d23c" style:font-style-asian="normal" style:font-weight-asian="normal" style:font-style-complex="normal" style:font-weight-complex="normal"/>
    </style:style>
    <style:style style:name="P35" style:family="paragraph" style:parent-style-name="Standard">
      <style:paragraph-properties fo:margin-top="0.101cm" fo:margin-bottom="0.101cm" style:contextual-spacing="false"/>
      <style:text-properties style:font-name="Garamond" fo:font-style="normal" fo:font-weight="normal" officeooo:rsid="0029cb04" officeooo:paragraph-rsid="0029cb04" style:font-style-asian="normal" style:font-weight-asian="normal" style:font-style-complex="normal" style:font-weight-complex="normal"/>
    </style:style>
    <style:style style:name="P36" style:family="paragraph" style:parent-style-name="Standard">
      <style:paragraph-properties fo:margin-top="0.101cm" fo:margin-bottom="0.101cm" style:contextual-spacing="false"/>
      <style:text-properties style:font-name="Garamond" fo:font-style="italic" fo:font-weight="bold" officeooo:rsid="0011ab51" officeooo:paragraph-rsid="0011ab51" style:font-style-asian="italic" style:font-weight-asian="bold" style:font-style-complex="italic" style:font-weight-complex="bold"/>
    </style:style>
    <style:style style:name="P37" style:family="paragraph" style:parent-style-name="Standard">
      <style:paragraph-properties fo:margin-top="0.101cm" fo:margin-bottom="0.101cm" style:contextual-spacing="false"/>
      <style:text-properties style:font-name="Garamond" fo:font-style="italic" fo:font-weight="bold" officeooo:rsid="00123f22" officeooo:paragraph-rsid="00123f22" style:font-style-asian="italic" style:font-weight-asian="bold" style:font-style-complex="italic" style:font-weight-complex="bold"/>
    </style:style>
    <style:style style:name="P38" style:family="paragraph" style:parent-style-name="Standard">
      <style:paragraph-properties fo:margin-top="0.101cm" fo:margin-bottom="0.101cm" style:contextual-spacing="false"/>
      <style:text-properties style:font-name="Garamond" fo:font-style="italic" fo:font-weight="bold" officeooo:rsid="0013a974" officeooo:paragraph-rsid="0013a974" style:font-style-asian="italic" style:font-weight-asian="bold" style:font-style-complex="italic" style:font-weight-complex="bold"/>
    </style:style>
    <style:style style:name="P39" style:family="paragraph" style:parent-style-name="Standard">
      <style:paragraph-properties fo:margin-top="0.101cm" fo:margin-bottom="0.101cm" style:contextual-spacing="false"/>
      <style:text-properties style:font-name="Garamond" fo:font-style="italic" fo:font-weight="bold" officeooo:rsid="0014b177" officeooo:paragraph-rsid="0014b177" style:font-style-asian="italic" style:font-weight-asian="bold" style:font-style-complex="italic" style:font-weight-complex="bold"/>
    </style:style>
    <style:style style:name="P40" style:family="paragraph" style:parent-style-name="Standard">
      <style:paragraph-properties fo:margin-top="0.101cm" fo:margin-bottom="0.101cm" style:contextual-spacing="false"/>
      <style:text-properties style:font-name="Garamond" fo:font-style="italic" fo:font-weight="normal" officeooo:rsid="001f7436" officeooo:paragraph-rsid="001f7436" style:font-style-asian="italic" style:font-weight-asian="normal" style:font-style-complex="italic" style:font-weight-complex="normal"/>
    </style:style>
    <style:style style:name="P41" style:family="paragraph" style:parent-style-name="Footnote">
      <style:text-properties officeooo:rsid="001b8c3a" officeooo:paragraph-rsid="001b8c3a"/>
    </style:style>
    <style:style style:name="P42" style:family="paragraph" style:parent-style-name="Footnote">
      <style:text-properties officeooo:rsid="001eaa55" officeooo:paragraph-rsid="001eaa55"/>
    </style:style>
    <style:style style:name="P43" style:family="paragraph" style:parent-style-name="Footnote">
      <style:text-properties officeooo:rsid="001f7436" officeooo:paragraph-rsid="001f7436"/>
    </style:style>
    <style:style style:name="P44" style:family="paragraph" style:parent-style-name="Footnote">
      <style:text-properties fo:font-style="italic" officeooo:rsid="00261125" officeooo:paragraph-rsid="00261125" style:font-style-asian="italic" style:font-style-complex="italic"/>
    </style:style>
    <style:style style:name="P45" style:family="paragraph" style:parent-style-name="Footnote">
      <style:text-properties fo:font-style="italic" officeooo:rsid="002703c0" officeooo:paragraph-rsid="002703c0" style:font-style-asian="italic" style:font-style-complex="italic"/>
    </style:style>
    <style:style style:name="P46" style:family="paragraph" style:parent-style-name="Standard">
      <style:paragraph-properties fo:margin-top="0.101cm" fo:margin-bottom="0.101cm" style:contextual-spacing="false"/>
      <style:text-properties fo:font-style="italic" officeooo:rsid="0029cb04" officeooo:paragraph-rsid="0029cb04" style:font-style-asian="italic" style:font-style-complex="italic"/>
    </style:style>
    <style:style style:name="P47" style:family="paragraph" style:parent-style-name="Standard">
      <style:paragraph-properties fo:margin-top="0.101cm" fo:margin-bottom="0.101cm" style:contextual-spacing="false"/>
      <style:text-properties fo:font-size="10pt" officeooo:rsid="001b8c3a" officeooo:paragraph-rsid="001b8c3a" style:font-size-asian="10pt" style:font-size-complex="10pt"/>
    </style:style>
    <style:style style:name="P48" style:family="paragraph" style:parent-style-name="Footnote">
      <style:text-properties fo:font-weight="normal" officeooo:rsid="001eaa55" officeooo:paragraph-rsid="001eaa55" style:font-weight-asian="normal" style:font-weight-complex="normal"/>
    </style:style>
    <style:style style:name="P49" style:family="paragraph" style:parent-style-name="Footnote">
      <style:text-properties officeooo:rsid="0027d23c" officeooo:paragraph-rsid="0027d23c"/>
    </style:style>
    <style:style style:name="P50" style:family="paragraph" style:parent-style-name="Standard">
      <style:paragraph-properties fo:margin-top="0.101cm" fo:margin-bottom="0.101cm" style:contextual-spacing="false"/>
      <style:text-properties officeooo:rsid="0029cb04" officeooo:paragraph-rsid="0029cb04"/>
    </style:style>
    <style:style style:name="P51" style:family="paragraph" style:parent-style-name="Standard">
      <style:paragraph-properties fo:margin-top="0.101cm" fo:margin-bottom="0.101cm" style:contextual-spacing="false"/>
      <style:text-properties officeooo:paragraph-rsid="0029cb04"/>
    </style:style>
    <style:style style:name="P52" style:family="paragraph" style:parent-style-name="Footnote">
      <style:text-properties officeooo:rsid="002eb071" officeooo:paragraph-rsid="002eb071"/>
    </style:style>
    <style:style style:name="P53" style:family="paragraph" style:parent-style-name="Footnote">
      <style:text-properties officeooo:rsid="003368e7" officeooo:paragraph-rsid="003368e7"/>
    </style:style>
    <style:style style:name="P54" style:family="paragraph" style:parent-style-name="Footnote">
      <style:text-properties officeooo:rsid="0035474b" officeooo:paragraph-rsid="0035474b"/>
    </style:style>
    <style:style style:name="P55" style:family="paragraph" style:parent-style-name="Footnote">
      <style:text-properties officeooo:rsid="003c5c8c" officeooo:paragraph-rsid="003c5c8c"/>
    </style:style>
    <style:style style:name="P56" style:family="paragraph" style:parent-style-name="Footnote">
      <style:text-properties officeooo:rsid="003e1fc5" officeooo:paragraph-rsid="003e1fc5"/>
    </style:style>
    <style:style style:name="P57" style:family="paragraph" style:parent-style-name="Footnote">
      <style:text-properties fo:font-style="normal" officeooo:rsid="003c5c8c" officeooo:paragraph-rsid="003c5c8c" style:font-style-asian="normal" style:font-style-complex="normal"/>
    </style:style>
    <style:style style:name="P58" style:family="paragraph" style:parent-style-name="Footnote">
      <style:text-properties fo:font-style="normal" officeooo:rsid="0045b019" officeooo:paragraph-rsid="0045b019" style:font-style-asian="normal" style:font-style-complex="normal"/>
    </style:style>
    <style:style style:name="P59" style:family="paragraph" style:parent-style-name="Footnote">
      <style:text-properties fo:font-style="normal" officeooo:rsid="00509cd7" officeooo:paragraph-rsid="00509cd7" style:font-style-asian="normal" style:font-style-complex="normal"/>
    </style:style>
    <style:style style:name="P60" style:family="paragraph" style:parent-style-name="Footnote">
      <style:text-properties officeooo:rsid="0045b019" officeooo:paragraph-rsid="0045b019"/>
    </style:style>
    <style:style style:name="P61" style:family="paragraph" style:parent-style-name="Footnote">
      <style:text-properties officeooo:rsid="0048df96" officeooo:paragraph-rsid="0048df96"/>
    </style:style>
    <style:style style:name="P62" style:family="paragraph" style:parent-style-name="Footnote">
      <style:text-properties officeooo:rsid="0049a8f2" officeooo:paragraph-rsid="0049a8f2"/>
    </style:style>
    <style:style style:name="P63" style:family="paragraph" style:parent-style-name="Footnote">
      <style:text-properties officeooo:rsid="004cc21b" officeooo:paragraph-rsid="004cc21b"/>
    </style:style>
    <style:style style:name="P64" style:family="paragraph" style:parent-style-name="Footnote">
      <style:text-properties officeooo:rsid="004f2c57" officeooo:paragraph-rsid="004f2c57"/>
    </style:style>
    <style:style style:name="P65" style:family="paragraph" style:parent-style-name="Footnote">
      <style:text-properties officeooo:rsid="00509cd7" officeooo:paragraph-rsid="00509cd7"/>
    </style:style>
    <style:style style:name="P66" style:family="paragraph" style:parent-style-name="Footnote">
      <style:text-properties officeooo:rsid="005430ad" officeooo:paragraph-rsid="005430ad"/>
    </style:style>
    <style:style style:name="P67" style:family="paragraph" style:parent-style-name="Footnote">
      <style:text-properties officeooo:rsid="0055919f" officeooo:paragraph-rsid="0055919f"/>
    </style:style>
    <style:style style:name="P68" style:family="paragraph" style:parent-style-name="Footnote">
      <style:text-properties officeooo:rsid="005c3c53" officeooo:paragraph-rsid="005c3c53"/>
    </style:style>
    <style:style style:name="P69" style:family="paragraph" style:parent-style-name="Footnote">
      <style:text-properties officeooo:rsid="005f7568" officeooo:paragraph-rsid="005f7568"/>
    </style:style>
    <style:style style:name="P70" style:family="paragraph" style:parent-style-name="Footnote">
      <style:text-properties officeooo:rsid="006148f6" officeooo:paragraph-rsid="006148f6"/>
    </style:style>
    <style:style style:name="P71" style:family="paragraph" style:parent-style-name="Footnote">
      <style:text-properties officeooo:rsid="0062d002" officeooo:paragraph-rsid="0062d002"/>
    </style:style>
    <style:style style:name="P72" style:family="paragraph" style:parent-style-name="Footnote">
      <style:text-properties officeooo:rsid="00644f36" officeooo:paragraph-rsid="00644f36"/>
    </style:style>
    <style:style style:name="P73" style:family="paragraph" style:parent-style-name="Footnote">
      <style:text-properties officeooo:rsid="0065a308" officeooo:paragraph-rsid="0065a308"/>
    </style:style>
    <style:style style:name="P74" style:family="paragraph" style:parent-style-name="Footnote">
      <style:text-properties officeooo:rsid="0069ff61" officeooo:paragraph-rsid="0069ff61"/>
    </style:style>
    <style:style style:name="P75" style:family="paragraph" style:parent-style-name="Footnote">
      <style:text-properties officeooo:rsid="006cad7f" officeooo:paragraph-rsid="006cad7f"/>
    </style:style>
    <style:style style:name="P76" style:family="paragraph" style:parent-style-name="Standard">
      <style:paragraph-properties fo:margin-top="0.101cm" fo:margin-bottom="0.101cm" style:contextual-spacing="false"/>
      <style:text-properties fo:font-weight="bold" officeooo:rsid="006148f6" officeooo:paragraph-rsid="006148f6" style:font-weight-asian="bold" style:font-weight-complex="bold"/>
    </style:style>
    <style:style style:name="P77" style:family="paragraph" style:parent-style-name="Footnote">
      <style:text-properties officeooo:rsid="006ea3a4" officeooo:paragraph-rsid="006ea3a4"/>
    </style:style>
    <style:style style:name="P78" style:family="paragraph" style:parent-style-name="Footnote">
      <style:text-properties officeooo:rsid="0071ab82" officeooo:paragraph-rsid="0071ab82"/>
    </style:style>
    <style:style style:name="P79" style:family="paragraph" style:parent-style-name="Footnote">
      <style:text-properties officeooo:rsid="0074b5ad" officeooo:paragraph-rsid="0074b5ad"/>
    </style:style>
    <style:style style:name="P80" style:family="paragraph" style:parent-style-name="Footnote">
      <style:text-properties officeooo:rsid="00757da1" officeooo:paragraph-rsid="00757da1"/>
    </style:style>
    <style:style style:name="P81" style:family="paragraph" style:parent-style-name="Footnote">
      <style:text-properties officeooo:rsid="00784168" officeooo:paragraph-rsid="00784168"/>
    </style:style>
    <style:style style:name="P82" style:family="paragraph" style:parent-style-name="Footnote">
      <style:text-properties officeooo:rsid="007b624a" officeooo:paragraph-rsid="007b624a"/>
    </style:style>
    <style:style style:name="P83" style:family="paragraph" style:parent-style-name="Footnote">
      <style:text-properties officeooo:rsid="007b8536" officeooo:paragraph-rsid="007b8536"/>
    </style:style>
    <style:style style:name="P84" style:family="paragraph" style:parent-style-name="Footnote">
      <style:text-properties officeooo:rsid="007cbeda" officeooo:paragraph-rsid="007cbeda"/>
    </style:style>
    <style:style style:name="P85" style:family="paragraph" style:parent-style-name="Footnote">
      <style:text-properties officeooo:rsid="007d0528" officeooo:paragraph-rsid="007d0528"/>
    </style:style>
    <style:style style:name="P86" style:family="paragraph" style:parent-style-name="Standard" style:list-style-name="L1">
      <style:paragraph-properties fo:margin-top="0.101cm" fo:margin-bottom="0.101cm" style:contextual-spacing="false"/>
      <style:text-properties officeooo:paragraph-rsid="0027d23c"/>
    </style:style>
    <style:style style:name="P87" style:family="paragraph" style:parent-style-name="Standard" style:list-style-name="L1">
      <style:paragraph-properties fo:margin-top="0.101cm" fo:margin-bottom="0.101cm" style:contextual-spacing="false"/>
      <style:text-properties style:font-name="Garamond" fo:font-style="normal" fo:font-weight="normal" officeooo:rsid="0027d23c" officeooo:paragraph-rsid="0027d23c" style:font-style-asian="normal" style:font-weight-asian="normal" style:font-style-complex="normal" style:font-weight-complex="normal"/>
    </style:style>
    <style:style style:name="P88" style:family="paragraph" style:parent-style-name="Standard" style:list-style-name="L2">
      <style:paragraph-properties fo:margin-top="0.101cm" fo:margin-bottom="0.101cm" style:contextual-spacing="false"/>
      <style:text-properties style:font-name="Garamond" fo:font-style="normal" fo:font-weight="normal" officeooo:rsid="0029cb04" officeooo:paragraph-rsid="0029cb04" style:font-style-asian="normal" style:font-weight-asian="normal" style:font-style-complex="normal" style:font-weight-complex="normal"/>
    </style:style>
    <style:style style:name="P89" style:family="paragraph" style:parent-style-name="Standard">
      <style:paragraph-properties fo:margin-top="0.101cm" fo:margin-bottom="0.101cm" style:contextual-spacing="false"/>
      <style:text-properties style:font-name="Garamond" fo:font-style="normal" fo:font-weight="normal" officeooo:rsid="002c21d2" officeooo:paragraph-rsid="002c21d2" style:font-style-asian="normal" style:font-weight-asian="normal" style:font-style-complex="normal" style:font-weight-complex="normal"/>
    </style:style>
    <style:style style:name="P90" style:family="paragraph" style:parent-style-name="Standard">
      <style:paragraph-properties fo:margin-top="0.101cm" fo:margin-bottom="0.101cm" style:contextual-spacing="false"/>
      <style:text-properties style:font-name="Garamond" fo:font-style="normal" fo:font-weight="normal" officeooo:rsid="0030185b" officeooo:paragraph-rsid="0030185b" style:font-style-asian="normal" style:font-weight-asian="normal" style:font-style-complex="normal" style:font-weight-complex="normal"/>
    </style:style>
    <style:style style:name="P91" style:family="paragraph" style:parent-style-name="Standard">
      <style:paragraph-properties fo:margin-top="0.101cm" fo:margin-bottom="0.101cm" style:contextual-spacing="false"/>
      <style:text-properties style:font-name="Garamond" fo:font-style="normal" fo:font-weight="normal" officeooo:rsid="0035474b" officeooo:paragraph-rsid="0035474b" style:font-style-asian="normal" style:font-weight-asian="normal" style:font-style-complex="normal" style:font-weight-complex="normal"/>
    </style:style>
    <style:style style:name="P92" style:family="paragraph" style:parent-style-name="Standard">
      <style:paragraph-properties fo:margin-top="0.101cm" fo:margin-bottom="0.101cm" style:contextual-spacing="false" fo:text-align="start" style:justify-single-word="false"/>
      <style:text-properties style:font-name="Garamond" fo:font-style="normal" fo:font-weight="normal" officeooo:rsid="0045b019" officeooo:paragraph-rsid="0045b019" style:font-style-asian="normal" style:font-weight-asian="normal" style:font-style-complex="normal" style:font-weight-complex="normal"/>
    </style:style>
    <style:style style:name="P93" style:family="paragraph" style:parent-style-name="Standard">
      <style:paragraph-properties fo:margin-top="0.101cm" fo:margin-bottom="0.101cm" style:contextual-spacing="false" fo:text-align="start" style:justify-single-word="false"/>
      <style:text-properties style:font-name="Garamond" fo:font-style="normal" fo:font-weight="normal" officeooo:rsid="0049a8f2" officeooo:paragraph-rsid="0049a8f2" style:font-style-asian="normal" style:font-weight-asian="normal" style:font-style-complex="normal" style:font-weight-complex="normal"/>
    </style:style>
    <style:style style:name="P94" style:family="paragraph" style:parent-style-name="Standard" style:list-style-name="L1">
      <style:paragraph-properties fo:margin-top="0.101cm" fo:margin-bottom="0.101cm" style:contextual-spacing="false"/>
      <style:text-properties style:font-name="Garamond" fo:font-style="normal" fo:font-weight="bold" officeooo:rsid="0027d23c" officeooo:paragraph-rsid="0027d23c" style:font-style-asian="normal" style:font-weight-asian="bold" style:font-style-complex="normal" style:font-weight-complex="bold"/>
    </style:style>
    <style:style style:name="P95" style:family="paragraph" style:parent-style-name="Standard">
      <style:paragraph-properties fo:margin-top="0.101cm" fo:margin-bottom="0.101cm" style:contextual-spacing="false"/>
      <style:text-properties style:font-name="Garamond" fo:font-style="normal" fo:font-weight="bold" officeooo:rsid="002ada8a" officeooo:paragraph-rsid="002ada8a" style:font-style-asian="normal" style:font-weight-asian="bold" style:font-style-complex="normal" style:font-weight-complex="bold"/>
    </style:style>
    <style:style style:name="P96" style:family="paragraph" style:parent-style-name="Standard">
      <style:paragraph-properties fo:margin-top="0.101cm" fo:margin-bottom="0.101cm" style:contextual-spacing="false"/>
      <style:text-properties style:font-name="Garamond" fo:font-style="normal" fo:font-weight="bold" officeooo:rsid="0030185b" officeooo:paragraph-rsid="0030185b" style:font-style-asian="normal" style:font-weight-asian="bold" style:font-style-complex="normal" style:font-weight-complex="bold"/>
    </style:style>
    <style:style style:name="P97" style:family="paragraph" style:parent-style-name="Standard">
      <style:paragraph-properties fo:margin-top="0.101cm" fo:margin-bottom="0.101cm" style:contextual-spacing="false"/>
      <style:text-properties style:font-name="Garamond" fo:font-style="normal" fo:font-weight="bold" officeooo:rsid="0035474b" officeooo:paragraph-rsid="0035474b" style:font-style-asian="normal" style:font-weight-asian="bold" style:font-style-complex="normal" style:font-weight-complex="bold"/>
    </style:style>
    <style:style style:name="P98" style:family="paragraph" style:parent-style-name="Standard">
      <style:paragraph-properties fo:margin-top="0.101cm" fo:margin-bottom="0.101cm" style:contextual-spacing="false"/>
      <style:text-properties style:font-name="Garamond" fo:font-style="normal" fo:font-weight="bold" officeooo:rsid="003645f2" officeooo:paragraph-rsid="003645f2" style:font-style-asian="normal" style:font-weight-asian="bold" style:font-style-complex="normal" style:font-weight-complex="bold"/>
    </style:style>
    <style:style style:name="P99" style:family="paragraph" style:parent-style-name="Standard">
      <style:paragraph-properties fo:margin-top="0.101cm" fo:margin-bottom="0.101cm" style:contextual-spacing="false"/>
      <style:text-properties style:font-name="Garamond" fo:font-style="normal" style:text-underline-style="solid" style:text-underline-width="auto" style:text-underline-color="font-color" fo:font-weight="normal" officeooo:rsid="002c21d2" officeooo:paragraph-rsid="002c21d2" style:font-style-asian="normal" style:font-weight-asian="normal" style:font-style-complex="normal" style:font-weight-complex="normal"/>
    </style:style>
    <style:style style:name="P100" style:family="paragraph" style:parent-style-name="Standard">
      <style:paragraph-properties fo:margin-top="0.101cm" fo:margin-bottom="0.101cm" style:contextual-spacing="false"/>
      <style:text-properties style:font-name="Garamond" fo:font-style="normal" style:text-underline-style="none" fo:font-weight="normal" officeooo:rsid="002c21d2" officeooo:paragraph-rsid="002c21d2" style:font-style-asian="normal" style:font-weight-asian="normal" style:font-style-complex="normal" style:font-weight-complex="normal"/>
    </style:style>
    <style:style style:name="P101" style:family="paragraph" style:parent-style-name="Standard" style:list-style-name="L3">
      <style:paragraph-properties fo:margin-top="0.101cm" fo:margin-bottom="0.101cm" style:contextual-spacing="false"/>
      <style:text-properties style:font-name="Garamond" fo:font-style="normal" style:text-underline-style="none" fo:font-weight="normal" officeooo:rsid="002c21d2" officeooo:paragraph-rsid="002c21d2" style:font-style-asian="normal" style:font-weight-asian="normal" style:font-style-complex="normal" style:font-weight-complex="normal"/>
    </style:style>
    <style:style style:name="P102" style:family="paragraph" style:parent-style-name="Standard" style:list-style-name="L4">
      <style:paragraph-properties fo:margin-top="0.101cm" fo:margin-bottom="0.101cm" style:contextual-spacing="false"/>
      <style:text-properties style:font-name="Garamond" fo:font-style="normal" style:text-underline-style="none" fo:font-weight="normal" officeooo:rsid="002c21d2" officeooo:paragraph-rsid="002c21d2" style:font-style-asian="normal" style:font-weight-asian="normal" style:font-style-complex="normal" style:font-weight-complex="normal"/>
    </style:style>
    <style:style style:name="P103" style:family="paragraph" style:parent-style-name="Standard">
      <style:paragraph-properties fo:margin-top="0.101cm" fo:margin-bottom="0.101cm" style:contextual-spacing="false"/>
      <style:text-properties style:font-name="Garamond" fo:font-style="normal" style:text-underline-style="none" fo:font-weight="normal" officeooo:rsid="002d7807" officeooo:paragraph-rsid="002d7807" style:font-style-asian="normal" style:font-weight-asian="normal" style:font-style-complex="normal" style:font-weight-complex="normal"/>
    </style:style>
    <style:style style:name="P104" style:family="paragraph" style:parent-style-name="Standard" style:list-style-name="L5">
      <style:paragraph-properties fo:margin-top="0.101cm" fo:margin-bottom="0.101cm" style:contextual-spacing="false"/>
      <style:text-properties style:font-name="Garamond" fo:font-style="italic" style:text-underline-style="none" fo:font-weight="bold" officeooo:rsid="002d7807" officeooo:paragraph-rsid="002d7807" style:font-style-asian="italic" style:font-weight-asian="bold" style:font-style-complex="italic" style:font-weight-complex="bold"/>
    </style:style>
    <style:style style:name="P105" style:family="paragraph" style:parent-style-name="Standard">
      <style:paragraph-properties fo:margin-top="0.101cm" fo:margin-bottom="0.101cm" style:contextual-spacing="false"/>
      <style:text-properties style:font-name="Garamond" fo:font-style="italic" style:text-underline-style="none" fo:font-weight="bold" officeooo:rsid="002d7807" officeooo:paragraph-rsid="002d7807" style:font-style-asian="italic" style:font-weight-asian="bold" style:font-style-complex="italic" style:font-weight-complex="bold"/>
    </style:style>
    <style:style style:name="P106" style:family="paragraph" style:parent-style-name="Standard">
      <style:paragraph-properties fo:margin-top="0.101cm" fo:margin-bottom="0.101cm" style:contextual-spacing="false"/>
      <style:text-properties style:font-name="Garamond" fo:font-style="italic" style:text-underline-style="none" fo:font-weight="bold" officeooo:rsid="002eb071" officeooo:paragraph-rsid="002eb071" style:font-style-asian="italic" style:font-weight-asian="bold" style:font-style-complex="italic" style:font-weight-complex="bold"/>
    </style:style>
    <style:style style:name="P107" style:family="paragraph" style:parent-style-name="Standard">
      <style:paragraph-properties fo:margin-top="0.101cm" fo:margin-bottom="0.101cm" style:contextual-spacing="false"/>
      <style:text-properties style:font-name="Garamond" fo:font-style="italic" fo:font-weight="normal" officeooo:rsid="0030185b" officeooo:paragraph-rsid="0030185b" style:font-style-asian="italic" style:font-weight-asian="normal" style:font-style-complex="italic" style:font-weight-complex="normal"/>
    </style:style>
    <style:style style:name="P108" style:family="paragraph" style:parent-style-name="Standard">
      <style:paragraph-properties fo:margin-top="0.101cm" fo:margin-bottom="0.101cm" style:contextual-spacing="false"/>
      <style:text-properties style:font-name="Garamond" fo:font-style="italic" fo:font-weight="normal" officeooo:rsid="0030fc4d" officeooo:paragraph-rsid="0030fc4d" style:font-style-asian="italic" style:font-weight-asian="normal" style:font-style-complex="italic" style:font-weight-complex="normal"/>
    </style:style>
    <style:style style:name="P109" style:family="paragraph" style:parent-style-name="Standard">
      <style:paragraph-properties fo:margin-top="0.101cm" fo:margin-bottom="0.101cm" style:contextual-spacing="false"/>
      <style:text-properties style:font-name="Garamond" fo:font-style="italic" fo:font-weight="normal" officeooo:rsid="00318171" officeooo:paragraph-rsid="00318171" style:font-style-asian="italic" style:font-weight-asian="normal" style:font-style-complex="italic" style:font-weight-complex="normal"/>
    </style:style>
    <style:style style:name="P110" style:family="paragraph" style:parent-style-name="Standard">
      <style:paragraph-properties fo:margin-top="0.101cm" fo:margin-bottom="0.101cm" style:contextual-spacing="false"/>
      <style:text-properties style:font-name="Garamond" fo:font-style="italic" fo:font-weight="normal" officeooo:rsid="003368e7" officeooo:paragraph-rsid="003368e7" style:font-style-asian="italic" style:font-weight-asian="normal" style:font-style-complex="italic" style:font-weight-complex="normal"/>
    </style:style>
    <style:style style:name="P111" style:family="paragraph" style:parent-style-name="Standard">
      <style:paragraph-properties fo:margin-top="0.101cm" fo:margin-bottom="0.101cm" style:contextual-spacing="false" fo:text-align="start" style:justify-single-word="false"/>
      <style:text-properties style:font-name="Garamond" fo:font-style="italic" fo:font-weight="normal" officeooo:rsid="0045b019" officeooo:paragraph-rsid="0045b019" style:font-style-asian="italic" style:font-weight-asian="normal" style:font-style-complex="italic" style:font-weight-complex="normal"/>
    </style:style>
    <style:style style:name="P112" style:family="paragraph" style:parent-style-name="Standard">
      <style:paragraph-properties fo:margin-top="0.101cm" fo:margin-bottom="0.101cm" style:contextual-spacing="false" fo:text-align="start" style:justify-single-word="false"/>
      <style:text-properties style:font-name="Garamond" fo:font-style="italic" fo:font-weight="normal" officeooo:rsid="00464dd1" officeooo:paragraph-rsid="00464dd1" style:font-style-asian="italic" style:font-weight-asian="normal" style:font-style-complex="italic" style:font-weight-complex="normal"/>
    </style:style>
    <style:style style:name="P113" style:family="paragraph" style:parent-style-name="Standard">
      <style:paragraph-properties fo:margin-top="0.101cm" fo:margin-bottom="0.101cm" style:contextual-spacing="false"/>
      <style:text-properties style:font-name="Garamond" fo:font-style="italic" fo:font-weight="bold" officeooo:rsid="0030fc4d" officeooo:paragraph-rsid="0030fc4d" style:font-style-asian="italic" style:font-weight-asian="bold" style:font-style-complex="italic" style:font-weight-complex="bold"/>
    </style:style>
    <style:style style:name="P114" style:family="paragraph" style:parent-style-name="Standard">
      <style:paragraph-properties fo:margin-top="0.101cm" fo:margin-bottom="0.101cm" style:contextual-spacing="false" fo:text-align="justify" style:justify-single-word="false"/>
      <style:text-properties style:font-name="Garamond" fo:font-style="italic" fo:font-weight="bold" officeooo:rsid="003645f2" officeooo:paragraph-rsid="003645f2" style:font-style-asian="italic" style:font-weight-asian="bold" style:font-style-complex="italic" style:font-weight-complex="bold"/>
    </style:style>
    <style:style style:name="P115"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3645f2" officeooo:paragraph-rsid="003645f2" style:font-style-asian="italic" style:font-weight-asian="bold" style:font-style-complex="italic" style:font-weight-complex="bold"/>
    </style:style>
    <style:style style:name="P116"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37d034" officeooo:paragraph-rsid="0037d034" style:font-style-asian="italic" style:font-weight-asian="bold" style:font-style-complex="italic" style:font-weight-complex="bold"/>
    </style:style>
    <style:style style:name="P117" style:family="paragraph" style:parent-style-name="Standard">
      <style:paragraph-properties fo:margin-top="0.101cm" fo:margin-bottom="0.101cm" style:contextual-spacing="false" fo:text-align="justify" style:justify-single-word="false"/>
      <style:text-properties style:font-name="Garamond" fo:font-style="italic" fo:font-weight="bold" officeooo:rsid="00386015" officeooo:paragraph-rsid="00386015" style:font-style-asian="italic" style:font-weight-asian="bold" style:font-style-complex="italic" style:font-weight-complex="bold"/>
    </style:style>
    <style:style style:name="P118" style:family="paragraph" style:parent-style-name="Standard">
      <style:paragraph-properties fo:margin-top="0.101cm" fo:margin-bottom="0.101cm" style:contextual-spacing="false" fo:text-align="justify" style:justify-single-word="false"/>
      <style:text-properties style:font-name="Garamond" fo:font-style="italic" fo:font-weight="bold" officeooo:rsid="00386015" officeooo:paragraph-rsid="00392df8" style:font-style-asian="italic" style:font-weight-asian="bold" style:font-style-complex="italic" style:font-weight-complex="bold"/>
    </style:style>
    <style:style style:name="P119" style:family="paragraph" style:parent-style-name="Standard">
      <style:paragraph-properties fo:margin-top="0.101cm" fo:margin-bottom="0.101cm" style:contextual-spacing="false" fo:text-align="justify" style:justify-single-word="false"/>
      <style:text-properties style:font-name="Garamond" fo:font-style="italic" fo:font-weight="bold" officeooo:rsid="00392df8" officeooo:paragraph-rsid="00392df8" style:font-style-asian="italic" style:font-weight-asian="bold" style:font-style-complex="italic" style:font-weight-complex="bold"/>
    </style:style>
    <style:style style:name="P120" style:family="paragraph" style:parent-style-name="Standard">
      <style:paragraph-properties fo:margin-top="0.101cm" fo:margin-bottom="0.101cm" style:contextual-spacing="false" fo:text-align="justify" style:justify-single-word="false"/>
      <style:text-properties style:font-name="Garamond" fo:font-style="italic" fo:font-weight="bold" officeooo:rsid="003a76bd" officeooo:paragraph-rsid="003a76bd" style:font-style-asian="italic" style:font-weight-asian="bold" style:font-style-complex="italic" style:font-weight-complex="bold"/>
    </style:style>
    <style:style style:name="P121"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7dfba" officeooo:paragraph-rsid="0047dfba" style:font-style-asian="italic" style:font-weight-asian="bold" style:font-style-complex="italic" style:font-weight-complex="bold"/>
    </style:style>
    <style:style style:name="P122"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8df96" officeooo:paragraph-rsid="0048df96" style:font-style-asian="italic" style:font-weight-asian="bold" style:font-style-complex="italic" style:font-weight-complex="bold"/>
    </style:style>
    <style:style style:name="P123"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9a8f2" officeooo:paragraph-rsid="0049a8f2" style:font-style-asian="italic" style:font-weight-asian="bold" style:font-style-complex="italic" style:font-weight-complex="bold"/>
    </style:style>
    <style:style style:name="P124"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b21a2" officeooo:paragraph-rsid="0049a8f2" style:font-style-asian="italic" style:font-weight-asian="bold" style:font-style-complex="italic" style:font-weight-complex="bold"/>
    </style:style>
    <style:style style:name="P125"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b21a2" officeooo:paragraph-rsid="004b21a2" style:font-style-asian="italic" style:font-weight-asian="bold" style:font-style-complex="italic" style:font-weight-complex="bold"/>
    </style:style>
    <style:style style:name="P126"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cc21b" officeooo:paragraph-rsid="004cc21b" style:font-style-asian="italic" style:font-weight-asian="bold" style:font-style-complex="italic" style:font-weight-complex="bold"/>
    </style:style>
    <style:style style:name="P127"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d7ceb" officeooo:paragraph-rsid="004d7ceb" style:font-style-asian="italic" style:font-weight-asian="bold" style:font-style-complex="italic" style:font-weight-complex="bold"/>
    </style:style>
    <style:style style:name="P128"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e8fac" officeooo:paragraph-rsid="004e8fac" style:font-style-asian="italic" style:font-weight-asian="bold" style:font-style-complex="italic" style:font-weight-complex="bold"/>
    </style:style>
    <style:style style:name="P129"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4f2c57" officeooo:paragraph-rsid="004f2c57" style:font-style-asian="italic" style:font-weight-asian="bold" style:font-style-complex="italic" style:font-weight-complex="bold"/>
    </style:style>
    <style:style style:name="P130"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501cf8" officeooo:paragraph-rsid="00501cf8" style:font-style-asian="italic" style:font-weight-asian="bold" style:font-style-complex="italic" style:font-weight-complex="bold"/>
    </style:style>
    <style:style style:name="P131"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509cd7" officeooo:paragraph-rsid="00509cd7" style:font-style-asian="italic" style:font-weight-asian="bold" style:font-style-complex="italic" style:font-weight-complex="bold"/>
    </style:style>
    <style:style style:name="P132" style:family="paragraph" style:parent-style-name="Standard">
      <style:paragraph-properties fo:margin-top="0.101cm" fo:margin-bottom="0.101cm" style:contextual-spacing="false" fo:text-align="start" style:justify-single-word="false"/>
      <style:text-properties style:font-name="Garamond" fo:font-style="italic" fo:font-weight="bold" officeooo:rsid="0051f707" officeooo:paragraph-rsid="0051f707" style:font-style-asian="italic" style:font-weight-asian="bold" style:font-style-complex="italic" style:font-weight-complex="bold"/>
    </style:style>
    <style:style style:name="P133" style:family="paragraph" style:parent-style-name="Standard" style:list-style-name="L1">
      <style:paragraph-properties fo:margin-top="0.101cm" fo:margin-bottom="0.101cm" style:contextual-spacing="false"/>
      <style:text-properties officeooo:rsid="0027d23c" officeooo:paragraph-rsid="0027d23c"/>
    </style:style>
    <style:style style:name="P134" style:family="paragraph" style:parent-style-name="Standard">
      <style:paragraph-properties fo:margin-top="0.101cm" fo:margin-bottom="0.101cm" style:contextual-spacing="false" fo:text-align="justify" style:justify-single-word="false"/>
      <style:text-properties officeooo:paragraph-rsid="003c5c8c"/>
    </style:style>
    <style:style style:name="P135" style:family="paragraph" style:parent-style-name="Standard">
      <style:paragraph-properties fo:margin-top="0.101cm" fo:margin-bottom="0.101cm" style:contextual-spacing="false" fo:text-align="justify" style:justify-single-word="false"/>
      <style:text-properties officeooo:rsid="003c5c8c" officeooo:paragraph-rsid="003c5c8c"/>
    </style:style>
    <style:style style:name="P136" style:family="paragraph" style:parent-style-name="Standard">
      <style:paragraph-properties fo:margin-top="0.101cm" fo:margin-bottom="0.101cm" style:contextual-spacing="false" fo:text-align="justify" style:justify-single-word="false"/>
      <style:text-properties fo:font-weight="bold" officeooo:rsid="003c5c8c" officeooo:paragraph-rsid="003c5c8c" style:font-weight-asian="bold" style:font-weight-complex="bold"/>
    </style:style>
    <style:style style:name="P137" style:family="paragraph" style:parent-style-name="Standard">
      <style:paragraph-properties fo:margin-top="0.101cm" fo:margin-bottom="0.101cm" style:contextual-spacing="false" fo:text-align="justify" style:justify-single-word="false"/>
      <style:text-properties fo:font-weight="bold" officeooo:rsid="003d3a7e" officeooo:paragraph-rsid="003d3a7e" style:font-weight-asian="bold" style:font-weight-complex="bold"/>
    </style:style>
    <style:style style:name="P138" style:family="paragraph" style:parent-style-name="Standard">
      <style:paragraph-properties fo:margin-top="0.101cm" fo:margin-bottom="0.101cm" style:contextual-spacing="false" fo:text-align="justify" style:justify-single-word="false"/>
      <style:text-properties fo:font-weight="bold" officeooo:rsid="0045b019" officeooo:paragraph-rsid="0045b019" style:font-weight-asian="bold" style:font-weight-complex="bold"/>
    </style:style>
    <style:style style:name="P139" style:family="paragraph" style:parent-style-name="Standard">
      <style:paragraph-properties fo:margin-top="0.101cm" fo:margin-bottom="0.101cm" style:contextual-spacing="false"/>
      <style:text-properties fo:font-weight="bold" officeooo:rsid="0053da1e" officeooo:paragraph-rsid="0053da1e" style:font-weight-asian="bold" style:font-weight-complex="bold"/>
    </style:style>
    <style:style style:name="P140" style:family="paragraph" style:parent-style-name="Standard">
      <style:paragraph-properties fo:margin-top="0.101cm" fo:margin-bottom="0.101cm" style:contextual-spacing="false"/>
      <style:text-properties fo:font-weight="bold" officeooo:rsid="005430ad" officeooo:paragraph-rsid="005430ad" style:font-weight-asian="bold" style:font-weight-complex="bold"/>
    </style:style>
    <style:style style:name="P141" style:family="paragraph" style:parent-style-name="Standard">
      <style:paragraph-properties fo:margin-top="0.101cm" fo:margin-bottom="0.101cm" style:contextual-spacing="false"/>
      <style:text-properties fo:font-weight="bold" officeooo:rsid="0054b273" officeooo:paragraph-rsid="0054b273" style:font-weight-asian="bold" style:font-weight-complex="bold"/>
    </style:style>
    <style:style style:name="P142" style:family="paragraph" style:parent-style-name="Standard">
      <style:paragraph-properties fo:margin-top="0.101cm" fo:margin-bottom="0.101cm" style:contextual-spacing="false"/>
      <style:text-properties fo:font-weight="bold" officeooo:rsid="0055919f" officeooo:paragraph-rsid="0055919f" style:font-weight-asian="bold" style:font-weight-complex="bold"/>
    </style:style>
    <style:style style:name="P143" style:family="paragraph" style:parent-style-name="Standard">
      <style:paragraph-properties fo:margin-top="0.101cm" fo:margin-bottom="0.101cm" style:contextual-spacing="false"/>
      <style:text-properties fo:font-weight="bold" officeooo:rsid="005786c8" officeooo:paragraph-rsid="005786c8" style:font-weight-asian="bold" style:font-weight-complex="bold"/>
    </style:style>
    <style:style style:name="P144" style:family="paragraph" style:parent-style-name="Standard">
      <style:paragraph-properties fo:margin-top="0.101cm" fo:margin-bottom="0.101cm" style:contextual-spacing="false"/>
      <style:text-properties fo:font-weight="bold" officeooo:rsid="00587248" officeooo:paragraph-rsid="00587248" style:font-weight-asian="bold" style:font-weight-complex="bold"/>
    </style:style>
    <style:style style:name="P145" style:family="paragraph" style:parent-style-name="Standard">
      <style:paragraph-properties fo:margin-top="0.101cm" fo:margin-bottom="0.101cm" style:contextual-spacing="false"/>
      <style:text-properties fo:font-weight="bold" officeooo:rsid="0059b1f1" officeooo:paragraph-rsid="0059b1f1" style:font-weight-asian="bold" style:font-weight-complex="bold"/>
    </style:style>
    <style:style style:name="P146" style:family="paragraph" style:parent-style-name="Standard">
      <style:paragraph-properties fo:margin-top="0.101cm" fo:margin-bottom="0.101cm" style:contextual-spacing="false"/>
      <style:text-properties fo:font-weight="bold" officeooo:rsid="005b4948" officeooo:paragraph-rsid="005b4948" style:font-weight-asian="bold" style:font-weight-complex="bold"/>
    </style:style>
    <style:style style:name="P147" style:family="paragraph" style:parent-style-name="Standard">
      <style:paragraph-properties fo:margin-top="0.101cm" fo:margin-bottom="0.101cm" style:contextual-spacing="false"/>
      <style:text-properties fo:font-weight="bold" officeooo:rsid="005c3c53" officeooo:paragraph-rsid="005c3c53" style:font-weight-asian="bold" style:font-weight-complex="bold"/>
    </style:style>
    <style:style style:name="P148" style:family="paragraph" style:parent-style-name="Standard">
      <style:paragraph-properties fo:margin-top="0.101cm" fo:margin-bottom="0.101cm" style:contextual-spacing="false"/>
      <style:text-properties fo:font-weight="bold" officeooo:rsid="005d2900" officeooo:paragraph-rsid="005d2900" style:font-weight-asian="bold" style:font-weight-complex="bold"/>
    </style:style>
    <style:style style:name="P149" style:family="paragraph" style:parent-style-name="Standard">
      <style:paragraph-properties fo:margin-top="0.101cm" fo:margin-bottom="0.101cm" style:contextual-spacing="false"/>
      <style:text-properties fo:font-weight="bold" officeooo:rsid="005f7568" officeooo:paragraph-rsid="005f7568" style:font-weight-asian="bold" style:font-weight-complex="bold"/>
    </style:style>
    <style:style style:name="P150" style:family="paragraph" style:parent-style-name="Standard">
      <style:paragraph-properties fo:margin-top="0.101cm" fo:margin-bottom="0.101cm" style:contextual-spacing="false"/>
      <style:text-properties fo:font-weight="bold" officeooo:rsid="00604215" officeooo:paragraph-rsid="00604215" style:font-weight-asian="bold" style:font-weight-complex="bold"/>
    </style:style>
    <style:style style:name="P151" style:family="paragraph" style:parent-style-name="Standard">
      <style:paragraph-properties fo:margin-top="0.101cm" fo:margin-bottom="0.101cm" style:contextual-spacing="false"/>
      <style:text-properties fo:font-weight="bold" officeooo:rsid="006148f6" officeooo:paragraph-rsid="006148f6" style:font-weight-asian="bold" style:font-weight-complex="bold"/>
    </style:style>
    <style:style style:name="P152" style:family="paragraph" style:parent-style-name="Standard">
      <style:paragraph-properties fo:margin-top="0.101cm" fo:margin-bottom="0.101cm" style:contextual-spacing="false"/>
      <style:text-properties fo:font-weight="bold" officeooo:rsid="0062d002" officeooo:paragraph-rsid="0062d002" style:font-weight-asian="bold" style:font-weight-complex="bold"/>
    </style:style>
    <style:style style:name="P153" style:family="paragraph" style:parent-style-name="Standard">
      <style:paragraph-properties fo:margin-top="0.101cm" fo:margin-bottom="0.101cm" style:contextual-spacing="false" fo:text-align="justify" style:justify-single-word="false"/>
      <style:text-properties fo:font-weight="normal" officeooo:rsid="003e1fc5" officeooo:paragraph-rsid="003e1fc5" style:font-weight-asian="normal" style:font-weight-complex="normal"/>
    </style:style>
    <style:style style:name="P154" style:family="paragraph" style:parent-style-name="Standard">
      <style:paragraph-properties fo:margin-top="0.101cm" fo:margin-bottom="0.101cm" style:contextual-spacing="false" fo:text-align="justify" style:justify-single-word="false"/>
      <style:text-properties fo:font-weight="normal" officeooo:rsid="00401e68" officeooo:paragraph-rsid="00401e68" style:font-weight-asian="normal" style:font-weight-complex="normal"/>
    </style:style>
    <style:style style:name="P155" style:family="paragraph" style:parent-style-name="Standard">
      <style:paragraph-properties fo:margin-top="0.101cm" fo:margin-bottom="0.101cm" style:contextual-spacing="false" fo:text-align="justify" style:justify-single-word="false"/>
      <style:text-properties fo:font-weight="normal" officeooo:rsid="00418288" officeooo:paragraph-rsid="00418288" style:font-weight-asian="normal" style:font-weight-complex="normal"/>
    </style:style>
    <style:style style:name="P156" style:family="paragraph" style:parent-style-name="Standard">
      <style:paragraph-properties fo:margin-top="0.101cm" fo:margin-bottom="0.101cm" style:contextual-spacing="false" fo:text-align="justify" style:justify-single-word="false"/>
      <style:text-properties fo:font-weight="normal" officeooo:rsid="0045b019" officeooo:paragraph-rsid="0045b019" style:font-weight-asian="normal" style:font-weight-complex="normal"/>
    </style:style>
    <style:style style:name="P157" style:family="paragraph" style:parent-style-name="Standard">
      <style:paragraph-properties fo:margin-top="0.101cm" fo:margin-bottom="0.101cm" style:contextual-spacing="false" fo:text-align="justify" style:justify-single-word="false"/>
      <style:text-properties fo:font-style="italic" fo:font-weight="bold" officeooo:rsid="0045b019" officeooo:paragraph-rsid="0045b019" style:font-style-asian="italic" style:font-weight-asian="bold" style:font-style-complex="italic" style:font-weight-complex="bold"/>
    </style:style>
    <style:style style:name="P158" style:family="paragraph" style:parent-style-name="Standard">
      <style:paragraph-properties fo:margin-top="0.101cm" fo:margin-bottom="0.101cm" style:contextual-spacing="false" fo:text-align="start" style:justify-single-word="false"/>
      <style:text-properties fo:font-style="italic" fo:font-weight="bold" officeooo:rsid="0045b019" officeooo:paragraph-rsid="0045b019" style:font-style-asian="italic" style:font-weight-asian="bold" style:font-style-complex="italic" style:font-weight-complex="bold"/>
    </style:style>
    <style:style style:name="P159" style:family="paragraph" style:parent-style-name="Standard">
      <style:paragraph-properties fo:margin-top="0.101cm" fo:margin-bottom="0.101cm" style:contextual-spacing="false"/>
      <style:text-properties fo:font-style="italic" fo:font-weight="bold" officeooo:rsid="005f7568" officeooo:paragraph-rsid="005f7568" style:font-style-asian="italic" style:font-weight-asian="bold" style:font-style-complex="italic" style:font-weight-complex="bold"/>
    </style:style>
    <style:style style:name="P160" style:family="paragraph" style:parent-style-name="Standard">
      <style:paragraph-properties fo:margin-top="0.101cm" fo:margin-bottom="0.101cm" style:contextual-spacing="false"/>
      <style:text-properties fo:font-style="italic" fo:font-weight="bold" officeooo:rsid="0062d002" officeooo:paragraph-rsid="0062d002" style:font-style-asian="italic" style:font-weight-asian="bold" style:font-style-complex="italic" style:font-weight-complex="bold"/>
    </style:style>
    <style:style style:name="P161" style:family="paragraph" style:parent-style-name="Standard">
      <style:paragraph-properties fo:margin-top="0.101cm" fo:margin-bottom="0.101cm" style:contextual-spacing="false"/>
      <style:text-properties fo:font-style="italic" fo:font-weight="bold" officeooo:rsid="0067c044" officeooo:paragraph-rsid="0067c044" style:font-style-asian="italic" style:font-weight-asian="bold" style:font-style-complex="italic" style:font-weight-complex="bold"/>
    </style:style>
    <style:style style:name="P162" style:family="paragraph" style:parent-style-name="Standard">
      <style:paragraph-properties fo:margin-top="0.101cm" fo:margin-bottom="0.101cm" style:contextual-spacing="false"/>
      <style:text-properties fo:font-style="italic" fo:font-weight="bold" officeooo:rsid="00693f1c" officeooo:paragraph-rsid="00693f1c" style:font-style-asian="italic" style:font-weight-asian="bold" style:font-style-complex="italic" style:font-weight-complex="bold"/>
    </style:style>
    <style:style style:name="P163" style:family="paragraph" style:parent-style-name="Standard">
      <style:paragraph-properties fo:margin-top="0.101cm" fo:margin-bottom="0.101cm" style:contextual-spacing="false"/>
      <style:text-properties fo:font-style="italic" fo:font-weight="bold" officeooo:rsid="0069bd6a" officeooo:paragraph-rsid="0069bd6a" style:font-style-asian="italic" style:font-weight-asian="bold" style:font-style-complex="italic" style:font-weight-complex="bold"/>
    </style:style>
    <style:style style:name="P164" style:family="paragraph" style:parent-style-name="Standard">
      <style:paragraph-properties fo:margin-top="0.101cm" fo:margin-bottom="0.101cm" style:contextual-spacing="false"/>
      <style:text-properties fo:font-style="italic" fo:font-weight="bold" officeooo:rsid="0069fa61" officeooo:paragraph-rsid="0069fa61" style:font-style-asian="italic" style:font-weight-asian="bold" style:font-style-complex="italic" style:font-weight-complex="bold"/>
    </style:style>
    <style:style style:name="P165" style:family="paragraph" style:parent-style-name="Standard">
      <style:paragraph-properties fo:margin-top="0.101cm" fo:margin-bottom="0.101cm" style:contextual-spacing="false"/>
      <style:text-properties fo:font-style="italic" fo:font-weight="bold" officeooo:rsid="0069ff61" officeooo:paragraph-rsid="0069ff61" style:font-style-asian="italic" style:font-weight-asian="bold" style:font-style-complex="italic" style:font-weight-complex="bold"/>
    </style:style>
    <style:style style:name="P166" style:family="paragraph" style:parent-style-name="Standard">
      <style:paragraph-properties fo:margin-top="0.101cm" fo:margin-bottom="0.101cm" style:contextual-spacing="false"/>
      <style:text-properties fo:font-style="italic" fo:font-weight="bold" officeooo:rsid="006b92d1" officeooo:paragraph-rsid="006b92d1" style:font-style-asian="italic" style:font-weight-asian="bold" style:font-style-complex="italic" style:font-weight-complex="bold"/>
    </style:style>
    <style:style style:name="P167" style:family="paragraph" style:parent-style-name="Standard">
      <style:paragraph-properties fo:margin-top="0.101cm" fo:margin-bottom="0.101cm" style:contextual-spacing="false"/>
      <style:text-properties fo:font-style="italic" fo:font-weight="bold" officeooo:rsid="006cad7f" officeooo:paragraph-rsid="006cad7f" style:font-style-asian="italic" style:font-weight-asian="bold" style:font-style-complex="italic" style:font-weight-complex="bold"/>
    </style:style>
    <style:style style:name="P168" style:family="paragraph" style:parent-style-name="Standard">
      <style:paragraph-properties fo:margin-top="0.101cm" fo:margin-bottom="0.101cm" style:contextual-spacing="false"/>
      <style:text-properties fo:font-style="italic" fo:font-weight="bold" officeooo:rsid="006ea3a4" officeooo:paragraph-rsid="006ea3a4" style:font-style-asian="italic" style:font-weight-asian="bold" style:font-style-complex="italic" style:font-weight-complex="bold"/>
    </style:style>
    <style:style style:name="P169" style:family="paragraph" style:parent-style-name="Standard">
      <style:paragraph-properties fo:margin-top="0.101cm" fo:margin-bottom="0.101cm" style:contextual-spacing="false"/>
      <style:text-properties fo:font-style="italic" fo:font-weight="bold" officeooo:rsid="006f8ce4" officeooo:paragraph-rsid="006f8ce4" style:font-style-asian="italic" style:font-weight-asian="bold" style:font-style-complex="italic" style:font-weight-complex="bold"/>
    </style:style>
    <style:style style:name="P170" style:family="paragraph" style:parent-style-name="Standard">
      <style:paragraph-properties fo:margin-top="0.101cm" fo:margin-bottom="0.101cm" style:contextual-spacing="false"/>
      <style:text-properties fo:font-style="italic" fo:font-weight="bold" officeooo:rsid="007061b9" officeooo:paragraph-rsid="007061b9" style:font-style-asian="italic" style:font-weight-asian="bold" style:font-style-complex="italic" style:font-weight-complex="bold"/>
    </style:style>
    <style:style style:name="P171" style:family="paragraph" style:parent-style-name="Standard">
      <style:paragraph-properties fo:margin-top="0.101cm" fo:margin-bottom="0.101cm" style:contextual-spacing="false"/>
      <style:text-properties fo:font-style="italic" fo:font-weight="bold" officeooo:rsid="0071ab82" officeooo:paragraph-rsid="0071ab82" style:font-style-asian="italic" style:font-weight-asian="bold" style:font-style-complex="italic" style:font-weight-complex="bold"/>
    </style:style>
    <style:style style:name="P172" style:family="paragraph" style:parent-style-name="Standard">
      <style:paragraph-properties fo:margin-top="0.101cm" fo:margin-bottom="0.101cm" style:contextual-spacing="false"/>
      <style:text-properties fo:font-style="italic" fo:font-weight="bold" officeooo:rsid="0073a025" officeooo:paragraph-rsid="0073a025" style:font-style-asian="italic" style:font-weight-asian="bold" style:font-style-complex="italic" style:font-weight-complex="bold"/>
    </style:style>
    <style:style style:name="P173" style:family="paragraph" style:parent-style-name="Standard">
      <style:paragraph-properties fo:margin-top="0.101cm" fo:margin-bottom="0.101cm" style:contextual-spacing="false"/>
      <style:text-properties fo:font-style="italic" fo:font-weight="bold" officeooo:rsid="0074b5ad" officeooo:paragraph-rsid="0074b5ad" style:font-style-asian="italic" style:font-weight-asian="bold" style:font-style-complex="italic" style:font-weight-complex="bold"/>
    </style:style>
    <style:style style:name="P174" style:family="paragraph" style:parent-style-name="Standard">
      <style:paragraph-properties fo:margin-top="0.101cm" fo:margin-bottom="0.101cm" style:contextual-spacing="false"/>
      <style:text-properties fo:font-style="italic" fo:font-weight="bold" officeooo:rsid="00757da1" officeooo:paragraph-rsid="00757da1" style:font-style-asian="italic" style:font-weight-asian="bold" style:font-style-complex="italic" style:font-weight-complex="bold"/>
    </style:style>
    <style:style style:name="P175" style:family="paragraph" style:parent-style-name="Standard">
      <style:paragraph-properties fo:margin-top="0.101cm" fo:margin-bottom="0.101cm" style:contextual-spacing="false"/>
      <style:text-properties fo:font-style="italic" fo:font-weight="bold" officeooo:rsid="0076e844" officeooo:paragraph-rsid="0076e844" style:font-style-asian="italic" style:font-weight-asian="bold" style:font-style-complex="italic" style:font-weight-complex="bold"/>
    </style:style>
    <style:style style:name="P176" style:family="paragraph" style:parent-style-name="Standard">
      <style:paragraph-properties fo:margin-top="0.101cm" fo:margin-bottom="0.101cm" style:contextual-spacing="false"/>
      <style:text-properties fo:font-style="italic" fo:font-weight="bold" officeooo:rsid="00784168" officeooo:paragraph-rsid="00784168" style:font-style-asian="italic" style:font-weight-asian="bold" style:font-style-complex="italic" style:font-weight-complex="bold"/>
    </style:style>
    <style:style style:name="P177" style:family="paragraph" style:parent-style-name="Standard">
      <style:paragraph-properties fo:margin-top="0.101cm" fo:margin-bottom="0.101cm" style:contextual-spacing="false"/>
      <style:text-properties fo:font-style="italic" fo:font-weight="bold" officeooo:rsid="00790415" officeooo:paragraph-rsid="00790415" style:font-style-asian="italic" style:font-weight-asian="bold" style:font-style-complex="italic" style:font-weight-complex="bold"/>
    </style:style>
    <style:style style:name="P178" style:family="paragraph" style:parent-style-name="Standard">
      <style:paragraph-properties fo:margin-top="0.101cm" fo:margin-bottom="0.101cm" style:contextual-spacing="false"/>
      <style:text-properties fo:font-style="italic" fo:font-weight="bold" officeooo:rsid="007b205e" officeooo:paragraph-rsid="007b205e" style:font-style-asian="italic" style:font-weight-asian="bold" style:font-style-complex="italic" style:font-weight-complex="bold"/>
    </style:style>
    <style:style style:name="P179" style:family="paragraph" style:parent-style-name="Standard">
      <style:paragraph-properties fo:margin-top="0.101cm" fo:margin-bottom="0.101cm" style:contextual-spacing="false" fo:text-align="start" style:justify-single-word="false"/>
      <style:text-properties fo:font-style="italic" fo:font-weight="bold" officeooo:rsid="007b205e" officeooo:paragraph-rsid="007b205e" style:font-style-asian="italic" style:font-weight-asian="bold" style:font-style-complex="italic" style:font-weight-complex="bold"/>
    </style:style>
    <style:style style:name="P180" style:family="paragraph" style:parent-style-name="Standard">
      <style:paragraph-properties fo:margin-top="0.101cm" fo:margin-bottom="0.101cm" style:contextual-spacing="false" fo:text-align="start" style:justify-single-word="false"/>
      <style:text-properties fo:font-style="italic" fo:font-weight="bold" officeooo:rsid="007b624a" officeooo:paragraph-rsid="007b624a" style:font-style-asian="italic" style:font-weight-asian="bold" style:font-style-complex="italic" style:font-weight-complex="bold"/>
    </style:style>
    <style:style style:name="P181" style:family="paragraph" style:parent-style-name="Standard">
      <style:paragraph-properties fo:margin-top="0.101cm" fo:margin-bottom="0.101cm" style:contextual-spacing="false" fo:text-align="start" style:justify-single-word="false"/>
      <style:text-properties fo:font-style="italic" fo:font-weight="bold" officeooo:rsid="007b8536" officeooo:paragraph-rsid="007b8536" style:font-style-asian="italic" style:font-weight-asian="bold" style:font-style-complex="italic" style:font-weight-complex="bold"/>
    </style:style>
    <style:style style:name="P182" style:family="paragraph" style:parent-style-name="Standard">
      <style:paragraph-properties fo:margin-top="0.101cm" fo:margin-bottom="0.101cm" style:contextual-spacing="false"/>
      <style:text-properties fo:font-style="italic" fo:font-weight="bold" officeooo:rsid="007cbeda" officeooo:paragraph-rsid="007cbeda" style:font-style-asian="italic" style:font-weight-asian="bold" style:font-style-complex="italic" style:font-weight-complex="bold"/>
    </style:style>
    <style:style style:name="P183" style:family="paragraph" style:parent-style-name="Standard">
      <style:paragraph-properties fo:margin-top="0.101cm" fo:margin-bottom="0.101cm" style:contextual-spacing="false"/>
      <style:text-properties fo:font-style="italic" fo:font-weight="bold" officeooo:rsid="007d0528" officeooo:paragraph-rsid="007d0528" style:font-style-asian="italic" style:font-weight-asian="bold" style:font-style-complex="italic" style:font-weight-complex="bold"/>
    </style:style>
    <style:style style:name="P184" style:family="paragraph" style:parent-style-name="Standard">
      <style:paragraph-properties fo:margin-top="0.101cm" fo:margin-bottom="0.101cm" style:contextual-spacing="false"/>
      <style:text-properties fo:font-style="italic" fo:font-weight="bold" officeooo:rsid="007dc339" officeooo:paragraph-rsid="007dc339" style:font-style-asian="italic" style:font-weight-asian="bold" style:font-style-complex="italic" style:font-weight-complex="bold"/>
    </style:style>
    <style:style style:name="P185" style:family="paragraph" style:parent-style-name="Standard">
      <style:paragraph-properties fo:margin-top="0.101cm" fo:margin-bottom="0.101cm" style:contextual-spacing="false"/>
      <style:text-properties fo:font-style="italic" fo:font-weight="normal" officeooo:rsid="0062d002" officeooo:paragraph-rsid="0062d002" style:font-style-asian="italic" style:font-weight-asian="normal" style:font-style-complex="italic" style:font-weight-complex="normal"/>
    </style:style>
    <style:style style:name="P186" style:family="paragraph" style:parent-style-name="Standard">
      <style:paragraph-properties fo:margin-top="0.101cm" fo:margin-bottom="0.101cm" style:contextual-spacing="false"/>
      <style:text-properties fo:font-style="italic" fo:font-weight="normal" officeooo:rsid="0063a0bd" officeooo:paragraph-rsid="0063a0bd" style:font-style-asian="italic" style:font-weight-asian="normal" style:font-style-complex="italic" style:font-weight-complex="normal"/>
    </style:style>
    <style:style style:name="P187" style:family="paragraph" style:parent-style-name="Standard">
      <style:paragraph-properties fo:margin-top="0.101cm" fo:margin-bottom="0.101cm" style:contextual-spacing="false"/>
      <style:text-properties fo:font-style="italic" fo:font-weight="normal" officeooo:rsid="00644f36" officeooo:paragraph-rsid="00644f36" style:font-style-asian="italic" style:font-weight-asian="normal" style:font-style-complex="italic" style:font-weight-complex="normal"/>
    </style:style>
    <style:style style:name="P188" style:family="paragraph" style:parent-style-name="Standard">
      <style:paragraph-properties fo:margin-top="0.101cm" fo:margin-bottom="0.101cm" style:contextual-spacing="false"/>
      <style:text-properties fo:font-style="italic" fo:font-weight="normal" officeooo:rsid="0065a308" officeooo:paragraph-rsid="0065a308" style:font-style-asian="italic" style:font-weight-asian="normal" style:font-style-complex="italic" style:font-weight-complex="normal"/>
    </style:style>
    <style:style style:name="P189" style:family="paragraph" style:parent-style-name="Standard">
      <style:paragraph-properties fo:margin-top="0.101cm" fo:margin-bottom="0.101cm" style:contextual-spacing="false"/>
      <style:text-properties fo:font-style="italic" fo:font-weight="normal" officeooo:rsid="006668fc" officeooo:paragraph-rsid="006668fc" style:font-style-asian="italic" style:font-weight-asian="normal" style:font-style-complex="italic" style:font-weight-complex="normal"/>
    </style:style>
    <style:style style:name="P190" style:family="paragraph" style:parent-style-name="Standard">
      <style:paragraph-properties fo:margin-top="0.101cm" fo:margin-bottom="0.101cm" style:contextual-spacing="false"/>
      <style:text-properties fo:font-style="italic" fo:font-weight="normal" officeooo:rsid="0067c044" officeooo:paragraph-rsid="0067c044" style:font-style-asian="italic" style:font-weight-asian="normal" style:font-style-complex="italic" style:font-weight-complex="normal"/>
    </style:style>
    <style:style style:name="P191" style:family="paragraph" style:parent-style-name="Standard">
      <style:paragraph-properties fo:margin-top="0.101cm" fo:margin-bottom="0.101cm" style:contextual-spacing="false"/>
      <style:text-properties fo:font-style="italic" fo:font-weight="normal" officeooo:rsid="0069ff61" officeooo:paragraph-rsid="0069ff61" style:font-style-asian="italic" style:font-weight-asian="normal" style:font-style-complex="italic" style:font-weight-complex="normal"/>
    </style:style>
    <style:style style:name="P192" style:family="paragraph" style:parent-style-name="Standard">
      <style:paragraph-properties fo:margin-top="0.101cm" fo:margin-bottom="0.101cm" style:contextual-spacing="false" fo:text-align="start" style:justify-single-word="false"/>
      <style:text-properties fo:font-style="normal" fo:font-weight="bold" officeooo:rsid="0045b019" officeooo:paragraph-rsid="0045b019" style:font-style-asian="normal" style:font-weight-asian="bold" style:font-style-complex="normal" style:font-weight-complex="bold"/>
    </style:style>
    <style:style style:name="P193" style:family="paragraph" style:parent-style-name="Standard">
      <style:paragraph-properties fo:margin-top="0.101cm" fo:margin-bottom="0.101cm" style:contextual-spacing="false"/>
      <style:text-properties fo:font-style="normal" fo:font-weight="bold" officeooo:rsid="005d2900" officeooo:paragraph-rsid="005d2900" style:font-style-asian="normal" style:font-weight-asian="bold" style:font-style-complex="normal" style:font-weight-complex="bold"/>
    </style:style>
    <style:style style:name="P194" style:family="paragraph" style:parent-style-name="Standard">
      <style:paragraph-properties fo:margin-top="0.101cm" fo:margin-bottom="0.101cm" style:contextual-spacing="false"/>
      <style:text-properties fo:font-style="normal" fo:font-weight="bold" officeooo:rsid="005da4f8" officeooo:paragraph-rsid="005da4f8" style:font-style-asian="normal" style:font-weight-asian="bold" style:font-style-complex="normal" style:font-weight-complex="bold"/>
    </style:style>
    <style:style style:name="P195" style:family="paragraph" style:parent-style-name="Standard">
      <style:paragraph-properties fo:margin-top="0.101cm" fo:margin-bottom="0.101cm" style:contextual-spacing="false"/>
      <style:text-properties fo:font-style="normal" fo:font-weight="bold" officeooo:rsid="00757da1" officeooo:paragraph-rsid="00757da1" style:font-style-asian="normal" style:font-weight-asian="bold" style:font-style-complex="normal" style:font-weight-complex="bold"/>
    </style:style>
    <style:style style:name="P196" style:family="paragraph" style:parent-style-name="Standard">
      <style:paragraph-properties fo:margin-top="0.101cm" fo:margin-bottom="0.101cm" style:contextual-spacing="false"/>
      <style:text-properties fo:font-style="normal" fo:font-weight="bold" officeooo:rsid="00790415" officeooo:paragraph-rsid="00790415" style:font-style-asian="normal" style:font-weight-asian="bold" style:font-style-complex="normal" style:font-weight-complex="bold"/>
    </style:style>
    <style:style style:name="P197" style:family="paragraph" style:parent-style-name="Standard">
      <style:paragraph-properties fo:margin-top="0.101cm" fo:margin-bottom="0.101cm" style:contextual-spacing="false"/>
      <style:text-properties fo:font-style="normal" fo:font-weight="bold" officeooo:rsid="00799468" officeooo:paragraph-rsid="00799468" style:font-style-asian="normal" style:font-weight-asian="bold" style:font-style-complex="normal" style:font-weight-complex="bold"/>
    </style:style>
    <style:style style:name="P198" style:family="paragraph" style:parent-style-name="Standard">
      <style:paragraph-properties fo:margin-top="0.101cm" fo:margin-bottom="0.101cm" style:contextual-spacing="false"/>
      <style:text-properties fo:font-style="normal" fo:font-weight="bold" officeooo:rsid="007b205e" officeooo:paragraph-rsid="007b205e" style:font-style-asian="normal" style:font-weight-asian="bold" style:font-style-complex="normal" style:font-weight-complex="bold"/>
    </style:style>
    <style:style style:name="P199" style:family="paragraph" style:parent-style-name="Standard">
      <style:paragraph-properties fo:margin-top="0.101cm" fo:margin-bottom="0.101cm" style:contextual-spacing="false"/>
      <style:text-properties fo:font-style="normal" fo:font-weight="bold" officeooo:rsid="007c39dd" officeooo:paragraph-rsid="007c39dd" style:font-style-asian="normal" style:font-weight-asian="bold" style:font-style-complex="normal" style:font-weight-complex="bold"/>
    </style:style>
    <style:style style:name="P200" style:family="paragraph" style:parent-style-name="Standard">
      <style:paragraph-properties fo:margin-top="0.101cm" fo:margin-bottom="0.101cm" style:contextual-spacing="false"/>
      <style:text-properties fo:font-style="normal" fo:font-weight="bold" officeooo:rsid="007cbeda" officeooo:paragraph-rsid="007cbeda" style:font-style-asian="normal" style:font-weight-asian="bold" style:font-style-complex="normal" style:font-weight-complex="bold"/>
    </style:style>
    <style:style style:name="P201" style:family="paragraph" style:parent-style-name="Standard">
      <style:paragraph-properties fo:margin-top="0.101cm" fo:margin-bottom="0.101cm" style:contextual-spacing="false" fo:text-align="start" style:justify-single-word="false"/>
      <style:text-properties fo:font-style="normal" fo:font-weight="normal" officeooo:rsid="0045b019" officeooo:paragraph-rsid="0045b019" style:font-style-asian="normal" style:font-weight-asian="normal" style:font-style-complex="normal" style:font-weight-complex="normal"/>
    </style:style>
    <style:style style:name="P202" style:family="paragraph" style:parent-style-name="Standard">
      <style:paragraph-properties fo:margin-top="0.101cm" fo:margin-bottom="0.101cm" style:contextual-spacing="false"/>
      <style:text-properties fo:font-style="normal" officeooo:rsid="007c39dd" officeooo:paragraph-rsid="007c39dd" style:font-style-asian="normal" style:font-style-complex="normal"/>
    </style:style>
    <style:style style:name="P203" style:family="paragraph" style:parent-style-name="Standard">
      <style:paragraph-properties fo:margin-top="0.101cm" fo:margin-bottom="0.101cm" style:contextual-spacing="false"/>
    </style:style>
    <style:style style:name="P204" style:family="paragraph" style:parent-style-name="Standard">
      <style:paragraph-properties fo:margin-top="0.101cm" fo:margin-bottom="0.101cm" style:contextual-spacing="false"/>
      <style:text-properties officeooo:rsid="0051f707" officeooo:paragraph-rsid="0051f707"/>
    </style:style>
    <style:style style:name="P205" style:family="paragraph" style:parent-style-name="Standard">
      <style:paragraph-properties fo:margin-top="0.101cm" fo:margin-bottom="0.101cm" style:contextual-spacing="false"/>
      <style:text-properties officeooo:paragraph-rsid="005f7568"/>
    </style:style>
    <style:style style:name="P206" style:family="paragraph" style:parent-style-name="Standard">
      <style:paragraph-properties fo:margin-top="0.101cm" fo:margin-bottom="0.101cm" style:contextual-spacing="false"/>
      <style:text-properties officeooo:rsid="005f7568" officeooo:paragraph-rsid="005f7568"/>
    </style:style>
    <style:style style:name="P207" style:family="paragraph" style:parent-style-name="Standard">
      <style:paragraph-properties fo:margin-top="0.101cm" fo:margin-bottom="0.101cm" style:contextual-spacing="false"/>
      <style:text-properties officeooo:rsid="007b8536" officeooo:paragraph-rsid="007b8536"/>
    </style:style>
    <style:style style:name="P208" style:family="paragraph" style:parent-style-name="Standard">
      <style:paragraph-properties fo:margin-top="0.101cm" fo:margin-bottom="0.101cm" style:contextual-spacing="false"/>
      <style:text-properties officeooo:rsid="007c39dd" officeooo:paragraph-rsid="007c39dd"/>
    </style:style>
    <style:style style:name="T1" style:family="text">
      <style:text-properties fo:font-style="italic" style:font-style-asian="italic" style:font-style-complex="italic"/>
    </style:style>
    <style:style style:name="T2" style:family="text">
      <style:text-properties fo:font-style="italic" officeooo:rsid="0018a3b8" style:font-style-asian="italic" style:font-style-complex="italic"/>
    </style:style>
    <style:style style:name="T3" style:family="text">
      <style:text-properties fo:font-style="italic" officeooo:rsid="001eaa55"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11ab51" style:font-weight-asian="normal" style:font-weight-complex="normal"/>
    </style:style>
    <style:style style:name="T9" style:family="text">
      <style:text-properties fo:font-weight="normal" officeooo:rsid="00177eb5" style:font-weight-asian="normal" style:font-weight-complex="normal"/>
    </style:style>
    <style:style style:name="T10" style:family="text">
      <style:text-properties fo:font-weight="normal" officeooo:rsid="001cb9a4" style:font-weight-asian="normal" style:font-weight-complex="normal"/>
    </style:style>
    <style:style style:name="T11" style:family="text">
      <style:text-properties fo:font-weight="normal" officeooo:rsid="0022a1c1" style:font-weight-asian="normal" style:font-weight-complex="normal"/>
    </style:style>
    <style:style style:name="T12" style:family="text">
      <style:text-properties fo:font-weight="normal" officeooo:rsid="00386015" style:font-weight-asian="normal" style:font-weight-complex="normal"/>
    </style:style>
    <style:style style:name="T13" style:family="text">
      <style:text-properties fo:font-weight="normal" officeooo:rsid="00392df8" style:font-weight-asian="normal" style:font-weight-complex="normal"/>
    </style:style>
    <style:style style:name="T14" style:family="text">
      <style:text-properties fo:font-weight="normal" officeooo:rsid="0043732a" style:font-weight-asian="normal" style:font-weight-complex="normal"/>
    </style:style>
    <style:style style:name="T15" style:family="text">
      <style:text-properties fo:font-weight="normal" officeooo:rsid="0043b644" style:font-weight-asian="normal" style:font-weight-complex="normal"/>
    </style:style>
    <style:style style:name="T16" style:family="text">
      <style:text-properties fo:font-weight="normal" officeooo:rsid="0048df96" style:font-weight-asian="normal" style:font-weight-complex="normal"/>
    </style:style>
    <style:style style:name="T17" style:family="text">
      <style:text-properties fo:font-weight="normal" officeooo:rsid="004b21a2" style:font-weight-asian="normal" style:font-weight-complex="normal"/>
    </style:style>
    <style:style style:name="T18" style:family="text">
      <style:text-properties fo:font-weight="normal" officeooo:rsid="004e8fac" style:font-weight-asian="normal" style:font-weight-complex="normal"/>
    </style:style>
    <style:style style:name="T19" style:family="text">
      <style:text-properties fo:font-weight="bold"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14b177" style:font-style-asian="normal" style:font-weight-asian="normal" style:font-style-complex="normal" style:font-weight-complex="normal"/>
    </style:style>
    <style:style style:name="T23" style:family="text">
      <style:text-properties fo:font-style="normal" fo:font-weight="normal" officeooo:rsid="00386015" style:font-style-asian="normal" style:font-weight-asian="normal" style:font-style-complex="normal" style:font-weight-complex="normal"/>
    </style:style>
    <style:style style:name="T24" style:family="text">
      <style:text-properties fo:font-style="normal" fo:font-weight="normal" officeooo:rsid="00392df8" style:font-style-asian="normal" style:font-weight-asian="normal" style:font-style-complex="normal" style:font-weight-complex="normal"/>
    </style:style>
    <style:style style:name="T25" style:family="text">
      <style:text-properties fo:font-style="normal" fo:font-weight="normal" officeooo:rsid="0048df96" style:font-style-asian="normal" style:font-weight-asian="normal" style:font-style-complex="normal" style:font-weight-complex="normal"/>
    </style:style>
    <style:style style:name="T26" style:family="text">
      <style:text-properties fo:font-style="normal" fo:font-weight="normal" officeooo:rsid="004b21a2" style:font-style-asian="normal" style:font-weight-asian="normal" style:font-style-complex="normal" style:font-weight-complex="normal"/>
    </style:style>
    <style:style style:name="T27" style:family="text">
      <style:text-properties fo:font-style="normal" fo:font-weight="normal" officeooo:rsid="004e8fac"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18a3b8"/>
    </style:style>
    <style:style style:name="T30" style:family="text">
      <style:text-properties officeooo:rsid="001eaa55"/>
    </style:style>
    <style:style style:name="T31" style:family="text">
      <style:text-properties style:font-name="Garamond"/>
    </style:style>
    <style:style style:name="T32" style:family="text">
      <style:text-properties style:font-name="Garamond" fo:font-style="italic" fo:font-weight="normal" style:font-style-asian="italic" style:font-weight-asian="normal" style:font-style-complex="italic" style:font-weight-complex="normal"/>
    </style:style>
    <style:style style:name="T33" style:family="text">
      <style:text-properties style:font-name="Garamond" fo:font-style="italic" fo:font-weight="normal" officeooo:rsid="0027d23c" style:font-style-asian="italic" style:font-weight-asian="normal" style:font-style-complex="italic" style:font-weight-complex="normal"/>
    </style:style>
    <style:style style:name="T34" style:family="text">
      <style:text-properties style:font-name="Garamond" fo:font-style="italic" fo:font-weight="normal" officeooo:rsid="0029cb04" style:font-style-asian="italic" style:font-weight-asian="normal" style:font-style-complex="italic" style:font-weight-complex="normal"/>
    </style:style>
    <style:style style:name="T35" style:family="text">
      <style:text-properties style:font-name="Garamond" fo:font-style="italic" fo:font-weight="normal" officeooo:rsid="003c5c8c" style:font-style-asian="italic" style:font-weight-asian="normal" style:font-style-complex="italic" style:font-weight-complex="normal"/>
    </style:style>
    <style:style style:name="T36" style:family="text">
      <style:text-properties style:font-name="Garamond" fo:font-style="italic" fo:font-weight="normal" officeooo:rsid="005430ad" style:font-style-asian="italic" style:font-weight-asian="normal" style:font-style-complex="italic" style:font-weight-complex="normal"/>
    </style:style>
    <style:style style:name="T37" style:family="text">
      <style:text-properties style:font-name="Garamond" fo:font-style="italic" fo:font-weight="normal" officeooo:rsid="007b8536" style:font-style-asian="italic" style:font-weight-asian="normal" style:font-style-complex="italic" style:font-weight-complex="normal"/>
    </style:style>
    <style:style style:name="T38" style:family="text">
      <style:text-properties style:font-name="Garamond" fo:font-style="italic" fo:font-weight="bold" style:font-style-asian="italic" style:font-weight-asian="bold" style:font-style-complex="italic" style:font-weight-complex="bold"/>
    </style:style>
    <style:style style:name="T39" style:family="text">
      <style:text-properties style:font-name="Garamond" fo:font-style="italic" fo:font-weight="bold" officeooo:rsid="0029cb04" style:font-style-asian="italic" style:font-weight-asian="bold" style:font-style-complex="italic" style:font-weight-complex="bold"/>
    </style:style>
    <style:style style:name="T40" style:family="text">
      <style:text-properties style:font-name="Garamond" fo:font-style="italic" fo:font-weight="bold" officeooo:rsid="007b8536" style:font-style-asian="italic" style:font-weight-asian="bold" style:font-style-complex="italic" style:font-weight-complex="bold"/>
    </style:style>
    <style:style style:name="T41" style:family="text">
      <style:text-properties style:font-name="Garamond" fo:font-style="italic" style:font-style-asian="italic" style:font-style-complex="italic"/>
    </style:style>
    <style:style style:name="T42" style:family="text">
      <style:text-properties style:font-name="Garamond" fo:font-style="normal" fo:font-weight="normal" style:font-style-asian="normal" style:font-weight-asian="normal" style:font-style-complex="normal" style:font-weight-complex="normal"/>
    </style:style>
    <style:style style:name="T43" style:family="text">
      <style:text-properties style:font-name="Garamond" fo:font-style="normal" fo:font-weight="normal" officeooo:rsid="0027d23c" style:font-style-asian="normal" style:font-weight-asian="normal" style:font-style-complex="normal" style:font-weight-complex="normal"/>
    </style:style>
    <style:style style:name="T44" style:family="text">
      <style:text-properties style:font-name="Garamond" fo:font-style="normal" fo:font-weight="normal" officeooo:rsid="0029cb04" style:font-style-asian="normal" style:font-weight-asian="normal" style:font-style-complex="normal" style:font-weight-complex="normal"/>
    </style:style>
    <style:style style:name="T45" style:family="text">
      <style:text-properties style:font-name="Garamond" fo:font-style="normal" fo:font-weight="normal" officeooo:rsid="003c5c8c" style:font-style-asian="normal" style:font-weight-asian="normal" style:font-style-complex="normal" style:font-weight-complex="normal"/>
    </style:style>
    <style:style style:name="T46" style:family="text">
      <style:text-properties style:font-name="Garamond" fo:font-style="normal" fo:font-weight="normal" officeooo:rsid="0051f707" style:font-style-asian="normal" style:font-weight-asian="normal" style:font-style-complex="normal" style:font-weight-complex="normal"/>
    </style:style>
    <style:style style:name="T47" style:family="text">
      <style:text-properties style:font-name="Garamond" fo:font-style="normal" fo:font-weight="normal" officeooo:rsid="005430ad" style:font-style-asian="normal" style:font-weight-asian="normal" style:font-style-complex="normal" style:font-weight-complex="normal"/>
    </style:style>
    <style:style style:name="T48" style:family="text">
      <style:text-properties style:font-name="Garamond" fo:font-style="normal" fo:font-weight="normal" officeooo:rsid="0055919f" style:font-style-asian="normal" style:font-weight-asian="normal" style:font-style-complex="normal" style:font-weight-complex="normal"/>
    </style:style>
    <style:style style:name="T49" style:family="text">
      <style:text-properties style:font-name="Garamond" fo:font-style="normal" fo:font-weight="normal" officeooo:rsid="005f7568" style:font-style-asian="normal" style:font-weight-asian="normal" style:font-style-complex="normal" style:font-weight-complex="normal"/>
    </style:style>
    <style:style style:name="T50" style:family="text">
      <style:text-properties style:font-name="Garamond" fo:font-style="normal" fo:font-weight="normal" officeooo:rsid="006cad7f" style:font-style-asian="normal" style:font-weight-asian="normal" style:font-style-complex="normal" style:font-weight-complex="normal"/>
    </style:style>
    <style:style style:name="T51" style:family="text">
      <style:text-properties style:font-name="Garamond" fo:font-style="normal" fo:font-weight="normal" officeooo:rsid="006ea3a4" style:font-style-asian="normal" style:font-weight-asian="normal" style:font-style-complex="normal" style:font-weight-complex="normal"/>
    </style:style>
    <style:style style:name="T52" style:family="text">
      <style:text-properties style:font-name="Garamond" fo:font-style="normal" fo:font-weight="normal" officeooo:rsid="0074b5ad" style:font-style-asian="normal" style:font-weight-asian="normal" style:font-style-complex="normal" style:font-weight-complex="normal"/>
    </style:style>
    <style:style style:name="T53" style:family="text">
      <style:text-properties style:font-name="Garamond" fo:font-style="normal" fo:font-weight="normal" officeooo:rsid="00784168" style:font-style-asian="normal" style:font-weight-asian="normal" style:font-style-complex="normal" style:font-weight-complex="normal"/>
    </style:style>
    <style:style style:name="T54" style:family="text">
      <style:text-properties style:font-name="Garamond" fo:font-style="normal" fo:font-weight="normal" officeooo:rsid="007b8536" style:font-style-asian="normal" style:font-weight-asian="normal" style:font-style-complex="normal" style:font-weight-complex="normal"/>
    </style:style>
    <style:style style:name="T55" style:family="text">
      <style:text-properties style:font-name="Garamond" fo:font-style="normal" fo:font-weight="normal" officeooo:rsid="007d0528" style:font-style-asian="normal" style:font-weight-asian="normal" style:font-style-complex="normal" style:font-weight-complex="normal"/>
    </style:style>
    <style:style style:name="T56" style:family="text">
      <style:text-properties style:font-name="Garamond" fo:font-style="normal" fo:font-weight="bold" style:font-style-asian="normal" style:font-weight-asian="bold" style:font-style-complex="normal" style:font-weight-complex="bold"/>
    </style:style>
    <style:style style:name="T57" style:family="text">
      <style:text-properties style:font-name="Garamond" fo:font-style="normal" fo:font-weight="bold" officeooo:rsid="0027d23c" style:font-style-asian="normal" style:font-weight-asian="bold" style:font-style-complex="normal" style:font-weight-complex="bold"/>
    </style:style>
    <style:style style:name="T58" style:family="text">
      <style:text-properties style:font-name="Garamond" fo:font-style="normal" fo:font-weight="bold" officeooo:rsid="0051f707" style:font-style-asian="normal" style:font-weight-asian="bold" style:font-style-complex="normal" style:font-weight-complex="bold"/>
    </style:style>
    <style:style style:name="T59" style:family="text">
      <style:text-properties style:font-name="Garamond" fo:font-style="normal" fo:font-weight="bold" officeooo:rsid="005f7568" style:font-style-asian="normal" style:font-weight-asian="bold" style:font-style-complex="normal" style:font-weight-complex="bold"/>
    </style:style>
    <style:style style:name="T60" style:family="text">
      <style:text-properties style:font-name="Garamond" fo:font-style="normal" style:font-style-asian="normal" style:font-style-complex="normal"/>
    </style:style>
    <style:style style:name="T61" style:family="text">
      <style:text-properties style:font-name="Garamond" fo:font-style="normal" officeooo:rsid="0065a308" style:font-style-asian="normal" style:font-style-complex="normal"/>
    </style:style>
    <style:style style:name="T62" style:family="text">
      <style:text-properties style:font-name="Garamond" fo:font-style="normal" officeooo:rsid="0067c044" style:font-style-asian="normal" style:font-style-complex="normal"/>
    </style:style>
    <style:style style:name="T63" style:family="text">
      <style:text-properties style:font-name="Garamond" fo:font-weight="normal" style:font-weight-asian="normal" style:font-weight-complex="normal"/>
    </style:style>
    <style:style style:name="T64" style:family="text">
      <style:text-properties style:font-name="Garamond" fo:font-weight="normal" officeooo:rsid="007b205e" style:font-weight-asian="normal" style:font-weight-complex="normal"/>
    </style:style>
    <style:style style:name="T65" style:family="text">
      <style:text-properties style:font-name="Garamond" fo:font-weight="normal" officeooo:rsid="007cbeda" style:font-weight-asian="normal" style:font-weight-complex="normal"/>
    </style:style>
    <style:style style:name="T66" style:family="text">
      <style:text-properties style:font-name="Garamond" fo:font-weight="bold" style:font-weight-asian="bold" style:font-weight-complex="bold"/>
    </style:style>
    <style:style style:name="T67" style:family="text">
      <style:text-properties style:text-underline-style="solid" style:text-underline-width="auto" style:text-underline-color="font-color"/>
    </style:style>
    <style:style style:name="T68" style:family="text">
      <style:text-properties style:text-underline-style="none"/>
    </style:style>
    <style:style style:name="T69" style:family="text">
      <style:text-properties style:text-underline-style="none" fo:font-weight="bold" style:font-weight-asian="bold" style:font-weight-complex="bold"/>
    </style:style>
    <style:style style:name="T70" style:family="text">
      <style:text-properties style:text-underline-style="none" officeooo:rsid="002d7807"/>
    </style:style>
    <style:style style:name="T71" style:family="text">
      <style:text-properties officeooo:rsid="007b205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uis Cencillo: <text:span text:style-name="T1">Guía de perdedores, perdidizos y perdidos</text:span></text:p>
      <text:p text:style-name="P3"/>
      <text:p text:style-name="P4">Introducción: <text:span text:style-name="T7">No creas que es raro sentirse perdido, perdedor o irrecuperable, alguna vez o de por vida. Y tener la sensación de que se ha vivido </text:span><text:span text:style-name="T4">perdidizamente…</text:span></text:p>
      <text:p text:style-name="P4"><text:span text:style-name="T7">No es raro, pero es estúpido, salvo cuando alguno o algunos te </text:span><text:span text:style-name="T1">acosan </text:span><text:span text:style-name="T7">por algún tiempo todo lo que pueden para destruir tu autoestima mediante un encarnizado </text:span><text:span text:style-name="T4">mobbing</text:span><text:span text:style-name="T7">.</text:span></text:p>
      <text:p text:style-name="P17">Hay quienes se complacen en quedar por encima devaluando y despreciando lo que les puedas ofrecer de ayuda, afectos u obras apreciables. ¡Cuando no seas tú quien se autodevalúa y rebaja su autoestima!</text:p>
      <text:p text:style-name="P17">Si son otros los que sistemáticamente atacan y minan tu confianza y tus ganas de vivir, ello da la medida de su bajeza y su real autodesprecio inconsciente: más destructivos cuanto menos se sienten valer y ser.</text:p>
      <text:p text:style-name="P17">Es desolador y estéril carecer de autoestima. No es humildad sino depresión, lo mismo que la autoestima no es soberbia sino j u s t e z a.</text:p>
      <text:p text:style-name="P17">No es imaginarse más de lo que se es, sino sentir lo que se es —poco o mucho, más bien poco— apreciándolo como propio y no tirárselo a la cara, resentido, a Dios.</text:p>
      <text:p text:style-name="P17">Todo viene de considerarse perdedores o ganadores, o en último extremo, perdidos.</text:p>
      <text:p text:style-name="P17">¿«Perdidos» de qué?</text:p>
      <text:p text:style-name="P17">Algo se le pierde a alguien cuando queda fuera del alcance de éste.</text:p>
      <text:p text:style-name="P4"><text:span text:style-name="T7">Naturalmente este modo de hablar no tiene sentido tratándose de seres humanos. Lo único que significa, en el fondo, es que uno se halla </text:span><text:span text:style-name="T1">perdido de sí mismo</text:span><text:span text:style-name="T7">.</text:span></text:p>
      <text:p text:style-name="P4"><text:span text:style-name="T7">Conciba esperanzas de que si es así, también es perfectamente posible </text:span><text:span text:style-name="T1">encontrarse, recuperarse, volver a estar consigo </text:span><text:span text:style-name="T7">plenamente. Dejar de estar perdido.</text:span></text:p>
      <text:p text:style-name="P4"><text:span text:style-name="T7">Es sorprendente que haya estados existenciales donde nos encontremos extremadamente mal, y uno de ellos sea el de </text:span><text:span text:style-name="T4">perdido </text:span><text:span text:style-name="T7">y otro el de </text:span><text:span text:style-name="T4">perdedor</text:span><text:span text:style-name="T7">.</text:span></text:p>
      <text:p text:style-name="P17">Mas todo esto es metafórico y tal vez subjetivo.</text:p>
      <text:p text:style-name="P4"><text:soft-page-break/><text:span text:style-name="T7">Hemos de ver la realidad que bajo estas expresiones yace, y sobre todo la dinámica de su superación. Cómo eliminar esos estados subjetivos depresivos que nos dan la sensación de p é r d i d a.</text:span></text:p>
      <text:p text:style-name="P17">Pérdida de algo, de sí mismo, pérdida total, del mundo en que se ha de vivir y al que no se le encuentra lógica ni gusto.</text:p>
      <text:p text:style-name="P4"><text:span text:style-name="T7">Algunos, sin haberse perdido todavía, andan haciendo lo posible para perderse de sí, o del grupo que ha de mantener nuestra identidad. Esto sería hacerse </text:span><text:span text:style-name="T4">perdidizo</text:span><text:span text:style-name="T7">; andar jugando con las posibilidades de perderse (droga, huida hacia delante, prevaricación, aventura, extemporánea «salida del armario»…). Dar demasiada información —no exigida— de sí es poner en manos de los otros armas contra sí mismo.</text:span></text:p>
      <text:p text:style-name="P17">Mas también es posible, no sólo recobrarse, sino acceder a la f e l i c i d a d y no a una felicidad convencional y blanda, sino sustancial y fuerte.</text:p>
      <text:p text:style-name="P16">Parte primera: el pozo</text:p>
      <text:p text:style-name="P4">1. Actitudes al existir: <text:span text:style-name="T4">No podemos quedarnos para siempre en lo que alguna vez fuimos</text:span><text:span text:style-name="T7"> o nos hicieron entender que fuimos. Pues </text:span><text:span text:style-name="T4">nunca se acaba de estar hecho, </text:span><text:span text:style-name="T7">y </text:span><text:span text:style-name="T4">sólo se avanza sumando o multiplicando efectos siguiendo una congruencia cumulativa, nunca haciendo o deshaciendo a capricho.</text:span></text:p>
      <text:p text:style-name="P4"><text:span text:style-name="T7">En la base del capricho está el </text:span><text:span text:style-name="T4">no acabar de saber lo que se quiere…</text:span><text:span text:style-name="T7"> Y entonces no se siente uno precisamente feliz.</text:span></text:p>
      <text:p text:style-name="P4"><text:span text:style-name="T7">Lo único que en la madurez satisface es </text:span><text:span text:style-name="T4">haber sido congruente </text:span><text:span text:style-name="T7">con uno mismo. </text:span><text:span text:style-name="T8">Que la vida haya venido constituyendo una unidad articulada y totalizadora de sentido. Si además se ha trascendido fuera de sí mismo y se ha traducido en obras socialmente eficaces, no hay más que pedir.</text:span></text:p>
      <text:p text:style-name="P4"/>
      <text:p text:style-name="P18">Empieza por faltarnos todo.</text:p>
      <text:p text:style-name="P18">Se nace p e r d i d o. Muy lejos de ser feliz… Puede añadirse la mala suerte. Y suele ser la cultura lo que nos va proporcionando lentamente el hilo de Ariadna para salir del laberinto de la nada social en que empezamos a existir.</text:p>
      <text:p text:style-name="P18">[...][p20] Siempre parece que se habría acertado el camino tomando cualquier otra opción que nunca es la tomada. Simultáneamente se tiene nostalgia de lo que pudo ser y no fue si se hubiese seguido perseverando en la opción primeramente adoptada (cuando se cambia con intención de acertar…)</text:p>
      <text:p text:style-name="P5"><text:soft-page-break/><text:span text:style-name="T7">Esto no ocurre en hombres no occidentales. Ellos piensan, reflexionan sobre lo que puedan significar las cosas que les suceden o los fenómenos naturales y políticos. Y sacan conclusiones de carácter general…</text:span></text:p>
      <text:p text:style-name="P18">Es el hombre occidental el que no piensa, ni —ahora— trabaja, ni sale al encuentro de las fiestas con cierto aire gozoso y sacral, porque todas las noches tiene sus fiestas a granel. Evita tener hijos cuando debe y los tiene por sorpresa cuando no los desea.</text:p>
      <text:p text:style-name="P5"><text:span text:style-name="T7">En su trabajo no cuida la calidad, sino la cantidad, las horas que han de pagarle (vacías de ilusión y satisfacción de obra bien hecha). Pero muchas veces </text:span><text:span text:style-name="T4">ganar es perder</text:span><text:span text:style-name="T7">.</text:span></text:p>
      <text:p text:style-name="P5"><text:span text:style-name="T7">La gente joven aún conserva una frescura lúcida y desenfadada si no la resecan adicciones y ambiciones (llegar antes de los 30 a ser algo). Lo triste son los jóvenes aún pero ya entrando en madurez cuyos horizontes parecen un universo de expectativas juveniles en recesión y atrofia. A la cuarentena se saben los trucos, por eso mismo viene el desengaño y se siente la vida como un juego indefinido de montajes, </text:span><text:span text:style-name="T4">cuya carencia inquieta y cuya posesión aburre</text:span><text:span text:style-name="T7">. Su organismo parece sujetarse al flujo grasiento de las cosas, y a eso se llama r e a l i s m o.</text:span></text:p>
      <text:p text:style-name="P5">2. Logro y lucro: <text:span text:style-name="T7">Libertad es ante todo el </text:span>no apego.<text:span text:style-name="T1"> </text:span><text:span text:style-name="T7">Un no hallarse trabado por los propios afectos adherentes a cosas, personas y situaciones. Por eso es tan difícil que se genere felicidad. Cumplir las condiciones para ello da miedo.</text:span></text:p>
      <text:p text:style-name="P5"><text:span text:style-name="T7">[p31] Se logra </text:span>más <text:span text:style-name="T7">plenitud </text:span>cuanto menos se dependa de objetos y opiniones<text:span text:style-name="T7">. Se gana mucho por aceptar todas las aparentes pérdidas sufridas, que nos descubren y dejan al desnudo creacional nuestra pura </text:span><text:span text:style-name="T4">mismidad</text:span><text:span text:style-name="T7">.</text:span></text:p>
      <text:p text:style-name="P5"><text:span text:style-name="T7">[p34] La nada asusta porque se la siente como mentira, como </text:span>autoengaño <text:span text:style-name="T7">grave acerca de lo más decisivo del propio vivir. Entonces se echa mano de la defensa (de sabor conductual) de negar el fondo y afirmar que sólo hay superficie: un </text:span><text:span text:style-name="T4">montaje de aprendizajes </text:span><text:span text:style-name="T7">y nada más que en eso consiste la persona que es uno mismo. Es decir, no hay </text:span><text:span text:style-name="T4">mismidad</text:span><text:span text:style-name="T7">, sino </text:span><text:span text:style-name="T4">alteridad</text:span><text:span text:style-name="T7"> colectiva individualmente plantada.</text:span></text:p>
      <text:p text:style-name="P18">Pero la experiencia compleja de sí mismo existiendo ¿da pie a tal suposición?</text:p>
      <text:p text:style-name="P5"><text:soft-page-break/><text:span text:style-name="T7">¿No será más inquietante confesarse conscientemente nada cuando se está percibiendo inconscientemente que se es más y no se puede renunciar a </text:span><text:span text:style-name="T4">lo mucho </text:span><text:span text:style-name="T7">que se es?</text:span></text:p>
      <text:p text:style-name="P18">Un conjunto de posibilidades que no terminan y que no se pueden consumir en un instante y que hay que sustentar dinámicamente año a año, y aun más allá de los años.</text:p>
      <text:p text:style-name="P5"/>
      <text:p text:style-name="P5"><text:span text:style-name="T7">Tocamos la zona de los </text:span><text:span text:style-name="T1">perdidizos</text:span><text:span text:style-name="T7">.</text:span></text:p>
      <text:p text:style-name="P5"><text:span text:style-name="T7">Palabra inusitada pero clásica, en una forma frecuentativa de matiz pasivo que no se da en otras lenguas hermanas del castellano: </text:span><text:span text:style-name="T4">quebradizo, encontradizo, escurridizo, tornadizo, enfermizo, enamoradizo, asustadizo, huidizo, bebedizo, pasadizo, pegadizo, olvidadizo… </text:span><text:span text:style-name="T7">la forma significa una predisposición excesiva a ser utilizado o a caer víctima de lo que significa el verbo.</text:span></text:p>
      <text:p text:style-name="P5"><text:span text:style-name="T7">En el caso de </text:span><text:span text:style-name="T4">perdidizo</text:span><text:span text:style-name="T7">, empleado por Juan de la Cruz, se alud</text:span><text:span text:style-name="T9">e</text:span><text:span text:style-name="T7"> a un juego amoroso y travieso en el que una mujer, disimulando y como sin acabarlo de querer, va debilitando sus defensas —juega a dejarse y a perder su control— hasta ser definitivamente poseída y «ganada» por el otro…</text:span></text:p>
      <text:p text:style-name="P5"><text:span text:style-name="T7">No es el caso de los adjetivos arcaicos </text:span><text:span text:style-name="T4">invernizo, saledizo </text:span><text:span text:style-name="T7">o </text:span><text:span text:style-name="T4">cobrizo </text:span><text:span text:style-name="T7">(de la desinencia -</text:span><text:span text:style-name="T4">itius</text:span><text:span text:style-name="T7">).</text:span></text:p>
      <text:p text:style-name="P36"><text:span text:style-name="T7">Me hice perdidiza y fui ganada</text:span><text:span text:style-name="T21">: Juan de Yepes explica en sentido irónico y paradójico como un haberse descuidado al frecuentar situaciones de riesgo (que en el fondo le gustaban) bajando sus defensas hasta caer víctima del que anuló su libertad a la alocada muchacha (al buscador mismo del amor divino).</text:span></text:p>
      <text:p text:style-name="P36"><text:span text:style-name="T21">Aquí quiero caracterizar con </text:span><text:span text:style-name="T7">perdidizos</text:span><text:span text:style-name="T21"> a quienes no acaban de tomar en serio su vida y juegan con ocasiones sin aprovecharlas o las confunden, y así se pierden como personas o convierten su vida en pura pérdida de lo sustancial, dejándose «ganar» por el «lucro» que </text:span>les quita la libertad y el amor<text:span text:style-name="T21">, en lugar de lucrarse ellos mismos con la libertad y el amor transcendentes (eso sí, mediante el pago de algún precio o pérdida mundanos).</text:span></text:p>
      <text:p text:style-name="P36"><text:span text:style-name="T21">Creo que hay una gran mayoría de seres humanos que juegan con el peligro de </text:span><text:span text:style-name="T7">no-ser</text:span><text:span text:style-name="T21"> o de </text:span>no-llegar-a-ser<text:span text:style-name="T21">, precisamente </text:span>cuanto más desean ser<text:span text:style-name="T21">. Es la peor paradoja de la vida. Se guían sin saber por criterios </text:span><text:soft-page-break/><text:span text:style-name="T21">mercantiles o cósicos, desde luego equivocados. Se aferran a ellos so capa de «realismo».</text:span></text:p>
      <text:p text:style-name="P5">Acertar a ser es lo más difícil que hay.</text:p>
      <text:p text:style-name="P36"><text:span text:style-name="T21">No llegar a ser es perderse y muchos hacen lo posible por </text:span><text:span text:style-name="T7">no llegar a ser lo que les conviene</text:span><text:span text:style-name="T21">.</text:span></text:p>
      <text:p text:style-name="P36"><text:span text:style-name="T21">Estos </text:span><text:span text:style-name="T20">adictos de las apariencias </text:span><text:span text:style-name="T21">que malogran su proceso real y auténtico de llegar a ser lo que debieran son los perdidizos.</text:span></text:p>
      <text:p text:style-name="P37"><text:span text:style-name="T20">3. Encontrarse perdido: </text:span><text:span text:style-name="T21">Encontrarse perdido en la vida es una </text:span><text:span text:style-name="T7">vivencia</text:span><text:span text:style-name="T21">, pues suele invadir la intimidad del ánimo —lo más nuclear del mismo y de sí— y puede producirse en el umbral de la madurez sin saberse cómo y por qué: el «diablo del mediodía» según expresión de Paul Bourget.</text:span></text:p>
      <text:p text:style-name="P37"><text:span text:style-name="T21">Lo que en jóvenes es una sensación súbita de que se está fallando (por seguir derroteros sesgados), mediada la treintena se convierte en </text:span><text:span text:style-name="T7">no encontrarse</text:span><text:span text:style-name="T21">, extraviado en frustraciones y desencantos parciales y frecuentes que han ido minando la autoestima. </text:span></text:p>
      <text:p text:style-name="P19">Lo peor de los ásperos roces con la realidad es que hacen dudar de si uno mismo es el culpable. Es terriblemente inquietante haber apostado por algo que se va derritiendo como un sinsentido, pues sólo era figura cuasi gaseosa…</text:p>
      <text:p text:style-name="P37"><text:span text:style-name="T21">Hay varias maneras de encontrarse perdido en medio de la vida: </text:span><text:span text:style-name="T7">carencia, trampa y exceso</text:span><text:span text:style-name="T21">. Y ello cuando no hubo un naufragio prematuro, penal o económico. Cuando hablamos de carencia apuntamos a carencia de </text:span><text:span text:style-name="T20">horizonte</text:span><text:span text:style-name="T21">, </text:span><text:span text:style-name="T20">identidad, trayectoria y valores</text:span><text:span text:style-name="T21"> por los que apostar con la conciencia tranquila de acertar si se gana.</text:span></text:p>
      <text:p text:style-name="P37"><text:span text:style-name="T21">El h o r i z o n t e consta de un </text:span><text:span text:style-name="T20">sistema coherente de representaciones de posibilidad</text:span><text:span text:style-name="T21">, más allá de los pragmáticos parámetros del «hoy».</text:span></text:p>
      <text:p text:style-name="P19">Quien no descubre un horizonte ni lo asume ha de resignarse a la aburrida fatiga de hacer por hacer, en un estado de entropía motivacional. O resignarse a no tener más horizonte que la “pasta” y el lucro.</text:p>
      <text:p text:style-name="P20">Haber llegado a responder y conseguir lo que el horizonte elegido exigía o prometía, a largo plazo, gratifica, entona y da consistencia a la vida. Aunque el disfrute sea mucho menor que lo que se imaginaba.</text:p>
      <text:p text:style-name="P20">Salvo cuando el horizonte ha sido escatológicamente trascendido en su inmanencia limitada por un ir siendo «hombre nuevo».</text:p>
      <text:p text:style-name="P6"><text:soft-page-break/><text:span text:style-name="T7">Por lo menos gratifica haber ido sorteando la trampa de las cosas y de las relaciones simbióticas entre personas.</text:span></text:p>
      <text:p text:style-name="P6"><text:span text:style-name="T7">Toda oferta de ayuda aparentemente generosa hay que someterla a examen, pues se da la perversidad de </text:span><text:span text:style-name="T4">vampirizar ayudando</text:span><text:span text:style-name="T7"> (dando la sensación de que se ayuda). Se convierte en una silla de ruedas, y sin saberlo el afectado le va dejando en la dependencia del otro para todo</text:span><text:span text:style-name="T7"><text:note text:id="ftn1" text:note-class="footnote"><text:note-citation>1</text:note-citation><text:note-body><text:p text:style-name="P1">Esto suele darse de modo especialmente solapado en las inquietas relaciones gay. Muchos, al buscar el complemento de su masculinidad ideal, no vivenciada en sí, o una fuente de afecto masculino o femenino (las mujeres) lo que encuentran es la trampa del dominio gratuito y tiránico del otro, que activan sus encantos y caricias sólo para impedir la liberación de la víctima.</text:p><text:p text:style-name="P1">No negativizo las relaciones homosexuales; advierto sus trampas, como las hay en relaciones <text:span text:style-name="T1">hetero</text:span>.</text:p><text:p text:style-name="P1">La propiedad de las relaciones homosexuales es que se hallan <text:span text:style-name="T19">sobrecargadas de simbolismo </text:span><text:span text:style-name="T7">bastante más que las hetero. Y vivir de símbolos y acentuadamente motivado por símbolos es un riesgo notable y del que hay que guardarse cuanto se pueda, sin caer en positivismos secos.</text:span></text:p></text:note-body></text:note></text:span><text:span text:style-name="T7">.</text:span></text:p>
      <text:p text:style-name="P20">Más vale que el sistema de parámetros de cada horizonte no sea demasiado racional, pero ante todo debe ser rico en ellos y en perspectivas existenciales de esperanza y amplificación. Pretender regirse estrictamente por la razón (¿en qué y para qué?) es imposible, y si lo fuera, no valdría la pena (como comer sólo aquello cuya fórmula química se conoce).</text:p>
      <text:p text:style-name="P6">4. Identidad y autoestima: <text:span text:style-name="T7">La i d e n t i d a d consiste en haber conectado vivencialmente con el propio núcleo singular, concreto, dinámico e irrepetible que cada uno es, y asumirlo como única realidad propia y efectiva que poseemos, con sus limitaciones y defectos, y así vivirse como más denso aunque no menos estático, sino pugnar por superar las limitaciones y corregir los defectos en una dinámica de ascensión existencial.</text:span></text:p>
      <text:p text:style-name="P6"><text:span text:style-name="T7">Identidad es saberse y amarse, que ama lo humano en sí propio, con sus limitaciones, pero como un capital inicial con el que </text:span><text:span text:style-name="T4">se ha encontrado </text:span><text:span text:style-name="T7">sin merecerlo y con el que hay que trabajarse para llevar adelante al «hombre nuevo y total».</text:span></text:p>
      <text:p text:style-name="P20">La identidad no es resignada, sino esencialmente dinámica: lo que se ha empezado siendo es para promoverlo sin cesar hacia mejores en diferentes órdenes y sentidos. Esto es vivir adecuada y dignamente. Para ello hay que desengañarse.</text:p>
      <text:p text:style-name="P6"/>
      <text:p text:style-name="P6"><text:soft-page-break/>Nos perdemos entre las mentiras <text:span text:style-name="T7">que nos creamos y nos crean (conspirando con nuestro deseo profundo de ficciones halagadoras).</text:span></text:p>
      <text:p text:style-name="P6"/>
      <text:p text:style-name="P20">[p52] En la vida todo depende de una década: entre los 23 y los 33. Una década para adquirir idiomas y otros conocimientos instrumentales (más bien de los 13 a los 23) y en esta época trascendental situarse profesionalmente. Adquirir inquietudes y actitudes abiertas y dispuestas a lo creativo sin miedos ni reservas.</text:p>
      <text:p text:style-name="P20">Vean lo duro y urgente del hecho: la vida profesionalmente brillante, eficiente, discreta o nula depende de un periodo que tiene de duración de 7 a 15 años en la juventud. Lo mismo sucede con el carácter y la ética.</text:p>
      <text:p text:style-name="P38"><text:span text:style-name="T7">No puede uno descuidarse en desaprovechar un septenio </text:span><text:span text:style-name="T21">de la edad juvenil, pues si no se controla el tiempo, fluye sin sentir, vienen las desmotivaciones y desganas ¡y se encuentra en la cuarentena sin estar preparado para nada!</text:span></text:p>
      <text:p text:style-name="P38"><text:span text:style-name="T21">No. </text:span><text:span text:style-name="T7">Lo que durante la carrera se lea y se estudie por cuenta propia </text:span><text:span text:style-name="T21">aparte de las asignaturas </text:span><text:span text:style-name="T7">crea unos alvéolos de comprensión insustituibles que amplían sin darse cuenta uno la capacidad </text:span><text:span text:style-name="T21">de mayor cultura y síntesis </text:span><text:span text:style-name="T7">ya para siempre… </text:span><text:span text:style-name="T21">Y esto no se puede suplir con lo que después se estudie o se lea, una vez doctorado o licenciado. Pues al parecer hay un </text:span><text:span text:style-name="T7">imprinting </text:span><text:span text:style-name="T22">del momento de estar siendo estudiante o aprendiz, que pasa y se hace irrecuperable; así que nunca se vuelven a poder asimilar las materias y los conocimientos de igual modo fundante y arraigado.</text:span></text:p>
      <text:p text:style-name="P39"><text:span text:style-name="T21">Así que estos siete años de carrera no se gastarían mal sino de modo excelente si uno prescindiera de ONGs y de diversiones y se dedicara a sólo estudiar y a leer más de lo que las asignaturas o las clases exigen</text:span><text:span text:style-name="T21"><text:note text:id="ftn2" text:note-class="footnote"><text:note-citation>2</text:note-citation><text:note-body><text:p text:style-name="P2">Debo confesar que en todas las carreras que he estudiado, el curso me lo pasaba leyendo monografías sobre los principales temas del programa y luego en mayo hacía la síntesis de todo sobre los apuntes o el consabido texto.</text:p></text:note-body></text:note></text:span><text:span text:style-name="T21">.</text:span></text:p>
      <text:p text:style-name="P21">Cada cual, si quiere aprovechar su tiempo de juventud y no sentirse perdido a los 35, ha de organizar su diversión creativamente y de forma compatible con sus planes. Porque hasta en el divertirse hay modas que pueden falsificarle a uno. <text:span text:style-name="T29">No hay que cargarse con modos de diversión estereotipados y </text:span><text:span text:style-name="T2">standard, </text:span><text:span text:style-name="T29">que van a desviarle de se trayectoria seria y productiva.</text:span></text:p>
      <text:p text:style-name="P22">Hemos de <text:span text:style-name="T1">hacernos </text:span><text:span text:style-name="T19">nuestra vida, </text:span>pero hemos de cuidar de que no se nos «deshaga» entre las manos buscando diversión, distensión y descanso, y <text:soft-page-break/>aun así tampoco acabaremos de hacerla a nuestro gusto, sino que nos <text:span text:style-name="T5">va a ir resultando a pesar nuestro.</text:span></text:p>
      <text:p text:style-name="P22">Tal vez después veamos que así fue mejor…</text:p>
      <text:p text:style-name="P22">Nos pareció al principio que había tiempo para todo, que <text:span text:style-name="T1">sobraba </text:span>incluso, hasta para poder<text:span text:style-name="T5"> perderlo y aun matarlo</text:span>, pero tras la tercera década y media de la vida vimos que ya no quedaba tanto tiempo (o que aunque materialmente quedase, <text:span text:style-name="T5">ya no era tiempo </text:span>de tal o cual actividad preparatoria).</text:p>
      <text:p text:style-name="P22">La treintena suele ser triste y alarmante para quienes no han sabido aprovechar su tiempo en la veintena.</text:p>
      <text:p text:style-name="P7">5. El proyecto y las relaciones: <text:span text:style-name="T7">Lo dicho atañe al tiempo externo, </text:span><text:span text:style-name="T4">el de hacer </text:span><text:span text:style-name="T7">cosas, pues internamente siempre puede redimirse el tiempo. Por lo menos ha de </text:span><text:span text:style-name="T4">elaborarse el duelo del fracaso.</text:span></text:p>
      <text:p text:style-name="P22">Y siempre se puede reconvertir lo pasado y perdido en un incremento de identidad «escarmentada» y aumentar la sensación sustancial de ser ya persona desde la lucidez desengañada y densa del haber-vivido.</text:p>
      <text:p text:style-name="P7"><text:span text:style-name="T7">Nunca hay que olvidar que lo más importante y decisivo de todo no es lo que se </text:span><text:span text:style-name="T4">haga </text:span><text:span text:style-name="T7">sino </text:span>lo que va siendo al hacer: <text:span text:style-name="T7">ser y ser-</text:span><text:span text:style-name="T4">se</text:span><text:span text:style-name="T7">, saber y saber-</text:span><text:span text:style-name="T4">se </text:span><text:span text:style-name="T7">uno mismo identificado, como quien ha logrado situarse por encima de las cosas y hasta del tiempo y ya sabe lo que todo da de sí.</text:span></text:p>
      <text:p text:style-name="P7"><text:span text:style-name="T7">El hac</text:span><text:span text:style-name="T14">e</text:span><text:span text:style-name="T7">r es un pretexto u ocasión de </text:span>ir siendo más uno mismo<text:span text:style-name="T1">.</text:span></text:p>
      <text:p text:style-name="P22">Este saber y este vivenciar desengañado es el producto más válido de haber vivido.</text:p>
      <text:p text:style-name="P22">Y si los éxitos van a <text:span text:style-name="T19">impedirlo,</text:span> mejor <text:span text:style-name="T19">es no tener tantos éxitos.</text:span></text:p>
      <text:p text:style-name="P22">También es indiferente si este vivir respondió a las expectativas sociales de que un tiempo se participó, o si fue el existir un ir contracorriente de las adversidades —de adversidades inesperadas y sorpresivas, como que te fallen los mejores amigos...—.</text:p>
      <text:p text:style-name="P22">Es verdad que al principio hay que ir construyendo proyectos bastante determinado, pero hay una especie de «heterogenesia de los fines» (Vico) que puede conducir a resultados nunca pretendidos. Como el <text:span text:style-name="T1">sabio madurar </text:span>precisamente <text:span text:style-name="T1">porque los proyectos primeros fracasaron</text:span>.</text:p>
      <text:p text:style-name="P22">Por mucho que se emprenda y que se trate de conseguir, nunca hay que depender tanto de los resultados exitosos que incluso la propia autoestima <text:soft-page-break/>dependa de lograrlos. Pues <text:span text:style-name="T1">la identidad se vaciará en la tarea misma de conseguirlo</text:span>, ya se fracase, ya se obtengan resultados positivos.</text:p>
      <text:p text:style-name="P22">En ambos casos se sigue <text:span text:style-name="T1">dependiendo de lo extrínseco</text:span>.</text:p>
      <text:p text:style-name="P22">Y esto es estar alienado, además de no <text:span text:style-name="T1">acabar de aceptar la falibilidad humana</text:span>, tan propia e inseparable de nosotros.</text:p>
      <text:p text:style-name="P22"/>
      <text:p text:style-name="P23">[p57] Muchos no se atreven a poner en práctica sus proyectos porque no saben reconocer el momento y asir la coyuntura oportuna, y seguir enhebrando ulteriores coyunturas oportunas en la línea de su proyecto, sino que pierden el hilo y se desnortan a cada episodio incidente en el proceso.</text:p>
      <text:p text:style-name="P23">Al fin se hallan p e r d i d o s.</text:p>
      <text:p text:style-name="P23">H a c e r es expresar <text:span text:style-name="T19">lo propio </text:span>en <text:span text:style-name="T1">obras</text:span>. Y no llegar nunca a hacer una <text:span text:style-name="T1">obra propia </text:span>es carecer de identidad. Es decir, vivir «perdido» de sí mismo, en lo convencional «de todos».</text:p>
      <text:p text:style-name="P23">Una conducta que no exprese en alguna forma lo propio es pérdida y alienación (aunque materialmente «se gane»), ya que cada sujeto humano experimenta el sentido de su existir en tanto va dando forma y expresión, en obras y procesos, a lo asumido y sido por él mismo, convertido en su identidad (al menos cultural).</text:p>
      <text:p text:style-name="P23">Hay quienes no llegan nunca a asumir como propio nada valioso y se guían por intereses y gustos del momento. […] Temen todo lo que sea vinculación y anclar en algo: comprometerse. Y es curioso que cuanto más vacía es la relación, más apela el sujeto a su derecho a determinarse y disponer de su vida, da la sensación de tanto más «libre» cuanto <text:span text:style-name="T1">más vacía </text:span>resulta… El ejercicio y uso de la libertad crea siempre vínculos que la limitan.</text:p>
      <text:p text:style-name="P24">***</text:p>
      <text:p text:style-name="P24">Hay quienes enredan su libertad en relaciones impedientes y onerosas que no les producen nada importante y les desvían de los proyectos bien pensados de los comienzos. <text:span text:style-name="T1">Enredarse en lo imprevisto </text:span>es el gran riesgo de la vida.</text:p>
      <text:p text:style-name="P24">Tales relaciones extrínsecas son de tres clases: disimétricas, reificantes («cosificantes») y trivializadoras.</text:p>
      <text:p text:style-name="P24"><text:soft-page-break/>Las relaciones pueden configurarse <text:span text:style-name="T1">simbióticamente </text:span>si ambos sujetos refuerzan y compensan a la vez sus déficits. Naturalmente, focalizar la relación amistosa o amorosa o laboral de esta manera ya significa un hallarse «perdido» en la propia vida.</text:p>
      <text:p text:style-name="P24">Otra modalidad análoga es la <text:span text:style-name="T1">dependencial </text:span>y <text:span text:style-name="T1">adhesiva</text:span>; cuando sujetos sin energía se apoyan en el otro y descargan su peso en el otro, aunque el otro no necesite simbiotizar, pero sí le oneran la conciencia con que soportarles es «su deber». Y esto se confunde con demanda de «amor».</text:p>
      <text:p text:style-name="P24">Se vive a expensas del proyeto ajeno —de sus ingresos, de un cariño indiscriminado y exclusivo— y se delega en el otro hasta cuestiones de gusto, aunque no haya compensaciones niveladoras, pero eso sí: <text:span text:style-name="T19">la culpa </text:span>de los errores carga <text:span text:style-name="T1">siempre sobre el sujeto «responsable».</text:span></text:p>
      <text:p text:style-name="P24">Ya se ve que quien organiza su existir al hilo de tal interacción disimétrica y engancha al otro por su debilidad o inmadurez va a sentirse perdido y hacer lo posible porque el otro se sienta así.</text:p>
      <text:p text:style-name="P24">Hay otra manera de perderse existencialmente, más peligrosa aún cuanto que no lo parece: la t r i v i a l i z a c i ó n.</text:p>
      <text:p text:style-name="P24">Sectores enteros de población creen vivir congruentemente y «realizarse» cuanto más se instalan (se enredan) en tramas de relaciones vanas y su conducta se polariza en torno al estatus y al honor social, y se crean obligaciones que parecen crear acciones altamente antisociales, como el desprecio de clases, la difamación, la manipulación y antaño el duelo. Y nada de esto sirve para dejar espacio a cosas verdaderamente serias e importantes.</text:p>
      <text:p text:style-name="P24">[…] El sujeto así educado se ve acosado por presiones que no le dejan ser del todo él mismo, en su sinceridad y en su frescura joven.</text:p>
      <text:p text:style-name="P24">Parece existir la obligación de falsificarse, de hacerse tortuoso y «malo». Y esto es estar «perdido»: enredado en la maraña de obligaciones <text:span text:style-name="T1">duras </text:span>y <text:span text:style-name="T1">vanas </text:span>a la vez, que siempre apuntan a una disminución de la eticidad y al consiguiente perjuicio de otros.</text:p>
      <text:p text:style-name="P24">Por otra parte, hay que hacerse a sí mismo, no como <text:span text:style-name="T1">self-mademan</text:span>, sino como sujeto real y no ficticio, haciéndose brotar, desde lo más nuclear del propio ser, en obras constructivas.</text:p>
      <text:p text:style-name="P8">6. Perder: <text:span text:style-name="T7">Es diferente </text:span><text:span text:style-name="T4">hallarse perdido </text:span><text:span text:style-name="T7">que p e r d e r.</text:span></text:p>
      <text:p text:style-name="P8"><text:soft-page-break/><text:span text:style-name="T7">Parece haber en el uso actual de estos términos una connotación de competitividad («se pierde» un partido). La sociedad competitiva desvía la atención del verdadero ser o del real hacerse </text:span><text:span text:style-name="T4">medular </text:span><text:span text:style-name="T7">y tiende al </text:span><text:span text:style-name="T4">aparecer </text:span><text:span text:style-name="T7">y al </text:span><text:span text:style-name="T4">rango</text:span><text:span text:style-name="T7">.</text:span></text:p>
      <text:p text:style-name="P8"><text:span text:style-name="T7">Perder significaría no conseguir ganar aquello precisamente a lo que se aspira. La señal de que este equívoco se ha producido en la propia vida es haber ido volviéndose apasionadamente interesado por </text:span><text:span text:style-name="T4">ganar </text:span><text:span text:style-name="T7">y menos capaz para </text:span><text:span text:style-name="T4">amar </text:span><text:span text:style-name="T7">(altruistamente).</text:span></text:p>
      <text:p text:style-name="P8"><text:span text:style-name="T7">La maduración adecuada es lógico que reporte un calmarse de los deseos de las coas y de poder, y por la plenitud creciente que este poseerse a sí mismo supone, poder </text:span><text:span text:style-name="T4">irse dando más que deseando recibir cada vez más.</text:span></text:p>
      <text:p text:style-name="P8"><text:span text:style-name="T7">[…] Perder el arropamiento de las «cosas» y las presiones de la tracción obsesiva de «llegar a ser alguien» </text:span><text:span text:style-name="T4">por atribución extrínseca</text:span><text:span text:style-name="T4"><text:note text:id="ftn3" text:note-class="footnote"><text:note-citation>3</text:note-citation><text:note-body><text:p text:style-name="P41">Como dice F. Suárez del ser del ente real: se le llama «ser» <text:span text:style-name="T1">por atribución extrínseca</text:span><text:span text:style-name="T20">, en cuanto el </text:span><text:span text:style-name="T1">ser en sí</text:span><text:span text:style-name="T20"> es privativo de la divinidad.</text:span></text:p></text:note-body></text:note></text:span><text:span text:style-name="T7">, dejaría al auténtico </text:span>sí-mismo<text:span text:style-name="T1"> </text:span><text:span text:style-name="T7">en la escueta y sana desnudez de su parca realidad.</text:span></text:p>
      <text:p text:style-name="P24">Pero esto da miedo.</text:p>
      <text:p text:style-name="P8"><text:span text:style-name="T7">La realidad en sí da miedo, produce angustia, ansiedad… No se sabe por qué. Tal vez porque nuestro ente sacado del caldo de cultivo de lo ilusorio se encuentra </text:span><text:span text:style-name="T4">chorreando nadas</text:span><text:span text:style-name="T7"> sobre el vacío del mundo convencional que todos, con nuestras complicidades, construimos.</text:span></text:p>
      <text:p text:style-name="P8"><text:span text:style-name="T7">Mientras que la persecución ansiosa de los objetos del deseo (</text:span><text:span text:style-name="T4">incolmable </text:span><text:span text:style-name="T7">por otra parte) deja pasar inadvertidos al otro y a amplios segmentos de la existencia o profu</text:span><text:span text:style-name="T15">n</text:span><text:span text:style-name="T7">das lagunas de identidad (imaginándose ser algo distinto y mejor que los otros).</text:span></text:p>
      <text:p text:style-name="P8"><text:span text:style-name="T7">Y en cambio p e r d i e n d o se queda liberado de imaginaciones y complicidades, opuestas al libre desarrollo de la identidad genuina; pero sobre todo lo que más se opone y lo primero que es atacado en su raíz son las trabas del propio narcisismo. </text:span><text:span text:style-name="T4">Narcisismo </text:span><text:span text:style-name="T7">que fuerza a adoptar actitudes y maneras que alienan y se hallan en palmaria contradicción con </text:span>llegar a ser lo que mejor se puede ser<text:note text:id="ftn4" text:note-class="footnote"><text:note-citation>4</text:note-citation><text:note-body><text:p text:style-name="P47"><text:s/>El argumento de recuperar el placer que no se tuvo es un sofisma, primero porque no puede ser ya lo mismo, sino en caricatura, y segundo, porque aquel «placer» es prescindible comparado con la dignidad y la genuinidad del cometido del presente biográfico.</text:p></text:note-body></text:note><text:span text:style-name="T7">.</text:span></text:p>
      <text:p text:style-name="P8"><text:soft-page-break/><text:span text:style-name="T7">La mayoría se resiste crispadamente a verlo y su vida se aliena más y más en el cinismo, hasta pretender lo más irrealizable: volverse joven, agraciado y potente…</text:span></text:p>
      <text:p text:style-name="P8"><text:span text:style-name="T7">Así </text:span><text:span text:style-name="T4">se renuncia a su venerable papel de anciano </text:span><text:span text:style-name="T7">con experiencia y saberes y se convierte en una figura patética de danzante turista «ligón»… No es posible encontrarse por fin a sí mismo sobre un supuesto de tenaz negación de la realidad que a uno le atañe…</text:span></text:p>
      <text:p text:style-name="P8">7. Pérdida y liberación: <text:span text:style-name="T10">Hay varios errores en el enfoque de la liberación.</text:span></text:p>
      <text:p text:style-name="P25">La mayoría supusieron que era ausencia de toda ley o norma; libre o liberado estaba quien hacía sin mala conciencia lo que le placía. Pero esto no es sino arbitrariedad.</text:p>
      <text:p text:style-name="P9"><text:span text:style-name="T7">Liberación es </text:span><text:span text:style-name="T4">dejar de estar oprimido</text:span><text:span text:style-name="T7">, bien por poderes ajenos y duramente tiránicos, bien por los propios impulsos subjetivos, que no dejan ni ver y valorar objetivamente lo que conviene, ni cumplirlo.</text:span></text:p>
      <text:p text:style-name="P9"><text:span text:style-name="T7">Para lo arbitrario </text:span><text:span text:style-name="T4">no se suelen sentir presiones en contra</text:span><text:span text:style-name="T7">.</text:span></text:p>
      <text:p text:style-name="P9"><text:span text:style-name="T7">Para lo debido y conveniente </text:span><text:span text:style-name="T4">sí, y muchas.</text:span></text:p>
      <text:p text:style-name="P25">Y todas dependen de nuestro sentir y pensar subjetivos.</text:p>
      <text:p text:style-name="P25">No se sabe valorar, no se sabe querer, no se acierta a motivarse, pero como la libido y los impulsos siguien vivos, nos empujan a hacer lo que no sirve para nada, incluso lo pernicioso para otros.</text:p>
      <text:p text:style-name="P9"><text:span text:style-name="T7">Esto mismo es lo que se llama vulgarmente «falta de motivación»: carencia de motivaciones y del mínimo de resistencia al impulso primario que arrastra a lo destructivo o egoísta. Las representaciones motivadoras carecen de relieve concreto suficiente en la imaginación o en la </text:span><text:span text:style-name="T4">inteligencia emocional, </text:span><text:span text:style-name="T7">para atrapar el afecto y orientarlo hacia un determinado tipo de opción o de comportamiento.</text:span></text:p>
      <text:p text:style-name="P9"><text:span text:style-name="T7">La verdadera l i b e r a c i ó n ha de transcurrir en lucidez y en </text:span><text:span text:style-name="T4">apertura </text:span><text:span text:style-name="T7">al ser o b j e t i v o que se es y que se encuentra en el retorno —nunca en la agitación cegadora de lo impulsivo—, y así, al cabo de algunos procesos de decepción, ha de comenzar precisamente por el reconocimiento de la «casi nada» de sí y de todo lo demás, como expresión de la propia </text:span><text:span text:style-name="T4">in-significancia.</text:span></text:p>
      <text:p text:style-name="P26">[p7<text:span text:style-name="T30">4</text:span>] <text:span text:style-name="T30">Este seguir pensando, sintiendo y actuando </text:span><text:span text:style-name="T3">fuera de sazón</text:span><text:span text:style-name="T30">, repitiendo expectativas descalificadas por la experiencia de años, deteriora e </text:span><text:soft-page-break/><text:span text:style-name="T30">incrementa la secreta alarma de estar comprometido en una empresa sin salida.</text:span></text:p>
      <text:p text:style-name="P27">Algo de esto es loque el Zarathustra de Nietzsche intuye y por eso ríe, liberado al haber descubierto la absoluta nada de las cosas, que, todas, son la Voluntad de Poder<text:note text:id="ftn5" text:note-class="footnote"><text:note-citation>5</text:note-citation><text:note-body><text:p text:style-name="P42">Sólo que Nietzsche parece confundir todos los valores, como la gente actual que se ha educado en la resaca de un Nietzsche insuficientemente comprendido por sus educadores y maestros. Y los confunde por la visión positivista absoluta de su tiempo (lo mismo le pasó a Freud). Pero los valores poseen también su modo de realidad que no se ha de confundir con el aparente “estar ahí o aquí” de las cosas.</text:p><text:p text:style-name="P42">Tienen una realidad mucho más dinámica o vectorial que las cosas, y así resulta más importante lo que se hace con las cosas que lo que ellas mismas son.</text:p><text:p text:style-name="P42">Las cosas, todas, son el excipiente de los valores.</text:p><text:p text:style-name="P42">Y tampoco es la Voluntad de Poder la que crea los valores estableciendo su vigencia, sino la intención personal de <text:span text:style-name="T19">ser en el hacer</text:span><text:span text:style-name="T7">.</text:span></text:p><text:p text:style-name="P48">En la praxis social las cosas son bastante más leves que los valores, pues estos interrelacionan y sintetizan amplios sectores de realidad efectiva y dinámica, no constituida sólo por estáticas presencias de materia.</text:p><text:p text:style-name="P48">Por ejemplo, el valor de una biblioteca no son los libros almacenados en ella, sino la actividad mental de su dueño que los utiliza para incrementar cada vez un poco más su saber, al consultarlos siempre que se tercie, y más al leerlos.</text:p><text:p text:style-name="P48">En última instancia las cosas valen algo y suponen alguna realidad efectiva por su vinculación expresiva con la divinidad trascendente a ellas, como las palabras sólo valen por su ser proferidas por un hablante que se expresa por ellas.</text:p><text:p text:style-name="P42"/></text:note-body></text:note>.</text:p>
      <text:p text:style-name="P27">* * * *</text:p>
      <text:p text:style-name="P27">La <text:span text:style-name="T1">libertad </text:span>o experiencia liberadora definitiva y, en algún aspecto, absoluta es la caída en la cuenta de que <text:span text:style-name="T1">nada nos ata </text:span>particular e individualmente a <text:span text:style-name="T1">nada </text:span>(ni siquiera las necesidades del propio cuerpo), nada tiene por qué atraparnos, sino nuestra creatividad en el amor.</text:p>
      <text:p text:style-name="P27">Nuestro ser, o <text:span text:style-name="T1">estar-en-el-mundo</text:span>, trasciendo y nos coloca por encima de todo ello para actuar en una amplia y comprometida praxis <text:span text:style-name="T1">solidaria</text:span>.</text:p>
      <text:p text:style-name="P27">Darse cuenta precisa además y en este mismo proceso de la sazón del momento en que se vive y de las posibilidades que ofrece, de lo que <text:span text:style-name="T19">habría que estar haciendo aquí y ahora </text:span>es bastante difícil, pero es <text:span text:style-name="T1">la clave de la realización personal.</text:span></text:p>
      <text:p text:style-name="P27">El tiempo <text:span text:style-name="T1">se pierde</text:span> [Véase nuestro <text:span text:style-name="T1">Tiempo ganado, tiempo perdido</text:span>] no porque alguna vez se descanse, sino porque no se acierta con la sazón de hacer lo que había que haber hecho, o <text:span text:style-name="T1">estar haciéndolo </text:span>ahora.</text:p>
      <text:p text:style-name="P27"><text:soft-page-break/>Hay quien siempre está ocupado, pero no se rea l i z a ni nunca tiene tiempo para nada serio, enajenado como está de su propia dinámica profunda.</text:p>
      <text:p text:style-name="P27">Vive para el «fuera»; no se realiza: sólo se <text:span text:style-name="T1">desvive</text:span>.</text:p>
      <text:p text:style-name="P27">* * * *</text:p>
      <text:p text:style-name="P27">[p83] Hay otra ocasión de pérdida, especialmente dolorosa para gentes de buena voluntad, y es la de haber <text:span text:style-name="T1">errado el camino</text:span> aun habiendo hecho todo del mejor modo posible.</text:p>
      <text:p text:style-name="P27">Dante, Gracián, Pascal, Peguy, Joyce y Kafka por lo menos reflejan estas vivencias, y Teresa dice de los contemplativos que «les parece se pierden y han de comenzar de nuevo», pues suelen verse arrastrados «por un camino barrancoso y áspero [… y] les parece que se pierden».</text:p>
      <text:p text:style-name="P27">Sólo pueden atraernos los valores de las cosas y las personas cuando ellos y nosotros presentimos una indefinida prolongación de un ser válido y consciente <text:span text:style-name="T1">tras el fin </text:span>de todo lo demás.</text:p>
      <text:p text:style-name="P27">[…] Piny, a mediados del siglo XVII, dice que hay quienes tienen una constante sensación de <text:span text:style-name="T1">pérdida</text:span> no sabiendo si la línea que se sigue o se ha seguido llevaba a parte alguna, no porque no haya nada en definitiva, sino porque uno se ha equivocado al optar por algo que era nada.</text:p>
      <text:p text:style-name="P27">En cuestiones complejas no se acaba de saber muchas veces si se acierta o si se está consiguiendo lo contrario de lo pretendido, pues los criterios mismos de elección pudieran haber sido dudosos.</text:p>
      <text:p text:style-name="P28">Hubo además en la existencia de cada sujeto unos años turbios, en los que la insinceridad consigo mismo y sus dobles medidas (aliadas con intereses poco presentables) parecen haber desviado de la línea prevista, y a pesar de no haber pretendido hacer el mal, se han ocasionado males a bastantes personas…</text:p>
      <text:p text:style-name="P28">Es entonces, en la madurez de la edad, cuando viene a sentirse el sujeto totalmente perdido,apegado a lo que le ceba y aprisiona.</text:p>
      <text:p text:style-name="P28">Y es en la madurez, cuando tales apegos se convierten en lastre que «tira» en dirección del hundimiento, cuando parece que la capacidad de reacción ha decrecido ante las insensibiles pendientes deslizantes que acaban en «marasmo».</text:p>
      <text:p text:style-name="P28">No pocas veces el dolor y el fracaso curan.</text:p>
      <text:p text:style-name="P28"><text:soft-page-break/>Curan al acaba con las <text:span text:style-name="T1">trampas </text:span>del <text:span text:style-name="T1">tener </text:span>y del <text:span text:style-name="T1">lograr</text:span> (más bien en el sentido de lucrarse). Y una vez aventada la broza, asumir el itinerario propio. Mas esta solución tiene como adversario el <text:span text:style-name="T1">resentimiento</text:span>.</text:p>
      <text:p text:style-name="P28">Éste es aquello de lo que más hay que liberarse para poder ser verdaderamente libre para hacer lo que en cada sazón es oportuno.</text:p>
      <text:p text:style-name="P28">* * * *</text:p>
      <text:p text:style-name="P28">Hay una falsa higiene mental en torno a los sentimientos de culpa.</text:p>
      <text:p text:style-name="P28">Es la <text:span text:style-name="T1">neutralización ética </text:span>de la conducta evitando considerarla como destructiva, regresiva o degradante. Pretender tal cosa es ir contra la condición natural humana.</text:p>
      <text:p text:style-name="P28">Si se falla en el proceso integrador de vivencias y se permite disgregarse a la conducta en una serie de impulsos parciales —muy vivos dejados sin control—, <text:span text:style-name="T1">se pierde la disposición interna de la libertad </text:span>para lo que sea pertinente.</text:p>
      <text:p text:style-name="P28">El bien y el mal no han de concebirse como algo metafísico, ni siquiera han de suponer normas que los crean y regulan y que puedan conculcarse: <text:span text:style-name="T1">basta con que el modo concreto de actuar:</text:span></text:p>
      <text:p text:style-name="P28"><text:span text:style-name="T1">disperse </text:span>en lugar de integrar</text:p>
      <text:p text:style-name="P40">aliene <text:span text:style-name="T20">en lugar de promover la identidad</text:span></text:p>
      <text:p text:style-name="P40">falsee<text:span text:style-name="T20"> en lugar de autenticar</text:span></text:p>
      <text:p text:style-name="P28">y genere <text:span text:style-name="T1">resentimiento </text:span>en los otros, en lugar de solidaridad.</text:p>
      <text:p text:style-name="P28">Esto sería hacer el mal, aun sin tener presentes normas algunas.</text:p>
      <text:p text:style-name="P28">Dolor, alienación, opresión, falsía, carencias, inseguridad, temores y trampas, todo ello se da en el mundo y se da en <text:span text:style-name="T19">forma de sistema</text:span>, como la economía.</text:p>
      <text:p text:style-name="P28">Todo ello amenaza con producirse a poco que alguien sea demasiado condescendiente con sus propias apetencias y tenga poder, influencia o subordinados.</text:p>
      <text:p text:style-name="P28">O en el otro extremo se producen «neurosis de modestia» (K. Horney) mediante las cuales se evita chocar con las resistencias que la realidad social opone y el sujeto reduce al mínimo sus aspiraciones y limita sus relaciones sociales.</text:p>
      <text:p text:style-name="P28"><text:soft-page-break/>Resultan así personalidades <text:span text:style-name="T19">aparentemente adaptativas pero entrópicas.</text:span></text:p>
      <text:p text:style-name="P28">Esto no significa que toda modestia sea «neurótica», pero sí hay que tener en cuenta que a toda cualidad positiva puede corresponderle (en otros sujetos) su<text:span text:style-name="T1"> caricatura neurótica</text:span>. Lo mismo que entre los ganadores y los soberbios hay más neuróticos todavía.</text:p>
      <text:p text:style-name="P28">Las personalidades neuróticas suelen ser llamativamente capaces en algún campo como para poder pensar que tal eficacia procede de una personalidad sana.</text:p>
      <text:p text:style-name="P28">En la rutina ha entrado la desgana, los apegos, el descuido y los resortes de reacción positiva parecen haber dado demasiado de sí y haberse desarticulado. Sólo queda la g a n a de aquello quemás gratifica y reitera la adicción a lo adhesivo…</text:p>
      <text:p text:style-name="P28">Y toda la energía psíquica parece polarizada en este punto parcial.</text:p>
      <text:p text:style-name="P28">He aquí llegado el tiempo de cometer insensateces en plena madurez. Pero nunca acaba de quererse de verdad hacer todo lo que se puede para cambiarlas y se sigue viviendo el propio negativo, que es la mayor pérdida imaginable y la mayor falta de libertad.</text:p>
      <text:p text:style-name="P28">Y no hay libertad porque no se <text:span text:style-name="T1">está liberado de sí mismo</text:span> —en lugar de constituir <text:span text:style-name="T1">identidad</text:span>, la debilita—.</text:p>
      <text:p text:style-name="P28">Como se verá, esta falta de identidad genuina que no evita producir alienación y daño en los demás, es el «mal» de uno mismo, aunque no haya normas (que son proposiciones lógicas formuladas por los hombres paradar expresión inteligible a esta maraña de impulsos parciales y de trabas para construir algo de valor o para evitar daño a los demás).</text:p>
      <text:p text:style-name="P10">8. La vida y sus destinos: <text:span text:style-name="T7">Es una pregunta abierta que nunca puede acabarse de responder, como sucede con la historia humana.</text:span></text:p>
      <text:p text:style-name="P10"><text:span text:style-name="T7">[…] [p91] </text:span><text:span text:style-name="T4">Nada </text:span><text:span text:style-name="T7">es el dinero cuando no sirve de medio para cosas más de n s a s</text:span><text:span text:style-name="T7"><text:note text:id="ftn6" text:note-class="footnote"><text:note-citation>6</text:note-citation><text:note-body><text:p text:style-name="P43">¿Cómo se mide la densidad de una realización? Por su universalidad y su trascendencia positiva a otros, además por su salto de nivel de lo pragmático a lo holístico, abarcativo y cuasi total.</text:p></text:note-body></text:note></text:span><text:span text:style-name="T7">.</text:span></text:p>
      <text:p text:style-name="P11"><text:span text:style-name="T7">La vida, como el capital, no son para gastarlos en adquirir más de lo mismo, sino </text:span><text:span text:style-name="T4">para saltar de nivel </text:span><text:span text:style-name="T7">existentivo y axial.</text:span></text:p>
      <text:p text:style-name="P11"><text:soft-page-break/><text:span text:style-name="T7">Quejándome una vez de lo inútil de mis esfuerzos, que no encontraban reconocimiento social pero habían servido de peldaños para que otros se situaran en el mundo universitario (otros que no me lo habían agradecido en absoluto, antes se habían distanciado de mí, o por vergüenza o para no tener que agradecérmelo, como pasa con frecuencia), un contemplativo de la India (aunque cristiano) me respondió que haber servido a otros —y precisamente sin gratitud ni reconocimiento por parte de éstos— constituía ya un sentido profundísimo de la vida. Y ser servido y no reconocerlo, una pérdida. Y aquel enunciado me resultó una </text:span><text:span text:style-name="T4">deslumbrante verdad</text:span><text:span text:style-name="T7">.</text:span></text:p>
      <text:p text:style-name="P11"><text:span text:style-name="T7">Así que a lo mejor los perdedores precisamente siéndolo ganamos la meta suprema del </text:span>existir sirviendo<text:span text:style-name="T1">.</text:span></text:p>
      <text:p text:style-name="P29">Cosa tan difícil de practicar —y aun de proyectar como un fin deseable— cuando nadie te obliga.</text:p>
      <text:p text:style-name="P29">Solo te obliga eso que llamamos destino o «mala suerte».</text:p>
      <text:p text:style-name="P30">* * * *</text:p>
      <text:p text:style-name="P12"><text:span text:style-name="T7">[p93] </text:span><text:span text:style-name="T11">La vida y la naturaleza son un auténtico libro abierto cuyos contenidos no se niegan a nadie que no sea un estúpido.</text:span></text:p>
      <text:p text:style-name="P31">Lo peor son los estúpidos que creen saber mientras cierran ese «libro» en su lenguaje inmediato y se distancian de ello para formularlo mediatamente y en abstracto.</text:p>
      <text:p text:style-name="P32">Y esos constructos dicen que son el único saber válido y presentable…</text:p>
      <text:p text:style-name="P13"><text:span text:style-name="T7">[…] [p95] Precisamente es nuestra sociedad «civilizada» (y depredadora, en nombre de su civilización «superior», del resto de la Tierra) donde han </text:span><text:span text:style-name="T4">disminuido escandalosamente las posibilidades de ser sabio y de leer objetivamente el libro de la vida; </text:span><text:span text:style-name="T7">¡incluso las posibilidades de llegar a ser uno mismo en autenticidad!</text:span></text:p>
      <text:p text:style-name="P13"><text:span text:style-name="T7">Nuestra sociedad hace el efecto de una complejísima trama de relaciones e instituciones </text:span><text:span text:style-name="T4">girando vertiginosamente en torno a una Nada</text:span><text:span text:style-name="T7">, mientras que las sociedades que llamamos primitivas y arcaicas parecen, en su modestia y penuria de medios, </text:span><text:span text:style-name="T4">un «casi nada» girando serenamente en torno al Todo</text:span><text:span text:style-name="T7">.</text:span></text:p>
      <text:p text:style-name="P13"><text:span text:style-name="T7">Un exceso de bombardeo informativo —y si además va sesgado por intereses manipuladores de la mentalidad y de la opinión—, unida a la avalancha de «puras cosas» artificiales que invaden nuestras vidas, están </text:span><text:soft-page-break/><text:span text:style-name="T7">impidiendo que cada persona saque de su interacción con las realidades su propia sabiduría </text:span><text:span text:style-name="T4">en forma de propia identidad</text:span><text:span text:style-name="T7">.</text:span></text:p>
      <text:p text:style-name="P13"><text:span text:style-name="T7">Parece que en la sociedad occidental se está haciendo todo lo posible para abortar —paradójicamente, en su individualismo— la </text:span>realización natural y sabia de cada hombre<text:span text:style-name="T7">.</text:span></text:p>
      <text:p text:style-name="P13"><text:span text:style-name="T7">El hombre occidental moderno </text:span><text:span text:style-name="T1">no ha sabido vivir sabiemente</text:span><text:span text:style-name="T7">. Ha sabido prosperar en recursos técnicos, pero viviendo sin hondura ni altura.</text:span></text:p>
      <text:p text:style-name="P13">9. Lo que no es felicidad: <text:span text:style-name="T7">[p114] Desde luego, al vago y al negligente rara vez se le consolida la poca felicidad que pueda encontrar de vez en cuando en su vida, pero al tenaz y al voluntarioso, su actitud misma se le amarga o le lleva a pagar precios demasiado altos. Quien se propone cosas muy claras y valiosas y las persigue con fortaleza, nunca sabe cuándo parará y toda su existencia se el pasará en procurar </text:span><text:span text:style-name="T4">más de lo mismo</text:span><text:span text:style-name="T7">, a costa de su tesón. ¡Tampoco será feliz!</text:span></text:p>
      <text:p text:style-name="P33">Todo el mundo quiere en el fondo no llegar a morir, gracias a que su obra permanezca, pero los sucesores y herederos no desean perpetuar lo ajeno tal cual, tienen sus planes y su estilo, que son necesariamente diferentes.</text:p>
      <text:p text:style-name="P33">Todos esperan la felicidad, y ésta nunca llega.</text:p>
      <text:p text:style-name="P33">Y si llega no es completa.</text:p>
      <text:p text:style-name="P33">Y si es completa no permanece.</text:p>
      <text:p text:style-name="P33">Y si alguna vez permanece no se puede transmitir.</text:p>
      <text:p text:style-name="P33">Y de los pocos que llegan a obtener esta felicidad, la mayoría se fija en estas limitaciones para aguarse la fiesta.</text:p>
      <text:p text:style-name="P33">* * * *</text:p>
      <text:p text:style-name="P33">Repitamos la pregunta: ¿De qué va, pues, la vida?</text:p>
      <text:p text:style-name="P13"><text:span text:style-name="T7">La vida es </text:span>la doma del deseo<text:span text:style-name="T7">.</text:span></text:p>
      <text:p text:style-name="P33">No su anulación, sino su doma.</text:p>
      <text:p text:style-name="P13"><text:span text:style-name="T7">Es el ir despertando la conciencia y la consolidación del </text:span><text:span text:style-name="T1">sí-mismo</text:span><text:span text:style-name="T7">.</text:span></text:p>
      <text:p text:style-name="P33">Es una oportunidad de hacer y de hacerse, de amar y de amarse, de incrementar el propio ser actuante con la dialéctica cooperación de todas las cosas posibles.</text:p>
      <text:p text:style-name="P13"><text:soft-page-break/><text:span text:style-name="T7">La vida no consiste en realizaciones perentorias ni en estados puntuales, sino en oportunidades de caer en la cuenta de quién se es y de qué son las cosas (¿grandes mentiras?).</text:span></text:p>
      <text:p text:style-name="P33">Por esta razón todo el que trate de proceder a su realización propia ha de pasar por la superación de su dependencia de las cosas y por el desenmascaramiento delas expectativas vulgares de su deseo.</text:p>
      <text:p text:style-name="P13"><text:span text:style-name="T7">[p117] </text:span><text:span text:style-name="T1">Sólo se pierden imágenes de las cosas que no se tienen </text:span><text:span text:style-name="T7">(pero que se cargan de </text:span><text:span text:style-name="T4">libido deseante</text:span><text:span text:style-name="T7">)</text:span><text:span text:style-name="T4"><text:note text:id="ftn7" text:note-class="footnote"><text:note-citation>7</text:note-citation><text:note-body><text:p text:style-name="P44">Libido <text:span text:style-name="T20">significa la </text:span>energía psíquica básica <text:span text:style-name="T20">y profunda, nada más.</text:span></text:p></text:note-body></text:note></text:span><text:span text:style-name="T7">.</text:span></text:p>
      <text:p text:style-name="P13">10. Nubes en la felicidad: <text:span text:style-name="T7">[p137] No se olvide que </text:span>lo más gratificante <text:span text:style-name="T4">no es la posesión del objeto del deseo sino </text:span>el acceso <text:span text:style-name="T4">a él</text:span><text:span text:style-name="T7">, el momento mismo de ir a lograrlo.</text:span></text:p>
      <text:p text:style-name="P33">El mejor día de unas deseadas vacaciones es la víspera, el momento de cerrar el despacho o el taller, de abandonar las aulas o la casa paterna o más si es la conyugal, el olor a barniz reciente de nuevos muebles o de un coche salido de fábrica… (Y lo peor y más irritante es una circunstancia que lo retrase: notificación de accidente, episodio político o fallecimiento; hay familiares que en ese momento sufren un acceso de algo psicógenamente). Esto explica la causación de todas las obsesiones adictivas.</text:p>
      <text:p text:style-name="P13"><text:span text:style-name="T7">Lo que fija y apega es la </text:span><text:span text:style-name="T1">representación libidinizada </text:span><text:span text:style-name="T7">de ir a </text:span><text:span text:style-name="T4">entrar en posesión </text:span><text:span text:style-name="T7">delo que </text:span><text:span text:style-name="T4">todavía no se tiene</text:span><text:span text:style-name="T7">. Pero aquí </text:span><text:span text:style-name="T4">ya no se busca la felicidad </text:span><text:span text:style-name="T7">sino calmar la comezón de la libido (como el masturbador o el </text:span><text:span text:style-name="T4">voyeurista</text:span><text:span text:style-name="T7">).</text:span></text:p>
      <text:p text:style-name="P13"><text:span text:style-name="T7">La </text:span><text:span text:style-name="T4">comezón</text:span><text:span text:style-name="T7">, todo lo que en el deseo no deja estar tranquilo y distrae de lo actualmente útil y serio, lleva en sí la característica de la infelicidad.</text:span></text:p>
      <text:p text:style-name="P13"><text:span text:style-name="T7">Hallarse moderadamente motivado a realizar cosas de cierto valor contribuye a la salud psíquica, pero </text:span><text:span text:style-name="T4">desear perentoriamente el cumplimiento de deseos subjetivos </text:span><text:span text:style-name="T7">(y a veces desmesurados y oceánicos) mina por su base la felicidad.</text:span></text:p>
      <text:p text:style-name="P33">Y paradójicamente la gente suele creer que tener tal tipo de deseos y el ver que se realizan es el colmo de la dicha… Y a eso le llaman «ganas de vivir». El tópico más tonto que he oído.</text:p>
      <text:p text:style-name="P14">11. Fenomenología de la felicidad real: <text:span text:style-name="T7">Antes de nada habría que determinar a qué tipos de felicidad nos referimos, pues aunque la </text:span><text:span text:style-name="T4">autoposesión elástica de las propias cualidades dinámicas y operativas, sin </text:span><text:soft-page-break/><text:span text:style-name="T4">impedimentos, apegos adherentes ni escotomas</text:span><text:span text:style-name="T4"><text:note text:id="ftn8" text:note-class="footnote"><text:note-citation>8</text:note-citation><text:note-body><text:p text:style-name="P45">Escotoma <text:span text:style-name="T20">(de </text:span>skotie<text:span text:style-name="T20">: sombra, zona oscura) es una proyección inconsciente negativa que cubre los aspectos objetivos de situaciones, personas, relaciones, cosas y posibilidades y no permite verlos como son (o incluso que son). Reducen el mundo terriblemente y siembran de prejuicios el panorama de una vida o de una convivencia profesional o de pareja.</text:span></text:p><text:p text:style-name="P45"><text:span text:style-name="T20">El </text:span>apego adherente <text:span text:style-name="T20">hace el efecto contrario: sobredimensiona algo que es y le dota de unas propiedades positivas en exceso o en realidad inexistentes. El atractivo subjetivo que crean limita o anula la libertad de decisión y aun de juicio simplemente cognitivo de la víctima. No es que vea lo que no es, es que depende y le parece que no puede prescindir de eso que no es. Absurdo, pero frecuente.</text:span></text:p></text:note-body></text:note></text:span><text:span text:style-name="T4"> </text:span><text:span text:style-name="T7">es un concepto que abarca todos los tipos de felicidad —con tal de que sean felicidad genuina y no apariencia subjetiva— <text:s/>no hay que mezclar unos con otros.</text:span></text:p>
      <text:p text:style-name="P15"><text:span text:style-name="T7">No todos los tipos de felicidad son accesibles a todos los caracteres o a las situaciones en las que la vida les coloca. Sería (</text:span><text:span text:style-name="T4">es, de hecho</text:span><text:span text:style-name="T7">) fuente de infelicidad pretender ser «feliz» </text:span><text:span text:style-name="T4">como el otro</text:span><text:span text:style-name="T7"> y no como uno mismo.</text:span></text:p>
      <text:p text:style-name="P34">Pueden calificarse de «felices» los siguientes modos de instaurarse la vida:</text:p>
      <text:list text:style-name="L1">
        <text:list-item>
          <text:p text:style-name="P87">Fácil fluir de oportunidades, sin contrariedad seria alguna: todo lo que el sujeto proyecta o desea se cumple, es acertado y merece aprobación general.</text:p>
          <text:p text:style-name="P94"><text:span text:style-name="T7">Si no les </text:span><text:span text:style-name="T4">infla el yo </text:span><text:span text:style-name="T7">—principio ya de infelicidad para ellos y los suyos— produce una alegría de actuar y de </text:span><text:span text:style-name="T4">ser uno lo que es </text:span><text:span text:style-name="T7">muy cercana a la </text:span><text:span text:style-name="T4">makariotés</text:span><text:span text:style-name="T7"><text:note text:id="ftn9" text:note-class="footnote"><text:note-citation>9</text:note-citation><text:note-body><text:p text:style-name="P49">Imagínese el contrario: todos sus proyectos frcasan, encuentran oposición, son desaprobados, siempre hay agentes en contra y el sujeto tiene la impresión de que todo lo que proyecta es inviable, una tontería o despierta hostilidad. Está desasistido e indefenso en lo que más le realiza. Hay vidas así, al pie de la letra, realmente d e s g r a c i a d a s, sin asomo de felicidad alguna.</text:p></text:note-body></text:note></text:span><text:span text:style-name="T7">. Aunque pueden tener en contra el hallar un amor hondo; su éxito universal —sin fundamento— despega y desengaña de ellos.</text:span></text:p>
          <text:p text:style-name="P94"><text:span text:style-name="T7">Estas dos formas opuestas de resultar los proyectos, la afortunada y la desafortunada, no tienen explicación racional alguna. Hay que recurrir a influencias inconscientes muy oscuras o a </text:span><text:span text:style-name="T4">comunicación de inconscientes </text:span><text:span text:style-name="T7">(ajenos) que en el momento preciso actúan agresivamente o impiden que se cumpla el factor requerido para que todo salga adelante.</text:span></text:p>
          <text:p text:style-name="P94"><text:span text:style-name="T7">Se han hecho tests abundantes (que recoge Eibl Eibesfeldt en su </text:span><text:span text:style-name="T4">Biología de la Conducta Humana</text:span><text:span text:style-name="T7">) sobre el impacto instantáneo de las </text:span><text:soft-page-break/><text:span text:style-name="T7">facciones y de la configuración del cuerpo que se produce en el primer encuentro entre personas. Parece sólidamente probado que </text:span><text:span text:style-name="T4">determinadas combinaciones de rasgos faciales y de configuración del cuerpo </text:span><text:span text:style-name="T7">—y no en sentido erógeno ni estético, puede ser gente fea y malformada— disponen a quien los ve, de inmediato, a favor suyo o en contra. Lo peor que puede hacer un sujeto con mala suerte es quererse hacer simpático y atrayente; resultará más repelente todavía…</text:span></text:p>
        </text:list-item>
        <text:list-item>
          <text:p text:style-name="P87">Otro modo de felicidad parecido a éste es la cualidad de encontrar frecuentemente disponible el cariño y aliento de los colegas y conocidos. Son sujetos que a quien no les conoce les pueden resultar indiferentes, pero que al entrar en un grupo profesional o deportivo despiertan la mayor simpatía y deseo de su presencia y amistad. Todo ello independientemente de su ética, estética y autenticidad. Fuera del grupo puede haber dificultades, pero por los suyos se sienten respaldados de modo incondicional.</text:p>
        </text:list-item>
        <text:list-item>
          <text:p text:style-name="P94"><text:span text:style-name="T7">Otros, aunque encuentren dificultades en la praxis social, pueden llenar su vida con un </text:span><text:span text:style-name="T4">intenso y profundo amor correspondido</text:span><text:span text:style-name="T7">. </text:span></text:p>
          <text:p text:style-name="P94"><text:span text:style-name="T7">No hay nada más grato y plenificante que la entrega abierta y comprensiva, indulgente y colaborativa de otra persona con un cierto valor personal y objetivo. De no darse este valor personal, el amor se reduce a compasión, y sentirse el así querido por quien no tiene demasiadas cualidades como atado por un deber altruista que no le gratifica del todo. </text:span><text:span text:style-name="T4">Da sentido a su vida, pero no lo hace feliz</text:span><text:span text:style-name="T7">.</text:span></text:p>
          <text:p text:style-name="P87">Si fuera de la pareja todo es contrariedad, un tal amor consuela, pero también produce un oscuro sentimiento de compasión hacia la persona que le ama (que se ha prendado de tan «poca cosa») y ensombrecedor de la felicidad, como si deprimiese ver a alguien a quien se quiere tan rendido y «alienado» en un amor a quien los demás no aprecian.</text:p>
        </text:list-item>
        <text:list-item>
          <text:p text:style-name="P94"><text:span text:style-name="T7">También puede llenar felizmente la </text:span><text:span text:style-name="T4">buena salud</text:span><text:span text:style-name="T7"> unida al </text:span><text:span text:style-name="T4">bien hacer</text:span><text:span text:style-name="T7"> y más si es generalmente reconocido, siempre que no haya grandes contradicciones amorosas que amarguen el vivir en lo más íntimo.</text:span></text:p>
          <text:p text:style-name="P94"><text:span text:style-name="T7">Incluso un «bien hacer» que supone </text:span><text:span text:style-name="T4">lo que se quiere y se sabe </text:span><text:span text:style-name="T7">que se ha de hacer, aunque a los demás no les resulte comprensible, puede llenar medularmente el ánimo.</text:span></text:p>
          <text:p text:style-name="P94"><text:soft-page-break/><text:span text:style-name="T7">La mayoría hace mal, lo hace mal o no sabe cómo hacerlo bien, ni si lo hace bien o mal por falta de independencia interior y personal respecto de tópicos vigentes (egoístas y triunfales) que alienan. La persona feliz ve con bastante lucidez todo esto y se mantiene libre para hacer lo que debe, como debe y por supuesto «bien».</text:span></text:p>
        </text:list-item>
        <text:list-item>
          <text:p text:style-name="P94"><text:span text:style-name="T7">Una forma peculiar y rara de felicidad por el «bien hacer» es la </text:span><text:span text:style-name="T4">creatividad </text:span><text:span text:style-name="T7">auténtica y rompedora de moldes, cuando el sujeto vive para su obra. Y si logra hacer avanzar su progreso creador y ve superadas sus expectativas de mejora (en las que pone «toda su vida» y su densidad vibrante interior o personal) se siente básica y consistentemente feliz por más luchas que los envidiosos le susciten. </text:span></text:p>
          <text:p text:style-name="P87">Por eso no le aguantan: es un constante reproche a la mediocridad de los otros. A una persona débil y poco estética no se le tolera ser intelectual o estéticamente superior a los «guapos» que no suelen brillar por su genio…</text:p>
        </text:list-item>
        <text:list-item>
          <text:p text:style-name="P94"><text:span text:style-name="T7">Del «bienhacer» deriva otra forma secundaria y colateral de la felicidad, en la práctica </text:span><text:span text:style-name="T4">difícil y primaria</text:span><text:span text:style-name="T7">: acertar a formar una familia en armonía, en la que los hijos se desarrollan en confianza y cariño, mientras se crean obras fecundas. Fecundidad social y afectiva…</text:span></text:p>
          <text:p text:style-name="P87">Le sucede lo que a la creatividad auténtica: imposiblede planificar. Cuanto ás intervengan la razón seca y calculadora y la voluntad ordenancista y ordenadora, menos se logrará tal convivencia familiar y tal desarrollo psicológico de los hijos y las obras.</text:p>
          <text:p text:style-name="P94"><text:span text:style-name="T7">Cuanto más se planifica un proyecto, más equivocadamente sale y más defectos presenta. La tendencia maníaca a dejar </text:span><text:span text:style-name="T4">todos los cabos bien atados </text:span><text:span text:style-name="T7">no cuenta con los imprevistos</text:span><text:span text:style-name="T7"><text:note text:id="ftn10" text:note-class="footnote"><text:note-citation>10</text:note-citation><text:note-body><text:p text:style-name="P49">Cuanto más cerrado sobre sí y sistematizado, más expuesto al fracaso. Como en la agricultura y la ganadería, hay que dejar una parte del éxito a la naturaleza de las cosas, imprevisible. Lo mismo con la inspiración artística y filosófica.</text:p><text:p text:style-name="P49">Lo que pasa es que hay que ser «genialmente» imprevisor o improvisador de soluciones de emergencia.</text:p></text:note-body></text:note></text:span><text:span text:style-name="T7">.</text:span></text:p>
        </text:list-item>
        <text:list-item>
          <text:p text:style-name="P86"><text:span text:style-name="T33">Superación realista </text:span><text:span text:style-name="T43">pero honda de los duelos con </text:span><text:span text:style-name="T57">sublimación </text:span><text:span text:style-name="T33">moderadora </text:span><text:span text:style-name="T43">de los deseos.</text:span></text:p>
          <text:p text:style-name="P133"><text:soft-page-break/><text:span text:style-name="T42">Esta sería una felicidad de sello estoico, pero muy válida y accesible para quienes no suelen tener «suerte» y cuyo primer tropiezo es siempre la pérdida y la contrariedad.</text:span></text:p>
          <text:p text:style-name="P87">La elasticidad psíquica del ser humano es capaz —y ha de procurarlo— de convertir lo negativo en bien y en resultados positivos. Ser capaz de esto es ya una forma moderada de felicidad.</text:p>
          <text:p text:style-name="P87">Desde luego, una causa importante de infelicidad es la inmoderación o desmesura del deseo y búsqueda crispada de su satisfacción, aun para los que tienen suerte. La moderación de los deseos es la condición primera y elemental de cualquier felicidad.</text:p>
        </text:list-item>
        <text:list-item>
          <text:p text:style-name="P133"><text:span text:style-name="T42">Finalmente hay una forma de felicidad paradójica, para muchos necesaria, en esta línea de «hacer de la necesidad virtud»: </text:span><text:span text:style-name="T38">asumir como un destino fecundo las constantes dolorosas de una vida.</text:span></text:p>
          <text:p text:style-name="P133"><text:span text:style-name="T42">Los creyentes cristanos han de pensar así. Experiencia y sabiduría coinciden en esto y enseñan que el «destino» de cada hombre está más o menos directamente orientado por la providencia </text:span><text:span text:style-name="T32">consciente y lúcida </text:span><text:span text:style-name="T42">de Dios («ciencia media» de Molina).</text:span></text:p>
          <text:p text:style-name="P133"><text:span text:style-name="T42">Luego cuando nuestros fracasos no son del todo culpables, sino que —hagamos lo que hagamos— las cosas nos resultan difíciles y dolorosas, o van a dar a sorprendentes fallos aun cuando parecen salir bien, tenemos la </text:span><text:span text:style-name="T32">señal </text:span><text:span text:style-name="T42">inequívoca de que nuestro «destino» —que de todos modos respeta y protege la libertad personal— es providencialmente ése, y </text:span><text:span text:style-name="T32">yo no lo puedo cambiar</text:span><text:span text:style-name="T42"> (y si lo intento, es aún peor).</text:span></text:p>
        </text:list-item>
      </text:list>
      <text:p text:style-name="P50"><text:span text:style-name="T42">[p152] Podemos sistematizar distinguiendo </text:span><text:span text:style-name="T32">cuatro grupos de tipos</text:span><text:span text:style-name="T42">, bastante diferentes entre sí, </text:span><text:span text:style-name="T32">de vida feliz</text:span><text:span text:style-name="T42">, suponiendo siempre que:</text:span></text:p>
      <text:list text:style-name="L2">
        <text:list-item>
          <text:p text:style-name="P88">en toda vida, por afortunada que sea, se han de pasar crisis y temporadas no tan felices;</text:p>
        </text:list-item>
        <text:list-item>
          <text:p text:style-name="P88">que la vivencia de muchos tipos de felicidad de los antes descritos ha de compaginarse con alguna sombra de infelicidad.</text:p>
        </text:list-item>
      </text:list>
      <text:p text:style-name="P35">De la habilidad del interesado depende que no domine ni ensombrezca el fluir positivo de su praxis —o de su aportación a la praxis colectiva— ese aspecto negativo.</text:p>
      <text:p text:style-name="P46"><text:soft-page-break/><text:span text:style-name="T63">Primer grupo:</text:span><text:span text:style-name="T42"> Felicidad </text:span><text:span text:style-name="T66">práxicamente productiva</text:span><text:span text:style-name="T42">, aspecto negativo puede ser el afectivo amoroso, soledad íntima o incomprensión de la pareja; riesgo, narcisismo y orgullo, creerse autor de la propia buena suerte.</text:span></text:p>
      <text:p text:style-name="P46"><text:span text:style-name="T63">Segundo grupo: </text:span><text:span text:style-name="T42">Felicidad </text:span><text:span text:style-name="T66">afectiva y amorosa </text:span><text:span text:style-name="T42">en el seno de la familia. Gran riesgo: el afecto se convierta en </text:span><text:span text:style-name="T63">simbiosis </text:span><text:span text:style-name="T42">fijativa, que aliene en lo grupal las personalidades de los hijos. Si los hijos se rebelan, el sujeto lo vivirá como una desgracia. Otro: que el grupo feliz </text:span><text:span text:style-name="T63">se cierre sobre sí mismo</text:span><text:span text:style-name="T42"> y reduzca a los demás subconscientemente a objeto de beneficencia o sujeto de admiración obligada de sus logros.</text:span></text:p>
      <text:p text:style-name="P51"><text:span text:style-name="T34">Tercer grupo: </text:span><text:span text:style-name="T44">Felicidad por </text:span><text:span text:style-name="T39">moderación</text:span><text:span text:style-name="T44"> del deseo y </text:span><text:span text:style-name="T39">sensatez </text:span><text:span text:style-name="T44">cooperante con la praxis ajena y objetviamente orientada. La que más carece de riesgos, pues la moderación y la sensatez evitan los riesgos al brotar.</text:span></text:p>
      <text:p text:style-name="P50"><text:span text:style-name="T42">Su grado máximo es la </text:span><text:span text:style-name="T38">creatividad </text:span><text:span text:style-name="T42">que resuelve con acierto a pesar de su aire de improvisación osada. Ha de ser espontáneo, dado por la naturaleza peculiar del sujeto.</text:span></text:p>
      <text:p text:style-name="P46"><text:span text:style-name="T63">Cuarto grupo: </text:span><text:span text:style-name="T42">Felicidad </text:span><text:span text:style-name="T66">laboriosa y dialéctica </text:span><text:span text:style-name="T42">que sabe obtener la ácida satisfacción del logro de la elaboración de numerosos duelos y de la aceptación del duro e indudable «destino» como lo inevitable y </text:span><text:span text:style-name="T63">p r e d e s t i n a d o </text:span><text:span text:style-name="T42">a uno mismo como vía de realización.</text:span></text:p>
      <text:p text:style-name="P46"><text:span text:style-name="T42">Ser objetivo y «realista» no es ser pragmático ni </text:span><text:span text:style-name="T63">cosista</text:span><text:span text:style-name="T42">, sino saber ver los sucesos </text:span><text:span text:style-name="T63">como vienen</text:span><text:span text:style-name="T42">, cómo en sí son hombres e intereses, procesos y estrategias, sin hacerse demasiadas ilusiones de ellos ni dejarse desalentar por los desengaños que ocasionan ni pérdidas de cosas.</text:span></text:p>
      <text:p text:style-name="P46"><text:span text:style-name="T42">Si a esta </text:span><text:span text:style-name="T66">dialéctica de dolor y de logro </text:span><text:span text:style-name="T42">se une </text:span><text:span text:style-name="T66">fe en algo más que la praxis intrasocial</text:span><text:span text:style-name="T42">, se adquiere una identidad </text:span><text:span text:style-name="T63">e s c a t o l ó g i c a</text:span><text:span text:style-name="T42">. Se </text:span><text:span text:style-name="T63">vive intensamente </text:span><text:span text:style-name="T42">en otros planos de diferente trascendencia y valor.</text:span></text:p>
      <text:p text:style-name="P46"><text:span text:style-name="T42">En este caso la felicidad es más plena que la del primer grupo y la </text:span><text:span text:style-name="T63">afectividad viva y abierta</text:span><text:span text:style-name="T42"> a todo y todos.</text:span></text:p>
      <text:p text:style-name="P95">12. Componentes reales de la felicidad: <text:span text:style-name="T7"/></text:p>
      <text:p text:style-name="P89"><text:span text:style-name="T67">La primera componente</text:span> es la <text:span text:style-name="T19">independencia del juicio ajeno </text:span>(sin llegar a insolencia, desconsideración o insensatez de no tener en cuenta las repercursiones del propio comportamiento, por vértigo de independencia).<text:span text:style-name="T42"/></text:p>
      <text:p text:style-name="P89"><text:soft-page-break/>No puede ser del todo ni básicamente feliz <text:span text:style-name="T1">quien se siente tributario de la aprobación de otros </text:span>ni de la <text:span text:style-name="T19">impresión </text:span>favorable (o no) <text:span text:style-name="T19">que cause </text:span>como tampoco quien vaya escandalizando.<text:span text:style-name="T42"/></text:p>
      <text:p text:style-name="P89">El gran riesgo aquí es la poca lucidez acerca de lo que conviene en cada caso, confundida con “ser un provocador”. <text:span text:style-name="T1">Los menos prudentes </text:span>son quienes más dispensados se creen de tener en cuenta la opinión ajena.<text:span text:style-name="T42"/></text:p>
      <text:p text:style-name="P99">Una segunda condición<text:span text:style-name="T68"> es la </text:span><text:span text:style-name="T69">no-alienación</text:span><text:span text:style-name="T68"> en criterios </text:span><text:span text:style-name="T6">no asumidos </text:span><text:span text:style-name="T68">o por el contrario la </text:span><text:span text:style-name="T6">arbitrariedad </text:span><text:span text:style-name="T68">destructiva y caprichosa que impide aunar esfuerzos, comprender al otro o ceder en parte (por el momento) por cortesía o estrategia.</text:span><text:span text:style-name="T42"/></text:p>
      <text:p text:style-name="P100">La cortesía o respeto es el lubricante de la interacción social, que permite incluso disentir sin ofender.<text:span text:style-name="T42"/></text:p>
      <text:p text:style-name="P100">Hay que calcular cómo no herimos la <text:span text:style-name="T1">autoestima </text:span>o sensibilidad del otro para que siempre sea posible una conciliación estratégica. Si hubiese un roce demasiado áspero, su sentimiento de dignidad le impedirá avenirse con nosotros. Lo peor es cuando ni siquiera quiere reconocer que se ha sentido ofendido o molesto, como los narcisistas y triunfadores.<text:span text:style-name="T42"/></text:p>
      <text:p text:style-name="P100">Hay quien está acostumbrado a soltar su malhumor de inmediato —a veces solo en adjetivos y adverbios que inconscientemente selecciona—, hiriendo sin necesidad. A veces sin darse cuenta.<text:span text:style-name="T42"/></text:p>
      <text:p text:style-name="P100">No es lo mismo decir: «¿Estás seguro? ¿No será algo diferente de lo que supones?» que exclamar con voz menos persuasiva:<text:span text:style-name="T42"/></text:p>
      <text:list text:style-name="L3">
        <text:list-item>
          <text:p text:style-name="P101">¡<text:span text:style-name="T1">Ya</text:span> estás haciendo suposiciones injustificadas!<text:span text:style-name="T42"/></text:p>
        </text:list-item>
        <text:list-item>
          <text:p text:style-name="P101">¡<text:span text:style-name="T1">Siempre</text:span> has de pasarte…!<text:span text:style-name="T42"/></text:p>
        </text:list-item>
        <text:list-item>
          <text:p text:style-name="P101">Peor: ¡Eso no tiene ni pies ni cabeza!<text:span text:style-name="T42"/></text:p>
        </text:list-item>
        <text:list-item>
          <text:p text:style-name="P101">Peor aún: ¡No se te ocurren <text:span text:style-name="T1">más </text:span>que tonterías!<text:span text:style-name="T42"/></text:p>
        </text:list-item>
        <text:list-item>
          <text:p text:style-name="P101">Si es persona menos conocida: ¡Vd. se figura demasiadas cosas!<text:span text:style-name="T42"/></text:p>
        </text:list-item>
        <text:list-item>
          <text:p text:style-name="P101">¿Cómo puede pensar Vd. esas cosas tan raras?<text:span text:style-name="T42"/></text:p>
        </text:list-item>
        <text:list-item>
          <text:p text:style-name="P101">Retorcimiento clásico de ambiente “piadoso”: Me extraña que vd. diga esas cosas<text:span text:style-name="T42"/></text:p>
        </text:list-item>
        <text:list-item>
          <text:p text:style-name="P101">Le respeto a ud. demasiado para suponer que está diciendo eso. Significando que el interlocutor se está <text:span text:style-name="T1">indignificando </text:span>y desdiciendo <text:soft-page-break/>de un supuesto prestigio que ante los ojos del hablante <text:span text:style-name="T1">acaba de perder</text:span>.<text:span text:style-name="T42"/></text:p>
        </text:list-item>
      </text:list>
      <text:p text:style-name="P100">O en palabras normales un permanente tono de ironía que patina los nervios del oyente.<text:span text:style-name="T42"/></text:p>
      <text:p text:style-name="P99">Una tercera condición<text:span text:style-name="T1">,</text:span><text:span text:style-name="T68"> incluso para mantener la cortesía, es la </text:span><text:span text:style-name="T69">autoposesión distendida</text:span><text:span text:style-name="T68"> pero segura de la propia afectividad y del ejercicio de la libertad. Esto es </text:span><text:span text:style-name="T6">saber lo que se desea</text:span><text:span text:style-name="T68">, lo que se está sintiendo, lo que se quiere lograr (y por qué), aunque sea para prohibírselo: saber ser </text:span><text:span text:style-name="T69">libre</text:span><text:span text:style-name="T68">, sin ilusiones, sin apegos, sin barreras prejudicadas (de clase, por ejemplo), sin miedos extemporáneos o proyectivos (de fantasmas inconscientes y operantes en el fondo de uno mismo, no por causas objetivas).</text:span><text:span text:style-name="T42"/></text:p>
      <text:p text:style-name="P100">Esto supone <text:span text:style-name="T19">lucidez de juicio</text:span>, que dote al sujeto de <text:span text:style-name="T19">objetividad</text:span> sobre los derechos y dignidad y valor de los otros.<text:span text:style-name="T42"/></text:p>
      <text:p text:style-name="P100">Tal lucidez es capaz de elaborar duelos, apreciar valores ajenos (o propios), repartir menos distorsionadamente los acentos, calibrar eficacia y precios de los medios que han de emplearse y respectivamente “pagarse”, y combinar posibilidades de solución o mejora en diferentes grados.<text:span text:style-name="T42"/></text:p>
      <text:p text:style-name="P100">Y a esto ha de unirse <text:span text:style-name="T1">capacidad mental de previsión</text:span> de amenazas reales o posibles, sin agitación emocional excesiva. En una vida feliz hay que estar preparados y contar con fallos y posibles eclipses temporales de situaciones y visiones dichosas y de armonía unos con otros (acaben produciéndose o no).<text:span text:style-name="T42"/></text:p>
      <text:p text:style-name="P100">Un disfrute de la felicidad sin estas previsiones negativas o de factores no tan prósperos se halla de antemano expuesto a sorpresas muy desagradables. Sorpresas que a lo mejor provocamos por excesiva confianza o ambición.<text:span text:style-name="T42"/></text:p>
      <text:p text:style-name="P100">Por tanto, la base sólida de toda felicidad radica en <text:span text:style-name="T19">aceptarse como se es,</text:span> <text:span text:style-name="T1">sin ilusiones maníacas ni temores paranoides</text:span>, sino con una dinámica genuinamente d i a l é c t i c a de avance y de mejora<text:span text:style-name="T1"> desde la modestia </text:span>de las posibilidades iniciales <text:span text:style-name="T1">y con una tenacidad —</text:span>nunca crispada ni ambiciosamente motivada— del que <text:span text:style-name="T1">sabe lo que quiere </text:span>y <text:span text:style-name="T1">quiere lo que debe </text:span>obtener para mejorarse a sí y un poco al mundo en que vive.<text:span text:style-name="T42"/></text:p>
      <text:p text:style-name="P100">Los más fallamos constantemente en uno de estos dos particulares:<text:span text:style-name="T42"/></text:p>
      <text:list text:style-name="L4">
        <text:list-item>
          <text:p text:style-name="P102"><text:soft-page-break/>O no acabamos de saber lo que pretendemos con nuestros actos, los mas serios incluso;<text:span text:style-name="T42"/></text:p>
        </text:list-item>
        <text:list-item>
          <text:p text:style-name="P102">O lo sabemos pero pretendemos lo que no es adecuado para la realización propia y ajena.<text:span text:style-name="T42"/></text:p>
        </text:list-item>
      </text:list>
      <text:p text:style-name="P100">Y así, si logramos lo que pretendemos a lo mejor no nos satisface, o nos crea mala conciencia, y si no lo conseguimos, nos sentimos frustrados, pues era <text:span text:style-name="T1">la motivación narcisista lo que nos cegaba al pretenderlo</text:span>, pero sin valoración objetiva y práctica de los resultados.<text:span text:style-name="T42"/></text:p>
      <text:p text:style-name="P100">En quienes se esfuerzan por ser eficaces y operativos hay demasiadas veces una fijación o ilusión <text:span text:style-name="T1">maníaca puesta en algo no del todo real </text:span>ni conveniente.<text:span text:style-name="T42"/></text:p>
      <text:p text:style-name="P100">****<text:span text:style-name="T42"/></text:p>
      <text:p text:style-name="P100">La felicidad no puede estribar en lo externo (cosas, relaciones, acontecimientos, salud), pues todas estas realidades son cambiantes, sentidas y enfocadas de maneras muy diferentes según sujetos y situaciones.<text:span text:style-name="T42"/></text:p>
      <text:p text:style-name="P100">La felicidad radica en la actitud y disposición de ánimo: en lo que se <text:span text:style-name="T19">es </text:span>y ha <text:span text:style-name="T19">llegado uno a hacerse </text:span>a través de muchas infelicidades. La infelicidad tiene el valor de entrenar para ser feliz. Únicamente hay que sortear en ella el riesgo del resentimiento y la amargura.<text:span text:style-name="T42"/></text:p>
      <text:p text:style-name="P103">Varios son los factores esenciales de la felicidad, aun <text:span text:style-name="T1">compatibles con hostilidades y contrariedades </text:span>externas:<text:span text:style-name="T42"/></text:p>
      <text:list text:style-name="L5">
        <text:list-item>
          <text:p text:style-name="P104">Claridad mental<text:span text:style-name="T21"> y capacidad de discernir ideas, afectos, valores y logros;</text:span><text:span text:style-name="T42"/></text:p>
        </text:list-item>
        <text:list-item>
          <text:p text:style-name="P104">Aceptación de las propias limitaciones <text:span text:style-name="T21">circunstanciales;</text:span><text:span text:style-name="T42"/></text:p>
        </text:list-item>
        <text:list-item>
          <text:p text:style-name="P104"><text:span text:style-name="T21">En consecuencia, </text:span>capacidad de elaboración de duelos <text:span text:style-name="T21">y contrariedades, pues unos y otras fatalmente se producen…</text:span><text:span text:style-name="T42"/></text:p>
        </text:list-item>
        <text:list-item>
          <text:p text:style-name="P104">Libertad elástica<text:span text:style-name="T21">, tanto respecto de la opinión ajena como de los propios apegos. </text:span><text:span text:style-name="T7">Elástica, </text:span><text:span text:style-name="T21">que no rígida ni unilineal (sería patológico). Puede hacer una apreciable «rigidez» en la arbitrariedad...</text:span><text:span text:style-name="T42"/></text:p>
        </text:list-item>
      </text:list>
      <text:p text:style-name="P105"><text:span text:style-name="T21">En todo caso habrá que sublimar; sólo cuando no se pueda ir adelante con lo que se siente —ni aun sublimándolo— habrá que cercenar alguna </text:span><text:soft-page-break/><text:span text:style-name="T21">inclinación básica, para ser feliz realizándose en un sentido positivo y concreto.</text:span><text:span text:style-name="T42"/></text:p>
      <text:p text:style-name="P105"><text:span text:style-name="T21">No se trata de ser asceta, sino congruente con el proyecto asumido. Lo que no da resultado es la </text:span>dispersión de deseos<text:span text:style-name="T21">. La mayoría se malograen esta oscilación perpleja. Y no llega a producir nada consistente. Empieza y no termina, amaga y no da, quiere y no quiere. Se va el tiempo en proyectar minuciosamente, pero no hay decisión para dar el primer paso.</text:span><text:span text:style-name="T42"/></text:p>
      <text:p text:style-name="P105"><text:span text:style-name="T21">Confusión de ideas con afectos, verdadera decisión con veleidad, interés operante con fantasías, dependencia de opinión ajena, opresión o desconsuelo de carencias y decepciones —sentidas en el momento como «absolutas»— son los peores impedimentos reales y efectivos de la felicidad.</text:span><text:span text:style-name="T42"/></text:p>
      <text:p text:style-name="P106"><text:span text:style-name="T21">Otra descripción de la felicidad: modo de </text:span><text:span text:style-name="T7">tomar lo que viene</text:span><text:span text:style-name="T21">, de </text:span><text:span text:style-name="T7">proyectar</text:span><text:span text:style-name="T21">, </text:span><text:span text:style-name="T7">actitudes afectivas </text:span><text:span text:style-name="T21">ante situaciones, relaciones y personas, que siente cierta ilusión por aquello que ha decidido dedicarse (ha tenido que luchar), pero no espera mucho de nada. </text:span><text:span text:style-name="T7">Y se guarda de la agresividad ajena</text:span><text:span text:style-name="T21">. Ve que produce efectos positivos, pero no se complace morosamente en ello, sino que acepta sus limitaciones y, por ello, se hace cargo de los perfiles negativos de los demás (defendiéndose</text:span><text:span text:style-name="T21"><text:note text:id="ftn11" text:note-class="footnote"><text:note-citation>11</text:note-citation><text:note-body><text:p text:style-name="P52">Una cosa que produce auténtica pena en buenas personas es lo indefensas que van por ahí y lo fácilmente que presentan un flanco indefenso y desguarnecido a la pulsión agresiva del otro. Algunos establecen una verdadera simbiosis con el duro y agresivo, otros suponen que deben frecuentarlo por altruismo. Lo que consiguen es incentivar el acoso, reforzar lo malo de quien no merece su amistad e intoxicarse ellos de su veneno, dejando por ejemplo deteriorarse su autoestima.</text:p></text:note-body></text:note></text:span><text:span text:style-name="T21"> serenamente de ellos).</text:span><text:span text:style-name="T42"/></text:p>
      <text:p text:style-name="P106"><text:span text:style-name="T21">En definitiva, no es poseer cosas, es tomarse la cosas.</text:span><text:span text:style-name="T42"/></text:p>
      <text:p text:style-name="P106"><text:span text:style-name="T21">No es posible excluirse las críticas y los roces.</text:span><text:span text:style-name="T42"/></text:p>
      <text:p text:style-name="P96">13. Posibilidades objetivas:<text:span text:style-name="T42"/></text:p>
      <text:p text:style-name="P90">El que se sienta «perdedor» o «infeliz» (según se enfoque la felicidad posesivamente o no) debe ver, para salir de su <text:span text:style-name="T1">pozo, </text:span>si hay salida. Es decir, hacerse cargo de las posibilidades objetivas con que se cuenta, sin entregarse emocionalmente a la fatalidad.<text:span text:style-name="T42"/></text:p>
      <text:p text:style-name="P90">Y como el ser humano es una dialéctica realidad <text:span text:style-name="T1">desfondada, abierta y maleable</text:span>, pura posibilidad incoada, tiene que haber salida, pues eso es «lo humano»: la <text:span text:style-name="T19">indeterminación actual de posibilidades</text:span> para ulteriores desarrollos diferentes.<text:span text:style-name="T42"/></text:p>
      <text:p text:style-name="P90"><text:soft-page-break/>Para ver claro hay que discernir confusas ideas que flotan en el contradictorio eclecticismo actual y que acentúan el «desfondamiento» humano en lo tocante a referentes últimos, tan desorganizado como las mismas pulsiones de la VICS.<text:span text:style-name="T42"/></text:p>
      <text:p text:style-name="P90">Hay varios niveles en el ser humano, sometidos a condicionamientos específicos: genoma, pautas de comunicación perpetuadas en el grupo familiar, dieta, medio ambiente, educación, aprendizajes sociales y profesionales, creencias, usos, vigencias, el pasado familiar e individual, el modo concreto de vivenciar el entorno, fantasías y afectos vividos o echados de menos… Todo ello contribuye a hacernos <text:span text:style-name="T19">individuo</text:span>.<text:span text:style-name="T42"/></text:p>
      <text:p text:style-name="P90">Es precisamente la <text:span text:style-name="T5">variedad y multiplicidad </text:span>de tales «condicionamientos» lo que crea la posibilidad de <text:span text:style-name="T1">libertad</text:span>, de <text:span text:style-name="T1">inteligencia </text:span>superadora y abarcativa de lo hasta entonces dado; de <text:span text:style-name="T1">conciencia </text:span>y de <text:span text:style-name="T1">creatividad.</text:span><text:span text:style-name="T42"/></text:p>
      <text:p text:style-name="P90">Se emerge de la dialéctica contradictoria de estos niveles de manera cada vez original y propia<text:span text:style-name="T70">. </text:span><text:span text:style-name="T68">Prueba de ello es que muchos individuos nacer y se crían en idénticas condiciones y no resultan idénticos. Hay un factor no mensurable ni definible que opera aquí.</text:span><text:span text:style-name="T42"/></text:p>
      <text:p text:style-name="P90">Unos se integran bien en la sociedad, otros no pueden sino que, como individualidades potentes y creativas, superan los troquelados conformistas, y un tercer sector se pierde en rebeldías improductivas. Abundan proyectos de <text:span text:style-name="T1">hombre-a-medio-hacer </text:span>ya de por vida, incapaces de rematar desde sí mismos.<text:span text:style-name="T42"/></text:p>
      <text:p text:style-name="P90">Hay que hacerse desde la humildad de reconocer la propia escasez. Humildad no es ignorarse, <text:span text:style-name="T19">sino </text:span><text:span text:style-name="T5">tomar conciencia de lo escaso y corte</text:span><text:span text:style-name="T1"> que queda siempre uno </text:span>ante la inmensidad de su proyecto (si se tiene). Y de subsistir abierto a una realidad ajena y hostil desde el desfondamiento de la propia contingencia sin conocer los límites. El problema de muchos pacientes es ser incapaces de forjar su <text:span text:style-name="T1">proyecto motivador</text:span>.<text:span text:style-name="T42"/></text:p>
      <text:p text:style-name="P90">Nadie puede dar la fórmula para conseguir y conjugar posibilidades de alcance desconocido. Habrá quien suponga que se encuentre en una ética, religión o espiritualidad. Pero éstas no se pueden aplicar en estado puro, sino que la sociedad o los especialistas las «traducen», <text:span text:style-name="T1">las filtran y reparten los acentos diversa y sesgadamente</text:span>, sin tener en cuenta los niveles de complejidad social y psicológica; creando así <text:span text:style-name="T1">falsos deberes, orientaciones irreales </text:span>y hasta <text:span text:style-name="T19">fundamentalismos</text:span><text:span text:style-name="T5">.</text:span><text:span text:style-name="T42"/></text:p>
      <text:p text:style-name="P90"><text:soft-page-break/>¿Cuál sería la meta social de la religión? Liberar al ser humano de escotomas (errores proyectivos), lastres, apegos, impulsos parciales y corruptelas.<text:span text:style-name="T42"/></text:p>
      <text:p text:style-name="P90">Así, el cristianismo no es una religión (Bonhoeffer). La religión es un fenómeno <text:span text:style-name="T1">antropológico</text:span>. El cristianismo es una realidad <text:span text:style-name="T1">escatológica</text:span>.<text:span text:style-name="T42"/></text:p>
      <text:p text:style-name="P90">Es sorprendente cómo el rito y las ideologías demasiado humanas —cuando llegan a configurar una religión— estorban y hasta <text:span text:style-name="T1">ahogan la eficacia de lo divino </text:span>en lo humano.<text:span text:style-name="T42"/></text:p>
      <text:p text:style-name="P90">En definitiva, hemos de dar con la fórmula conjuntiva de las dimensiones importantes de nuestra vida y connaturalizarla, para vivirla <text:span text:style-name="T1">desde la propia genuinidad</text:span>, respondiendo a todos los niveles de realidad que le conciernen. El problema es hacerlo en un medio social que presiona para que <text:span text:style-name="T5">no se sea…</text:span><text:span text:style-name="T42"/></text:p>
      <text:p text:style-name="P90">Hay que asimilar lo ajeno para reciclarlo <text:span text:style-name="T1">desde dentro</text:span>, tras haberlo filtrado por todos los dispositivos de conversión que constituyen la capacidad personal de «hacerse cargo», para que lleve el sello de la propia identidad.<text:span text:style-name="T42"/></text:p>
      <text:p text:style-name="P90">Por eso quien se ha identificado y se «ha encontrado», <text:span text:style-name="T1">recuperado de su pérdida </text:span>en el mundo paradójico que le venía desconcertando, nada encuentra ajeno y viene a encontrarse a sí mismo en cada cosa y a percibir un eco familiar en todo. Nunca se encuentra “solo”, o su soledad es rica y sabrosa, pues nunca se le agota la compañía del <text:span text:style-name="T1">todo</text:span>.<text:span text:style-name="T42"/></text:p>
      <text:p text:style-name="P90">Encontrarse implica identidad, trayectoria, nivel de instauración, vividura existentiva y ritmo existencial.<text:span text:style-name="T42"/></text:p>
      <text:p text:style-name="P90">Y es posible recuperarse.<text:span text:style-name="T42"/></text:p>
      <text:p text:style-name="P90">Lo esencial es decidirse a <text:span text:style-name="T1">soltar amarras de apegos y de prejuicios </text:span>(sin caer en apegos y prejuicios contrarios) y desde uno mismo en comunicación con lo demás.<text:span text:style-name="T42"/></text:p>
      <text:p text:style-name="P107">Dejar que vaya cuajando la propia entidad dinámica <text:span text:style-name="T20">que nos dé conciencia de </text:span><text:span text:style-name="T28">estar efectivamente siendo lo que hemos de ser </text:span><text:span text:style-name="T20">en cada etapa.</text:span><text:span text:style-name="T42"/></text:p>
      <text:p text:style-name="P113"><text:span text:style-name="T20">14. Buscarse:</text:span><text:span text:style-name="T42"/></text:p>
      <text:p text:style-name="P108">Identidad <text:span text:style-name="T20">es la </text:span><text:span text:style-name="T28">vivencia de sí mismo en su singularidad concreta </text:span><text:span text:style-name="T20">y —a poder ser— productiva, siquiera sea de de afectos alentadores para otros.</text:span><text:span text:style-name="T42"/></text:p>
      <text:p text:style-name="P108"><text:span text:style-name="T20">La m i s m i d a d que nos es familiar en nuestro fuero interno ha de </text:span>irse desplegando <text:span text:style-name="T20">en su intercambio con la realidad objetiva.</text:span><text:span text:style-name="T42"/></text:p>
      <text:p text:style-name="P108"><text:soft-page-break/>Nivel de instauración <text:span text:style-name="T20">es el estilo cualificador que se adopte en la selección de motivaciones, metas y medios.</text:span><text:span text:style-name="T42"/></text:p>
      <text:p text:style-name="P108">Vividura <text:span text:style-name="T20">y </text:span>ritmo<text:span text:style-name="T20"> componen la dinámica que en todo ello se mantiene, como característica de la personalidad total, para ir trascendiendo los propios límites relativos a cada etapa, edad o momento. Un ritmo o un impulso sostenidos de por vida que ha de irse modulando diversamente conforma las edades por las que se transcurre.</text:span><text:span text:style-name="T42"/></text:p>
      <text:p text:style-name="P108"><text:span text:style-name="T20">La </text:span>vividura <text:span text:style-name="T20">—en cuanto estilo de vivenciar— connota el modo de tomar las cosas y de elaborar duelos y éxitos, que también han de ser elaborados para no «morir de éxito»… (como hemos visto a tantos morir). Y el «éxito» no es tanto poseer cuanto ser libre de los propios apegos para algo que valga la pena.</text:span><text:span text:style-name="T42"/></text:p>
      <text:p text:style-name="P108"><text:span text:style-name="T20">Actuar libremente supone y genera una retroalimentación entre lo propio y lo universal, de modo que lo ajeno no invada ni le aliene, sino que </text:span>incremente su identidad<text:span text:style-name="T20">. Caer «libremente» presa de lo ajeno (no universal) es negar la propia libertad. Como el muchacho que se va de casa para liberarse y cae en una pareja estable homosexual de un amante que lo acosa moralmente y es psíquicamente sádico, que no se sabe si es </text:span>borderline<text:span text:style-name="T20"> o socialmente resentido.</text:span><text:span text:style-name="T42"/></text:p>
      <text:p text:style-name="P108"><text:span text:style-name="T20">La genuina libertad positiva y lograda es </text:span><text:span text:style-name="T28">autoposesión mental, emocional y práxica </text:span><text:span text:style-name="T20">de las propias </text:span><text:span text:style-name="T28">posibilidades </text:span><text:span text:style-name="T20">de ir siendo, </text:span><text:span text:style-name="T28">no trabado </text:span><text:span text:style-name="T20">por apegos ni deseos intempestivos.</text:span><text:span text:style-name="T42"/></text:p>
      <text:p text:style-name="P108"><text:span text:style-name="T20">Mas para ser libre ha de saberse lo que se quiere hacer, y para ello ha de tenerse la vivencia continuada de </text:span>un sí-mismo consistente que se enfrenta a todo lo que amenace engañosamente <text:span text:style-name="T20">su posible identidad incoada, pero no lograda.</text:span><text:span text:style-name="T42"/></text:p>
      <text:p text:style-name="P109"><text:span text:style-name="T20">Libertad no es arbitrariedad, ni mantenerse continuamente en el vacío de compromisos a lo largo de un tiempo que no se concreta en nada, ni se sabe para qué se mantiene libremente disponible si no se llega a disponer de él alguna vez —y todavía </text:span>a tiempo<text:span text:style-name="T20">—.</text:span><text:span text:style-name="T42"/></text:p>
      <text:p text:style-name="P109"><text:span text:style-name="T20">No es indeterminación adolescente, sino control de variables.</text:span><text:span text:style-name="T42"/></text:p>
      <text:p text:style-name="P109"><text:span text:style-name="T20">No es disponibilidad para constantes cambios de orientación del deseo por la «gana», sino </text:span>disponibilidad de sí para logros reales <text:span text:style-name="T20">y congruentes.</text:span><text:span text:style-name="T42"/></text:p>
      <text:p text:style-name="P109"><text:span text:style-name="T20">Y no parece posible la obtención de un genuino logro </text:span>mediante el malogro de otros<text:span text:style-name="T20">.</text:span><text:span text:style-name="T42"/></text:p>
      <text:p text:style-name="P109"><text:soft-page-break/><text:span text:style-name="T20">Tampoco puede llamarse libertad cualquier medio de actuar espontáneo pero asistemático. En tales casos son los impulsos parciales los que dominan. Los impulsos integrados nutren la energía para ser libre; no integrados </text:span>la diluyen en arbitrariedad <text:span text:style-name="T20">inconstante.</text:span><text:span text:style-name="T42"/></text:p>
      <text:p text:style-name="P109"><text:span text:style-name="T20">Un sujeto con sus pulsiones, tendencias y deseos en su espontánea e innata dispersión no se halla en el mundo real, sino en el de los simbólicos y fantaseados «objetos del deseo» (tal vez no logrados en la infancia).</text:span><text:span text:style-name="T42"/></text:p>
      <text:p text:style-name="P109"><text:span text:style-name="T20">Estar en el mundo real tampoco es un irse desgastando y envejeciendo en un juego intrascendente de pulsiones fantaseadoras de sus objetos —así he visto envejecer a libertarios de buena fe en una juventud descomprometida pero insípidamente prolongada—, sino integrarse en la dinámica de las edades con los cometidos que exigen o sugieren…</text:span><text:span text:style-name="T42"/></text:p>
      <text:p text:style-name="P109"><text:span text:style-name="T20">El mero juego de fuerzas personales no comprometidas ni encauzadas podrá resultar al principio gratificante, pero en la madurez prefigura ya el negativo de un sí-mismo abolido y abortado.</text:span><text:span text:style-name="T42"/></text:p>
      <text:p text:style-name="P109"><text:span text:style-name="T20">La libertad radica pues en el </text:span><text:span text:style-name="T28">encuentro vivamente concreto de la propia realidad</text:span><text:span text:style-name="T20">. En el hallazgo y contacto de la realidad </text:span><text:span text:style-name="T28">objetiva </text:span><text:span text:style-name="T20">que </text:span>me concierne<text:span text:style-name="T20">. [p184]</text:span><text:span text:style-name="T42"/></text:p>
      <text:p text:style-name="P110"><text:span text:style-name="T20">Quien no ha acabado de encontrarse a sí permanece inseguro y desorientado, aunque pueda movilizar mucha agresividad. Esta inseguridad solapada y agresiva le incomunica o lo indispone a la interacción fecunda. Así, no hay libertad </text:span>para logros sustanciales<text:span text:style-name="T20">, puede haber actividad lúdica mal llamada «creativa», pero no supone logro personal ni social. De éste nunca puede desentenderse el logro propio.</text:span><text:span text:style-name="T42"/></text:p>
      <text:p text:style-name="P110"><text:span text:style-name="T20">****</text:span><text:span text:style-name="T42"/></text:p>
      <text:p text:style-name="P110"><text:span text:style-name="T20">Irse buscando es tarea de por vida.</text:span><text:span text:style-name="T42"/></text:p>
      <text:p text:style-name="P110"><text:span text:style-name="T20">No es que existamos fuera de nosotros como un objeto que haya que encontrar, sino que </text:span>al buscarnos nos hacemos<text:span text:style-name="T20">, es decir, c r e a m o s aquello mismo que hay que encontrar.</text:span><text:span text:style-name="T42"/></text:p>
      <text:p text:style-name="P110"><text:span text:style-name="T20">Porque encontrarse es llegar a ser. Y se es </text:span>actuando<text:span text:style-name="T20">.</text:span><text:span text:style-name="T42"/></text:p>
      <text:p text:style-name="P110"><text:span text:style-name="T20">Si no se actúa, nunca puede alguien encontrarse, pues </text:span>no llega a ser<text:span text:style-name="T20">.</text:span><text:span text:style-name="T42"/></text:p>
      <text:p text:style-name="P110"><text:span text:style-name="T20">Esta actuación es búsqueda. Búsqueda de sí y de más y distintas realidades que me conciernen.</text:span><text:span text:style-name="T42"/></text:p>
      <text:p text:style-name="P110"><text:soft-page-break/><text:span text:style-name="T20">Es tarea de toda una vida, pues </text:span>durar <text:span text:style-name="T20">es </text:span><text:span text:style-name="T28">hacerse en una praxis.</text:span><text:span text:style-name="T20"> Por eso, cuando no se existe integrado en una praxis se sobra uno a sí mismo: se tiene la impresión de </text:span><text:span text:style-name="T28">existir menos </text:span><text:span text:style-name="T20">o de </text:span><text:span text:style-name="T28">estar de más…</text:span><text:span text:style-name="T42"/></text:p>
      <text:p text:style-name="P110"><text:span text:style-name="T20">Al volver la vista al pasado se aprecian diferentes estados de </text:span>condensación <text:span text:style-name="T20">y de </text:span>rarefacción<text:span text:style-name="T20">: ha habido modos de durar densos de sí, y otros vacíos de importancia, rarefactados. Bergson quedó a las puertas pero no profundizó con su </text:span>durée <text:span text:style-name="T20">densa y opaca.</text:span><text:span text:style-name="T42"/></text:p>
      <text:p text:style-name="P110"><text:span text:style-name="T20">La densidad de duración se incrementa al irse conociendo asuntivamente</text:span><text:span text:style-name="T20"><text:note text:id="ftn12" text:note-class="footnote"><text:note-citation>12</text:note-citation><text:note-body><text:p text:style-name="P53">Es decir, te conoces, te asumes y al asumirte maduras y te enriqueces, aunque sólo asumas el mal que has hecho (y que no hubieras querido hacer, entonces te encanallarías). Asumir tus errores como tales. Tengo la impresión <text:span text:style-name="T1">a posteriori </text:span><text:span text:style-name="T20">de que hacen madurar más los errores reconocidos que los logros… Pues hace humilde, vivencia de sí que es la base de todo lo demás, grande y logrado, que se pueda llegar a ser.</text:span></text:p></text:note-body></text:note></text:span><text:span text:style-name="T20">, cada vez con más realidad y con menos fantasía. Y se va desvelando una realidad p r o p i a que es la que </text:span><text:span text:style-name="T28">toca vivir aquí y ahora</text:span><text:span text:style-name="T20">.</text:span><text:span text:style-name="T42"/></text:p>
      <text:p text:style-name="P110"><text:span text:style-name="T20">La solución a todas las demasías desestabilizadoras (que fomenta la propaganda, empezando por el agrio feminismo utópico)</text:span><text:span text:style-name="T20"><text:note text:id="ftn13" text:note-class="footnote"><text:note-citation>13</text:note-citation><text:note-body><text:p text:style-name="P54">La ideología rígida y hostil al varón —con lo cual la ideología se sitúa fuera de la realidad, pues los varones existen y hay que convivir y cooperar con ellos— es utópica por irreal e impracticable. La riqueza de la especie humana consiste en la variedad radical y fontal de caracteres, cualidades, habilidades y valores de cada sexo, etnia, clase social en cada momento de su evolución y edad. La mujer no debe emular al varón, sino asumir que puede funcionar igual de bien en profesiones que no exijan especial sensibilidad (los varones aquí están en inferioridad) ni especial fuerza física (la mayoría de las mujeres no pueden competir).</text:p><text:p text:style-name="P54">Hay que tener cuidado con que la paridad doméstica se convierta en arma secreta de venganzas femeninas para quitar el tiempo libre y práctica de deporte de fin de semana al hombre.</text:p><text:p text:style-name="P54">Y esto lo digo con harto sentimiento tras la experiencia clínica de parejas que funcionan así: la cooperación del marido en la vida doméstica era estar en casa lo más pronto posible, dar cuenta a su pareja de todo cuanto hacía y en qué gastaba su tiempo y dedicar el sábado a planchas y limpiar el alicatado del baño…</text:p><text:p text:style-name="P54">Yo respondía a estas parejas que para empezar gasten menos en otros caprichos y se paguen una persona que planche y limpie alicatado, pues eso no es labor ordinaria del día a día doméstico, sino trabajo extraordinario, poco masculino, exigido en momentos que al hombre —tenso profesionalmente de toda la semana— peor le viene renunciar a su hobby.</text:p><text:p text:style-name="P54">Unas veces la desalienación de la mujer parece que es vivir lúdicamente y liberarse de las cargas de la maternidad. Otras entregarse a trabajos más duros de lo que su sexo tolera (minero, camionero, militar), otras establecer en casa una relación disimétrica en que el hombre obedezca siempre… Nada de esto arregla el problema, sino que confunde la emancipación evidente y justa con la desnaturalización de las relaciones hombre/mujer. Habría que tener en cuenta la experiencia histórica de los experimentos realizados en los <text:span text:style-name="T1">kibbuzim</text:span><text:span text:style-name="T20"> en los años 20 para igualar desde el nacimiento a niños y niñas entre sí.</text:span></text:p></text:note-body></text:note></text:span><text:span text:style-name="T20"> estaría en </text:span><text:soft-page-break/><text:span text:style-name="T20">percatarse de que se existe en sociedad, y que «existir» es </text:span>estar referido a…<text:span text:style-name="T20"> (no como forma de servir o depender alienadamente, sino </text:span>funcional<text:span text:style-name="T20">)</text:span><text:span text:style-name="T20"><text:note text:id="ftn14" text:note-class="footnote"><text:note-citation>14</text:note-citation><text:note-body><text:p text:style-name="P53">El error histórico mundial ha sido fundar el Estado en el dominio con implicaciones de infravaloración cualitativa de los agentes de una actividad u otra, siendo todas necesarias (con el agravante de que las indispensables y más necesarias son las que llevan a valorar menos al operario).</text:p></text:note-body></text:note></text:span><text:span text:style-name="T20">.</text:span><text:span text:style-name="T42"/></text:p>
      <text:p text:style-name="P110"><text:span text:style-name="T20">Cuando la función, quehacer o trabajo no es alienado, sino integrado en la satisfacción de necesidades comunes, puede llegar a ser interesantes por muy modesto que sea (hay quien se «realiza» en la cocina, el huerto o la artesanía: barro o esparto).</text:span><text:span text:style-name="T42"/></text:p>
      <text:p text:style-name="P91">En cambio, las tareas en sí importantes o que lo parecen por el brillo que se les atribuye, suelen resultar más alienantes todavía. Esto por imponer actitudes representativas de grupos de poder o de una institución injusta, y no permitir libertad ideológica, caracterial o ética en quien inviste el cargo <text:span text:style-name="T1">desde la propia realidad dinámica y en consonancia con lo verdaderamente importante y urgente</text:span>.<text:span text:style-name="T20"/></text:p>
      <text:p text:style-name="P91">Llega a darse la paradoja de que quien menos puede luchar por la implantación de una praxis justa es quien más poder y representatividad ha adquirido gracias al apoyo de un grupo político, que automáticamente lo convierte en símbolo de sí. Lo más difícil del mundo es realizar reformas radicales y transformadoras de estructuras injustas desde el Poder.<text:span text:style-name="T20"/></text:p>
      <text:p text:style-name="P97">15. Trayectoria y mundo: <text:span text:style-name="T7">T. S. Eliot dice que los seres humanos sólo podemos soportar una «pequeña dosis de realidad» y lo que menos se soporta es saber demasiado de sí.</text:span><text:span text:style-name="T20"/></text:p>
      <text:p text:style-name="P97"><text:span text:style-name="T7">Limitamos la información para defendernos de lo que </text:span><text:span text:style-name="T4">hay </text:span><text:span text:style-name="T7">y de lo que </text:span><text:span text:style-name="T4">somos</text:span><text:span text:style-name="T7">. Así, la maduración en edad puede irse convirtiendo en una progresiva f a l s i f i c a c i ó n (!) de sí mismo.</text:span><text:span text:style-name="T20"/></text:p>
      <text:p text:style-name="P97"><text:span text:style-name="T7">Cuando se llega a la cincuentena debería serse completamente implacable con la información inmediata de quién se es, pues ya ha de estarse preparado a ver las propias cosas como son.</text:span><text:span text:style-name="T20"/></text:p>
      <text:p text:style-name="P97"><text:soft-page-break/><text:span text:style-name="T7">Encontrarse a sí a veces depende de que nuestro proyecto se reorganice de otro modo al proyectado. «Existir» es </text:span><text:span text:style-name="T4">insistir </text:span><text:span text:style-name="T7">en lo que tiene cada uno que hacer para ser más denso de sí mismo y más fecundo en su autoconciencia y propósito de conseguir bienes participables.</text:span><text:span text:style-name="T20"/></text:p>
      <text:p text:style-name="P97"><text:span text:style-name="T7">Hay quienes se van deshaciendo al </text:span><text:span text:style-name="T4">desvivirse </text:span><text:span text:style-name="T7">en lugar de saber vivir en hondura de sí mismos, pretendiendo ser realistas y no dejar de tener los pies en la tierra.</text:span><text:span text:style-name="T20"/></text:p>
      <text:p text:style-name="P97"><text:span text:style-name="T7">¿Qué es esta «tierra» del realismo pragmático por quien tantos se desviven y alienan pretendiendo ser más que otros?</text:span><text:span text:style-name="T20"/></text:p>
      <text:p text:style-name="P97"><text:span text:style-name="T7">****</text:span><text:span text:style-name="T20"/></text:p>
      <text:p text:style-name="P97"><text:span text:style-name="T7">El mundo real es i n d e t e r m i n a c i ó n, un </text:span><text:span text:style-name="T4">producto dialéctico </text:span><text:span text:style-name="T7">de una determinada praxis, en la interacción social de cambiantes paradigmas culturales.</text:span><text:span text:style-name="T20"/></text:p>
      <text:p text:style-name="P97"><text:span text:style-name="T7">Por eso hay múltiples versiones del «mundo», desde el ser de cada cosa hasta sus valores. Hay realidad que no son pero que valen (una ley o una moda). Hay cosas que cambian de significado según su contextualización. Hay cosas que se invisten de deseo —que incrementa forzadamente el valor o crea valores ilusorios— y otras pasan indiferentes. Y sistemas del mundo excluyentes entre sí.</text:span><text:span text:style-name="T20"/></text:p>
      <text:p text:style-name="P97"><text:span text:style-name="T7">Las componentes del mundo </text:span><text:span text:style-name="T4">no son sólo sustancias materiales </text:span><text:span text:style-name="T7">sino </text:span><text:span text:style-name="T4">relaciones, intenciones, personas, sistemas, necesidades, vigencias y modos de percibir </text:span><text:span text:style-name="T7">(emocionalmente colectivos y contagiosos) que </text:span><text:span text:style-name="T4">crean estados de opinión, prejuicios </text:span><text:span text:style-name="T7">o </text:span><text:span text:style-name="T4">entusiasmos </text:span><text:span text:style-name="T7">que pueden ser catastróficos.</text:span><text:span text:style-name="T20"/></text:p>
      <text:p text:style-name="P97"><text:span text:style-name="T7">En la originalidad mutante del tiempo nunca puede estarse seguro de si se acierta éticamente con sólo repetir lo consabido y considerado como justo y legal. Pero la propiedad de lo colectivo es precisamente ésta: tender a ir seleccionando reductivamente determinados procesos estocásticos, orientados por la ley del mínimo esfuerzo.</text:span><text:span text:style-name="T20"/></text:p>
      <text:p text:style-name="P97"><text:span text:style-name="T7">Lo más contradictorio es que los mismos cauces colectivos, indispensables para la buena marcha de la praxis, vengan a </text:span><text:span text:style-name="T4">esclerotizarse </text:span><text:span text:style-name="T7">y a convertirse en el mayor obstáculo de la eficacia y del fluir de los procesos (burocratismo y papeleo, costumbres inveteradas que parece irreverente cambiar, criterios fixistas sin razones de peso).</text:span><text:span text:style-name="T20"/></text:p>
      <text:p text:style-name="P97"><text:soft-page-break/><text:span text:style-name="T7">Lo colectivo dejado a sí mismo tiende entrópicamente a la atrofia, al anquilosamiento y la redundancia. Sólo lo creativamente personal puede dinamizar los procesos, y ello supone un cierto coeficiente de </text:span><text:span text:style-name="T4">ruptura</text:span><text:span text:style-name="T7">.</text:span><text:span text:style-name="T20"/></text:p>
      <text:p text:style-name="P97"><text:span text:style-name="T7">Uno de los mayores obstáculos del logro personal y social humano es iniciarse por aprendizajes </text:span><text:span text:style-name="T4">transmitidos </text:span><text:span text:style-name="T7">por inculturación colectiva, a la luz de referentes tradicionales sometidos al desgasta axial de </text:span>lo consabido<text:span text:style-name="T7">. Llegar a este estado asegura y consolida ideas y costumbres, pero al mismo tiempo las amenaza de esterilidad.</text:span><text:span text:style-name="T20"/></text:p>
      <text:p text:style-name="P97">16. Lo natural: <text:span text:style-name="T7">Si por «natural» se entiende lo espontáneo, lo que se produce sin mediación cultural, entonces la «naturaleza humana» es un horror, peor que la de cualquier otra especie de vivientes.</text:span><text:span text:style-name="T20"/></text:p>
      <text:p text:style-name="P97"><text:span text:style-name="T7">Los jurisconsultos romanos suponían que en la conciencia «natural» de todos los hombres y pueblos (</text:span><text:span text:style-name="T4">gentes</text:span><text:span text:style-name="T7">) brotaban espontáneamente unas pautas eticosociales por sí mismas </text:span><text:span text:style-name="T4">justas</text:span><text:span text:style-name="T7">, justas en cualquier supuesto étnico y social: </text:span><text:span text:style-name="T4">ius gentium est quod apud omnes gentes peraeque custoditur </text:span><text:span text:style-name="T7">(</text:span><text:span text:style-name="T4">peraeque: </text:span><text:span text:style-name="T7">¡de modo enteramente uniforme!). Así ya podía decirse que el alma era naturalmente cristiana. Después Aquinas lo fundamentaría con la promulgación creacional de la voluntad divina (</text:span><text:span text:style-name="T4">lex aeterna</text:span><text:span text:style-name="T7">) en la conciencia natural humana.</text:span><text:span text:style-name="T20"/></text:p>
      <text:p text:style-name="P97"><text:span text:style-name="T7">Nada puede pensarse menos parecido a la realidad, ni más exacto y en contradicción con la experiencia social. ¿De dónde recibirían la información antropológica los pensadores estoicos y los juristas romanos? ¿O es que la esclavitud y todo lo demás era conforme al derecho natural? Utopía sostenida por romanos, la Stoa, la Escolástica, el Jusnaturalismo ilustrado y los conservadores del XIX y XX (y progresistas, lo llaman «derechos humanos»).</text:span><text:span text:style-name="T20"/></text:p>
      <text:p text:style-name="P97"><text:span text:style-name="T7">Las determinaciones de este pretendido «derecho natural» se habrían ido <text:s/>conociendo </text:span><text:span text:style-name="T4">a posteriori </text:span><text:span text:style-name="T7">por acierto y error, en el decurso de la misma historia de Europa (no de otro continente), y la «naturaleza» humana no es una estructura estática, sino una </text:span>exigencia dinámica<text:span text:style-name="T7">, nunca acabada de realizar, que imprime a la especie ciertas exigencias cuasi innatas de pautas de convivencia, según cambio de sociedades y tiempos, sin que en concreto se intuya cada vez cómo.</text:span><text:span text:style-name="T20"/></text:p>
      <text:p text:style-name="P97"><text:span text:style-name="T7">El hombre vive y experimenta su </text:span>desfondamiento sociológica y éticamente d e s p r o g r a m a d o<text:span text:style-name="T7">, inserto en tensiones exigitivas que le imponen una </text:span><text:span text:style-name="T4">praxis creativamente cambiante</text:span><text:span text:style-name="T7">.</text:span><text:span text:style-name="T20"/></text:p>
      <text:p text:style-name="P98"><text:soft-page-break/><text:span text:style-name="T7">No se posee base alguna, ni innata ni definitivamente dada «por naturaleza», desde la cual conocer, razonar, actuar y valorar (uniformemente toda la especie) de modo cierto, ni siquiera acertado. Todo depende del </text:span><text:span text:style-name="T4">sistema constructo </text:span><text:span text:style-name="T7">que individuo y sociedad consigan adoptar como base teórica de lo práctico. Hasta para concebir un sentido o una meta en la vida es necesario adoptar —</text:span><text:span text:style-name="T4">por fe</text:span><text:span text:style-name="T7"> a veces— un </text:span><text:span text:style-name="T4">sistema totalizador </text:span><text:span text:style-name="T7">de referentes últimos que jamás viene innatamente dado. La historia de la cultura ha sido la suma de intentos de construirlo y de hacerlo seguro y definitivo (</text:span><text:span text:style-name="T4">paideía </text:span><text:span text:style-name="T7">griega, </text:span><text:span text:style-name="T4">lógos </text:span><text:span text:style-name="T7">estoico y </text:span><text:span text:style-name="T4">ratio </text:span><text:span text:style-name="T7">romana).</text:span><text:span text:style-name="T20"/></text:p>
      <text:p text:style-name="P98"><text:span text:style-name="T7">Resulta, pues, que la especie humana </text:span>incluye necesariamente la cultura <text:span text:style-name="T7">en su misma naturaleza. Por eso cualquier punto de partida o meta o proceder en las sociedades es superable y nunca definitivo. A veces cada nueva generación reemprende la tarea de buscarlos…</text:span><text:span text:style-name="T20"/></text:p>
      <text:p text:style-name="P98"><text:span text:style-name="T7">La supuesta oposición de «naturaleza» y «cultura» es convencional e imaginaria. Aun las necesidades «naturales» evolucionan con la cultura. El error de Marx fue suponer que lo real y concreto del hombre eran unas necesidades económicas antropológicamente </text:span><text:span text:style-name="T4">fijas desde los comienzos</text:span><text:span text:style-name="T7">.</text:span><text:span text:style-name="T20"/></text:p>
      <text:p text:style-name="P98"><text:span text:style-name="T7">Parece que </text:span><text:span text:style-name="T4">para ser simplemente humano </text:span><text:span text:style-name="T7">sociable (</text:span><text:span text:style-name="T4">zoón politikón</text:span><text:span text:style-name="T7">) haya que dejar expresarse una «naturaleza» sublimemente altruista y civilizada que por supuesto es imposible que se dé en estado «natural», es decir, no trabajado por una filosofía y por un sistema muy evolucionado de creencias.</text:span><text:span text:style-name="T20"/></text:p>
      <text:p text:style-name="P98"><text:span text:style-name="T7">Es decir, que cuando en la evolución de las ideas se llega a dar con una fórmula de perfección etológica, resulta difícilmente practicable para la dotación «natural» de la especie. Así, la naturaleza humana aparece como intrínseca y constitutivamente i m p o t e n t e —y hasta contradictoria— para llegar a dar lo mejor de ella.</text:span><text:span text:style-name="T20"/></text:p>
      <text:p text:style-name="P98"><text:span text:style-name="T7">Es pues una «naturaleza» muy rara, </text:span>decapitada <text:span text:style-name="T7">y </text:span>desfondada<text:span text:style-name="T7">, y por ello </text:span>descentrada <text:span text:style-name="T7">y </text:span>desnortada<text:span text:style-name="T7"> si queda abandonada a su espontaneidad.</text:span><text:span text:style-name="T20"/></text:p>
      <text:p text:style-name="P114"><text:span text:style-name="T7">Lo mejor </text:span><text:span text:style-name="T21">para su integridad parece estarle </text:span><text:span text:style-name="T7">vedado a sí misma</text:span><text:span text:style-name="T21">.</text:span><text:span text:style-name="T20"/></text:p>
      <text:p text:style-name="P115"><text:span text:style-name="T21">Con lo cual falla el concepto mismo de «naturaleza» aplicado al hombre. Tal vez suceda porque lo natural en el hombre sea la </text:span><text:span text:style-name="T7">frontería</text:span><text:span text:style-name="T21">: el no ser nada determinado ni poder serlo y servir de puente entre las constancias de «lo natural» zoológico y una dimensión o perfil específico todavía no lograda ni planteada siquiera como «natural».</text:span><text:span text:style-name="T20"/></text:p>
      <text:p text:style-name="P115"><text:soft-page-break/><text:span text:style-name="T21">Por eso tuvieron los teólogos (los filósofos no hubieran llegado nunca a ello) que adoptar la conclusión de que para obtener ciertas cotas de </text:span><text:span text:style-name="T7">mínimo bien</text:span><text:span text:style-name="T21"> y, sobre todo, para mantenerse en ellas, se requería una ayuda extrínseca, pero tenía que recibirse connaturalizadamente, aunque «por gracia», precisamente desde esa </text:span><text:span text:style-name="T7">incompletud carente pero deseante</text:span><text:span text:style-name="T21">.</text:span><text:span text:style-name="T20"/></text:p>
      <text:p text:style-name="P115"><text:span text:style-name="T21">La llamada «naturaleza humana» es d e s e a n t e de lo mejor, pero c a r e n t e de la capacidad de lograrlo.</text:span><text:span text:style-name="T20"/></text:p>
      <text:p text:style-name="P115"><text:span text:style-name="T21">Aquí está la tragedia de la historia. Y confunde, para conseguirlo, lo eficaz con lo violento. Y mata y roba… en nombre del Bien. Es capaz de </text:span><text:span text:style-name="T7">tergiversar la dignidad con la máxima indignidad</text:span><text:span text:style-name="T21">.</text:span><text:span text:style-name="T20"/></text:p>
      <text:p text:style-name="P116"><text:span text:style-name="T20">17. La alienación y la cultura:</text:span><text:span text:style-name="T21"> </text:span><text:span text:style-name="T23">Vamos recibiendo </text:span><text:span text:style-name="T12">imprintings </text:span><text:span text:style-name="T23">de los demás, de lo menos racional y más analógico de su conducta (gustos, prontos, actitudes…). Nos convence de que hay que portarse así y de que esos modos son los únicos que no reportan censura ni castigos… Esto no es una predeterminación de la libertad, sino una </text:span><text:span text:style-name="T12">concreción de la individualidad</text:span><text:span text:style-name="T23">.</text:span><text:span text:style-name="T20"/></text:p>
      <text:p text:style-name="P117"><text:span text:style-name="T21">No se puede ser un individuo en abstracto, sino que hay que concretarse en un modo de ser determinado. Y esto se aprende en fusión cuasi dialéctica con la espontaneidad básica de cada temperamento, etnia y género.</text:span><text:span text:style-name="T20"/></text:p>
      <text:p text:style-name="P117"><text:span text:style-name="T21">Por eso es tan difícil </text:span><text:span text:style-name="T7">encontrarse a sí mismo. </text:span><text:span text:style-name="T21">Hay que saberse orientar en una dialéctica de lo propio y lo ajeno. La personalidad adulta e identificada es capaz de hallarse y de seguirse haciendo si supera selectivamente los aprendizajes recibidos desde fuera, que han de reabsorberse dialécticamente en una nueva síntesis propia.</text:span><text:span text:style-name="T20"/></text:p>
      <text:p text:style-name="P117"><text:span text:style-name="T21">Y en este paso se halla precisamente el </text:span><text:span text:style-name="T20">foco de toda neurosis</text:span><text:span text:style-name="T21">: no acertar con la síntesis de esos aprendizajes y crecer desintegrado, o descuartizándose por aprendizajes de </text:span><text:span text:style-name="T7">modos de ser </text:span><text:span text:style-name="T21">y </text:span><text:span text:style-name="T7">de reaccionar </text:span><text:span text:style-name="T21">contradictorios.</text:span><text:span text:style-name="T20"/></text:p>
      <text:p text:style-name="P117"><text:span text:style-name="T21">La gran mayoría de desajustes psíquicos suponen </text:span><text:span text:style-name="T7">un niño que no se ha encontrado, </text:span><text:span text:style-name="T21">perdido entre aprendizajes y criterios discrepantes.</text:span><text:span text:style-name="T20"/></text:p>
      <text:p text:style-name="P117"><text:span text:style-name="T7">Y no es posible encontrarse sin b u s c a r s e —desde una conciencia que va camino de ser adulta y clarificada </text:span><text:span text:style-name="T21">(y que los inmaduros confunden con «rebeldía»—.</text:span><text:span text:style-name="T20"/></text:p>
      <text:p text:style-name="P117"><text:span text:style-name="T21">No puede consistir el propio hallazgo en rebelarse, es algo más profundo: asumir todas las carencias e indigencias de afecto y de regalo —darlas por </text:span><text:soft-page-break/><text:span text:style-name="T21">relativamente superadas y satisfechas, desde luego no con la absolutez infantil con que se desea— y acertar a </text:span><text:span text:style-name="T7">r e c o n v e r t i r </text:span><text:span text:style-name="T21">«lo poco» que se </text:span><text:span text:style-name="T7">ha recibido en algo propio </text:span><text:span text:style-name="T21">y en canal activador de energías propias, que ya no nos fueron dadas.</text:span><text:span text:style-name="T20"/></text:p>
      <text:p text:style-name="P118"><text:span text:style-name="T21">Hacerse capaz de </text:span><text:span text:style-name="T20">darse a sí mismo lo necesario</text:span><text:span text:style-name="T21">, sin depender de nadie. Las más de las veces no son los contenidos de la educación lo que impide concentrarse (se ha hecho mucha demagogia con ello), sino el modo y los </text:span><text:span text:style-name="T7">tics </text:span><text:span text:style-name="T21">con que fueron transmitidos, por ejemplo en procesos de </text:span><text:span text:style-name="T7">comunicación paradójica, </text:span><text:span text:style-name="T21">confusión de lo objetivo que había que hacer con el sentimiento y el afecto debido a quien lo ordenaba (o sea contenido/relación) o <text:s/>«doble vínculo» («haz esto/no lo hagas», «te quiero/no te quiero», «puedes/no puedes»…). </text:span><text:span text:style-name="T20"/></text:p>
      <text:p text:style-name="P118"><text:span text:style-name="T21">Los niños-lobo surgen al no ser educados. </text:span><text:span text:style-name="T24">Un niño necesita</text:span><text:span text:style-name="T13"> insertarse en el esquema social de su grupo </text:span><text:span text:style-name="T24">y ha de empezar a aprender a conocer, a expresarse y a actuar según las pautas del mismo grupo social en que ha nacido. Los intentos pedagógicos de «liberación» de los menores les ha vaciado de todo valor y los ha dejado desarbolados del todo. De bastantes ha hecho verdaderos </text:span><text:span text:style-name="T13">niños-lobo </text:span><text:span text:style-name="T24">éticos. No es que sean transgresores, sino un haz de impulsos sin armonizar.</text:span><text:span text:style-name="T20"/></text:p>
      <text:p text:style-name="P119"><text:span text:style-name="T21">Ya hay suficientes demostraciones sociohistóricas de la d e s e s t r u c t u r a c i ó n de la personalidad producida por una educación </text:span><text:span text:style-name="T7">sin referentes ciertos </text:span><text:span text:style-name="T21">y tan permisiva que </text:span><text:span text:style-name="T7">no articule la realidad práctica</text:span><text:span text:style-name="T21">.</text:span><text:span text:style-name="T20"/></text:p>
      <text:p text:style-name="P119"><text:span text:style-name="T21">La búsqueda de la propia identidad ha de apuntar a niveles más profundos de lo que una ideología pueda dar o quitar.</text:span><text:span text:style-name="T20"/></text:p>
      <text:p text:style-name="P119"><text:span text:style-name="T21">Hemos de asumir la realidad en su dialéctica de aspectos y dimensiones sin dejarnos polarizar, sobre todo por la de </text:span><text:span text:style-name="T7">ganar/perder</text:span><text:span text:style-name="T21">.</text:span><text:span text:style-name="T20"/></text:p>
      <text:p text:style-name="P119"><text:span text:style-name="T21">Ganar siempre y en todo no sería psíquicamente sano, y perder es una experiencia necesaria y tonificante para </text:span><text:span text:style-name="T7">no perderse en deseos oceánicos de más </text:span><text:span text:style-name="T21">(más de lo mismo por lo general) y en fantasías de dominio y gusto.</text:span><text:span text:style-name="T20"/></text:p>
      <text:p text:style-name="P119"><text:span text:style-name="T21">Anaximandro dijo lúcidamente: «la destrucción sobreviene a las cosas según lo adeudado, pues así se pagan sucesivamente unas a otras el precio de sus demasías».</text:span><text:span text:style-name="T20"/></text:p>
      <text:p text:style-name="P119"><text:span text:style-name="T21">No hay ascensiones ni éxitos ni logros absolutos, sino que en la sucesión temporal y evolutiva se está sometido a logros y fracasos, a hacerse y deshacerse objetos del deseo, planes e identidades, y esto no significa que </text:span><text:soft-page-break/><text:span text:style-name="T21">la felicidad no sea posible: es posible y real, pero han de asumirse estos accidentes y riesgos.</text:span><text:span text:style-name="T20"/></text:p>
      <text:p text:style-name="P119"><text:span text:style-name="T21">La manera más sabia de vivir es asumirlo y tratar de conservar la identidad serena y consistente, sin depender demasiado de cosas y sucesos. Para ello hay que haberse encontrado.</text:span><text:span text:style-name="T20"/></text:p>
      <text:p text:style-name="P119"><text:span text:style-name="T21">****</text:span><text:span text:style-name="T20"/></text:p>
      <text:p text:style-name="P119"><text:span text:style-name="T21">Hay otra tensión que recorre la historia entre «naturaleza» y «cultura».</text:span><text:span text:style-name="T20"/></text:p>
      <text:p text:style-name="P119"><text:span text:style-name="T7">Cultura </text:span><text:span text:style-name="T21">es el </text:span><text:span text:style-name="T20">sistema de filtros y de códigos, paradigmas, pautas, modelos y referentes </text:span><text:span text:style-name="T21">por el que cada grupo humano y cada individuo </text:span><text:span text:style-name="T20">construyen y perfilan su mundo real y colonizan de significados su propio cuerpo</text:span><text:span text:style-name="T21">.</text:span><text:span text:style-name="T20"/></text:p>
      <text:p text:style-name="P119"><text:span text:style-name="T21">¿Todos los mundos son válidos, o cada uno tiene perfiles de </text:span><text:span text:style-name="T7">irrealidad </text:span><text:span text:style-name="T21">y de </text:span><text:span text:style-name="T7">contravalor</text:span><text:span text:style-name="T21">?</text:span><text:span text:style-name="T20"/></text:p>
      <text:p text:style-name="P119"><text:span text:style-name="T21">Si ello es así, la especie humana </text:span>jamás ha sido capaz de crear un mundo «justo»<text:span text:style-name="T21">, respirable y ponderado. Todos han tenido demasías y carencias. La </text:span>imperfección <text:span text:style-name="T21">es el destino insoslayable de esta especie.</text:span><text:span text:style-name="T20"/></text:p>
      <text:p text:style-name="P119"><text:span text:style-name="T21">Dos consecuencias inmediatas derivan de la «naturaleza» </text:span><text:span text:style-name="T7">cultural </text:span><text:span text:style-name="T21">del hombre:</text:span><text:span text:style-name="T20"/></text:p>
      <text:p text:style-name="P119"><text:span text:style-name="T21">1. Hallarse siempre en peligro de d e s n a t u r a l i z a r s e, de </text:span><text:span text:style-name="T7">no dar la medida de lo humano </text:span><text:span text:style-name="T21">(que ni le viene dado, ni dimana automáticamente de su dotación inicial), más la necesidad de </text:span><text:span text:style-name="T7">irse creando </text:span><text:span text:style-name="T21">siempre ulteriores </text:span><text:span text:style-name="T7">condiciones de posibilidad</text:span><text:span text:style-name="T21">; a veces inviables, «imposibles».</text:span><text:span text:style-name="T20"/></text:p>
      <text:p text:style-name="P119"><text:span text:style-name="T21">2. Y la necesidad de </text:span><text:span text:style-name="T7">irse haciendo, ya cada individuo</text:span><text:span text:style-name="T21">, como persona, con lo que ha recibido, pero </text:span><text:span text:style-name="T7">sin un criterio innato </text:span><text:span text:style-name="T21">o al menos </text:span><text:span text:style-name="T7">claro </text:span><text:span text:style-name="T21">de lo que ha de resultar. El repertorio de tales criterios se llama ética, pero siempre será </text:span><text:span text:style-name="T7">discutible </text:span><text:span text:style-name="T21">por unos lo que para otros es un valor absoluto.</text:span><text:span text:style-name="T20"/></text:p>
      <text:p text:style-name="P119"><text:span text:style-name="T21">Esto genera ansiedad y angustia en individuos y grupos cuando un sistema ético hace crisis, pues </text:span><text:span text:style-name="T7">nadie puede resignarse a que todo sea relativo e indiferente</text:span><text:span text:style-name="T21">.</text:span><text:span text:style-name="T20"/></text:p>
      <text:p text:style-name="P120"><text:span text:style-name="T21">Cada sujeto se ve movilizado por impulsos parciales, busca su objeto simbólico-imaginario o real investido de libido, impulsos desorganizados que, dejados en tal estado, resultan destructivos. </text:span><text:span text:style-name="T7">No hay programación innata de ningún conjunto de pulsiones</text:span><text:span text:style-name="T21">.</text:span><text:span text:style-name="T20"/></text:p>
      <text:p text:style-name="P120"><text:span text:style-name="T21">No haber visto esto fue el error de Rousseau y de los libertarios naturalistas o ecológicos, que tienen a la «naturaleza» como buena y </text:span><text:soft-page-break/><text:span text:style-name="T21">orientativa hacia el bien universal para el hombre, cuando la naturaleza es neutral o llega a ser incluso cruel…</text:span><text:span text:style-name="T20"/></text:p>
      <text:p text:style-name="P120"><text:span text:style-name="T21">Hay técnicas de producción, de conocimiento, de comunicación y de dominio del cuerpo. Hoy se ha dejado perder en Occidente las técnicas de pensamiento personal y filosófico en aras de un positivismo despersonalizado. Nos hemos desentendido secularmente de las técnicas del cuerpo, desplazando la atención hacia la materia.</text:span><text:span text:style-name="T20"/></text:p>
      <text:p text:style-name="P120"><text:span text:style-name="T21">Mientras las demás culturas, aun las tribales, han desarrollado conocimientos y técnicas para subsistir en medios adversos, nosotros estamos indefensos ante la naturaleza sin ayuda de la tecnología.</text:span><text:span text:style-name="T20"/></text:p>
      <text:p text:style-name="P120"><text:span text:style-name="T21">Hasta los médicos han perdido el antiguo ojo clínico.</text:span><text:span text:style-name="T20"/></text:p>
      <text:p text:style-name="P120"><text:span text:style-name="T21">La concepción libertaria de promover la espontaneidad somática sin más, así como la de los impulsos y el afecto, para la obtención de la felicidad con mayor cuota de placer, se basa en el </text:span><text:span text:style-name="T7">error antropológico </text:span><text:span text:style-name="T21">de que el ser humano está naturalmente programado y de que la cultura le desnaturaliza (y, por supuesto, de que el hombre no es más que un organismo químico vivo).</text:span><text:span text:style-name="T20"/></text:p>
      <text:p text:style-name="P120"><text:span text:style-name="T21">En nuestra práctica clínica hemos podido verificar el grado de deterioro de los resortes dinámicos de la personalidad para emprender nada que exija perseverancia y esfuerzo tenaz, o para motivarse de algún modo a una labor continuada, y la polarización egocéntrica que ha generado la asimilación de tales enfoques unidimensionales de la vida. No deja de ser una enorme paradoja que precisamente la doctrina de Reich </text:span><text:span text:style-name="T20">incapacite para el amor…</text:span><text:span text:style-name="T20"/></text:p>
      <text:p text:style-name="P120"><text:span text:style-name="T21">La vida realizativa de la especie nunca ha podido consistir en </text:span><text:span text:style-name="T7">dejarse ir </text:span><text:span text:style-name="T21">(y menos en lo colectivo), sino en </text:span><text:span text:style-name="T20">articular </text:span><text:span text:style-name="T21">impulsos, afectos y tendencias o deseos, y </text:span><text:span text:style-name="T20">organizar estrategias </text:span><text:span text:style-name="T21">para, sin </text:span><text:span text:style-name="T7">destruir bienes y derechos ajenos</text:span><text:span text:style-name="T21">, conseguir los efectos deseados y en niveles más diferenciados, </text:span><text:span text:style-name="T7">nunca espontáneamente </text:span><text:span text:style-name="T21">dados.</text:span><text:span text:style-name="T20"/></text:p>
      <text:p text:style-name="P120"><text:span text:style-name="T21">Sólo puede llegarse a la libertad ejercida y al equilibrio feliz superando falsas necesidad e intemperantes deseos.</text:span><text:span text:style-name="T20"/></text:p>
      <text:p text:style-name="P120"><text:span text:style-name="T21">El peor defecto del libre curso de los impulsos es la clausura subjetiva que ello produce, el estrechamiento del campo de intereses y los comportamientos recesivos en la interacción social.</text:span><text:span text:style-name="T20"/></text:p>
      <text:p text:style-name="P120"><text:soft-page-break/><text:span text:style-name="T21">Todo se lo ha de hacer el hombre culturalmente a cada momento para llegar a cotas superiores de humanidad (esto es en gran parte la </text:span><text:span text:style-name="T7">ética</text:span><text:span text:style-name="T21">).</text:span><text:span text:style-name="T20"/></text:p>
      <text:p text:style-name="P120"><text:span text:style-name="T21">Lo han intuido muy bien todas las culturas tribales al considerar indispensable el paso por un ritual de iniciación para poder ser considerado adulto y hasta </text:span><text:span text:style-name="T20">humano</text:span><text:span text:style-name="T21">.</text:span><text:span text:style-name="T20"/></text:p>
      <text:p text:style-name="P120"><text:span text:style-name="T21">Es expresión cierta de la convicción de que el ser humano </text:span><text:span text:style-name="T7">no nace humano «por naturaleza»,</text:span><text:span text:style-name="T21"> sino que ha de crear factores culturales que le vayan haciendo evolucionar desde la espontaneidad «salvaje» de su dotación pulsional innata hasta la </text:span><text:span text:style-name="T7">eticidad </text:span><text:span text:style-name="T21">propia del adulto </text:span><text:span text:style-name="T7">humano…</text:span><text:span text:style-name="T21"> hacerse persona.</text:span><text:span text:style-name="T20"/></text:p>
      <text:p text:style-name="P120"><text:span text:style-name="T21">De todo lo reflexionado se deduce que la economía existencial del ser humano es demasiado compleja para poder comprenderla mediante dicotomías simples, y que en la </text:span><text:span text:style-name="T20">pérdida </text:span><text:span text:style-name="T21">puede llegar a constituir una experiencia emocional paradójica en forma de catarsis liberadora del absurdo peso social del cúmulo de aprendizajes contradictorios, parciales y convencionales que se vienen soportando desde la infancia y que, a pesar de todo, resultan necesarios (algunos, </text:span><text:span text:style-name="T7">no se sabe cuáles</text:span><text:span text:style-name="T21">) para hacerse persona adulta, libre y positivamente práxica.</text:span><text:span text:style-name="T20"/></text:p>
      <text:p text:style-name="P120"><text:span text:style-name="T21">La necesidad básica es </text:span><text:span text:style-name="T7">ser uno mismo</text:span><text:span text:style-name="T21">, pero no se sabe cómo ni qué…</text:span><text:span text:style-name="T20"/></text:p>
      <text:p text:style-name="P120"><text:span text:style-name="T21">Las pérdidas </text:span><text:span text:style-name="T7">doman el deseo </text:span><text:span text:style-name="T21">mientras no desalienten o generen resentimiento en el ánimo.</text:span><text:span text:style-name="T20"/></text:p>
      <text:p text:style-name="P120"><text:span text:style-name="T21">Pero estar perdido consiste en:</text:span><text:span text:style-name="T20"/></text:p>
      <text:p text:style-name="P120"><text:span text:style-name="T21">- carecer de criterios generales de conducta;</text:span><text:span text:style-name="T20"/></text:p>
      <text:p text:style-name="P120"><text:span text:style-name="T21">- carecer de sensibilidad social;</text:span><text:span text:style-name="T20"/></text:p>
      <text:p text:style-name="P120"><text:span text:style-name="T21">- dejarse llevar por las ofertas del gusto inmediato;</text:span><text:span text:style-name="T20"/></text:p>
      <text:p text:style-name="P120"><text:span text:style-name="T21">- dejarse llevar por intenciones egoístas y aviesas.</text:span><text:span text:style-name="T20"/></text:p>
      <text:p text:style-name="P120"><text:span text:style-name="T20">Parte segunda: procesos de recuperación</text:span><text:span text:style-name="T20"/></text:p>
      <text:p text:style-name="P120"><text:span text:style-name="T20">18. Obstáculos:</text:span><text:span text:style-name="T20"/></text:p>
      <text:p text:style-name="P134"><text:span text:style-name="T45">Hay que adoptar un enfoque muy limitado de la existencia para ilusionarse como «ganador» o deprimirse como «perdedor», si se consigue o se frustra algo en una </text:span><text:span text:style-name="T35">sola línea de interés</text:span><text:span text:style-name="T45">, que nunca puede hacer feliz. Si uno se siente perdedor puede estar seguro de que </text:span><text:span text:style-name="T35">no hay en su existir pérdida de nada importante…</text:span><text:span text:style-name="T20"/></text:p>
      <text:p text:style-name="P135"><text:soft-page-break/><text:span text:style-name="T42">Aunque haya heridas muy profundas en el núcleo mismo de la </text:span><text:span text:style-name="T32">autoestima</text:span><text:span text:style-name="T42">, la dialéctica del existir siempre puede «reabsorber» el dolor en una nueva versión de madurez del sí-mismo más amplia y comprensiva que la posibilidad o actitud fracasada antes.</text:span><text:span text:style-name="T20"/></text:p>
      <text:p text:style-name="P136"><text:span text:style-name="T60">Todo </text:span><text:span text:style-name="T42">estado existencial </text:span><text:span text:style-name="T60">tiene salida.</text:span><text:span text:style-name="T20"/></text:p>
      <text:p text:style-name="P136"><text:span text:style-name="T42">El mundo es dinámico para quien lo vive elásticamente, y mientras se esté vivo nada puede acabar definitivamente con toda posibilidad. Hay que acertar a reencuadrar los parámetros para la comprensión de lo nuevo, siempre limitados y algo irreales.</text:span><text:span text:style-name="T20"/></text:p>
      <text:p text:style-name="P136"><text:span text:style-name="T42">La dimensión t r á g i c a de lo humano es que se nace ya </text:span><text:span text:style-name="T60">perdido y perdiendo</text:span><text:span text:style-name="T42">. Esto no se soluciona aprendiendo a ser un «ganador» (¿de qué, sino </text:span><text:span text:style-name="T32">de sí mismo</text:span><text:span text:style-name="T42">?).</text:span><text:span text:style-name="T20"/></text:p>
      <text:p text:style-name="P136"><text:span text:style-name="T42">La cuestión no es la de saber </text:span><text:span text:style-name="T32">qué cosas </text:span><text:span text:style-name="T42">hayan de ganarse o </text:span><text:span text:style-name="T32">qué comportamientos </text:span><text:span text:style-name="T42">concretos sean los más aptos para «sentirse» realizado, sino dar con </text:span><text:span text:style-name="T60">el criterio de valoración</text:span><text:span text:style-name="T42"> de los indudables logros que se van a obtener. Alguien puede haber obtenido mucho viviendo pero sentirse un perdedor porque </text:span><text:span text:style-name="T32">no tiene el criterio justo para apreciar lo que ha logrado</text:span><text:span text:style-name="T42">, o el criterio de ganar es equivocado.</text:span><text:span text:style-name="T20"/></text:p>
      <text:p text:style-name="P136"><text:span text:style-name="T42">Las regiones, dimensiones o áreas de realidad en que se originan las ganancias resultan </text:span><text:span text:style-name="T60">inconmensurables </text:span><text:span text:style-name="T42">entre sí. Lo que para unos es irrelevante, para otros es lo más importante o es alienación y error.</text:span><text:span text:style-name="T20"/></text:p>
      <text:p text:style-name="P136"><text:span text:style-name="T42">Para hacer todo más paradójico, se ve que si un sistema se lleva adelante con demasiado rigor lógico abstracto, resulta insuficiente para vivir y ejercer una praxis social y económica fiable, y hay que funcionar mediante la complementariedad del sector opuesto.</text:span><text:span text:style-name="T42"><text:note text:id="ftn15" text:note-class="footnote"><text:note-citation>15</text:note-citation><text:note-body><text:p text:style-name="P55">Paradoja enorme la del fracaso precisamente <text:span text:style-name="T1">económico </text:span><text:span text:style-name="T20">de los regímenes socialistas. ¿Por qué la URSS, Cuba y la RDA producían tan malos productos, con tan baja calidad de vida y han progresado tan poco, cuando sólo esto era su ideal y dispusieron un poder político indiscutido?</text:span></text:p><text:p text:style-name="P57">Además de la pillería de sus dirigentes —eternos humanos de vida inconsciente no integrada ni siquiera por creencias metaeconómicas—, la respuesta está en la falsedad de la concepción monista-materialista de la historia. Sin ideales psicológicos estimulantes, la sociedad se ahoga y produce menos y peor...</text:p></text:note-body></text:note></text:span><text:span text:style-name="T20"/></text:p>
      <text:p text:style-name="P136"><text:span text:style-name="T42">La fijación egoísta puede movilizar energías y mantener tenso en su reiteración obsesiva, pero no puede promover ambientes distendidos de comunicación, esto es, es incompatible con un mínimo siquiera de felicidad. El sujeto en este caso se halla </text:span><text:span text:style-name="T32">perdido </text:span><text:span text:style-name="T42">en una extrema fragilidad </text:span><text:soft-page-break/><text:span text:style-name="T42">existencial, pues </text:span><text:span text:style-name="T60">depende </text:span><text:span text:style-name="T42">de bienes adquiridos o por adquirir, </text:span><text:span text:style-name="T60">trabado en la reiterada adhesividad de objetos del deseo</text:span><text:span text:style-name="T42">.</text:span><text:span text:style-name="T20"/></text:p>
      <text:p text:style-name="P136"><text:span text:style-name="T42">La salida de emergencia cuando no hay tiempo de recuperarse es comenzar por advertir y por asumir </text:span><text:span text:style-name="T32">lo oscuro y débil de esta intimidad alienada </text:span><text:span text:style-name="T42">sin defensas maníacas (</text:span><text:span text:style-name="T32">negadoras de la falsa autoimagen</text:span><text:span text:style-name="T42"> que se ha ido creando). A esto llamamos «humildad».</text:span><text:span text:style-name="T20"/></text:p>
      <text:p text:style-name="P136"><text:span text:style-name="T42">Salida que suma lo positivo y lo negativo de uno mismo (la impotencia moral y la </text:span><text:span text:style-name="T32">casi-nada </text:span><text:span text:style-name="T42">que por todos lados emerge) para hurtar al cuerpo los enganches narcisistas y anular así tanto la depresión de un pasado malogrado —pero negado como tal— y aún por superar y la fijación inerte y paralítica en las cosas.</text:span><text:span text:style-name="T20"/></text:p>
      <text:p text:style-name="P136"><text:span text:style-name="T42">Valen más las carencias propias —que no dejan de tener su dinamismo autosuperador si no se ha deteriorado demasiado la autoestima— que las falsas cualidades inventadas y miméticas de personalidades ajenas.</text:span><text:span text:style-name="T20"/></text:p>
      <text:p text:style-name="P137"><text:span text:style-name="T42">Cuando esta sombra defensivamente cultivada se disipa, comienza un principio de serenidad que ya permite ver y tomar las cosas de otro modo. Se empieza a comprender que es muy poco lo que hay que perder al </text:span><text:span text:style-name="T32">reconocerse como se es</text:span><text:span text:style-name="T42">. Esto es tocar fondo y hacer pie en el propio desfondamiento.</text:span><text:span text:style-name="T20"/></text:p>
      <text:p text:style-name="P137"><text:span text:style-name="T60">19. Comienzo del proceso psicológico:</text:span><text:span text:style-name="T20"/></text:p>
      <text:p text:style-name="P153"><text:span text:style-name="T60">La gran dificultad inicial es el desenganche libidinal de lo concreto y adherente; inmediato, particular y percibido como posibilidad de inagotable satisfacción</text:span><text:span text:style-name="T60"><text:note text:id="ftn16" text:note-class="footnote"><text:note-citation>16</text:note-citation><text:note-body><text:p text:style-name="P56">En este fenómeno tan raro se verifica la instalación simbólica en el mundo de las cosas; objetos particulares que por la fantasía focalizan el deseo al investirse de simbología inconsciente, libidinalmente conectada.</text:p><text:p text:style-name="P56">Cuando se cree disponer de ellos, pueden llegar a hastiar; pero si se pretende prescindir, atrapan e impiden la serenidad mental necesaria para calcular riesgos y pérdidas, desmitificarlos y centrarse en procesos más factibles y seguros, aunque en apariencia menos brillantes.</text:p><text:p text:style-name="P56">La toma de conciencia motivadora de estos objetos consta de los reflejos simbólicos, basados en cadenas significantes inmanentes a la vida inconsciente, donde residen las claves de toda servidumbre.</text:p></text:note-body></text:note></text:span><text:span text:style-name="T60">.</text:span><text:span text:style-name="T20"/></text:p>
      <text:p text:style-name="P153"><text:span text:style-name="T60">Ya no es ni siquiera «ganar» lo que se pretende, ni hay siquiera motivación positiva, sino sólo haber quedado atrapado en el cortocircuito único del deseo fantaseado o en el estereotipo socialmente vigente de su modo de gratificación. ¡Muchas veces ni siquiera gratifica!</text:span><text:span text:style-name="T20"/></text:p>
      <text:p text:style-name="P153"><text:soft-page-break/><text:span text:style-name="T60">Se tropieza el sujeto con la rutina cuando lo intenta, y si no lo intenta le invade la desazón obsesiva hasta que lo intenta otra vez.</text:span><text:span text:style-name="T20"/></text:p>
      <text:p text:style-name="P153"><text:span text:style-name="T60">Somos innatamente </text:span><text:span text:style-name="T41">perdidizos</text:span><text:span text:style-name="T60">, nacemos </text:span><text:span text:style-name="T41">perdidos </text:span><text:span text:style-name="T60">y los más creemos y tememos ser </text:span><text:span text:style-name="T41">perdedores</text:span><text:span text:style-name="T60">. Por eso necesitamos «salvación», por el mero hecho de haber nacido.</text:span><text:span text:style-name="T20"/></text:p>
      <text:p text:style-name="P153"><text:span text:style-name="T60">Me dirijo a los que sienten la urgencia de una superación de su pérdida, de su sentirse perdido en el marasmo de sus ambiguas «ganancias»: </text:span><text:span text:style-name="T41">lo que pretendo no es salvar, es liberar.</text:span><text:span text:style-name="T20"/></text:p>
      <text:p text:style-name="P153"><text:span text:style-name="T60">Lo que aquí ofrecemos es la posibilidad de desalienación en cosas y rutinas, deducida no de una especulación, sino de haber conocido lo que es </text:span><text:span text:style-name="T41">ser humano</text:span><text:span text:style-name="T60">, al hilo de las terapias de tanto paciente:</text:span><text:span text:style-name="T20"/></text:p>
      <text:p text:style-name="P153"><text:span text:style-name="T60">- o bien «perdido» en la intemperie de un mundo sin referentes;</text:span><text:span text:style-name="T20"/></text:p>
      <text:p text:style-name="P153"><text:span text:style-name="T60">- o «atrapado» por unos referentes que él rechaza (por cómo le fueron imbuidos)</text:span><text:span text:style-name="T20"/></text:p>
      <text:p text:style-name="P153"><text:span text:style-name="T60">- o «trabado» en apegos a símbolos fantaseados.</text:span><text:span text:style-name="T20"/></text:p>
      <text:p text:style-name="P153"><text:span text:style-name="T60">Quien no necesite terapia lo tiene más fácil y más difícil. Más fácil porque carece de las trabas patológicas que interfieren en los procesos de desarrollo, y más difícil porque ha de recorrer la trayectoria solo, fiado a su lucidez.</text:span><text:span text:style-name="T20"/></text:p>
      <text:p text:style-name="P154"><text:span text:style-name="T60">Hay que contar sólo con lo estrictamente propio, sin sentirse obligado a ser «otro». La mayoría oscila entre desmesuradas pretensiones de excelencia y autodevaluaciones extremas. Pero no se puede llegar a ser lo máximo (¿</text:span><text:span text:style-name="T41">en qué?</text:span><text:span text:style-name="T60">) sin ser un genio (</text:span><text:span text:style-name="T41">¿para qué especialidad?</text:span><text:span text:style-name="T60">), ni se está nunca tan desprovisto de cualidades y de fuerzas.</text:span><text:span text:style-name="T20"/></text:p>
      <text:p text:style-name="P154"><text:span text:style-name="T60">Para amar de verdad hay que estar ya bastante sano y libre de apegos infantiles. Amar es ¡un acto creativo! Y para amar hay que abrirse a la realidad y salir del propio miedo. Y lo que libera de temores inútiles, de hallarse «por naturaleza» limitado, es el reconocimiento lúcido de lo que se puede realmente.</text:span><text:span text:style-name="T20"/></text:p>
      <text:p text:style-name="P154"><text:span text:style-name="T60">Hay que desenmascarar ilusiones y </text:span><text:span text:style-name="T41">autoprejuicios </text:span><text:span text:style-name="T60">para alumbrar y centrarse en posibilidades reales por mínimas que sean, asumiéndose para empezar en lo que parece que se es, en una cura de realidad escueta y sincera, tirando por lo modesto, pero sin el </text:span><text:span text:style-name="T41">halo emocional derrotista</text:span><text:span text:style-name="T60"> con que suelen los depresivos mirarse (que sienten que deberían ser o haber llegado a mucho más).</text:span><text:span text:style-name="T20"/></text:p>
      <text:p text:style-name="P155"><text:soft-page-break/><text:span text:style-name="T60">Depresivo no es sólo el que se siente carente de alegría y afecto, sino el que se siente </text:span><text:span text:style-name="T41">impotente de llegar </text:span><text:span text:style-name="T60">a una excelencia a la que imagina estar llamado (sin estarlo)… Porque sitúa todo lo positivo y bueno en el </text:span><text:span text:style-name="T56">fuera (de sí mismo) </text:span><text:span text:style-name="T60">y a sí mismo se siente completamente vacío y desinflado de cualquier bien (sea ser querido, atractivo, capaz, inteligente, bueno o hábil).</text:span><text:span text:style-name="T20"/></text:p>
      <text:p text:style-name="P155"><text:span text:style-name="T60">Es muy conocido el </text:span><text:span text:style-name="T56">desplazamiento axial </text:span><text:span text:style-name="T60">que suele producirse respecto de sí: cada cual se imagina ser (y valer) como no es ni vale, ni puede ser ni valer para…, mientras que no aprecia ni ve lo que es ni las cualidades que posee siquiera germinalmente como su </text:span><text:span text:style-name="T41">auténtica posibilidad de llegar a ser</text:span><text:span text:style-name="T60">. [p252]</text:span><text:span text:style-name="T20"/></text:p>
      <text:p text:style-name="P156"><text:span text:style-name="T60">Ha de llevarse a cabo un reajuste de los propios perfiles reales, sin cargar el acento retóricamente en las carencias ni envidiar lo que no es asequible. Y reconocer que no hay arquetipo alguno que deba ni pueda constituirse en ideal absoluto para nadie; sino que cada uno ha de constituir </text:span><text:span text:style-name="T56">su propia versión </text:span><text:span text:style-name="T60">de ejemplar humano. Pero esto no se logra desde la propia soledad.</text:span><text:span text:style-name="T20"/></text:p>
      <text:p text:style-name="P138"><text:span text:style-name="T60">Todo </text:span><text:span text:style-name="T42">va a ir resultando de </text:span><text:span text:style-name="T60">las contingencias </text:span><text:span text:style-name="T42">sociales y de </text:span><text:span text:style-name="T60">la fidelidad a sí mismo de la conciencia ética </text:span><text:span text:style-name="T42">(del sujeto puesto </text:span><text:span text:style-name="T32">en tales circunstancias</text:span><text:span text:style-name="T42">) previo desenmascaramiento de </text:span><text:span text:style-name="T32">trampas </text:span><text:span text:style-name="T42">que nos amenazan de f a l s i f i c a c i ó n.</text:span><text:span text:style-name="T20"/></text:p>
      <text:p text:style-name="P157"><text:span text:style-name="T63">La asunción de lo que realmente se es </text:span><text:span text:style-name="T42">libera siempre de ansiedades y miedos a perder, que es lo que más desestabiliza el ánimo. Nuestro peor riesgo es la </text:span><text:span text:style-name="T63">autofalsificación</text:span><text:span text:style-name="T42">. No se tema que esta sinceridad práctica de lo que de momento se puede o se es vaya a producir estados depresivos o de desencanto.</text:span><text:span text:style-name="T20"/></text:p>
      <text:p text:style-name="P158"><text:span text:style-name="T42">Tengo y he tenido pacientes que </text:span><text:span text:style-name="T63">se resistían a avanzar </text:span><text:span text:style-name="T42">en su terapia </text:span><text:span text:style-name="T63">por temor al desencanto </text:span><text:span text:style-name="T42">de que iba a adolecer su vida, al desenganchar los objetos ilusorios de sus deseos infantiles. ¡Preferían </text:span><text:span text:style-name="T31">la mentira pueril de sus fijaciones</text:span><text:span text:style-name="T42"> (posibilidades irreales, sin mañana) que la </text:span><text:span text:style-name="T63">realidad objetiva </text:span><text:span text:style-name="T42">de su entorno y sus cualidades —siempre limitadas— de desenvolverse en él! Con lo cual las hacían todavía más limitadas y escasas… Así suelen provocar sin pretenderlo la disminución y malogro de su realización y felicidad. Pues ésta no es posible ni genuina si no va </text:span><text:span text:style-name="T63">fundada en realidad efectiva.</text:span><text:span text:style-name="T20"/></text:p>
      <text:p text:style-name="P192"><text:soft-page-break/><text:span text:style-name="T63">Para proceder prácticamente, lo más recomendable es inclinarse a suponer que es </text:span><text:span text:style-name="T32">menos </text:span><text:span text:style-name="T63">lo que parezca más o demasiado bueno (o malo) y que hay </text:span><text:span text:style-name="T32">más </text:span><text:span text:style-name="T63">en aquello que parezca ser menos, peor o carencial.</text:span><text:span text:style-name="T20"/></text:p>
      <text:p text:style-name="P192"><text:span text:style-name="T63">En definitiva: </text:span><text:span text:style-name="T41">ver menos en lo más y posibilidades de más en lo menos…</text:span><text:span text:style-name="T20"/></text:p>
      <text:p text:style-name="P201"><text:span text:style-name="T31">Naturalmente, si un sujeto no se hallase emocionalmente templado para considerar así su propia realidad potencial con cierta objetividad o sin sobresaltos, habría de recurrir a otra persona capaz que haga de mayeuta. A su vez, esta persona ha de ser objetivo, no inventar una identidad a quien le consulta desde sus propios prejuicios o ideales proyectados en él.</text:span><text:span text:style-name="T20"/></text:p>
      <text:p text:style-name="P92">* * *<text:span text:style-name="T20"/></text:p>
      <text:p text:style-name="P92">La falsificación propia puede producirse en cuatro áreas interrelacionadas:<text:span text:style-name="T20"/></text:p>
      <text:p text:style-name="P92">la del narcisismo<text:span text:style-name="T20"/></text:p>
      <text:p text:style-name="P92">la del interés<text:span text:style-name="T20"/></text:p>
      <text:p text:style-name="P92">la de lo práctico-<text:span text:style-name="T1">inerte</text:span><text:span text:style-name="T20"/></text:p>
      <text:p text:style-name="P92">y la de la imagen-<text:span text:style-name="T1">imaginaria.</text:span><text:span text:style-name="T20"/></text:p>
      <text:p text:style-name="P92">A. La falsificación <text:span text:style-name="T1">narcisista </text:span>todo lo centra en gratificarse con el propio sentirse iimportante, elevado, distinguido, preparado, maduro o valioso, con la <text:span text:style-name="T1">mirada sesgada hacia la impresión que se causa. </text:span>Alienación en el p a r e c e r que se olvida del s e r.<text:span text:style-name="T20"/></text:p>
      <text:p text:style-name="P92">Incluso el ocio (el descanso) se organiza en función de la valoración social.<text:span text:style-name="T20"/></text:p>
      <text:p text:style-name="P92">B. La falsificación <text:span text:style-name="T1">por el interés </text:span>implica acumular energía y afecto en ciertas ventajas: lucro, fama, dominio, placer continuado o estima ajena gratuitamente ofrecida, pero de poco calado axial (generador de valores).<text:span text:style-name="T20"/></text:p>
      <text:p text:style-name="P111">Nada definitivo ni sustancial <text:span text:style-name="T20">puede esperarse dejando copar la atención vital por premios, condecoraciones, puestos, relaciones útiles, negocios. Sólo se vive para lucrarse, prometer influencias, protección, o recibir notificaciones de más lucro.</text:span><text:span text:style-name="T20"/></text:p>
      <text:p text:style-name="P111"><text:span text:style-name="T20">C. La falsificación por lo </text:span>práctico-inerte <text:span text:style-name="T20">supone un achatamiento de las aspiraciones en el día a día de la praxis, siempre orientada hacia la propia utilidad. Es el </text:span>vaciamiento en la función <text:span text:style-name="T20">(económica o profesional), contra la consistencia y densidad de la persona; incluso el ocio se aliena en rutinas y estereotipos usuales.</text:span><text:span text:style-name="T20"/></text:p>
      <text:p text:style-name="P111"><text:soft-page-break/><text:span text:style-name="T20">¡Que te dejen vivir apaciblemente, sin demasiados esfuerzos por gozar de posición o influir…! (vivir «bien» pero sin creatividad ni afanes). El </text:span>desencanto <text:span text:style-name="T20">se encuentra ya incorporado al vivir mismo. La depresión y el hastío suelen ser la resaca que te dejan…</text:span><text:span text:style-name="T20"/></text:p>
      <text:p text:style-name="P111"><text:span text:style-name="T20">D. La falsificación por la </text:span>imagen-imaginaria<text:note text:id="ftn17" text:note-class="footnote"><text:note-citation>17</text:note-citation><text:note-body><text:p text:style-name="P60">Por <text:span text:style-name="T1">imagen </text:span><text:span text:style-name="T20">se entiende el aspecto y la sensación objetiva que se produce en otros, pero si esta imagen es ya </text:span><text:span text:style-name="T1">imaginada o imaginaria </text:span><text:span text:style-name="T20">en el sujeto mismo que la adopta o procura encarnarla, entonces resulta todavía más degradada.</text:span></text:p><text:p text:style-name="P58">Es más “mentira” todavía que si fuera merar apariencia social con un contenido objetivo para el entorno. Es una mentira vivida intencionadamente desde “dentro”. El montaje de los famosos para salir del anonimato sin esfuerzo.</text:p></text:note-body></text:note> <text:span text:style-name="T20">es </text:span>vivir para dar una apariencia de algo que se sabe con certeza que no se es<text:span text:style-name="T20">, en una esclavitud de lo extrínseco y ajeno que esteriliza y coarta. Vivir lo que no se vive, o al modo de otros (que tampoco ellos son). Emularlos por lo que tienen o para que se hable de ellos como de los que tienen… Todo «virtual».</text:span><text:span text:style-name="T20"/></text:p>
      <text:p text:style-name="P112"><text:span text:style-name="T20">El logro de sí a partir de la propia realidad escueta se va perfilando con un aumento de </text:span>claridad mental, de fluidez afectiva y de dominio<text:span text:style-name="T20"> (relativo) de las propias posibilidades percibidas a partir de la propia dotación modesta; pues nadie es gran cosa sin el incremento que el tiempo, el esfuerzo y las opportunidades gratuitas y casuales aportan.</text:span><text:span text:style-name="T20"/></text:p>
      <text:p text:style-name="P112"><text:span text:style-name="T20">Así y sólo así es como pueden encajarse las pérididas de lo que no se llega a ser.</text:span><text:span text:style-name="T20"/></text:p>
      <text:p text:style-name="P112"><text:span text:style-name="T20">Y todo va adquiriendo un aire familiar y alegre al hallarse en relación dinámica e integrada con un </text:span><text:span text:style-name="T28">Yo abierto al ser consciente</text:span><text:span text:style-name="T20">, que le ha encontrado a la realidad el pulso para mantener la moderación de su disfrute posible (sin la herida depresividad de las expectativas fantaseadas ni la defensividad rígida y hosca de quien se siente inseguro y débil).</text:span><text:span text:style-name="T20"/></text:p>
      <text:p text:style-name="P112"><text:span text:style-name="T20">Las metas inmediatas son:</text:span><text:span text:style-name="T20"/></text:p>
      <text:p text:style-name="P112">Reducción <text:span text:style-name="T20">en lo posible del narcisismo infantil y regresivo;</text:span><text:span text:style-name="T20"/></text:p>
      <text:p text:style-name="P112">Ampliación <text:span text:style-name="T20">de la visión del mundo;</text:span><text:span text:style-name="T20"/></text:p>
      <text:p text:style-name="P112">Canalización <text:span text:style-name="T20">integrada de la libido.</text:span><text:span text:style-name="T20"/></text:p>
      <text:p text:style-name="P112"><text:span text:style-name="T20">El problema inicial es cómo desenganchar de los simbólicos objetos libidinalmente sobredeterminados inducidos por el entorno o creados por la imaginación.</text:span><text:span text:style-name="T20"/></text:p>
      <text:p text:style-name="P112"><text:soft-page-break/><text:span text:style-name="T20">Muchos sienten vértigo («angustia» de adolescente), pues les parece que al cambiar y desengancharse de sus fantasías de ambición o placer, van a sentirse perdidos en un mundo vacío, cuando el verdadero vacío es ese en el que viven </text:span>sin libre disposición de sí<text:span text:style-name="T20">.</text:span><text:span text:style-name="T20"/></text:p>
      <text:p text:style-name="P112"><text:span text:style-name="T20">Jamás se encuentra uno libre y sabrosamente consigo mismo a solas paa vivir simplemente lo espontáneo. Por eso hay quienes viven doble vida, que puedan ser algo muy distinto de lo que su círculo les impone ritualmente ser. Y se dan «perversiones»: han perdido la brújula de la espontaneidad.</text:span><text:span text:style-name="T20"/></text:p>
      <text:p text:style-name="P121"><text:span text:style-name="T20">20. Liberación de las fijaciones sociales: </text:span><text:span text:style-name="T25">Querer o no querer recuperar y recuperarse </text:span><text:span text:style-name="T16">a toda costa</text:span><text:span text:style-name="T25">: esa es la cuestión decisiva. Hay mucho que desenmascarar por debajo del tingado de «ganancias» y «logros», pues hace el efecto de que la vida va por otro lado.</text:span><text:span text:style-name="T20"/></text:p>
      <text:p text:style-name="P122"><text:span text:style-name="T21">Ese es el primer paso: irse adiestrando en ver las realidades que nos conciernen de un modo más amplio, sobre todo en posibilidades de futuros más ricos de entidad y valor.</text:span><text:span text:style-name="T20"/></text:p>
      <text:p text:style-name="P122"><text:span text:style-name="T21">Para que esta nueva visión de realidades sea eficaz </text:span><text:span text:style-name="T7">ha de emerger desde el fondo </text:span><text:span text:style-name="T21">de la s o l e d a d <text:s/>p e r d i d a</text:span><text:span text:style-name="T21"><text:note text:id="ftn18" text:note-class="footnote"><text:note-citation>18</text:note-citation><text:note-body><text:p text:style-name="P61">Que se perdió sin ganar compañía, sino aturdimiento y solicitudes importunas y continuas.</text:p></text:note-body></text:note></text:span><text:span text:style-name="T21">, generada por uno mismo, originaria y genuina. Ha de ser a u t ó g e n a.</text:span><text:span text:style-name="T20"/></text:p>
      <text:p text:style-name="P122"><text:span text:style-name="T21">Kant se equivocó con la dicotomía «autónomo/heterónomo»: la conciencia </text:span><text:span text:style-name="T20">nunca pude darse la ley a sí misma</text:span>, <text:span text:style-name="T21">pues entonces no sería «ley», sino arbitrariedad o veleidad y gana, sin poder impositivo.</text:span><text:span text:style-name="T20"/></text:p>
      <text:p text:style-name="P122"><text:span text:style-name="T7">La ley siempre es heterónoma, </text:span><text:span text:style-name="T21">pues expresa lo que la realidad —siempre ajena al sujeto— exige; ahoa, lo que sí puede ser es </text:span>autógena <text:span text:style-name="T21">y no «heterógena».</text:span><text:span text:style-name="T20"/></text:p>
      <text:p text:style-name="P122"><text:span text:style-name="T21">Es decir, puede ser algo espontáneamente brotado de la visión propia y personal, acerca de las relaciones que siente el sujeto ensu conciencia obligarle, mostrarle un deber.</text:span><text:span text:style-name="T20"/></text:p>
      <text:p text:style-name="P122"><text:span text:style-name="T21">Al encontrarse solo frente a la propia situación de «perdido» en el mundo de ideologías y cálculos e intereses económicos, ha de ir adquiriendo valentía para ser más él mismo, y no venderse o conformarse con una versión microdimensional y estilizada (más duramente dicho: «castrada») de sí mismo.</text:span><text:span text:style-name="T20"/></text:p>
      <text:p text:style-name="P122"><text:soft-page-break/><text:span text:style-name="T21">Cuanto más se vive, más se apecia que las vigencias y las opiniones del público presentan grandes dosis de arbitrariedad y rutina.</text:span><text:span text:style-name="T20"/></text:p>
      <text:p text:style-name="P122"><text:span text:style-name="T21">Sólo la adquisición de la actitud ya dicha puede permitir la suficiente agilidad psíquica para librarse de quedar atrapado en lo inmediato y colectivamente imaginario.</text:span><text:span text:style-name="T20"/></text:p>
      <text:p text:style-name="P122"><text:span text:style-name="T21">Una visión abarcativa de toda la realidad que nos concierne, en la que se contextualice cada significado en su posición adecuada; sólo eso puede librar del acoso momentáneo del estímulo recurrente del deseo.</text:span><text:span text:style-name="T20"/></text:p>
      <text:p text:style-name="P122"><text:span text:style-name="T21">Y juntamente con ello </text:span><text:span text:style-name="T7">aprender a motivarse y a querer eficazmente </text:span><text:span text:style-name="T21">lo que conduce a la trasformación de sí y al progresivo dominio del propio proceso de cambio. Es decir, a «no ser vivido»</text:span><text:span text:style-name="T21"><text:note text:id="ftn19" text:note-class="footnote"><text:note-citation>19</text:note-citation><text:note-body><text:p text:style-name="P61">Por ejemplo, dejar un trabajo metódico o unos estudios por «enriquecerse en experiencias» (a boleo) y parecerle a uno que si no vive anárquicamente y en constante e <text:span text:style-name="T1">inconstante </text:span><text:span text:style-name="T20">cambio está «dejando pasar lo mejor de su vida», es un espejismo que no conduce sino a hacerse incapaz de vivir la experiencia constructiva y densa de </text:span><text:span text:style-name="T28">su </text:span><text:span text:style-name="T21">irrepetible y productiva vida posible.</text:span></text:p></text:note-body></text:note></text:span><text:span text:style-name="T21"> por lo que vaya sucediendo, sino a vivirlo y a </text:span><text:span text:style-name="T20">vivirse</text:span><text:span text:style-name="T21">.</text:span><text:span text:style-name="T20"/></text:p>
      <text:p text:style-name="P122"><text:span text:style-name="T21">Lo fundamental es saber </text:span><text:span text:style-name="T20">lo que se quiere </text:span><text:span text:style-name="T21">y saber motivarse por lo que objetivamente parezca lo mejor (sin perfeccionismos).</text:span><text:span text:style-name="T20"/></text:p>
      <text:p text:style-name="P123"><text:span text:style-name="T21">No se trata de una especie de conversión, sino de una </text:span><text:span text:style-name="T7">i m p r e g n a c i ó n paulatina </text:span><text:span text:style-name="T21">de </text:span><text:span text:style-name="T7">realidad </text:span>objetiva<text:span text:style-name="T21">, de </text:span><text:span text:style-name="T7">visión lúcida </text:span><text:span text:style-name="T21">(no aliada con la ilusión del engaño), </text:span><text:span text:style-name="T7">liberada de las ligaduras del </text:span>miedo a los demás <text:span text:style-name="T21">o de las influencias y presiones de su común estupidez.</text:span><text:span text:style-name="T20"/></text:p>
      <text:p text:style-name="P123"><text:span text:style-name="T21">Un sentido de realidad que acabe fundiéndose en una </text:span><text:span text:style-name="T7">unidad tanto de visión como de decisión práctica</text:span><text:span text:style-name="T21">.</text:span><text:span text:style-name="T20"/></text:p>
      <text:p text:style-name="P123"><text:span text:style-name="T21">Los comportamientos irán cambiando, a su tiempo y por sí mismos, cuando los estereotipos a que uno se hallaba sometido dejen de presionar sobre la propia identidad asumida. Ésa es la meta de la psicoterapia dinámica o de nuestra </text:span><text:span text:style-name="T7">diálysis</text:span><text:span text:style-name="T21">: liberar al paciente de la impronta y presión mediatizadora de modelos de identidad, enfoque, reacción, respuesta y conducta enajenantes y desajustados.</text:span><text:span text:style-name="T20"/></text:p>
      <text:p text:style-name="P123"><text:soft-page-break/><text:span text:style-name="T21">Mas entonces los comportamientos tampoco resultan desadaptativos</text:span><text:span text:style-name="T21"><text:note text:id="ftn20" text:note-class="footnote"><text:note-citation>20</text:note-citation><text:note-body><text:p text:style-name="P62">Es término bastante equívoco y suele entenderse de manera conformista con el entorno; esto sería más bien insano. La verdadera adaptación es la que acierta a conocer <text:span text:style-name="T1">lo pertinente</text:span><text:span text:style-name="T20">, lo que en tales momentos y situaciones hay que ejecutar para que los procesos marchen. Adaptación es no que una respuesta se pliegue a exigencias arbitrarias o vigenciales de alguien, sino a exigencias objetivas de una praxis, independientemente de expectativas personales de “la gente”.</text:span></text:p></text:note-body></text:note></text:span><text:span text:style-name="T21">, sino genuinos y apropiados al sujeto.</text:span><text:span text:style-name="T20"/></text:p>
      <text:p text:style-name="P123"><text:span text:style-name="T21">Pongamos por ejemplo un adolescente o joven que no sigue la moda de perder el tiempo yendo “de marcha” y aprovecha los fines de semana para informarse más leyendo bibliografía </text:span><text:span text:style-name="T7">extra</text:span><text:span text:style-name="T21">. No se adapta convencionalmente a los gustos y expectativas de otros, pero sí responde muy bien a su praxis de estudiante y de incipiente profesional. El tiempo dirá quién tuvo razón…</text:span><text:span text:style-name="T20"/></text:p>
      <text:p text:style-name="P123"><text:span text:style-name="T21">La conciencia se puede definir como</text:span><text:span text:style-name="T20"/></text:p>
      <text:p text:style-name="P123"><text:span text:style-name="T21">la capacidad de </text:span>captación objetiva<text:span text:style-name="T20"/></text:p>
      <text:p text:style-name="P93">de lo <text:span text:style-name="T5">pertinente</text:span><text:span text:style-name="T20"/></text:p>
      <text:p text:style-name="P123">en cada <text:span text:style-name="T21">situación,</text:span><text:span text:style-name="T20"/></text:p>
      <text:p text:style-name="P123"><text:span text:style-name="T21">para no dañar posibilidades y bienes ajenos, sino, a ser posible, favorecer su promoción. Esto es </text:span><text:span text:style-name="T7">hacer el bien… </text:span><text:span text:style-name="T21">El bien es aquello </text:span><text:span text:style-name="T7">que hay que hacer</text:span><text:span text:style-name="T21"><text:note text:id="ftn21" text:note-class="footnote"><text:note-citation>21</text:note-citation><text:note-body><text:p text:style-name="P62">Hay gente más bien joven que confunde “el bien” con alguna ñoñería. Esto es no dominar el idioma.</text:p></text:note-body></text:note></text:span><text:span text:style-name="T21">.</text:span><text:span text:style-name="T20"/></text:p>
      <text:p text:style-name="P123"><text:span text:style-name="T20">21. Introversión y extraversión: </text:span><text:span text:style-name="T26">En el primer paso reflexivo de recuperación llevan ventaja los </text:span><text:span text:style-name="T17">introvertidos</text:span><text:span text:style-name="T26">. En el segundo de decisión y activación, son los </text:span><text:span text:style-name="T17">extravertidos </text:span><text:span text:style-name="T26">los aventajados.</text:span><text:span text:style-name="T20"/></text:p>
      <text:p text:style-name="P124"><text:span text:style-name="T21">Son dos modos de la psicología clásica de situarse ante asuntos y cosas que, según Grosz y Jung, al combinarse con las cuatro funciones psíquicas: </text:span><text:span text:style-name="T7">perceptiva, intelectiva, intuitiva y afectiva</text:span><text:span text:style-name="T21">, producen un mayor o menor grado de subdesarrollo de su contraria, y dan lugar así a los ocho «tipos psicológicos».</text:span><text:span text:style-name="T20"/></text:p>
      <text:p text:style-name="P125"><text:span text:style-name="T21">Tales modos de enfoque no deben considerarse innatos, pues pueden haber estado inducidos por las circunstancias favorables a la expresión afectiva, al contacto con realidades vivas (la madre la primera) y a la expansión de la afectividad.</text:span><text:span text:style-name="T20"/></text:p>
      <text:p text:style-name="P125"><text:span text:style-name="T21">Pueden haber sido desfavorables, constrictivas de la espontaneidad y la expresión activa, que hayan obligado al bebé y al niño a reprimir toda </text:span><text:soft-page-break/><text:span text:style-name="T21">exteriorización y a vivir una vida psíquica replegada sobre sí misma (hasta la </text:span><text:span text:style-name="T7">alexithymia</text:span><text:span text:style-name="T21">, o carencia de afectos).</text:span><text:span text:style-name="T20"/></text:p>
      <text:p text:style-name="P125"><text:span text:style-name="T21">La tendencia primaria e innata del niño es expansiva y cognitiva (todo despierta su curiosidad); sólo cuando esto es amenazador y siniestro y se ve rodeado de dificultades para ser aceptado por la pareja parental (o los mayores), es cuando se ve forzado a aandonar el campo de la comunicación social incipiente y a concentrar todas sus energías y su atención en su interioridad defensiva.</text:span><text:span text:style-name="T20"/></text:p>
      <text:p text:style-name="P125"><text:span text:style-name="T21">Si esto persiste un tiempo considerable, el carácter queda ya parasiempre </text:span><text:span text:style-name="T7">introvertido.</text:span><text:span text:style-name="T20"/></text:p>
      <text:p text:style-name="P125"><text:span text:style-name="T21">Es entonces penoso y desazonante tender al «fuera» y participar en lo ajeno. El niño se crea o incrementa su mundo interior, que puede ser coherente, creativo y válido, o distorsionado y fragmentario, en este ´ltimo caso tendremos un sujeto tendente a psicótico o autista.</text:span><text:span text:style-name="T20"/></text:p>
      <text:p text:style-name="P125"><text:span text:style-name="T21">El extravertido tiene el riesgo de superficiaidad: las vivencias no se densifican, </text:span><text:span text:style-name="T7">no crean </text:span><text:span text:style-name="T21">en su intimidad </text:span><text:span text:style-name="T7">memoria asociativa</text:span><text:span text:style-name="T21">, y pasa de una impresión o viencia a otra, y puede vivir sin penetrar —con cierta profundidad— mental ni afectivamente en las realidades ni situaciones; sólo recuerda el bienestar que le produjeron. Siempre está dispuesto a interesarse y a participar en lo exterior con tal de que le gratifique (“le mole”).</text:span><text:span text:style-name="T20"/></text:p>
      <text:p text:style-name="P125"><text:span text:style-name="T21">En ambos tipos se halla el </text:span><text:span text:style-name="T7">alexithymico</text:span><text:span text:style-name="T21">, que suele ser extrovertido, práctico y hasta exitoso, pero ha ahogado en sí toda capacidad de sentir; como defensa ante sucesos terribles para su sensibilidad infantil; ha cegado inconscientemente la fuente de sus afectos. Percibe sin que le afecte, ama pero de forma valorativa e intelectual, </text:span><text:span text:style-name="T7">nunca se conmueve</text:span><text:span text:style-name="T21">. Lo vivido puede no dejar memoria en él.</text:span><text:span text:style-name="T20"/></text:p>
      <text:p text:style-name="P126"><text:span text:style-name="T21">En la actitud introvertida prevalecen los procesos imaginativos, emocionales e ideatorios (intrapsíquicos) sobre la percepción y los esquemas de acción prácticos. La experiencia de lo externo viene filtrada por la intimidad (imaginación y afecto) como un ingrediente más de la construcción de su mundo personal.</text:span><text:span text:style-name="T20"/></text:p>
      <text:p text:style-name="P126"><text:span text:style-name="T21">Para ocuparse de las cosas y de los procesos y asuntos externos ha de «salir de sí» con esfuerzo y hasta desagrado. Tales tipos nunca sienten negativamente la «soledad» y sí —y a veces mucho— las relaciones sociales.</text:span><text:span text:style-name="T20"/></text:p>
      <text:p text:style-name="P126"><text:soft-page-break/><text:span text:style-name="T21">El extravertido vive, en cambio, instalado entre las cosas, procesos y asuntos externos y sociales. Nada le cuesta atender varios asuntos al mismo tiempo y ocuparse de todos los detalles sobre la marcha. No se les escapa detalle y gozan organizando y gestionando asuntos. Son personas de acción, objetivos y realistas siempre que no interfieran enganches simbólico-afectivos</text:span><text:span text:style-name="T21"><text:note text:id="ftn22" text:note-class="footnote"><text:note-citation>22</text:note-citation><text:note-body><text:p text:style-name="P63">Suelen ser símbolos arcaicos, infantiles y mágicos. Por eso vemos a fiables hombres de acción echar por la borda su carrera o importantes asuntos por una relación con personas «impresentables», inexplicablemente imprudentes y ligeros.</text:p></text:note-body></text:note></text:span><text:span text:style-name="T21">. Las mujeres suelen tender más a la extraversión que los hombres. Ser ama de casa y madre ya exige básicamente extraversión; las introvertidas son «aguas mansas» que descuidan la marcha normal de sus hogares, o que en la vida pública cometen fallos frecuentes. Pueden tener mucho valor como artistas y escritoras, pero la acción las puede, les crea malestar y desazón.</text:span><text:span text:style-name="T20"/></text:p>
      <text:p text:style-name="P127"><text:span text:style-name="T21">Lo mismo que a los varones introvertidos, pero estos no se ven tan forzados como las mujeres para atender a detalles externos de su hogar, hijos ni negocio. Por eso necesitan indefectiblemente el complemento de una mujer…</text:span><text:span text:style-name="T20"/></text:p>
      <text:p text:style-name="P127"><text:span text:style-name="T21">Lo difícil para los extravertidos es acertar con el amor, que experimenten un amor auténtico sin convertir a la pareja en simple objeto del deseo (que «está ahí») y les gratifique. Su riesgo es </text:span><text:span text:style-name="T7">perderse entre las cosas</text:span><text:span text:style-name="T21"> </text:span><text:span text:style-name="T27">y actuar según esquemas prefabricados. Algunos hombres de acción «necesitan» amantes, cambios de pareja y aventuras, </text:span><text:span text:style-name="T18">buscando sentir algo</text:span><text:span text:style-name="T27"> sin lograrlo.</text:span><text:span text:style-name="T20"/></text:p>
      <text:p text:style-name="P128"><text:span text:style-name="T21">Lo que les cuesta es entrar en sí mismos y hallar respuestas a cuestiones universales o </text:span><text:span text:style-name="T7">sentar las bases personales de un cambio de trayectoria</text:span><text:span text:style-name="T21">. Por eso suelen despreciar tópicamente «lo metafísico». Su gran dificultad, a veces insuperable, es </text:span><text:span text:style-name="T7">ponerse a…</text:span><text:span text:style-name="T21"> decidirse a reflexionar acerca de su cambio.</text:span><text:span text:style-name="T20"/></text:p>
      <text:p text:style-name="P128"><text:span text:style-name="T21">Aunque vayan a un psicoterapeuta, éste va a tener enormes dificultades para </text:span><text:span text:style-name="T7">hacerles entrar en sí</text:span><text:span text:style-name="T21">. Demandan recetas prácticas, pautas, </text:span><text:span text:style-name="T7">no podrán hallar </text:span><text:span text:style-name="T21">su camino </text:span><text:span text:style-name="T20">c r e a t i v a m e n t e</text:span><text:span text:style-name="T21">, aun asistidos por especialistas.</text:span><text:span text:style-name="T20"/></text:p>
      <text:p text:style-name="P128"><text:span text:style-name="T21">El alexithýmico puede ser activo y eficiente pero sin disfrute emocional alguno. No caerá presa de enganches afectivos «impresentables» que le hagan fracasar inexplicablemente. Captará lo objetivo y lo </text:span><text:span text:style-name="T7">objetivamente </text:span><text:span text:style-name="T21">práctico.</text:span><text:span text:style-name="T20"/></text:p>
      <text:p text:style-name="P128"><text:span text:style-name="T21">Tuve un paciente artista, creativo e introvertido, que no podía ponerse una prenda de vestir tal como la había comprado: no estaba a gusto con ello </text:span><text:soft-page-break/><text:span text:style-name="T21">sino cuando había introducido en ella modificaciones por su propia iniciativa… Sólo era alexithýmico con sus parejas, siempre que no se tratase de intercambio de iniciativas artísticas.</text:span><text:span text:style-name="T20"/></text:p>
      <text:p text:style-name="P128"><text:span text:style-name="T21">Los introvertidos se enamoran de símbolos internos que proyectan en alguien, y pueden no llegar a comunicar realmente con la pareja, si no es cuando invisten a ésta con alguno de esos símbolos tan emocionalmente significativos para sus intimidad, o en momentos de encuentro en niveles muy elaborados o intelectuales. Son las respuestas a cuestiones hondas y universales lo que les «engancha»…</text:span><text:span text:style-name="T20"/></text:p>
      <text:p text:style-name="P128"><text:span text:style-name="T21">Aunque les resulte fácil entrar en sí más hondamente, centrarse en su propia identidad densa, asumiendo lo propio, y reelaborar su imagen del mundo, se hallan expuestos a otros riesgos como la obsesividad, trabada en fantasmas irreales, la tendencia a desentenderse de los procesos reales y prácticos, comunicarse mal y proponerse tareas sin fundamento.</text:span><text:span text:style-name="T20"/></text:p>
      <text:p text:style-name="P128"><text:span text:style-name="T21">En ciertos grados de deterioro pueden resultar de esa introversión los «iluminados».</text:span><text:span text:style-name="T20"/></text:p>
      <text:p text:style-name="P128"><text:span text:style-name="T21">El extravertido podría decidirse a romper con su pasado alienado, pero le costaría atreverse a disentir de lo consabido, lo vigente. Necesitará la complementariedad estimulante de un introvertido que sea capaz de persuadirle afectivamente —gracias a una amistad excepcional y entrañable—.</text:span><text:span text:style-name="T20"/></text:p>
      <text:p text:style-name="P128"><text:span text:style-name="T21">De ahí que en la vida política, los introvertidos sean los ideólogos; y los extravertidos, los ejecutores, líderes y hombres de masas.</text:span><text:span text:style-name="T20"/></text:p>
      <text:p text:style-name="P128"><text:span text:style-name="T21">Cuando un sujeto logra reunir ambos modos de enfoque y expresión, resulta el líder irresistible, que transforma (o deforma y perturba) su época, pero nunca la deja como estaba. Tan raros son esos tipos psicológicos completos.</text:span><text:span text:style-name="T20"/></text:p>
      <text:p text:style-name="P128"><text:span text:style-name="T21">Los «buenos comunicadores» (como se suelen llamar los extravertidos) no tienen ideas propias, o las tienen escasas e inspiradas en lo consabido, mientras que los ideológicamente creativos y «filósofos» no se saben comunicar ni trasmiten contagiosamente sus ideas, sino tras razonarlas mucho.</text:span><text:span text:style-name="T20"/></text:p>
      <text:p text:style-name="P128"><text:span text:style-name="T21">Hay buenos comunicadores que van de filósofos, pero no logran «ligar» un sistema abarcativo y propio, salido de su experiencia y cuajado por su creatividad innovadora. Repiten con palabras diferentes y tal vez nuevas </text:span><text:soft-page-break/><text:span text:style-name="T21">(algunas) ideas de una escuela o varias, que han recibido y con las que se han identificado.</text:span><text:span text:style-name="T20"/></text:p>
      <text:p text:style-name="P129"><text:span text:style-name="T20">22. Trampas en el proceso: </text:span><text:span text:style-name="T21">No todo se reduce a introversión/extraversión, aunque es una dicotomía bastante generalizada.</text:span><text:span text:style-name="T20"/></text:p>
      <text:p text:style-name="P129"><text:span text:style-name="T21">Hay otro tipo de dificultades, propias sólo de algunos sujetos (que no escasean en una sociedad en la que el padre se halla ausente la mayor parte del tiempo).</text:span><text:span text:style-name="T20"/></text:p>
      <text:p text:style-name="P129"><text:span text:style-name="T21">Se da una trágica situación personal cuando un niño varón recibe lo mejor —lo más positivo y dinámico de su personalidad— </text:span><text:span text:style-name="T7">solo de su madre</text:span><text:span text:style-name="T21"> (envuelto, claro está, en identidad femenina), mientras que del padre no ha recibido nada positivo, ni siquiera cariño masculino e identidad viril, sino sólo </text:span><text:span text:style-name="T7">anti-modelos </text:span><text:span text:style-name="T21">de grosería, insensibilidad, dureza, desinterés, autoritarismo o incomprensión (y hasta rudeza).</text:span><text:span text:style-name="T20"/></text:p>
      <text:p text:style-name="P129"><text:span text:style-name="T21">En estos casos, queda la personalidad del varón y su demanda de afectividad fijada en una </text:span><text:span text:style-name="T7">nostalgia insaciable</text:span><text:span text:style-name="T21"> de una masculinidad cariñosa (que reprimen), pero en un rechazo sistemático de la identidad masculina, y puede que también de la femenina en cuanto materna</text:span><text:span text:style-name="T21"><text:note text:id="ftn23" text:note-class="footnote"><text:note-citation>23</text:note-citation><text:note-body><text:p text:style-name="P64">Las mujeres, en las mismas condiciones infantiles, salen siempre mejor paradas, pues si reciben mucho del padre, desarrollan una personalidad fuerte y decidida, emprendedora y lúcida, y si lo reciben de la madre, incrementan su identidad femenina que atrae a los varones y se siente atraída por ellos.</text:p><text:p text:style-name="P64">Los casos de personalidades histeroides o insensibles al amor heterosexual se deben a otros factores. Por ejemplo, la personalidad emocionalmente resentida hacia el otro género.</text:p><text:p text:style-name="P64">En cambio, el niño varón, ya en la recepción misma de la síntesis afectiva paterno/materna, se encuentra siempre en peligro de no llegar a hacerse adecuadamente.</text:p></text:note-body></text:note></text:span><text:span text:style-name="T21">.</text:span><text:span text:style-name="T20"/></text:p>
      <text:p text:style-name="P129"><text:span text:style-name="T21">Tal rechazo no suele tener demasiado éxito en el varón, y naturalmente permanece en el fondo femenino, pero en forma no asumida y generando una apariencia inflada de masculinidad, retórica, rígida y agresiva (de cartón piedra), que no siente nada por nadie, ni puede amar entregadamente a una mujer.</text:span><text:span text:style-name="T20"/></text:p>
      <text:p text:style-name="P129"><text:span text:style-name="T21">Los demasiado mujeriegos suelen ser así, una caricatura histriónica de una supuesta masculinidad que inconscientemente imitan pero que no les llena.</text:span><text:span text:style-name="T20"/></text:p>
      <text:p text:style-name="P129"><text:span text:style-name="T21">Peor es cuando la personalidad ha quedado en </text:span><text:span text:style-name="T7">objeto demandante</text:span><text:span text:style-name="T21">, en lugar de fingir la virilidad que en él escasea, desarrolla posturas seductoras. </text:span><text:soft-page-break/><text:span text:style-name="T21">Pueden resultar personalidades no necesariamente homosexuales, pero muy conflictivas en sus relaciones con colegas y jefes.</text:span><text:span text:style-name="T20"/></text:p>
      <text:p text:style-name="P129"><text:span text:style-name="T21">Cuando no derivan por la aceptación de la feminidad materna y la identificación con y por medio de ella frente a un padre brutal, duro, intransigente, arbitrario o desvaído (sin personalidad viril o con una personalidad virilmente histriónica, incapaz de valerle al hijo como modelo de identificación). En estos casos se desarrolla una personalidad homosexual de diferentes matices: desde el femenino blando y coqueto hasta el «gay duro», exageradamente macho, pero con «pluma» y afectividad decididamente </text:span><text:span text:style-name="T7">andrófila </text:span><text:span text:style-name="T21">o </text:span><text:span text:style-name="T7">pedófila</text:span><text:span text:style-name="T21">, y sexualidad anal u oral.</text:span><text:span text:style-name="T20"/></text:p>
      <text:p text:style-name="P129"><text:span text:style-name="T21">Los sujetos que conservan una identidad sexual correspondiente a su género biológico, pero que en estas condiciones infantiles se han hecho desde el vacío de una feminidad rechazada y una masculinidad frustrada, difícilmente tienen relaciones sexuales gratificantes, ni siquiera apetecen.</text:span><text:span text:style-name="T20"/></text:p>
      <text:p text:style-name="P129"><text:span text:style-name="T21">En la derivación homosexual, sus deseos de búsqueda son incontenibles, acaparan todo su horizonte existencial o son capaces de grandes amores monógamos, pero demasiado sometidos a un partenaire duro y manipulador; o se dispersan continuamente en un gran consumo de parejas de todas clases, con rasgos constantes muy determinados, en una especie de fetichismo secundario (que Proust nota en </text:span><text:span text:style-name="T7">En busca del tiempo perdido</text:span><text:span text:style-name="T21">).</text:span><text:span text:style-name="T20"/></text:p>
      <text:p text:style-name="P129"><text:span text:style-name="T21">Se sentirán ser más </text:span><text:span text:style-name="T7">cuantos más sujetos y más opresivamente dominen </text:span><text:span text:style-name="T21">las vidas y las personas de otros, y si son estos muy viriles, mejor (hasta pueden ser proxenetas de muchachos).</text:span><text:span text:style-name="T20"/></text:p>
      <text:p text:style-name="P129"><text:span text:style-name="T21">Es otra forma de estar «perdido» en el existir.</text:span><text:span text:style-name="T20"/></text:p>
      <text:p text:style-name="P129"><text:span text:style-name="T21">Algo de esto es lo que da origen el inexplicable disfrute de las </text:span><text:span text:style-name="T7">drag queens</text:span><text:span text:style-name="T21"> en sus noches de exhibición ostentosa y barrocas provocaciones.</text:span><text:span text:style-name="T20"/></text:p>
      <text:p text:style-name="P129"><text:span text:style-name="T21">A algunos públicos les engancha más que un circo o un ballet. Tengo la impresión de que se debe a que constituye una demostración de lo elástico y maleable de la realidad, de la que se puede hacer lo que se quiera, sin llegar a perder la identidad.</text:span><text:span text:style-name="T20"/></text:p>
      <text:p text:style-name="P129"><text:span text:style-name="T21">Tales sujetos son difícilmente susceptibles de una cura psicodinámica de humildad, ya que la confundirán con una </text:span><text:span text:style-name="T7">renuncia a la identidad de su inflado Yo</text:span><text:span text:style-name="T21">.</text:span><text:span text:style-name="T20"/></text:p>
      <text:p text:style-name="P129"><text:span text:style-name="T21">***</text:span><text:span text:style-name="T20"/></text:p>
      <text:p text:style-name="P130"><text:soft-page-break/><text:span text:style-name="T21">Al haber rozado </text:span><text:span text:style-name="T7">este tipo de sesgos caracteriales</text:span><text:span text:style-name="T21"> nos hallamos en una zona fronteriza en que tres niveles de problemas se solapan:</text:span><text:span text:style-name="T20"/></text:p>
      <text:p text:style-name="P130"><text:span text:style-name="T21">1. El </text:span><text:span text:style-name="T7">nivel existencial</text:span><text:span text:style-name="T21">, el de </text:span><text:span text:style-name="T20">hacerse </text:span><text:span text:style-name="T21">y llegar a ser más uno mismo y más </text:span><text:span text:style-name="T20">denso, libre y creativo</text:span><text:span text:style-name="T21">, inmune a </text:span><text:span text:style-name="T7">trampas colectivas </text:span><text:span text:style-name="T21">de prestigios y vigencias.</text:span><text:span text:style-name="T20"/></text:p>
      <text:p text:style-name="P130"><text:span text:style-name="T21">2. El </text:span><text:span text:style-name="T7">problema ético </text:span><text:span text:style-name="T21">de </text:span><text:span text:style-name="T20">lograrse sin destruir </text:span><text:span text:style-name="T21">bienes o posibilidades personales ajenas, ni convertirse en alienante para la trayectoria personal de los demás.</text:span><text:span text:style-name="T20"/></text:p>
      <text:p text:style-name="P130"><text:span text:style-name="T21">3. La </text:span><text:span text:style-name="T7">cuestión psicológica </text:span><text:span text:style-name="T21">de obtener una estructuración de la personalidad </text:span><text:span text:style-name="T20">consistente y elástica</text:span><text:span text:style-name="T21">.</text:span><text:span text:style-name="T20"/></text:p>
      <text:p text:style-name="P131"><text:span text:style-name="T21">Si esta estructuración es deficitaria, se hallará marcada por la rigidez o la invasividad irrespetuosa del otro, orientándose de nuevo hacia bienes fantásticos y aparentes, simbólicamente sobredeterminados por nostalgias infantiles insatisfechas, de tipo oceánico (sin contornos limitativos prácticos) y defendidas, si son inteligentes, por racionalizaciones y constructos inatacables desde la lógica de su mundo.</text:span><text:span text:style-name="T20"/></text:p>
      <text:p text:style-name="P131"><text:span text:style-name="T21">Quienes no se hallen estructurados y perciban en su vida inconsciente </text:span><text:span text:style-name="T7">componentes negativos </text:span><text:span text:style-name="T21">de los que necesitan desprenderse, quienes carezcan de una identidad cuajada y no hayan acabado de hacerse como persona, tenderán a desarrollar alguna tendencia destructiva en su entorno, aun cuando pretendan construir</text:span><text:span text:style-name="T21"><text:note text:id="ftn24" text:note-class="footnote"><text:note-citation>24</text:note-citation><text:note-body><text:p text:style-name="P65">Lo peor es cuando alguien en esas condiciiones controla el Poder político o militar; hacen algunas veces el efecto de acariciar morosamente el detonante de un conflicto o planificando una multiplicación inútil del dolor de otros. Véase <text:span text:style-name="T1">El estado sin dolor</text:span><text:span text:style-name="T20">.</text:span></text:p><text:p text:style-name="P59">Otra manifestación de lo mismo es la prepotencia gubernativa para imponer cerradamente la voluntad de poder (de un grupo minoritario) sin hacerse cargo racional y objetivamente de las necesidad y sugerencias o demandas de los demás sectores, en nombre de los cuales paradójicamente gobiernan.</text:p><text:p text:style-name="P59">Un caso ya olvidado, muy curioso, fue aquel del Ministerio de Defensa en tiempos de Narcís Serra, cuando parecía que era de vida o muerte para la aviación de la UE montar un campo de maniobras y de tiro en Cabañeros o en Las Anchuras, en lo más salvaje y virgen de la Mancha. No bastaban manifestaciones ni huelgas para impedirlo —pues era un verdadero desastre ecológico—; pero cambió el gabinete y no se volvió a hablar del asunto hasta hoy…</text:p><text:p text:style-name="P59">¿Era simplemente un acto de cabezonería personal del ministro y su equipo? ¿O era —muy remotamente— porque en esa zona tan poco conocida tenían grandes cotos de caza personajes y familias no afectas al partido?</text:p></text:note-body></text:note></text:span><text:span text:style-name="T21">.</text:span><text:span text:style-name="T20"/></text:p>
      <text:p text:style-name="P132"><text:soft-page-break/><text:span text:style-name="T21">Los ganadores sin escrúpulos —los que no se abren a la realidad objetiva ni ajena, ni macroeconómica, ni ecológica, ni popular ni humana— resultan a largo plazo «perdedores», pues </text:span><text:span text:style-name="T7">no es posible a largo plazo ganar mucho destruyendo y haciendo perder</text:span><text:span text:style-name="T21"> a los demás (deteriorando </text:span><text:span text:style-name="T20">el mundo de todos</text:span><text:span text:style-name="T21">).</text:span><text:span text:style-name="T20"/></text:p>
      <text:p text:style-name="P132"><text:span text:style-name="T21">Tipos psicológicos insaciables, </text:span><text:span text:style-name="T7">oceánicamente </text:span><text:span text:style-name="T21">orales o fálicos como los que acabamos de mencionar, pueden aparecer ante sus propios ojos como «perdedores» e infelices a causa de la desmesura de sus voraces fantasías y deseos. A las que vienen </text:span><text:span text:style-name="T7">siempre escasos y estrechos </text:span><text:span text:style-name="T21">sus logros reales y posibles.</text:span><text:span text:style-name="T20"/></text:p>
      <text:p text:style-name="P203"><text:span text:style-name="T46">Puede ser su sed de </text:span><text:span text:style-name="T58">mejor </text:span><text:span text:style-name="T46">y de </text:span><text:span text:style-name="T58">más </text:span><text:span text:style-name="T46">que todo cuanto vayan obteniendo se devalúe automáticamente por el hecho de hacérseles propio, de haberlo conseguido. ¡Lo «bueno» siempre está fuera!</text:span><text:span text:style-name="T20"/></text:p>
      <text:p text:style-name="P204"><text:span text:style-name="T42">En definitiva, </text:span><text:span text:style-name="T38">perder y ganar no suele ser algo objetivo</text:span><text:span text:style-name="T42">, sino </text:span><text:span text:style-name="T32">dependiente de su evaluación </text:span><text:span text:style-name="T42">subjetiva y emocional, cuyas raíces se hunden en la estructura y en la trama simbólico-emocional y mnémica (de la memoria) de la personalidad concreta.</text:span><text:span text:style-name="T20"/></text:p>
      <text:p text:style-name="P204"><text:span text:style-name="T42">Se logra más operando con lo poco que se tenga adquirido que imaginando llegar a tener lo que no se tiene y paralizándose ante la ingente tarea de luchar para conseguir aquello que en su </text:span><text:span text:style-name="T32">imaginación y deseante sensibilidad </text:span><text:span text:style-name="T42">es por definición inalcanzable…</text:span><text:span text:style-name="T20"/></text:p>
      <text:p text:style-name="P204"><text:span text:style-name="T42">Ganar debilita, como comer siempre cosas dulces y sabrosas hace engordar y perder la agilidad.</text:span><text:span text:style-name="T20"/></text:p>
      <text:p text:style-name="P139"><text:span text:style-name="T60">23. Más trampas en el proceso de liberación: </text:span><text:span text:style-name="T47">La causa de tantas paradojas y sentimientos aberrantes sobre sí mismo —por ejemplo, la contradicción entre humanismo y crueldad sádica de ciertas instituciones— radica en la </text:span><text:span text:style-name="T36">confusión de los niveles de integración caracterial</text:span><text:span text:style-name="T47">.</text:span><text:span text:style-name="T20"/></text:p>
      <text:p text:style-name="P140"><text:span text:style-name="T42">Rara vez coinciden los altos puestos y lasfunciones de dirección con las cualidades psicológicas y la integración personal de quienes se nominan para desempeñarlas.</text:span><text:span text:style-name="T20"/></text:p>
      <text:p text:style-name="P140"><text:span text:style-name="T42">Se le ha estropeado la carrera y el carácter muchas veces a un sujeto, cualificado para el contacto directo con otros, ascendiéndole (precisamente por lo bien dotado que estaba) a puestos de dirección alejados del contacto directo. ¡Puro sinsentido!</text:span><text:span text:style-name="T20"/></text:p>
      <text:p text:style-name="P140"><text:soft-page-break/><text:span text:style-name="T42">Y los ambiciosos que gestionan, intrigando bajo cuerda, desde «puestos de influencia», suelen ser los menos capaces de asumir los intereses y necesidades generales</text:span><text:span text:style-name="T42"><text:note text:id="ftn25" text:note-class="footnote"><text:note-citation>25</text:note-citation><text:note-body><text:p text:style-name="P66">Así se explica la triste y paradójica realidad cotidiana del desfalco y la prevaricación de quienes administran bienes públicos. El causante parece el niño interior residual que mágicamente echa mano de lo apetecible, sin los autocontroles y mediaciones jurídicas del adulto.</text:p></text:note-body></text:note></text:span><text:span text:style-name="T42">.</text:span><text:span text:style-name="T20"/></text:p>
      <text:p text:style-name="P140"><text:span text:style-name="T42">Todas las escuelas antiguas de sapiencia y de catarsis personal han tenido en cuenta las dificultades de hacerse cargo de carencias estructurales que impiden captar la realidad del otro, pero al parecer no repararon —siguen sin hacerlo quienes las han sucedido— en que el principal obstáculo son los </text:span><text:span text:style-name="T41">escapes proyectivos </text:span><text:span text:style-name="T42">que actúan contra la propia maduración, a saber:</text:span><text:span text:style-name="T20"/></text:p>
      <text:p text:style-name="P140"><text:span text:style-name="T42">- Narcisismo infantil egocéntrico;</text:span><text:span text:style-name="T20"/></text:p>
      <text:p text:style-name="P140"><text:span text:style-name="T42">- Adhesividad del deseo (de ahí el acoso sexual, o insistencia en órdenes caprichosas o sesgadas y rígidas);</text:span><text:span text:style-name="T20"/></text:p>
      <text:p text:style-name="P140"><text:span text:style-name="T42">- Posesividad y/o dominancia;</text:span><text:span text:style-name="T20"/></text:p>
      <text:p text:style-name="P140"><text:span text:style-name="T42">- Persecución culpabilizadora de fantasmas </text:span><text:span text:style-name="T32">superyoicos</text:span><text:span text:style-name="T42">;</text:span><text:span text:style-name="T20"/></text:p>
      <text:p text:style-name="P140"><text:span text:style-name="T42">- Insaciabilidad oral;</text:span><text:span text:style-name="T20"/></text:p>
      <text:p text:style-name="P140"><text:span text:style-name="T42">- Inmovilismo anal;</text:span><text:span text:style-name="T20"/></text:p>
      <text:p text:style-name="P140"><text:span text:style-name="T42">- Sexualidad sin encuadre ni amor;</text:span><text:span text:style-name="T20"/></text:p>
      <text:p text:style-name="P140"><text:span text:style-name="T42">- Culto al cuerpo (obsesión dietética, estética o higiénica);</text:span><text:span text:style-name="T20"/></text:p>
      <text:p text:style-name="P140"><text:span text:style-name="T42">- Destructividad sádica;</text:span><text:span text:style-name="T20"/></text:p>
      <text:p text:style-name="P140"><text:span text:style-name="T42">- Visión depresiva del mundo, del entorno y sus tareas (derrotismo, desmotivación, falta de iniciativa)</text:span><text:span text:style-name="T20"/></text:p>
      <text:p text:style-name="P140"><text:span text:style-name="T42">- Resentimiento generalizado o focalizado (hacia el otro sexo, por ejemplo);</text:span><text:span text:style-name="T20"/></text:p>
      <text:p text:style-name="P140"><text:span text:style-name="T42">- Oquedad básica.</text:span><text:span text:style-name="T20"/></text:p>
      <text:p text:style-name="P140"><text:span text:style-name="T42">Tal «oquedad básica» no es el desfondamiento, pues éste suele ser dinámico, la oquedad es estéril y estática.</text:span><text:span text:style-name="T20"/></text:p>
      <text:p text:style-name="P140"><text:span text:style-name="T42">R. Payne, en su obra </text:span><text:span text:style-name="T32">Stalin, </text:span><text:span text:style-name="T42">cita una frase del joven Stalin de 28 años que describe esta </text:span><text:span text:style-name="T32">oquedad</text:span><text:span text:style-name="T42">: «todo es tan desolado aquí dentro, tan indeciblemente vacío...». Y Nietzsche lo expresa poéticamente al definir el </text:span><text:soft-page-break/><text:span text:style-name="T42">tiempo como «pórtico de mil mundos duros y fríos» (</text:span><text:span text:style-name="T32">die Zeit, en Tor zu tausend Welten hart und kalt</text:span><text:span text:style-name="T42">).</text:span><text:span text:style-name="T20"/></text:p>
      <text:p text:style-name="P140"><text:span text:style-name="T42">Éste es el mundo de Kafka, Hesse (</text:span><text:span text:style-name="T32">El lobo estepario</text:span><text:span text:style-name="T42">), Buero, Beckett o Joyce, y más refinadamente se trasluce en Proust, Ionesco y Arrabal.</text:span><text:span text:style-name="T20"/></text:p>
      <text:p text:style-name="P140"><text:span text:style-name="T42">Como estas personalidades parecen no haber acabado de integrarse, el mundo les resultará por eso tan desolado: padecen el abandono de sí mismos, aunque genialmente vivido y expresado.</text:span><text:span text:style-name="T20"/></text:p>
      <text:p text:style-name="P140"><text:span text:style-name="T42">El m u n d o no es nada determinado, sino el resultado del </text:span><text:span text:style-name="T32">test proyectivo </text:span><text:span text:style-name="T42">al que perpetuamente se nos está sometiendo. Y cada uno proyecta lo que es </text:span><text:span text:style-name="T32">lo suyo</text:span><text:span text:style-name="T42">: escotomas o sombras, objetos inasequibles del «deseo incolmable» o fantasmas infantiles.</text:span><text:span text:style-name="T20"/></text:p>
      <text:p text:style-name="P140"><text:span text:style-name="T42">Su negativo son precisamente el vacío, la soledad y la congelación afectiva de todo. Podría inferirse que a Stalin únicamente le llenaba hacer sentir su dura voluntad (personal o arbitraria). Y en un sitio donde le tocaba obedecer (como era el seminario: ¡Stalin como tantos etarras de primera hora, fue seminarista!) todo se le hacía vacío e insoportable.</text:span><text:span text:style-name="T20"/></text:p>
      <text:p text:style-name="P140"><text:span text:style-name="T42">Estos escotomas</text:span><text:span text:style-name="T42"><text:note text:id="ftn26" text:note-class="footnote"><text:note-citation>26</text:note-citation><text:note-body><text:p text:style-name="P66">«Sombras» subjetivas y fantasmas proyectados sobre la realidad, así desfigurada o convertida en persecutoria y por tanto en objeto de destrucción por el Poder (clases sociales, razas, países, tipos psicológicos demasiado semejantes al tirano o demasiado libres).</text:p></text:note-body></text:note></text:span><text:span text:style-name="T42"> de jefes y dirigentes pueden instaurar estados colectivos de alienación.</text:span><text:span text:style-name="T20"/></text:p>
      <text:p text:style-name="P141"><text:span text:style-name="T42">La lucha contra tales fantasmas superyoicos o persecutorios, escotomas, fijaciones narcisistas y objetos obsesivos del deseo es un </text:span><text:span text:style-name="T32">factor del proceso de recuperación de la identidad </text:span><text:span text:style-name="T42">y para la salida de la situación de «pérdida» y de «perdido».</text:span><text:span text:style-name="T20"/></text:p>
      <text:p text:style-name="P141"><text:span text:style-name="T42">***</text:span><text:span text:style-name="T20"/></text:p>
      <text:p text:style-name="P141"><text:span text:style-name="T42">Lo malo es que no se puede hacer a solas.</text:span><text:span text:style-name="T20"/></text:p>
      <text:p text:style-name="P141"><text:span text:style-name="T42">Para ser uno mismo en libertad y desarrollar una praxis creativa, hay que mantener la mayor lucidez posible sobre las trampas que nos tiende la dinámica inconsciente personal y colectiva. Esta v i g i l a n c i a se reduce a </text:span><text:span text:style-name="T32">dudar </text:span><text:span text:style-name="T42">y </text:span><text:span text:style-name="T32">sospechar</text:span><text:span text:style-name="T42">.</text:span><text:span text:style-name="T20"/></text:p>
      <text:p text:style-name="P141"><text:span text:style-name="T42">1. de lo que se (re)presenta demasiado claro;</text:span><text:span text:style-name="T20"/></text:p>
      <text:p text:style-name="P141"><text:span text:style-name="T42">2. de lo que se desea con demasiada vehemencia;</text:span><text:span text:style-name="T20"/></text:p>
      <text:p text:style-name="P141"><text:soft-page-break/><text:span text:style-name="T42">3. de cualquier tendencia a la exaltación, y más a la exaltación individualista («yo hago de mí lo que quiero»)</text:span><text:span text:style-name="T20"/></text:p>
      <text:p text:style-name="P141"><text:span text:style-name="T42">4. de lo que se justifica con demasiada racionalidad o aplastante lógica;</text:span><text:span text:style-name="T20"/></text:p>
      <text:p text:style-name="P141"><text:span text:style-name="T42">5. de la producción de enganches y de apegos;</text:span><text:span text:style-name="T20"/></text:p>
      <text:p text:style-name="P141"><text:span text:style-name="T42">6. de la desproporción entre el </text:span><text:span text:style-name="T32">dentro </text:span><text:span text:style-name="T42">y el </text:span><text:span text:style-name="T32">fuera</text:span><text:span text:style-name="T42">;</text:span><text:span text:style-name="T20"/></text:p>
      <text:p text:style-name="P141"><text:span text:style-name="T42">7. de tratar de mantenerse abierto a todo lo «real», «eficaz» y operativo.</text:span><text:span text:style-name="T20"/></text:p>
      <text:p text:style-name="P141"><text:span text:style-name="T42">La personalidad desajustada se caracteriza por no conectar bien con los procesos reales y ello la conduce al fracaso de sus mejores intenciones. Se engaña o se deja engañar por el modo de vincularse a determinadas personas sobrevaloradas por su afectividad inconsciente. Éstas tratan de confundirla y la orientan mal para que fracase (mobbing) o están infradotadas y aconsejan lo contrario de lo acertado.</text:span><text:span text:style-name="T20"/></text:p>
      <text:p text:style-name="P141"><text:span text:style-name="T42">La claridad demasiado intensa en apreciaciones suele encerrar algo de maníaco o consideración simplista de las cosas («se hace la cuenta sin el patrón», dicen los alemanes… y luego viene el patrón y añade cuando menos el IVA).</text:span><text:span text:style-name="T20"/></text:p>
      <text:p text:style-name="P141"><text:span text:style-name="T42">No es posible percibir con toda claridad, en blanco y negro puros, todos los factores intervinientes en un negocio; hay que sospechar siempre de lo </text:span><text:span text:style-name="T32">inmanifiesto</text:span><text:span text:style-name="T42">.</text:span><text:span text:style-name="T20"/></text:p>
      <text:p text:style-name="P141"><text:span text:style-name="T42">Si no se tiene intuición de tales detalles, siempre se fracasará. Si alguno se dirige a ti para meterte en un negocio, dada tu falta de experiencia o de dotación en esta clase de asuntos, no es porque cuente con tu experiencia o tu lucidez —que a la vista está que son nulas para eso—, sino que se ha fijado en tu candidez y quiere sacarte la pasta.</text:span><text:span text:style-name="T20"/></text:p>
      <text:p text:style-name="P141"><text:span text:style-name="T42">O si va de buena fe, es un inexperto (otro «perdedor») que se dirige a ti porque no le impones y ve que te puede, no como los verdaderos expertos natos que o no te harían el menor caso o te descalificarían enseguida.</text:span><text:span text:style-name="T20"/></text:p>
      <text:p text:style-name="P141"><text:span text:style-name="T42">¡Ese que te arrastra y trata de convencerte es un imbécil, no te hagas tú, haciéndole caso y cediendo, más imbécil que él! Es imbecilidad frecuente: no medir las propias fuerzas y creerse audaz cuando se es llanamente iimprudente o narcisista.</text:span><text:span text:style-name="T20"/></text:p>
      <text:p text:style-name="P141"><text:span text:style-name="T42">Hay perdedores porque su vanidad les lleva a meterse en terrenos para los que no tienen aptitudes. El no tenerlas les estimula.</text:span><text:span text:style-name="T20"/></text:p>
      <text:p text:style-name="P141"><text:soft-page-break/><text:span text:style-name="T42">¿Se puede pensar algo más absurdo que estimular y poner medallas (para)olímpicas a los inválidos?</text:span><text:span text:style-name="T20"/></text:p>
      <text:p text:style-name="P141"><text:span text:style-name="T42">Pues se hace como meritoria obra social. Refleja la tendencia actual a atreverse a obtener lo imposible y a entrometerse en lo inaccesible a un determinado tipo humano. Una cosa es que los discapacitados se ejerciten terapéuticamente y otra que se les equipare a campeones olímpicos.</text:span><text:span text:style-name="T20"/></text:p>
      <text:p text:style-name="P141"><text:span text:style-name="T42">Igualmente, si me siento arrastrado demasiado vehementemente por un deseo o su “objeto”, debo desconfiar de mí mismo.</text:span><text:span text:style-name="T20"/></text:p>
      <text:p text:style-name="P141"><text:span text:style-name="T42">Quien sea medianamente maduro y consciente de la complejidad de las realidades sociales y económicas (o sentimentales) no es posible que se polarice afectivamente y se entregue en indefensión a un deseo, persona o asunto, con la desprotección que produce un entusiasmo demasiado subjetivo o confianza en sí o en otros demasiado ciega.</text:span><text:span text:style-name="T20"/></text:p>
      <text:p text:style-name="P141"><text:span text:style-name="T42">Incluso en el caso de un verdadero amor, aun cuando sea positiva su intensidad y su capacidad de entrega, nunca debe permitirse que se produzca una pérdida de límites tal que lo convierta en un magma de afectos oceánicos en que las identidades se confundan.</text:span><text:span text:style-name="T20"/></text:p>
      <text:p text:style-name="P141"><text:span text:style-name="T42">Otra dependencia, la opuesta, sería la subordinación afectiva a la exaltación del propio ego, como si lo único importante fuera el engrandecimiento de la propia imagen.</text:span><text:span text:style-name="T20"/></text:p>
      <text:p text:style-name="P141"><text:span text:style-name="T42">Si uno está muy pagado de sus dotes no es ningún «genio»</text:span><text:span text:style-name="T42"><text:note text:id="ftn27" text:note-class="footnote"><text:note-citation>27</text:note-citation><text:note-body><text:p text:style-name="P67">Aunque entre los jóvenes universitarios esta palabra está tabuizada por su origen romántico, no encuentro otra tan breve y cómoda para referirme a sujetos de inteligencia superior y creativa, que aciertan en su protesta contra lo consabido, dentro de su especialidad. Son los c r e a t i v o s en grado sumo y sin perder el sentido común, equilibrio y sensatez…</text:p><text:p text:style-name="P67">Desde luego hay una diferencia cualitativa entre los «artesanos» de la cultura, la filosofía y del arte y los creativos, que rompen moldes y dejan en herencia modelos fecundos que <text:span text:style-name="T1">pronto se hacen clásicos...</text:span></text:p></text:note-body></text:note></text:span><text:span text:style-name="T42">, </text:span><text:span text:style-name="T48">aunque pretendan parecerlo. Y si sujetos «genialmente» dotados se lo creen, ya están dando muestras de ser menos «geniales» o no serlo en absoluto.</text:span><text:span text:style-name="T20"/></text:p>
      <text:p text:style-name="P142"><text:span text:style-name="T42">Otra manifestación defensiva son las </text:span><text:span text:style-name="T32">racionalizaciones</text:span><text:span text:style-name="T42">, de las que puede decirse lo mismo que de la excesiva claridad de visión: </text:span><text:span text:style-name="T32">cuanto más inatacables resulten, menos fiables son</text:span><text:span text:style-name="T42"> , sobre todo cuando justifiquen que </text:span><text:span text:style-name="T32">tienen razón en todo</text:span><text:span text:style-name="T42">.</text:span><text:span text:style-name="T20"/></text:p>
      <text:p text:style-name="P143"><text:span text:style-name="T42">La realidad no es tan simple como para que la razón humana la vacíe en sus moldes de patencia.</text:span><text:span text:style-name="T20"/></text:p>
      <text:p text:style-name="P144"><text:soft-page-break/><text:span text:style-name="T60">24. Contacto con la realidad: </text:span><text:span text:style-name="T42">[p299]</text:span><text:span text:style-name="T20"/></text:p>
      <text:p text:style-name="P145"><text:span text:style-name="T42">¿Qué significa «abrirse» a lo real? Significa </text:span><text:span text:style-name="T32">recibir información </text:span><text:span text:style-name="T42">sin reducirla ni manipularla de modo interesado para lo imaginariamente ventajoso (cada cual </text:span><text:span text:style-name="T32">se entera </text:span><text:span text:style-name="T42">de lo que cree convenirle y sigue ignorando lo que le contraría).</text:span><text:span text:style-name="T20"/></text:p>
      <text:p text:style-name="P145"><text:span text:style-name="T42">Significa dejar que la información llegue a la conciencia </text:span><text:span text:style-name="T32">sin silenciar</text:span><text:span text:style-name="T42">, en cuanto se pueda, </text:span><text:span text:style-name="T32">nada </text:span><text:span text:style-name="T42">de su mensaje.</text:span><text:span text:style-name="T20"/></text:p>
      <text:p text:style-name="P145"><text:span text:style-name="T42">Inercia y conservadurismo pasivo y estéril es sesgar información o no querer recibirla, e impedir que nos llegue, acerca de lo propio.</text:span><text:span text:style-name="T20"/></text:p>
      <text:p text:style-name="P145"><text:span text:style-name="T42">No es sólo procesarla, sino </text:span><text:span text:style-name="T32">empatizar </text:span><text:span text:style-name="T42">con ella, dejarse movilizar si es adversa hacia lo favorable que se vislumbra. Tal abrirse no ha de ser tan indiferenciado ni ingenuo que el sujeto se pierda en lo recibido, sin criterio selectivo realista ni integración en lo propio.</text:span><text:span text:style-name="T20"/></text:p>
      <text:p text:style-name="P146"><text:span text:style-name="T42">Ante todo hay que explorar y asumir la dinámica básica de uno mismo, precisamente para no dejarse alienar por las propias racionalizaciones, ni por motivaciones fundadas en mentiras ajenas.</text:span><text:span text:style-name="T20"/></text:p>
      <text:p text:style-name="P146"><text:span text:style-name="T42">¿Qué es realidad objetiva? El término realidad expresa seis «</text:span><text:span text:style-name="T32">referentes</text:span><text:span text:style-name="T42">» (o tipos de </text:span><text:span text:style-name="T32">objetalidad </text:span><text:span text:style-name="T42">distintos entre sí) que se suelen confundir en el mismo enunciado:</text:span><text:span text:style-name="T20"/></text:p>
      <text:p text:style-name="P146"><text:span text:style-name="T42">- Entidad </text:span><text:span text:style-name="T32">concreta y constante </text:span><text:span text:style-name="T42">de cada objeto en cuanto existente;</text:span><text:span text:style-name="T20"/></text:p>
      <text:p text:style-name="P146"><text:span text:style-name="T42">- Materialidad del </text:span><text:span text:style-name="T32">mundo físico;</text:span><text:span text:style-name="T20"/></text:p>
      <text:p text:style-name="P146"><text:span text:style-name="T42">- </text:span><text:span text:style-name="T32">Estructuras </text:span><text:span text:style-name="T42">sistémicas de la praxis social;</text:span><text:span text:style-name="T20"/></text:p>
      <text:p text:style-name="P146"><text:span text:style-name="T42">- Trama de </text:span><text:span text:style-name="T32">procesos práxicos, </text:span><text:span text:style-name="T42">sus condiciones objetivas y sus exigencias;</text:span><text:span text:style-name="T20"/></text:p>
      <text:p text:style-name="P146"><text:span text:style-name="T42">- </text:span><text:span text:style-name="T32">Intereses;</text:span><text:span text:style-name="T20"/></text:p>
      <text:p text:style-name="P146"><text:span text:style-name="T42">- </text:span><text:span text:style-name="T32">Totalidad </text:span><text:span text:style-name="T42">de cuanto existe y condiciones de posibilidad de cuanto todavía no existe. En otras palabras: «la Realidad».</text:span><text:span text:style-name="T20"/></text:p>
      <text:p text:style-name="P146"><text:span text:style-name="T42">Esta totalidad presenta cuatro modos específicos del ser real: </text:span><text:span text:style-name="T41">físico, legal </text:span><text:span text:style-name="T42">(incluidas las llamadas «leyes» físicas y considerado en cuanto funcionado al ritmo de constantes), </text:span><text:span text:style-name="T41">cultural </text:span><text:span text:style-name="T42">y </text:span><text:span text:style-name="T41">personal</text:span><text:span text:style-name="T42">.</text:span><text:span text:style-name="T20"/></text:p>
      <text:p text:style-name="P146"><text:span text:style-name="T42">Cuatro realidades que parecen inconmensurables entre sí.</text:span><text:span text:style-name="T20"/></text:p>
      <text:p text:style-name="P146"><text:span text:style-name="T42">No puede haber ciencia ni saber metódico que pretenda abarcar lo real en su totalidad. Se ha de decir que la realidad-para-un-sujeto consiste en:</text:span><text:span text:style-name="T20"/></text:p>
      <text:p text:style-name="P146"><text:soft-page-break/><text:span text:style-name="T42">- </text:span><text:span text:style-name="T32">Dinámica </text:span><text:span text:style-name="T42">socia, jurídica, productiva, institucional…</text:span><text:span text:style-name="T20"/></text:p>
      <text:p text:style-name="P146"><text:span text:style-name="T42">- </text:span><text:span text:style-name="T32">Contextura articulada </text:span><text:span text:style-name="T42">del mundo, con sus fronteras y encuadres;</text:span><text:span text:style-name="T20"/></text:p>
      <text:p text:style-name="P146"><text:span text:style-name="T42">- </text:span><text:span text:style-name="T32">Presencias ajenas </text:span><text:span text:style-name="T42">(físicas, sociales, axiales, afectivas, estéticas e históricas);</text:span><text:span text:style-name="T20"/></text:p>
      <text:p text:style-name="P146"><text:span text:style-name="T42">- </text:span><text:span text:style-name="T32">Sistemas indigenciales </text:span><text:span text:style-name="T42">(de necesidades, sobre todo ajenas);</text:span><text:span text:style-name="T20"/></text:p>
      <text:p text:style-name="P146"><text:span text:style-name="T42">- </text:span><text:span text:style-name="T32">Estructuras y condicionamientos </text:span><text:span text:style-name="T42">funcionales;</text:span><text:span text:style-name="T20"/></text:p>
      <text:p text:style-name="P146"><text:span text:style-name="T42">- </text:span><text:span text:style-name="T32">Redes </text:span><text:span text:style-name="T42">de comunicación;</text:span><text:span text:style-name="T20"/></text:p>
      <text:p text:style-name="P146"><text:span text:style-name="T42">- </text:span><text:span text:style-name="T32">Condiciones de posibilidad</text:span><text:span text:style-name="T42">;</text:span><text:span text:style-name="T20"/></text:p>
      <text:p text:style-name="P146"><text:span text:style-name="T42">- «</text:span><text:span text:style-name="T32">Horizontes»</text:span><text:span text:style-name="T42"> de situación (con sus postulados utópicos y de </text:span><text:span text:style-name="T32">más allá de la misma: </text:span><text:span text:style-name="T42">nada acaba absolutamente);</text:span><text:span text:style-name="T20"/></text:p>
      <text:p text:style-name="P146"><text:span text:style-name="T42">- «</text:span><text:span text:style-name="T32">Envolvimientos límite» </text:span><text:span text:style-name="T42">(</text:span><text:span text:style-name="T32">Umgreifende </text:span><text:span text:style-name="T42">jaspersiano) abarcativos y últimos o </text:span><text:span text:style-name="T32">sistema </text:span><text:span text:style-name="T42">total de </text:span><text:span text:style-name="T32">referentes </text:span><text:span text:style-name="T42">percibido, hipotético o teóricamente supuesto (el que sea).</text:span><text:span text:style-name="T20"/></text:p>
      <text:p text:style-name="P147"><text:span text:style-name="T42">Es evidente que para realizarse y desarrollar conductas constructivas </text:span><text:span text:style-name="T41">hay que contar con todos estos aspectos y modos </text:span><text:span text:style-name="T42">de darse la realidad(es) al sujeto, incluso para que pueda percibir lo importante en su propio existir y no suponga que él o su existir o el mundo sean pura «nada».</text:span><text:span text:style-name="T20"/></text:p>
      <text:p text:style-name="P147"><text:span text:style-name="T42">El «absurdo» de Camus proviene de una consideración parcial y «reglamentariamente» limitativa de la realidad como conjunto de «cosas» </text:span><text:span text:style-name="T32">arrojadas en la existencia</text:span><text:span text:style-name="T42">, sin sentido. Ni Camus ni Foucault dieron un solo paso más allá del planteamiento epistemológico de su tiempo. No fueron más que el </text:span><text:span text:style-name="T32">enfant terrible </text:span><text:span text:style-name="T42">de las limitaciones de tal planteamiento.</text:span><text:span text:style-name="T20"/></text:p>
      <text:p text:style-name="P147"><text:span text:style-name="T42">Algunos de estos modos, como las presencias, las necesidades, la comunicación y la dinámica de la praxis se imponen por sí mismos, y evadirse de ellos es caer en formas alienadas o patológicas de estar-en-realidad (sin estarlo).</text:span><text:span text:style-name="T20"/></text:p>
      <text:p text:style-name="P147"><text:span text:style-name="T42">Otros aspectos pueden ignorarse, mas a riesgo de </text:span><text:span text:style-name="T32">existir a medias</text:span><text:span text:style-name="T42">.</text:span><text:span text:style-name="T20"/></text:p>
      <text:p text:style-name="P147"><text:span text:style-name="T42">No es posible negar que, cuantas más dimensiones y áreas de realidad se consideren y con ellas se contacte y se incluyan en el propio proyecto, mayor será la consistencia y el alcance de éste y la densidad del propio existir real.</text:span><text:span text:style-name="T20"/></text:p>
      <text:p text:style-name="P147"><text:span text:style-name="T42">Las cosas son </text:span><text:span text:style-name="T60">mediaciones dialécticas </text:span><text:span text:style-name="T42">de y para la creativa interacción humana.</text:span><text:span text:style-name="T20"/></text:p>
      <text:p text:style-name="P147"><text:span text:style-name="T42">* * *</text:span><text:span text:style-name="T20"/></text:p>
      <text:p text:style-name="P147"><text:soft-page-break/><text:span text:style-name="T42">La vivencia de lo propio y nuclear que ha de ser el punto básico de apoyo para enfrentarse al universo sin miedos y sin deseos devoradores, </text:span><text:span text:style-name="T32">resulta </text:span><text:span text:style-name="T42">de la combinación de </text:span><text:span text:style-name="T60">identidad, intimidad </text:span><text:span text:style-name="T42">y </text:span><text:span text:style-name="T60">comuncación</text:span><text:span text:style-name="T42">. Justo lo que la Modernidad ha acabado frenando o anulando.</text:span><text:span text:style-name="T20"/></text:p>
      <text:p text:style-name="P147"><text:span text:style-name="T42">La intimidad no es subjetividad vacía y fantástica como pretendieron los marxianos, sino </text:span><text:span text:style-name="T32">autopercepción identificativa </text:span><text:span text:style-name="T42">y expresiva del </text:span><text:span text:style-name="T60">propio ser concreto independiente y singular</text:span><text:span text:style-name="T42">, que es lo que tras todo lo dicho en </text:span><text:span text:style-name="T32">El Capital</text:span><text:span text:style-name="T42">, los marxistas han acabado prohibiendo ser o vivir...</text:span><text:span text:style-name="T42"><text:note text:id="ftn28" text:note-class="footnote"><text:note-citation>28</text:note-citation><text:note-body><text:p text:style-name="P68">Como Hegel en su <text:span text:style-name="T1">Filosofía del Derecho</text:span><text:span text:style-name="T20">, identificando lo individual con lo arbitrario (</text:span><text:span text:style-name="T1">Willkür</text:span><text:span text:style-name="T20">) y fantástico, porque el Espíritu sólo daba plena realidad al Concepto (</text:span><text:span text:style-name="T1">Begriff</text:span><text:span text:style-name="T20">), del cual el individuo era un «momento dialéctico». Los marxianos cayeron en el equívoco de, no siendo idealistas, mantener el mismo esquema, pero la Idea, el Concepto o el Espíritu convertido en </text:span><text:span text:style-name="T28">El Estado</text:span><text:span text:style-name="T21">, con lo cual se abría la puerta a todas las dictaduras imaginables.</text:span></text:p></text:note-body></text:note></text:span><text:span text:style-name="T20"/></text:p>
      <text:p text:style-name="P147"><text:span text:style-name="T42">Por intimidad no sólo ni principalmente hay que entender lo blando, emocional, subjetivo ni individualista y hasta imaginario o egoísta… (como han hecho creer los marxianos), sino lo propio, lo nuclear, lo consistente y lo singular de la i d e n t i d a d viva de cada cual.</text:span><text:span text:style-name="T20"/></text:p>
      <text:p text:style-name="P147"><text:span text:style-name="T42">La mayor densidad yoica impele a actuar y a expresarse realimentando la misma realidad del entorno, en cuanto se interactúa como </text:span><text:span text:style-name="T32">agente productivo </text:span><text:span text:style-name="T42">de ideas, sistemas, redes de relaciones, situaciones y bienes.</text:span><text:span text:style-name="T20"/></text:p>
      <text:p text:style-name="P147"><text:span text:style-name="T42">Téngase en cuenta que los procesos de la colectividad social son </text:span><text:span text:style-name="T32">estocásticamente recurrentes, repetitivos, rutinarios </text:span><text:span text:style-name="T42">y que sólo </text:span><text:span text:style-name="T60">las individualidades </text:span><text:span text:style-name="T42">dotadas y autónomas </text:span><text:span text:style-name="T60">pueden ser innovadoras y creativas.</text:span><text:span text:style-name="T20"/></text:p>
      <text:p text:style-name="P147"><text:span text:style-name="T42">Las culturas tribales, así, impedían el surgimiento de tales individualidades.</text:span><text:span text:style-name="T20"/></text:p>
      <text:p text:style-name="P147"><text:span text:style-name="T42">Si el sujeto consigue tal densidad personal (de realidad asimilada y reconvertida en sustancia mental y afectiva propias), se convierte en lo que Leibniz decía de la persona, que era como un </text:span><text:span text:style-name="T32">punto de vista singular —e irrepetible— sobre el universo</text:span><text:span text:style-name="T42">.</text:span><text:span text:style-name="T20"/></text:p>
      <text:p text:style-name="P147"><text:span text:style-name="T42">Todos los hombres deberían llegar por su evolutividad intrínseca a este grado de singularidad propia, pero la mayoría </text:span><text:span text:style-name="T32">naufraga en lo consabido; </text:span><text:span text:style-name="T60">no asimilan </text:span><text:span text:style-name="T42">dialécticamente </text:span><text:span text:style-name="T60">lo exógeno trasmutándolo en propio. </text:span><text:span text:style-name="T42">Esto es </text:span><text:span text:style-name="T32">ética autógena</text:span><text:span text:style-name="T42">.</text:span><text:span text:style-name="T42"><text:note text:id="ftn29" text:note-class="footnote"><text:note-citation>29</text:note-citation><text:note-body><text:p text:style-name="P68">No hay ética autónoma, pues la conciencia no se da ley a sí misma. Kant equivocó la palabra, aunque bastante hizo.</text:p></text:note-body></text:note></text:span><text:span text:style-name="T20"/></text:p>
      <text:p text:style-name="P148"><text:soft-page-break/><text:span text:style-name="T42">Con todo, </text:span><text:span text:style-name="T32">cada persona </text:span><text:span text:style-name="T42">humana, cada sujeto con su vida más o menos standard, pero propia —y sobre todo con su propio dolor y destino problemático, pues ser hombre, ser miembro de la especie humana es ya tener el problema de hacerse y serse… y muchos problemas más— ha de:</text:span><text:span text:style-name="T20"/></text:p>
      <text:p text:style-name="P148"><text:span text:style-name="T42">1. </text:span><text:span text:style-name="T32">organizar su desfondamiento pulsional</text:span><text:span text:style-name="T20"/></text:p>
      <text:p text:style-name="P193"><text:span text:style-name="T63">2. </text:span><text:span text:style-name="T32">optar por el sistema total y abarcativo de referentes últimos;</text:span><text:span text:style-name="T20"/></text:p>
      <text:p text:style-name="P193"><text:span text:style-name="T63">3. </text:span><text:span text:style-name="T32">comprender </text:span><text:span text:style-name="T63">a los otros</text:span><text:span text:style-name="T20"/></text:p>
      <text:p text:style-name="P193"><text:span text:style-name="T63">4. </text:span><text:span text:style-name="T32">cooperar </text:span><text:span text:style-name="T63">sin demasiados roces en diferentes tareas comunes (entre ellas la procreación, a ser posible con amor).</text:span><text:span text:style-name="T20"/></text:p>
      <text:p text:style-name="P193"><text:span text:style-name="T63">Ésta es la mejor salida de la situación de «perdido» o de «perdedor». El «perdedor» (y todos) siempre tiene la oportunidad de </text:span><text:span text:style-name="T32">ganarse a sí mismo</text:span><text:span text:style-name="T63">, siquiera sea desde el dolor de su pérdida o de su estar perdido o</text:span><text:span text:style-name="T32"> perdiendo perdidizamente</text:span><text:span text:style-name="T63">.</text:span><text:span text:style-name="T20"/></text:p>
      <text:p text:style-name="P193"><text:span text:style-name="T63">No es necesaria una ideología, basta el propio contacto con el pulso propio, en medio de los problemas de la vida que tienden a </text:span><text:span text:style-name="T32">difuminar nuestros perfiles, </text:span><text:span text:style-name="T63">haciéndonos </text:span><text:span text:style-name="T32">uno de tantos </text:span><text:span text:style-name="T63">(por «lo bajo»: egoísta, aprovechón, histérico, cotilla, resentido, vano, narcisista).</text:span><text:span text:style-name="T20"/></text:p>
      <text:p text:style-name="P193"><text:span text:style-name="T63">La dinámica misma del proceso irá aclarando por </text:span><text:span text:style-name="T32">acierto y error, </text:span><text:span text:style-name="T63">cuyo resultado es vivenciado como identidad —o lo contrario, como alienación— lo mistificado o </text:span><text:span text:style-name="T32">lo genuino de sí y de la realidad </text:span><text:span text:style-name="T63">asumida.</text:span><text:span text:style-name="T20"/></text:p>
      <text:p text:style-name="P194"><text:span text:style-name="T31">25. El todo y las partes: </text:span><text:span text:style-name="T63">¿Y qué es el t o d o de tal </text:span><text:span text:style-name="T32">Realidad?</text:span><text:span text:style-name="T20"/></text:p>
      <text:p text:style-name="P194"><text:span text:style-name="T63">La experiencia más inmediata que se tiene del mundo real resulta bastante decepcionante. Pues el «mundo real» en el sentido vulgarmente «realista» y cósico suele ser el </text:span><text:span text:style-name="T32">mistificador, falseador y contaminante </text:span><text:span text:style-name="T63">de lo genuino y «puro».</text:span><text:span text:style-name="T20"/></text:p>
      <text:p text:style-name="P194"><text:span text:style-name="T63">Es mundo en su versión </text:span><text:span text:style-name="T32">hortera…</text:span><text:span text:style-name="T63"> lo hortera no es que sea ingenuamente cursi o fallidamente pretencioso —lo es, desde luego—, sino que estraga, banaliza y vacía de todo lo hondo y universal. Estéticamente lo hortera es el </text:span><text:span text:style-name="T32">embotamiento blando y cerrado del buen gusto </text:span><text:span text:style-name="T63">o del sentido de lo elevado. Lo verdaderamente estético (no sólo artístico) lo es porque eleva la atención <text:s/>de lo utilitario a lo sublime.</text:span><text:span text:style-name="T20"/></text:p>
      <text:p text:style-name="P194"><text:span text:style-name="T63">Lo hortera no sólo es antiestético en la pacífica posesión de su opacidad, sino lo rebajado y chato, lo estéticamente irredimible.</text:span><text:span text:style-name="T20"/></text:p>
      <text:p text:style-name="P194"><text:span text:style-name="T63">La misma dignidad de cada sujeto aparece </text:span><text:span text:style-name="T32">trabada </text:span><text:span text:style-name="T63">en el mundo por una dialéctica de deterioros y procesos de embotamiento de la sensibilidad que </text:span><text:soft-page-break/><text:span text:style-name="T63">se degrada en sensiblería, compatible por otra parte con un duro y hasta cruel egoísmo hacia los más próximos.</text:span><text:span text:style-name="T20"/></text:p>
      <text:p text:style-name="P194"><text:span text:style-name="T63">Así se produce la paradoja de que </text:span><text:span text:style-name="T41">madurar en edad suele convertirse en un malogro de lo mejor de uno mismo</text:span><text:span text:style-name="T63">.</text:span><text:span text:style-name="T20"/></text:p>
      <text:p text:style-name="P194"><text:span text:style-name="T63">Las estrategias para subsistir suelen acabar falsificando la personalidad, al sustituirla por un montaje de tácticas y de apariencias.</text:span><text:span text:style-name="T20"/></text:p>
      <text:p text:style-name="P194"><text:span text:style-name="T63">Con sufrimiento o ahogo colectivo o sin él, el mundo realista (sesgadamente real) implica rebajamientos y manipulaciones que matizan de «mala fe» y de hipocresía las engoladas proclamas públicas de </text:span><text:span text:style-name="T32">justicia, dignidad, orden, honradez <text:s/>y ética…</text:span><text:span text:style-name="T20"/></text:p>
      <text:p text:style-name="P194"><text:span text:style-name="T63">Por otro lado, semiólogos estructuralistas y analíticos del pensamiento afirman que esos términos carecen de significado, que son trampas de la razón (perdida en su laberinto de constructos artificiales), que nunca se abre a la realidad de algo más allá de su propia sombra.</text:span><text:span text:style-name="T20"/></text:p>
      <text:p text:style-name="P194"><text:span text:style-name="T63">Es el vigor psíquico, la claridad mental (no racionalizadora), la estabilidad emocional (no «fría», sino «abierta») lo que ayuda y ha de procurarse. Y en esta dialéctica de trato con lo adverso y lo aparente y falseador (lo «sucio» en definitiva), ir diseñando y consolidando </text:span><text:span text:style-name="T32">perfiles de identidad</text:span><text:span text:style-name="T63">.</text:span><text:span text:style-name="T20"/></text:p>
      <text:p text:style-name="P159"><text:span text:style-name="T63">Estar </text:span><text:span text:style-name="T42">l ú c i d a m e n t e </text:span><text:span text:style-name="T63">en realidad </text:span><text:span text:style-name="T42">exige no perder de vista el conjunto de perfiles, niveles y factores que puedan concernir en cada situación. La realidad se distorsiona por captar únicamente dimensiones </text:span><text:span text:style-name="T63">parciales </text:span><text:span text:style-name="T42">en consonancia con impulsos </text:span><text:span text:style-name="T63">parciales</text:span><text:span text:style-name="T42">, y sólo la totalidad de visión e integración de impulsos pueden librar de las trampas que cada situación particular tiende.</text:span><text:span text:style-name="T20"/></text:p>
      <text:p text:style-name="P159"><text:span text:style-name="T42">La «lucidez» materialista no explicó nada, prueba de que no era tal lucidez.</text:span><text:span text:style-name="T20"/></text:p>
      <text:p text:style-name="P203"><text:span text:style-name="T49">Lúcido es el sujeto capaz de apreciar </text:span><text:span text:style-name="T59">multiplicidad de niveles cualitativamente diferentes</text:span><text:span text:style-name="T49">.</text:span><text:span text:style-name="T20"/></text:p>
      <text:p text:style-name="P205"><text:span text:style-name="T49">El ideal sería llegar a situarse en el punto de intersección de todos ellos.</text:span><text:span text:style-name="T20"/></text:p>
      <text:p text:style-name="P205"><text:span text:style-name="T49">Hay que aprender a repartir acentos de importancia, a discernir prioridades, seleccionar precios y valores, con una estabilidad emocional suficiente para no bizquear ni dejarse seducir por símbolos sobrecargados —en el momento— de libido, ahogando toda autocrítica del deseo.</text:span><text:span text:style-name="T20"/></text:p>
      <text:p text:style-name="P206"><text:span text:style-name="T42">Ésta es la </text:span><text:span text:style-name="T38">trampa constante y permanente </text:span><text:span text:style-name="T42">de la </text:span><text:span text:style-name="T32">percepción </text:span><text:span text:style-name="T42">estético-sensorial humana —siempre acompañada de investiciones de valor, emoción y deseo o de su opuesto—: copar la atención, fijarla angostamete </text:span><text:soft-page-break/><text:span text:style-name="T42">y urgirla como si lo que actualmente se está percibiendo fuese un absoluto de valor ilimitado que promete inagotable dicha… Y por lo general —o siempre— son minúsculos conjuntos de objetos simbólicos que no resisten un examen crítico.</text:span><text:span text:style-name="T20"/></text:p>
      <text:p text:style-name="P206"><text:span text:style-name="T42">La distensión clarividente de quien conoce la naturaleza dinámica de su </text:span><text:span text:style-name="T56">ser deseante</text:span><text:span text:style-name="T42"> (que toma el pulso a sus deseos) consiste en situarse en el punto de vista medio de todas las vecciones, sabiendo mirar el conjunto de imponderables que gravitan sobre nuestras relaciones con las cosas.</text:span><text:span text:style-name="T20"/></text:p>
      <text:p text:style-name="P206"><text:span text:style-name="T42">He aquí el encuadre dimensional de este propio y centrado estar-en-realidad:</text:span><text:span text:style-name="T20"/></text:p>
      <text:p text:style-name="P149"><text:span text:style-name="T60">I. Dimensiones dialécticas: </text:span><text:span text:style-name="T42">dinámico/estático, efectivo/aparente</text:span><text:span text:style-name="T20"/></text:p>
      <text:p text:style-name="P149"><text:span text:style-name="T60">II. Polaridades concernientes al sujeto: </text:span><text:span text:style-name="T42">dentro/fuera, clauso/abierto, lleno/vacío, palabra/silencio</text:span><text:span text:style-name="T20"/></text:p>
      <text:p text:style-name="P149"><text:span text:style-name="T60">III. Polaridades concernientes al mundo-para-el-sujeto: </text:span><text:span text:style-name="T42">real/irreal, bajo/elevado, útil/inútil, racional/irracional, superficial/profundo, valioso/devaluado</text:span><text:span text:style-name="T20"/></text:p>
      <text:p text:style-name="P149"><text:span text:style-name="T60">IV. Dimensión focal: </text:span><text:span text:style-name="T42">sí-mismo, Yo consciente.</text:span><text:span text:style-name="T20"/></text:p>
      <text:p text:style-name="P149"><text:span text:style-name="T42">Y todavía se podría presentar una dimensión </text:span><text:span text:style-name="T32">trascendente</text:span><text:span text:style-name="T42">, mas por no poderse experimentar en concreto la dejamos fuera de consideración en este primer contacto.</text:span><text:span text:style-name="T20"/></text:p>
      <text:p text:style-name="P149"><text:span text:style-name="T42">Los «otros» se hallan incluidos en lo más exigente y denso del mundo-para-el-sujeto. Los «demás» se nos imponen desde su propia dimensión focal, como un dentro, como una clausura, como una palabra/silencio dialécticamente trabados con nuestra profundidad, nuestra clausura y nuestros silencios…</text:span><text:span text:style-name="T20"/></text:p>
      <text:p text:style-name="P149"><text:span text:style-name="T42">Este yo que </text:span><text:span text:style-name="T32">pugna por ser él mismo</text:span><text:span text:style-name="T42"> y aun en medio del cambio no dejar de serlo</text:span><text:span text:style-name="T42"><text:note text:id="ftn30" text:note-class="footnote"><text:note-citation>30</text:note-citation><text:note-body><text:p text:style-name="P69">Es la misma experiencia de Spinoza en el comienzo de su Ética: <text:span text:style-name="T1">substantia in suo esse perseverar conatur</text:span><text:span text:style-name="T20">. El conato o esfuerzo del ser por subsistir, por seguir existiendo y no acabarse. ¿Por qué será esto?</text:span></text:p></text:note-body></text:note></text:span><text:span text:style-name="T42">; por influir creativamente en el mundo y no ser desvirtuado por él, no se experimenta a sí mismo como constantemente igual (aunque sí como </text:span><text:span text:style-name="T32">idéntico</text:span><text:span text:style-name="T42">), sino como o s c i l a n t e entre tensiones diversas, con densificaciones y rarefacciones emocionales; a veces bloqueado para entender o para sentir y comunicarse, a veces perdido (podemos perdernos en el «dentro») y solicitado a la vez por el </text:span><text:span text:style-name="T32">Sí-mismo</text:span><text:span text:style-name="T42"> afirmativo </text:span><text:soft-page-break/><text:span text:style-name="T42">(del que emanan discontinuamente energías, símbolos y deseos) y por el «fuera» (o amenazado por él), consistente a veces en «yoes» absorbentes o agresivos a los que hay que poner límites. </text:span><text:span text:style-name="T32">Abierto/cerrado </text:span><text:span text:style-name="T42">en su comunicación, </text:span><text:span text:style-name="T32">lleno/vacío </text:span><text:span text:style-name="T42">de información y densidad afectiva.</text:span><text:span text:style-name="T20"/></text:p>
      <text:p text:style-name="P150"><text:span text:style-name="T42">En la relación </text:span><text:span text:style-name="T32">sujeto-mundo </text:span><text:span text:style-name="T42">están las dimensiones dialécticas. Lo aparente puede ser real (eficazmente aparente en la praxis, naturalmente con fatales consecuencias), racional, irracional, siniestro o agradable, pero siempre</text:span><text:span text:style-name="T32"> equívoco </text:span><text:span text:style-name="T42">y vacío de posibilidades.</text:span><text:span text:style-name="T20"/></text:p>
      <text:p text:style-name="P150"><text:span text:style-name="T42">Lo eficiente siempre será real, aunque pueda ser irracional y siniestro.</text:span><text:span text:style-name="T20"/></text:p>
      <text:p text:style-name="P150"><text:span text:style-name="T42">Lo estático siempre será aparente e irreal (pues lo real es constitutivamente dinámico: tiende a producir efectos constantes).</text:span><text:span text:style-name="T20"/></text:p>
      <text:p text:style-name="P150"><text:span text:style-name="T42">Quien logra leer con relativa objetividad la confusa trama de intereses y de </text:span><text:span text:style-name="T32">procesos de doble perfil </text:span><text:span text:style-name="T42">que amueblan el mundo, y mantener el sentido de orientación concreta, para seguir la línea de lo conveniente en cada situación y proceso, acertará a actuar é t i c a m e n t e y además </text:span><text:span text:style-name="T60">progresará certeramente hacia su logro</text:span><text:span text:style-name="T42">.</text:span><text:span text:style-name="T20"/></text:p>
      <text:p text:style-name="P150"><text:span text:style-name="T42">La </text:span><text:span text:style-name="T32">misma dinámica de los hechos le conducirá a él </text:span><text:span text:style-name="T42">y a la impleción («henchimiento») de su existir concreto, del que brota su sentido vital. Es entonces cuando el </text:span><text:span text:style-name="T32">hacer </text:span><text:span text:style-name="T42">y el </text:span><text:span text:style-name="T32">tener </text:span><text:span text:style-name="T42">pueden incrementar el </text:span><text:span text:style-name="T60">ser </text:span><text:span text:style-name="T42">de uno mismo. Y así como puede enfocarse con optimismo y esperanza nuestra realidad como auténtico bien objetivo y como logro.</text:span><text:span text:style-name="T20"/></text:p>
      <text:p text:style-name="P150"><text:span text:style-name="T42">El </text:span><text:span text:style-name="T32">malogro </text:span><text:span text:style-name="T42">es consecuencia de la dispersión, tanto de impulsos parciales de la vida inconsciente como de las dimensiones del mundo de cada cual.</text:span><text:span text:style-name="T20"/></text:p>
      <text:p text:style-name="P76"><text:span text:style-name="T42">Quien sabe leer lo objetivo en la confusa trama de intereses nunca se hallará perdido ni se sentirá perdedor, por muy </text:span><text:span text:style-name="T32">perdidizo</text:span><text:span text:style-name="T32"><text:note text:id="ftn31" text:note-class="footnote"><text:note-citation>31</text:note-citation><text:note-body><text:p text:style-name="P70">Quien anda coqueteando con su pérdida y poniéndose en peligro de perderse del todo, o de perder bastante. Hay quienes viven en el filo de la navaja de su pérdida, y esto les atrae, les atrae el abismo, llegan al borde y luego se asustan, pero no se deciden a alejarse del borde del abismo de cualquier pérdida que además suele ser «monográficamente» obsesiva.</text:p></text:note-body></text:note></text:span><text:span text:style-name="T32"> </text:span><text:span text:style-name="T42">que se haga, pues el Principio de Realidad es su correctivo, nunca perdido de vista.</text:span><text:span text:style-name="T20"/></text:p>
      <text:p text:style-name="P76"><text:span text:style-name="T42">Este </text:span><text:span text:style-name="T32">Principio de Realidad </text:span><text:span text:style-name="T42">es el principal y objetivo correctivo ético de las demasías de las demandas del </text:span><text:span text:style-name="T32">Principio de Placer, </text:span><text:span text:style-name="T42">tendente a lo desaforado, al </text:span><text:span text:style-name="T32">objeto inasequible del </text:span><text:span text:style-name="T41">Deseo Incolmable…</text:span><text:span text:style-name="T42"><text:note text:id="ftn32" text:note-class="footnote"><text:note-citation>32</text:note-citation><text:note-body><text:p text:style-name="P70">Ilusiones de gratificación interminable, fantasías egocéntricas de exaltación socioyoica, apegos sesgados de la libido a todo tipo de objetos, suavidades cutáneas y táctiles frecuentes y habituales, gustos, volúmenes, entregas, acosos, dominios… Gratificación intensa y sin fin, poco social y solidaria.</text:p></text:note-body></text:note></text:span><text:span text:style-name="T20"/></text:p>
      <text:p text:style-name="P76"><text:soft-page-break/></text:p>
      <text:p text:style-name="P76"><text:span text:style-name="T60">Parte tercera: opciones en otra dimensión</text:span><text:span text:style-name="T20"/></text:p>
      <text:p text:style-name="P76"><text:span text:style-name="T60">26. Actitudes y discursos: </text:span><text:span text:style-name="T42">Hasta ahora hemos tratado en términos generales de potenciar las posibilidades obvias que la realidad y la praxis ofrecen para recobrarse, pues la pérdida es más bien </text:span><text:span text:style-name="T32">subjetiva</text:span><text:span text:style-name="T42">, pero la apertura a la realidad </text:span><text:span text:style-name="T32">objetiva</text:span><text:span text:style-name="T42">, y la canalización de la energía psíquica hacia ella depende de la interacción con las disponibilidades de esa realidad.</text:span><text:span text:style-name="T20"/></text:p>
      <text:p text:style-name="P76"><text:span text:style-name="T42">El camino indicado, sin la asistencia bien orientada de un terapeuta o de un psicólogo es </text:span><text:span text:style-name="T32">difícil que lo recorra el interesado a solas</text:span><text:span text:style-name="T42">. El problema básico es el de poder saltar sobre la propia sombra y ver objetivamente lo que los </text:span><text:span text:style-name="T32">escotomas </text:span><text:span text:style-name="T42">y prejuicios propios no permiten ver.</text:span><text:span text:style-name="T20"/></text:p>
      <text:p text:style-name="P76"><text:span text:style-name="T42">La constante general del ser humano es que, dejado a sí mismo, por muy claras que tenga las ideas, no acierta a orientarse prácticamente. Su abierta disposición al cambio, cuando existe, necesita algo más, un complemento que supere la limitación individual de cada sujeto y de cada mentalidad.</text:span><text:span text:style-name="T20"/></text:p>
      <text:p text:style-name="P76"><text:span text:style-name="T42">No podemos terminar, por lo tanto, sin explicar otro tipo de trayectoria, la que a mí me ha resultado más válida y eficaz y me ha conducido a ver con la claridad deseable por encima de mi sombra y a poder sostener la marcha, a pesar de los interminables obstáculos que </text:span><text:span text:style-name="T60">todos </text:span><text:span text:style-name="T42">me oponían.</text:span><text:span text:style-name="T20"/></text:p>
      <text:p text:style-name="P76"><text:span text:style-name="T42">Si mi existencia se hubiese de caracterizar por algo sería por haber sido una carrera de obstáculos y de tenaz oposición de otros a mi avance social, hasta estos últimos años, en los que por ciertas enfermedades cardiacas y gástricas (</text:span><text:span text:style-name="T32">somatizaciones</text:span><text:span text:style-name="T42"> por los «sustos» que me he llevado) es una </text:span><text:span text:style-name="T32">propina seguir vivo aquí</text:span><text:span text:style-name="T42"> escribiendo sobre esto.</text:span><text:span text:style-name="T20"/></text:p>
      <text:p text:style-name="P76"><text:span text:style-name="T42">Es una trayectoria sencilla y que produce ganancia aun en sus mismas apariencias de pérdida, lo que es paradójico. Constituye un logro de posibilidades humanas y personales llevadas al límite («existencia sobrenatural» de mi antiguo profesor Rahner).</text:span><text:span text:style-name="T20"/></text:p>
      <text:p text:style-name="P76"><text:span text:style-name="T42">Hay dos actitudes existenciales básicas: la de quien cree percibir únicamente por sus sentidos orgánicos; y la de quien </text:span><text:span text:style-name="T60">no puede evitar </text:span><text:span text:style-name="T42">darse cuenta de que </text:span><text:span text:style-name="T32">simultáneamente está percibiendo complejos conjuntos </text:span><text:span text:style-name="T42">en los que se asocian realidades, energías y relaciones de diferente significado, calidad y consistencia. Esto parece lo más verosímil. Pues cuando nos hallamos en entornos monocordes y uniformes, nos deprimimos…</text:span><text:span text:style-name="T20"/></text:p>
      <text:p text:style-name="P76"><text:soft-page-break/><text:span text:style-name="T42">Lo que percibimos como realidad en sentido fuerte son objetos </text:span><text:span text:style-name="T32">con cualidades</text:span><text:span text:style-name="T42"> —no sólo sensoriales: situaciones, relaciones, personas, intereses—, </text:span><text:span text:style-name="T32">valores y horizontes de posibilidad</text:span><text:span text:style-name="T42">.</text:span><text:span text:style-name="T20"/></text:p>
      <text:p text:style-name="P76"><text:span text:style-name="T42">Por ejemplo, un jugador en Bolsa no sería exacto decir que se inventa las posibilidades </text:span><text:span text:style-name="T32">concretas, pero todavía no expresas ni públicas</text:span><text:span text:style-name="T42">, de invertir en unas empresas o en otras en un momento dado. </text:span><text:span text:style-name="T60">Está percibiendo unas </text:span><text:span text:style-name="T41">relaciones y una situación </text:span><text:span text:style-name="T60">de mercado </text:span><text:span text:style-name="T42">que son completamente reales, pero que no se pueden reducir a meras «cosas» o sensaciones actuales, sino que su situación es concretamente percibida como horizonte de posibilidades reales de invertir de un modo determinado.</text:span><text:span text:style-name="T20"/></text:p>
      <text:p text:style-name="P76"><text:span text:style-name="T42">Cosa muy distinta es que su vía de percepción de lo complejo d e p e n d a en parte de esas «partículas», ondas y radiaciones —que tampoco se perciben en sí mismas— constitutivas del </text:span><text:span text:style-name="T32">escenario material</text:span><text:span text:style-name="T42"> del proceso que percibe.</text:span><text:span text:style-name="T20"/></text:p>
      <text:p text:style-name="P76"><text:span text:style-name="T42">Se pueden ver movimientos sociales, corrientes de opinión, cambios de opinión, cambios de ambiente ideológico, </text:span><text:span text:style-name="T32">vigencias de <text:s/>valores, caracteres, conductas y reacciones </text:span><text:span text:style-name="T42">caracteriales, </text:span><text:span text:style-name="T32">en el trato con otros o en sí mismo</text:span><text:span text:style-name="T42">.</text:span><text:span text:style-name="T20"/></text:p>
      <text:p text:style-name="P152"><text:span text:style-name="T42">No infrecuentemente, basta con oír una sola palabra y el tono de voz con que se pronuncia para tomar conciencia de su significado real, de las intenciones y de la mentalidad del hablante. Esto es percepción, mas no exclusivamente sensorial.</text:span><text:span text:style-name="T20"/></text:p>
      <text:p text:style-name="P160"><text:span text:style-name="T31">Lo más inmediato </text:span><text:span text:style-name="T42">a la percepción sensible y a la consciencia </text:span><text:span text:style-name="T31">no es la «materia» </text:span><text:span text:style-name="T42">(que no se sabe lo que es) </text:span><text:span text:style-name="T31">ni las sensaciones orgánicas </text:span><text:span text:style-name="T42">que ésta produce sino:</text:span><text:span text:style-name="T20"/></text:p>
      <text:p text:style-name="P160"><text:span text:style-name="T42">- los significados</text:span><text:span text:style-name="T42"><text:note text:id="ftn33" text:note-class="footnote"><text:note-citation>33</text:note-citation><text:note-body><text:p text:style-name="P71">Podríamos describir los objetos reales en su más inerte aspecto de «cosa» como:</text:p><text:p text:style-name="P71">- significados asociados a valores</text:p><text:p text:style-name="P71">- concretados en el excipiente de una constelación energética (<text:span text:style-name="T1">materia signata)</text:span></text:p></text:note-body></text:note></text:span><text:span text:style-name="T20"/></text:p>
      <text:p text:style-name="P160"><text:span text:style-name="T42">- los valores</text:span><text:span text:style-name="T20"/></text:p>
      <text:p text:style-name="P160"><text:span text:style-name="T42">- la dinámica del proceso en el que actúa y se comunican los sujetos en relación;</text:span><text:span text:style-name="T20"/></text:p>
      <text:p text:style-name="P160"><text:span text:style-name="T42">- tales relaciones</text:span><text:span text:style-name="T20"/></text:p>
      <text:p text:style-name="P160"><text:span text:style-name="T42">- los ambientes psicosociales (frialdad, acogida, buenas o malas disposiciones, oportunidad, prisa)</text:span><text:span text:style-name="T20"/></text:p>
      <text:p text:style-name="P160"><text:span text:style-name="T42">- la situación</text:span><text:span text:style-name="T20"/></text:p>
      <text:p text:style-name="P160"><text:soft-page-break/><text:span text:style-name="T42">- y, a lo sumo, las formas (que son más sensaciones o conjuntos de tales).</text:span><text:span text:style-name="T20"/></text:p>
      <text:p text:style-name="P160"><text:span text:style-name="T42">Así, la visión exclusivamente sensorialista y atomizadora de conjuntos reales ha vaciado de valor los objetos percibidos. Hay quien lo reduce todo a «palabras» y a su trama de estructuras formales girando en torno a un </text:span><text:span text:style-name="T63">vacío de ser y de valor</text:span><text:span text:style-name="T42">.</text:span><text:span text:style-name="T20"/></text:p>
      <text:p text:style-name="P160"><text:span text:style-name="T42">Mientras que otros no podemos evitar percibir bastantes más tipos de realidad como reales y accesibles, y así se nos abren otras posibilidades.</text:span><text:span text:style-name="T20"/></text:p>
      <text:p text:style-name="P160"><text:span text:style-name="T42">Porque aun ateniéndose a la sola «materia», su misma organización —en sus últimos estratos y repliegues— es tan «racional» que o </text:span><text:span text:style-name="T63">es ella misma inteligencia </text:span><text:span text:style-name="T42">o ha sido </text:span><text:span text:style-name="T63">organizada por una inteligencia</text:span><text:span text:style-name="T42">. Nos vemos solicitados por este enigma de un </text:span><text:span text:style-name="T63">trasfondo inteligible o inteligente </text:span><text:span text:style-name="T42">de la «naturaleza» (como nosotros).</text:span><text:span text:style-name="T20"/></text:p>
      <text:p text:style-name="P160"><text:span text:style-name="T42">El lenguaje ha organizado el mundo humano (</text:span><text:span text:style-name="T63">en todas sus dimensiones apreciables</text:span><text:span text:style-name="T42">), y vehicula la comunicación interpersonal e intergrupal y «muerde» en la sustancia afectiva de cada uno. Pero sus referentes, las realidades que fundamentan el significado de sus términos y enunciados, no son «cosas», sino </text:span><text:span text:style-name="T63">relaciones, actitudes, situaciones, valores y hechos</text:span><text:span text:style-name="T42">, en definitiva, </text:span><text:span text:style-name="T60">praxis.</text:span><text:span text:style-name="T20"/></text:p>
      <text:p text:style-name="P185"><text:span text:style-name="T60">Entendiendo por praxis la </text:span><text:span text:style-name="T66">dinámica </text:span><text:span text:style-name="T60">del existir humano como </text:span><text:span text:style-name="T31">producción</text:span><text:span text:style-name="T60"> tanto de bienes y de cosas, como </text:span><text:span text:style-name="T31">establecimiento de relaciones </text:span><text:span text:style-name="T60">con cosas, personas, intereses, expectativas, posibilidades u ocasiones, con otros componentes de la compleja realidad humana, </text:span><text:span text:style-name="T31">no sensorialmente individuados, </text:span><text:span text:style-name="T60">como la justicia, la democracia, el Estado y el progreso…</text:span><text:span text:style-name="T20"/></text:p>
      <text:p text:style-name="P185"><text:span text:style-name="T60">La concepción de la realidad de los filósofos del lenguaje y analíticos parece regresiva, infantil (fase realista). </text:span><text:span text:style-name="T66">Carece de razón suficientemente </text:span><text:span text:style-name="T60">explicativa la supuesta paradoja (incluso error) de que un discurso construido en un lenguaje aparentemente sin referentes designables entre las cosas (ni por lo tanto significados válidos) —el discurso </text:span><text:span text:style-name="T31">sapiencial—</text:span><text:span text:style-name="T60"> sea el que a lo largo de los milenios haya dado más sentido orientador y haya nutrido más densamente la vida mental y liberado la vida afectiva y praxis de grupos e individuos.</text:span><text:span text:style-name="T20"/></text:p>
      <text:p text:style-name="P185"><text:span text:style-name="T60">Una cosa es lo objetivo y otra lo meramente </text:span><text:span text:style-name="T31">objetal y utilitario</text:span><text:span text:style-name="T60">.</text:span><text:span text:style-name="T20"/></text:p>
      <text:p text:style-name="P185"><text:span text:style-name="T60">En nuestra esquizofrénica sociedad, unos no se permiten trascender el nivel de las puras cosas materiales, utilitarias y trivialmente designables, y otros se adentran en los pantanosos terrenos de la magia y de la mística </text:span><text:soft-page-break/><text:span text:style-name="T60">oriental convertida en subproducto de exportación masiva e indiferenciada, que ellos mismos no entienden.</text:span><text:span text:style-name="T20"/></text:p>
      <text:p text:style-name="P185"><text:span text:style-name="T60">Me hace gracia cómo el complejo mundo lamaísta se ha popularizado de modo que cualquier joven pretende practicarlo, precisamente para liberarse, cuando es lo más parecido a las tan criticadas prácticas de los beatos nacional-católicos de toda la vida...</text:span><text:span text:style-name="T60"><text:note text:id="ftn34" text:note-class="footnote"><text:note-citation>34</text:note-citation><text:note-body><text:p text:style-name="P71">Tales místicas equivalen, comparadas con las místicas originalmente serias de Oriente, a las imágenes domésticas de pasta de madera o de escayola comparadas con los arquetipos artísticos de Miguel Ángel o de Rodin.</text:p><text:p text:style-name="P71">No sé si se han fijado los telespectadores el respeto con que se habla de estas religiones y la ironía y blasfemia con que se refieren a las prácticas cristianas.</text:p><text:p text:style-name="P71">Cuando se trata del Islam el respeto es máximo, como si todo en él fuese venerable y digno, mientras que el catolicismo romano fuese un montaje ridículo, impresentable, táctico y represor…</text:p><text:p text:style-name="P71">Evidentemente en este cambio de entonación y de lenguaje hay una estrategia descalificadora de lo cristiano ante el pueblo cristiano, que no va a hacerse por ello fervoroso budista ni talibán… (al menos así lo creen los organizadores de tales estrategias de orientación agnóstica).</text:p></text:note-body></text:note></text:span><text:span text:style-name="T20"/></text:p>
      <text:p text:style-name="P160"><text:span text:style-name="T60">27. Apunte provisional acerca de las posibilidades del conocimiento:</text:span><text:span text:style-name="T20"/></text:p>
      <text:p text:style-name="P186"><text:span text:style-name="T60">Ahora hemos de tratar inevitablemente el problema de la amplitud de todo conocimiento posible. No podemos existir teniendo secuestrada nuestra demanda de conocimiento y nuestras posibilidades de satisfacerla por una lógica formal propia de un país y escuela determinadas.</text:span><text:span text:style-name="T20"/></text:p>
      <text:p text:style-name="P187"><text:span text:style-name="T60">Sin un conocimiento </text:span><text:span text:style-name="T31">fiducial </text:span><text:span text:style-name="T60">no es posible fundar nada vital y existencialmente válido para superarse y avanzar en humanidad y en justicia social. No es posible fundamentar la justicia convivencial en la Genética, la Termodinámica o la Electrónica.</text:span><text:span text:style-name="T20"/></text:p>
      <text:p text:style-name="P187"><text:span text:style-name="T60">Limitar el </text:span><text:span text:style-name="T31">horizonte de realidad posible </text:span><text:span text:style-name="T60">a las «cosas» </text:span><text:span text:style-name="T31">o fenómenos percibidos sensorialmente</text:span><text:span text:style-name="T60"> es lo menos probable y más inverosímil que puede pensarse.</text:span><text:span text:style-name="T20"/></text:p>
      <text:p text:style-name="P187"><text:span text:style-name="T60">Superados el agnosticismo </text:span><text:span text:style-name="T31">físico </text:span><text:span text:style-name="T60">y el </text:span><text:span text:style-name="T31">lingüístico</text:span><text:span text:style-name="T60"> que constituyeron el principal obstáculo de la segunda mitad del s. XX, pasemos adelante.</text:span><text:span text:style-name="T20"/></text:p>
      <text:p text:style-name="P187"><text:span text:style-name="T60">Cuando la </text:span><text:span text:style-name="T31">visión de la totalidad </text:span><text:span text:style-name="T60">y el discurso abarcativo de ella —que de ningún modo puede ser objeto de experiencia, pues trasciende con mucho el alcance de los sentidos externos e internos— no se debe a ningún mensaje con un mínimo de garantías de ser «revelado», no llega a fe, sino que se reduce a </text:span><text:span text:style-name="T31">c r e e n c i a.</text:span><text:span text:style-name="T20"/></text:p>
      <text:p text:style-name="P187"><text:soft-page-break/><text:span text:style-name="T60">La creencia puede tener como objeto relaciones mágicas o supersticiones, o simples tradiciones populares, como son los lugares cargados de sacralidad o apariciones de númenes aquí y allá. Apariciones que no hay por qué admitir como reales, sino que cuando menos son experiencias subjetivas de ciertas personas populares que lograron eco social.</text:span><text:span text:style-name="T20"/></text:p>
      <text:p text:style-name="P187"><text:span text:style-name="T60">Lo esencial para la fe (cristiana y judía) no son esas tradiciones populares, sino el conocimiento de la esfera trascendente percibida como </text:span><text:span text:style-name="T31">personal, amistosa y cooperadora </text:span><text:span text:style-name="T60">con el hombre, las respuestas humanas a las demandas personalizadas del numen concretadas para todos los judíos en la </text:span><text:span text:style-name="T31">ley</text:span><text:span text:style-name="T60">, y en el cristianismo en la </text:span><text:span text:style-name="T31">palabra </text:span><text:span text:style-name="T60">y el </text:span><text:span text:style-name="T31">seguimiento</text:span><text:span text:style-name="T60">. Seguimiento que es humildad, desprendimiento, amor, altruismo y actividad cooperante con lo constructivo, aparte de un coeficiente de capacidad de sacrificio y de aceptación amorosa de la enfermedad, el dolor y el acoso</text:span><text:span text:style-name="T60"><text:note text:id="ftn35" text:note-class="footnote"><text:note-citation>35</text:note-citation><text:note-body><text:p text:style-name="P72">El budismo más bien aconseja huir del dolor y sentir compasión por los sufrientes, mas no participar en él. Y el Zen entrena para superarlo.</text:p></text:note-body></text:note></text:span><text:span text:style-name="T60">.</text:span><text:span text:style-name="T20"/></text:p>
      <text:p text:style-name="P187"><text:span text:style-name="T60">El cristianismo se remite al sistema abarcativo totalizador y último del texto bíblico.</text:span><text:span text:style-name="T20"/></text:p>
      <text:p text:style-name="P187"><text:span text:style-name="T60">Descalificar como supersticioso y crédulo a quien se pregunte «qué hay» y adopte un sistema ya tradicional o nuevo para explicarlo, es absolutamente </text:span><text:span text:style-name="T31">r e p r e s i v o</text:span><text:span text:style-name="T60">.</text:span><text:span text:style-name="T20"/></text:p>
      <text:p text:style-name="P187"><text:span text:style-name="T60">Por tanto, </text:span><text:span text:style-name="T56">no es científico…</text:span><text:span text:style-name="T56"><text:note text:id="ftn36" text:note-class="footnote"><text:note-citation>36</text:note-citation><text:note-body><text:p text:style-name="P72">Después de haber estudiado cinco carreras y de haber leído a los principales filósofos e ideólogos de la historia (y conocido las teorías científicas que han sido capaces de formular todas las ciencias duras) yo sigo teniendo fe y pienso que no me sería posible, si no la tuviera, dejar de buscar ese sistema abarcativo y fundante (de no caer en una filosofía del absurdo a lo Camus y Cioran, que hacen el efecto de una continua <text:span text:style-name="T1">petición de principio</text:span><text:span text:style-name="T20">, nunca llegan a decir cómo tendría que ser la realidad para que tuviera sentido, ni qué sentido piden a la realidad</text:span>).</text:p><text:p text:style-name="P72">Mi estructura mental y mi sensibilidad creo que no me permitirían vivir y ni siquiera pensar sin haber logrado un mínimo de claridad acerca del todo «transcósmico» y básico, respecto de lo real. Por lo menos, haber tomado en serio el planteamiento de la cuestión, no como la <text:span text:style-name="T1">boutade </text:span><text:span text:style-name="T20">que se atrevió a decir Tierno de que al agnóstico este problema «le trae completamente sin cuidado».</text:span></text:p></text:note-body></text:note></text:span><text:span text:style-name="T20"/></text:p>
      <text:p text:style-name="P187"><text:span text:style-name="T60">Los contenidos de la fe están bastante claros y no se pueden añadir otros (el magisterio no puede inventarse nuevos mensajes de fe… aunque algunos parece que así lo piensen), pero los </text:span><text:span text:style-name="T31">usos </text:span><text:span text:style-name="T60">de la práctica constituyen una verdadera confusión y son para muchos un escándalo, el modo de imponerlos y de realizarlos.</text:span><text:span text:style-name="T20"/></text:p>
      <text:p text:style-name="P187"><text:soft-page-break/><text:span text:style-name="T60">El discurso concreto de la fe tiene la propiedad de «enganchar» como un anzuelo con tan sólo abrirse a él, como yo mismo he hecho siempre al «abrirme» a todos los filósofos que he estudiado: </text:span><text:span text:style-name="T31">me he situado en su punto de vista</text:span><text:span text:style-name="T60"> para ver la razón que podían tener. Muchas veces me han decepcionado, he visto que sus razones eran inconsistentes o partidistas.</text:span><text:span text:style-name="T20"/></text:p>
      <text:p text:style-name="P187"><text:span text:style-name="T60">Con el discurso de la fe </text:span><text:span text:style-name="T31">puro y simple </text:span><text:span text:style-name="T60">(sin aditamentos histórico-folclóricos y legendarios del discurso conservador) no me ha pasado esto.</text:span><text:span text:style-name="T20"/></text:p>
      <text:p text:style-name="P187"><text:span text:style-name="T60">Lo que me ha decepcionado ha sido ese discurso conservador «piadoso».</text:span><text:span text:style-name="T20"/></text:p>
      <text:p text:style-name="P187"><text:span text:style-name="T60">El discurso fuerte deja de ser un mero discurso filosófico para convertirse en una </text:span><text:span text:style-name="T31">manera de valorar al hombre</text:span><text:span text:style-name="T60">. Y el hablante se convierte en </text:span><text:span text:style-name="T31">Palabra concreta </text:span><text:span text:style-name="T60">que entra en comunicación vital con el oyente. Cada uno tiene su </text:span><text:span text:style-name="T31">kairós, </text:span><text:span text:style-name="T60">su ocasión privilegiada de </text:span><text:span text:style-name="T56">acceder de lo trivial a lo serio</text:span><text:span text:style-name="T60">.</text:span><text:span text:style-name="T20"/></text:p>
      <text:p text:style-name="P187"><text:span text:style-name="T60">Fe viene del mismo tema verbal que </text:span><text:span text:style-name="T31">fiarse.</text:span><text:span text:style-name="T20"/></text:p>
      <text:p text:style-name="P187"><text:span text:style-name="T60">Cuando se remueven los impedimentos de este fiarse, o con tan sólo no poner impedimentos (con </text:span><text:span text:style-name="T31">deseo crispado de seguridades</text:span><text:span text:style-name="T60">) comienza a emergen en el horizonte de la propia vida una especie de presencia concreta con la que se puede transferir y dialogar. Pero los agnósticos demandan solo «seguridades».</text:span><text:span text:style-name="T20"/></text:p>
      <text:p text:style-name="P187"><text:span text:style-name="T60">Es una experiencia, no una especulación, y cuando se ha vivido unos años con esta orientación (una leve e imponderable tutela) se adquiere la experiencia de esta especie de «poder» extrínseco-intrínseco, que nunca se comporta como un mero acaso y que da forma (</text:span><text:span text:style-name="T31">Gestalt)</text:span><text:span text:style-name="T60"> al acontecer de la existencia, aunque no puede controlarse.</text:span><text:span text:style-name="T20"/></text:p>
      <text:p text:style-name="P187"><text:span text:style-name="T60">Y se tiene el efecto de hallarse conectado con lo sustancial y adecuado de las cosas, nunca se produce ya la sensación de caos y de desvarío del entorno.</text:span><text:span text:style-name="T20"/></text:p>
      <text:p text:style-name="P187"><text:span text:style-name="T60">Lo de antes y habitual aparece como nuevo.</text:span><text:span text:style-name="T20"/></text:p>
      <text:p text:style-name="P187"><text:span text:style-name="T60">Y aquel leve impulso parece venir a la vez de lo más nuclear de uno mismo y sin embargo no proceder de uno, sino de un foco </text:span><text:span text:style-name="T31">mucho más hondo que el sí-mismo</text:span><text:span text:style-name="T60">. Un impulso a la vez discreto, </text:span><text:span text:style-name="T31">demasiado discreto </text:span><text:span text:style-name="T60">diría yo, pero enérgico, con un sello peculiar, como la voz o la entonación de alguien familiar pero sustraído al alcance, que intermitentemente se repite.</text:span><text:span text:style-name="T20"/></text:p>
      <text:p text:style-name="P187"><text:span text:style-name="T60">Es un instante en el que, en lo más nuclear, </text:span><text:span text:style-name="T31">relampaguea una evidencia difusa </text:span><text:span text:style-name="T60">pero muy concreta acerca de una opción, de un paso que se va a dar, de una situación del momento.</text:span><text:span text:style-name="T20"/></text:p>
      <text:p text:style-name="P187"><text:soft-page-break/><text:span text:style-name="T60">[p350] </text:span><text:span text:style-name="T61">Una evidencia fundida con un discreto impulso o con una crítica casi benévola y humorística acerca de intempestivas audacias o de excesivos miedos. Que pulveriza.</text:span><text:span text:style-name="T20"/></text:p>
      <text:p text:style-name="P188"><text:span text:style-name="T60">Y esto puede suceder repentinamente, cuando se está ocupado en cualquier cosa (hasta en el baño, conduciendo, en una sala de espera o ejerciendo un trabajo manual) y pasado ese instante ya nada vuelve a ser lo mismo: se está como en otra dimensión. Su primer efecto —y lo que luego más ayuda a que se mantenga o se repita— es un perder peso personal, un disiparse cualquier resto de orgullo o de autoestima ambiciosa y tensa</text:span><text:span text:style-name="T60"><text:note text:id="ftn37" text:note-class="footnote"><text:note-citation>37</text:note-citation><text:note-body><text:p text:style-name="P73">La autoestima es absolutamente necesaria para no hundirse en depresión o en inactividad desmotivada, pero una cosa es este mínimo natural de creer en la propia valía parcial para hacer algo, y otra muy distinta esa autoestima «tensa» que uno mismo nutre con su deseo de afirmarse en sociedad y por encima de algunos.</text:p></text:note-body></text:note></text:span><text:span text:style-name="T60"> (una humildad infusa).</text:span><text:span text:style-name="T20"/></text:p>
      <text:p text:style-name="P188"><text:span text:style-name="T60">Da la sensación de haber sido </text:span><text:span text:style-name="T31">exonerado del propio peso social </text:span><text:span text:style-name="T60">que vanamente se nutría.</text:span><text:span text:style-name="T20"/></text:p>
      <text:p text:style-name="P188"><text:span text:style-name="T60">Sucede todo ello porque la angostura del yo empieza a distenderse y </text:span><text:span text:style-name="T56">se abre a la o b j e t i v i d a d.</text:span><text:span text:style-name="T20"/></text:p>
      <text:p text:style-name="P188"><text:span text:style-name="T60">Y la «objetividad» es el fundamento del bien…</text:span><text:span text:style-name="T20"/></text:p>
      <text:p text:style-name="P188"><text:span text:style-name="T60">La vida sensorio-emocional parece estar de momento domada para poder percibirlo todo tal cual es, </text:span><text:span text:style-name="T31">sine ira et studio</text:span><text:span text:style-name="T60"> o «sin memoria ni deseo» (Bion), como se quiera…</text:span><text:span text:style-name="T20"/></text:p>
      <text:p text:style-name="P188"><text:span text:style-name="T60">Por todo esto, no es posible tergiversar esta experiencia.</text:span><text:span text:style-name="T20"/></text:p>
      <text:p text:style-name="P188"><text:span text:style-name="T60">Y no se abre la subjetividad a lo objetivo sólo por el hecho de tener más luz, ni siquiera para organizar mejor su existir, sino para </text:span><text:span text:style-name="T56">dejarse conducir </text:span><text:span text:style-name="T60">abiertamente y de forma más personalizada y concreta por una providencia que ha tomado el relevo del interés.</text:span><text:span text:style-name="T20"/></text:p>
      <text:p text:style-name="P188"><text:span text:style-name="T60">Lo verdaderamente importante es aceptarla, por ser </text:span><text:span text:style-name="T31">quien es </text:span><text:span text:style-name="T60">y llegar así a lo más genuinamente humano, hasta poder trascender </text:span><text:span text:style-name="T66">la propia humanidad </text:span><text:span text:style-name="T60">(el pascaliano </text:span><text:span text:style-name="T31">l’homme depasse infiniment l’homme</text:span><text:span text:style-name="T60">), al seguir existiendo impregnado de su enfoque, estilo y designio.</text:span><text:span text:style-name="T20"/></text:p>
      <text:p text:style-name="P188"><text:span text:style-name="T60">De modo que se llegue </text:span><text:span text:style-name="T31">más a ser uno mismo </text:span><text:span text:style-name="T60">cuanto </text:span><text:span text:style-name="T66">menos se exista volcado hacia sí</text:span><text:span text:style-name="T60">.</text:span><text:span text:style-name="T20"/></text:p>
      <text:p text:style-name="P188"><text:span text:style-name="T60">Para poder plantearse así la vida han tenido que suceder otras cosas:</text:span><text:span text:style-name="T20"/></text:p>
      <text:p text:style-name="P188"><text:soft-page-break/><text:span text:style-name="T60">- una, resistirse a </text:span><text:span text:style-name="T31">gastarla </text:span><text:span text:style-name="T60">de barato;</text:span><text:span text:style-name="T20"/></text:p>
      <text:p text:style-name="P188"><text:span text:style-name="T60">- otra, no encontrar otra meta —ni meta alguna— de tanto valor.</text:span><text:span text:style-name="T20"/></text:p>
      <text:p text:style-name="P188"><text:span text:style-name="T60">La mayoría de los humanos, en la cultura occidental al menos, no parecen estimar en su valor la vida como t o t a l i d a d, y así la van dilapidando en pequeños plazos: baratamente, </text:span><text:span text:style-name="T31">dándola a no sabe quién o qué </text:span><text:span text:style-name="T60">—o a nadie— </text:span><text:span text:style-name="T31">y de saldo…</text:span><text:span text:style-name="T20"/></text:p>
      <text:p text:style-name="P188"><text:span text:style-name="T60">¡Y esto mientras abrigan grandes ambiciones utópicas! («quanti boni propositi lasciati fra le coscie di una donna…!» se lamenta Papini en su conmovedoramente sincero </text:span><text:span text:style-name="T31">Uomo finito</text:span><text:span text:style-name="T60">).</text:span><text:span text:style-name="T20"/></text:p>
      <text:p text:style-name="P188"><text:span text:style-name="T60">Buscando metas más consistentes y menos pretenciosas no se encuentra otra que la de ir siendo cada vez más humano cuanto se va volviendo </text:span><text:span text:style-name="T31">más desfondado </text:span><text:span text:style-name="T60">en y </text:span><text:span text:style-name="T31">hacia </text:span><text:span text:style-name="T60">lo que le </text:span><text:span text:style-name="T31">trasciende</text:span><text:span text:style-name="T60">.</text:span><text:span text:style-name="T20"/></text:p>
      <text:p text:style-name="P188"><text:span text:style-name="T60">De perderse en algo, más vale perderse </text:span><text:span text:style-name="T56">en lo grande </text:span><text:span text:style-name="T60">que en lo pequeño.</text:span><text:span text:style-name="T20"/></text:p>
      <text:p text:style-name="P188"><text:span text:style-name="T60">El hombre sólo se engrandece y rinde más —como humano— cuando </text:span><text:span text:style-name="T31">más pierde pie </text:span><text:span text:style-name="T60">en las realidades cotidianas y </text:span><text:span text:style-name="T31">toma consciencia </text:span><text:span text:style-name="T60">de su finitud y de la imprecisable infinitud a la que se halla —quiéralo o no— abocado.</text:span><text:span text:style-name="T20"/></text:p>
      <text:p text:style-name="P188"><text:span text:style-name="T60">Incluso en la misma situación de </text:span><text:span text:style-name="T31">perdedor </text:span><text:span text:style-name="T60">o de </text:span><text:span text:style-name="T31">perdidizo </text:span><text:span text:style-name="T60">se empieza a percibir el fondo inteligente que subyace en las cosas.</text:span><text:span text:style-name="T20"/></text:p>
      <text:p text:style-name="P188"><text:span text:style-name="T60">Todas se hallan penetradas de i n t e l i g e n c i a.</text:span><text:span text:style-name="T20"/></text:p>
      <text:p text:style-name="P188"><text:span text:style-name="T60">Tanta inteligencia actúa y tan precisamente en el cosmos y en la naturaleza que, una de dos:</text:span><text:span text:style-name="T20"/></text:p>
      <text:p text:style-name="P188"><text:span text:style-name="T60">- o la sustancia misma de lo natural es inteligente e </text:span><text:span text:style-name="T31">inteligencia</text:span><text:span text:style-name="T20"/></text:p>
      <text:p text:style-name="P188"><text:span text:style-name="T60">- o hay una inteligencia extrínseca que lo va haciendo u organizó eficazmente la materia alguna vez… Lo que no es lógico, ni probable, ni casi posible es que la materia —tal como se presenta en el mundo real— </text:span><text:span text:style-name="T31">por sí misma nutra programáticamente </text:span><text:span text:style-name="T60">y haya puesto en marcha el proceso cósmico y lo haya organizado procesualmente como lo está.</text:span><text:span text:style-name="T20"/></text:p>
      <text:p text:style-name="P188"><text:span text:style-name="T60">Si se dice que «nos estamos refiriendo a </text:span><text:span text:style-name="T31">otra materia con otras propiedades</text:span><text:span text:style-name="T60">» como hicieron muchos ideólogos del «materialismo» desde fines del XIX para sortear el </text:span><text:span text:style-name="T31">escollo de la razón suficiente del rigor cósmico</text:span><text:span text:style-name="T60">, se está en plena metáfora y da igual llamarla «materia» que «espíritu»; en cualquier caso se trata de una potencia inconmensurable con lo conocido en nuestro campo de experiencia familiar que se parece más a nuestra mente que a la «materia» con que trabajamos.</text:span><text:span text:style-name="T20"/></text:p>
      <text:p text:style-name="P188"><text:soft-page-break/><text:span text:style-name="T60">En todo caso </text:span><text:span text:style-name="T56">algo como </text:span><text:span text:style-name="T66">la inteligencia </text:span><text:span text:style-name="T31">parece ser la realidad primaria </text:span><text:span text:style-name="T60">y básica de cuanto ha comenzado a ser y sigue siendo. La cuestión es </text:span><text:span text:style-name="T56">conectar </text:span><text:span text:style-name="T60">con ella, pues —al ser inteligencia— </text:span><text:span text:style-name="T31">conoce y aprecia</text:span><text:span text:style-name="T60">.</text:span><text:span text:style-name="T20"/></text:p>
      <text:p text:style-name="P188"><text:span text:style-name="T60">Y henos aquí, sin advertirlo, comprometidos en una tarea de indefinida cualificación personal.</text:span><text:span text:style-name="T20"/></text:p>
      <text:p text:style-name="P188"><text:span text:style-name="T60">Y esta experiencia —que es la mía, evidente y constante— ya se ve cuánto dista de la de Camus, Cioran y Puente Ojea.</text:span><text:span text:style-name="T20"/></text:p>
      <text:p text:style-name="P188"><text:span text:style-name="T60">* * *</text:span><text:span text:style-name="T20"/></text:p>
      <text:p text:style-name="P188"><text:span text:style-name="T60">El proceso de la </text:span><text:span text:style-name="T31">realización </text:span><text:span text:style-name="T60">humana se halla sembrado de p a r a d o j a s.</text:span><text:span text:style-name="T20"/></text:p>
      <text:p text:style-name="P189"><text:span text:style-name="T60">Por eso es tan difícil ser «humano» y acertar con el propio trayecto.</text:span><text:span text:style-name="T20"/></text:p>
      <text:p text:style-name="P189"><text:span text:style-name="T60">Una de ellas, la más ardua de admitir, es la de que </text:span><text:span text:style-name="T66">para ser más consistente, sea preciso liberarse de toda apetencia egocéntrica </text:span><text:span text:style-name="T60">(y de todo deseo de apariencia de identidad social </text:span><text:span text:style-name="T31">sobrestimada</text:span><text:span text:style-name="T60">).</text:span><text:span text:style-name="T20"/></text:p>
      <text:p text:style-name="P189"><text:span text:style-name="T60">Si se dejan fisuras y portillos por donde estas apetencias tengan salida, todo se corrompe y el «bien» se convierte en una serie de actitudes hipócritas.</text:span><text:span text:style-name="T20"/></text:p>
      <text:p text:style-name="P189"><text:span text:style-name="T60">Siempre hemos visto mayor malogro existencial para la consistente </text:span><text:span text:style-name="T31">identidad propia </text:span><text:span text:style-name="T60">en creer que se «triunfa». Pues se acaba siendo presa de su propia imagen convencional.</text:span><text:span text:style-name="T20"/></text:p>
      <text:p text:style-name="P189"><text:span text:style-name="T60">Otra paradoja es que el interesado suela estar más dispuesto a </text:span><text:span text:style-name="T31">destruirse </text:span><text:span text:style-name="T60">que a admitir que ha </text:span><text:span text:style-name="T31">equivocado su proyecto </text:span><text:span text:style-name="T60">(y rectificar en lo posible, esto es, a «arrepentirse»).</text:span><text:span text:style-name="T20"/></text:p>
      <text:p text:style-name="P189"><text:span text:style-name="T60">En el límite de la desesperación y del hastío suele abrirse el umbral de la nueva dimensión. Pero frecuentemente no llega a franquearse por miedo a prescindir de esquemas mentales consabidos; en lugar de árboles los sujetos se vuelven </text:span><text:span text:style-name="T31">bonsais</text:span><text:span text:style-name="T60">.</text:span><text:span text:style-name="T20"/></text:p>
      <text:p text:style-name="P189"><text:span text:style-name="T60">* * *</text:span><text:span text:style-name="T20"/></text:p>
      <text:p text:style-name="P189"><text:span text:style-name="T60">La cuestión es cómo liberarse de las trabas psíquicas que socialmente hacen incapaz de cesar de </text:span><text:span text:style-name="T31">buscarse entre las cosas</text:span><text:span text:style-name="T60">.</text:span><text:span text:style-name="T20"/></text:p>
      <text:p text:style-name="P189"><text:span text:style-name="T60">La contaminación del </text:span><text:span text:style-name="T31">resentimiento</text:span><text:span text:style-name="T60">, los vapores asfixiantes del </text:span><text:span text:style-name="T31">stress</text:span><text:span text:style-name="T60">, el </text:span><text:span text:style-name="T31">vacío </text:span><text:span text:style-name="T60">de expectativas, las </text:span><text:span text:style-name="T31">presiones ambientales —</text:span><text:span text:style-name="T60">que estúpidamente disuelven la identidad— y las desviaciones </text:span><text:span text:style-name="T31">narcisistas </text:span><text:span text:style-name="T60">del interés, son agentes permanentes del propio «estar perdidos entre las cosas».</text:span><text:span text:style-name="T20"/></text:p>
      <text:p text:style-name="P189"><text:soft-page-break/><text:span text:style-name="T60">Da miedo eso de perderse </text:span><text:span text:style-name="T31">entre cosas</text:span><text:span text:style-name="T60">, como en un almacén inabarcable donde se acumulan cosas «de nadie», que ni siquiera tienen valor estético, </text:span><text:span text:style-name="T62">pero quitan la visión en perspectiva del esquema total del espacio o tiempo en que se está (y hallar salidas).</text:span><text:span text:style-name="T20"/></text:p>
      <text:p text:style-name="P190"><text:span text:style-name="T60">Una de las vivencias más asfixiantes que hay es la de oferta masiva de </text:span><text:span text:style-name="T31">objetos horteras de un deseo </text:span><text:span text:style-name="T60">estéticamente equivocado. Y esto se hace metáfora de su vida y de su entorno…</text:span><text:span text:style-name="T20"/></text:p>
      <text:p text:style-name="P190"><text:span text:style-name="T60">No es verdad que la moderación en los deseos aboque a la mediocridad, sólo conduce a </text:span><text:span text:style-name="T31">no dilapidarse en empeños triviales</text:span><text:span text:style-name="T60">. Pues detrás de muchos intereses, en apariencia importantes, suelen solaparse tendencias muy primarias y hasta inconscientemente infantiles; y desde luego muy fruitivamente sensuales.</text:span><text:span text:style-name="T20"/></text:p>
      <text:p text:style-name="P161"><text:span text:style-name="T60">28. Condicionamientos y escollos: </text:span><text:span text:style-name="T42">No es posible dejar de hablar de escollos y de trampas —de la subjetividad— al tratar del proceso de realización vital.</text:span><text:span text:style-name="T20"/></text:p>
      <text:p text:style-name="P161"><text:span text:style-name="T42">Aun cuando se haya visto que la trayectoria ulterior ha de orientarse por la nueva dimensión que apunta más allá de la pérdida, se hace preciso lograr ir también más allá de lo que los impulsos dan de sí.</text:span><text:span text:style-name="T20"/></text:p>
      <text:p text:style-name="P161"><text:span text:style-name="T42">No es posible separar trasformación personal y de las relaciones sociales. Es un giro altruista y universal.</text:span><text:span text:style-name="T20"/></text:p>
      <text:p text:style-name="P161"><text:span text:style-name="T42">Porque el ser humano se crea sus propias trampas y llega a </text:span><text:span text:style-name="T63">montarse vehementes ideologías justificativas </text:span><text:span text:style-name="T42">de pulsiones demasiado patentes. La «astucia de la razón» (</text:span><text:span text:style-name="T63">ruse de la raison, List der Vernunft) </text:span><text:span text:style-name="T42">lo puede todo, y hasta la </text:span><text:span text:style-name="T63">sospecha impide sospechar de ella misma…</text:span><text:span text:style-name="T20"/></text:p>
      <text:p text:style-name="P161"><text:span text:style-name="T42">Ya hemos visto que las iglesias hacían de todo menos cultivar la fraternidad evangélica. Y también que se ha perdido mucha de la libertad democrática que en el Estado se ha logrado obtener. Ha habido una </text:span><text:span text:style-name="T63">inversión de tolerancias</text:span><text:span text:style-name="T42">.</text:span><text:span text:style-name="T20"/></text:p>
      <text:p text:style-name="P161"><text:span text:style-name="T42">Jamás en toda la historia había habido una más absoluta impunidad del Estado para dominar a los ciudadanos y para mantenerles ideológica y prácticamente engañados. ¡Que los </text:span><text:span text:style-name="T60">libertarios </text:span><text:span text:style-name="T42">por excelencia hayan sido, al alcanzar el Poder, los más opresores de las libertades democráticas!</text:span><text:span text:style-name="T20"/></text:p>
      <text:p text:style-name="P161"><text:span text:style-name="T42">* * *</text:span><text:span text:style-name="T20"/></text:p>
      <text:p text:style-name="P161"><text:span text:style-name="T42">Antes del momento de la opción por el cambio existencial, esta vez </text:span><text:span text:style-name="T63">personalmente individuada</text:span><text:span text:style-name="T42">, se había estado alienado en el </text:span><text:span text:style-name="T63">tener y entre las cosas</text:span><text:span text:style-name="T42">, y </text:span><text:soft-page-break/><text:span text:style-name="T42">en adelante subsistirá el peligro de alienarse en el ser: </text:span><text:span text:style-name="T63">ser más y no como los demás</text:span><text:span text:style-name="T42">.</text:span><text:span text:style-name="T20"/></text:p>
      <text:p text:style-name="P161"><text:span text:style-name="T42">Hay que ir más lejos para soslayar esta primera trampa…</text:span><text:span text:style-name="T20"/></text:p>
      <text:p text:style-name="P161"><text:span text:style-name="T42">El Zen comienza por someter a sus discípulos a una sistemática desarticulación de la lógica de la cotidianidad mediante los </text:span><text:span text:style-name="T63">koans</text:span><text:span text:style-name="T42">, desafiando el falso sentido común de lo demasiado humano. Me recuerdan las preguntas del test de frustración de Rosenzweig.</text:span><text:span text:style-name="T20"/></text:p>
      <text:p text:style-name="P161"><text:span text:style-name="T42">Cuando se trata de abrirse sin condiciones a </text:span><text:span text:style-name="T60">lo real y objetivo </text:span><text:span text:style-name="T42">para poder evolucionar en libertad, sin prejuicios (¡no a los que puede imaginar más de uno! Gratificación, sexualidad y arbitrariedad lúdica), hay que superar las </text:span><text:span text:style-name="T63">medidas humanas</text:span><text:span text:style-name="T42"> y no dejarse arrastrar por la onda de </text:span><text:span text:style-name="T60">lo práctico inerte</text:span><text:span text:style-name="T42">.</text:span><text:span text:style-name="T20"/></text:p>
      <text:p text:style-name="P161"><text:span text:style-name="T42">Nos hacemos más </text:span><text:span text:style-name="T31">pobres en r e a l i d a d efectiva </text:span><text:span text:style-name="T42">cuanto más nos </text:span><text:span text:style-name="T63">enriquecemos con cosas</text:span><text:span text:style-name="T42">.</text:span><text:span text:style-name="T20"/></text:p>
      <text:p text:style-name="P161"><text:span text:style-name="T42">Éste es el primer paso.</text:span><text:span text:style-name="T20"/></text:p>
      <text:p text:style-name="P161"><text:span text:style-name="T42">A veces el mismo alivio que produce ver apuntar en la vida una nueva dimensión liberadora —y admitirla— podría reforzar </text:span><text:span text:style-name="T63">otros apegos </text:span><text:span text:style-name="T42">al propio bienestar interior y a nuevos bienes de orden superior que divisamos.</text:span><text:span text:style-name="T20"/></text:p>
      <text:p text:style-name="P161"><text:span text:style-name="T42">Esto sería caer en otra limitación o servidumbre: ¡siempre la del </text:span><text:span text:style-name="T60">deseo</text:span><text:span text:style-name="T42">! (la calidad del objeto da igual si el deseo en sí es vehemente o adhesivo).</text:span><text:span text:style-name="T20"/></text:p>
      <text:p text:style-name="P161"><text:span text:style-name="T63">Desear </text:span><text:span text:style-name="T42">es humano, lo evitable (y “vitando”) es el egotismo del deseo: la búsqueda dura y punzante de </text:span><text:span text:style-name="T63">sí mismo </text:span><text:span text:style-name="T31">en cada modo </text:span><text:span text:style-name="T60">de acceder </text:span><text:span text:style-name="T42">al objeto de deseo.</text:span><text:span text:style-name="T20"/></text:p>
      <text:p text:style-name="P161"><text:span text:style-name="T42">Es importante instaurar la vida de forma que, ante todo, queden excluidas ciertas apetencias: lucro, dinero, hacerse objeto de deseo, admiradores…</text:span><text:span text:style-name="T20"/></text:p>
      <text:p text:style-name="P161"><text:span text:style-name="T42">La segunda trampa es el modo de existir «no represivo», de hacer siempre </text:span><text:span text:style-name="T63">el propio capricho </text:span><text:span text:style-name="T42">y buscar gratificación inmediata.</text:span><text:span text:style-name="T20"/></text:p>
      <text:p text:style-name="P161"><text:span text:style-name="T42">El debilitamiento de la personalidad y su incapacidad adquirida para sobreponerse a contrariedades y dolores nunca es realizativo ni liberador, sino que sujeta más aún a la servidumbre de las cosas.</text:span><text:span text:style-name="T20"/></text:p>
      <text:p text:style-name="P161"><text:span text:style-name="T42">La </text:span><text:span text:style-name="T63">tercera trampa </text:span><text:span text:style-name="T42">es la búsqueda de la exaltación </text:span><text:span text:style-name="T63">del propio yo</text:span><text:span text:style-name="T42">. Falla en su </text:span><text:span text:style-name="T63">reactividad</text:span><text:span text:style-name="T42">: depender de lo que ajena y extrínsecamente se nos atribuye para poder sentirse uno mismo (operando el narcisismo infantil).</text:span><text:span text:style-name="T20"/></text:p>
      <text:p text:style-name="P161"><text:soft-page-break/><text:span text:style-name="T42">Aun cuando alguien sea dotado, envanecerse rebaja ya la calidad de sus dotes, pues el inteligente </text:span><text:span text:style-name="T63">suele ver más campo posible pero no accesible a sus alcances</text:span><text:span text:style-name="T42">, y piensa siempre que éstos son bastante limitados.</text:span><text:span text:style-name="T20"/></text:p>
      <text:p text:style-name="P161"><text:span text:style-name="T42">Una cuarta trampa es la de adquirir objetos materiales (o no tan materiales, pero vacíos y que dan prestigio, como títulos), compulsión de gozar comprando. El placer simbólico de </text:span><text:span text:style-name="T63">acceder continuadamente a la propiedad </text:span><text:span text:style-name="T42">de nuevos objetos.</text:span><text:span text:style-name="T20"/></text:p>
      <text:p text:style-name="P161"><text:span text:style-name="T42">La </text:span><text:span text:style-name="T63">quinta trampa </text:span><text:span text:style-name="T42">es el </text:span><text:span text:style-name="T63">resentimiento </text:span><text:span text:style-name="T42">por el que se supone percibir «culpabilidad» ajena en el propio mal, a veces sin razón alguna para ello; sólo porque los demás, siendo superiores en algo a nosotros, nos impiden quedar por encima de ellos.</text:span><text:span text:style-name="T20"/></text:p>
      <text:p text:style-name="P161"><text:span text:style-name="T42">Resentimiento, envidia y vengatividad atrapan, y por añadidura se trata de racionalizar tales reacciones como “justas”.</text:span><text:span text:style-name="T20"/></text:p>
      <text:p text:style-name="P161"><text:span text:style-name="T42">La sexta trampa es la inercia (que va ganando terreno).</text:span><text:span text:style-name="T20"/></text:p>
      <text:p text:style-name="P161"><text:span text:style-name="T42">No es la pasividad, sino la </text:span><text:span text:style-name="T63">oralidad </text:span><text:span text:style-name="T42">en la que las últimas generaciones se están educando.</text:span><text:span text:style-name="T20"/></text:p>
      <text:p text:style-name="P161"><text:span text:style-name="T42">Los mismos textos escolares tratan de hacerlo todo fácil y “divertido”, con lo que se vuelven casi asistemáticos; y los menores se pierden en cajas, sinopsis, matrices, imágenes y ejercicios incorporados a las páginas, sin verse obligados a luchar con la comprensión leída de un texto continuado. No se llega a ligar un pensamiento coherente.</text:span><text:span text:style-name="T20"/></text:p>
      <text:p text:style-name="P161"><text:span text:style-name="T42">Los rasgos orales del carácter generan conductas pasivas y exigentes: </text:span><text:span text:style-name="T63">todo ha de serles dado de la forma más fácil posible.</text:span><text:span text:style-name="T42"> Si no, se declaran en huelga.</text:span><text:span text:style-name="T20"/></text:p>
      <text:p text:style-name="P161"><text:span text:style-name="T42">Es la trampa ideológica que hace fallar lo más sencillo: </text:span><text:span text:style-name="T63">mantener un mínimo de atención </text:span><text:span text:style-name="T42">para hacer posible la recepción de lo dado. Buscar rebordes de injusticia en cualquier medida que se adopte para aumentar el rendimiento.</text:span><text:span text:style-name="T20"/></text:p>
      <text:p text:style-name="P162"><text:span text:style-name="T42">Todo ello es </text:span><text:span text:style-name="T63">entrópico</text:span><text:span text:style-name="T42"> y se opone al otro deseo de realizarse.</text:span><text:span text:style-name="T20"/></text:p>
      <text:p text:style-name="P163"><text:span text:style-name="T42">El primer paso en la marcha a la realización individual y social ha de consistir en una disposición de desenmascarar camuflajes y mimetismos del egocentrismo, hasta hallar justo medio entre la devaluación depresiva y la exaltación del Yo.</text:span><text:span text:style-name="T20"/></text:p>
      <text:p text:style-name="P163"><text:span text:style-name="T42">Y así acabar de encajar la </text:span><text:span text:style-name="T63">gran paradoja de la vida</text:span><text:span text:style-name="T42">, que presenta estos cuatro perfiles:</text:span><text:span text:style-name="T20"/></text:p>
      <text:p text:style-name="P163"><text:soft-page-break/><text:span text:style-name="T42">a) La realización humana no puede resultar si no se refuerza decidida y sólidamente el altruismo;</text:span><text:span text:style-name="T20"/></text:p>
      <text:p text:style-name="P163"><text:span text:style-name="T42">b) La realización individual es inviable sin mantener una objetividad que preserve de ilusiones y deseos egoicos o vanos demasiado adhesivos;</text:span><text:span text:style-name="T20"/></text:p>
      <text:p text:style-name="P163"><text:span text:style-name="T42">c) La exaltación del Yo es inobjetiva y equívoca, tendente de alguna manera contra el bien general y contra una adecuada percepción de la realidad;</text:span><text:span text:style-name="T20"/></text:p>
      <text:p text:style-name="P163"><text:span text:style-name="T42">d) La promoción positiva de la praxis y del propio desarrollo personal son inviables sin solidaridad altruista.</text:span><text:span text:style-name="T20"/></text:p>
      <text:p text:style-name="P164"><text:span text:style-name="T63">Lo que menos felices nos hace es el desear contra los otros…</text:span><text:span text:style-name="T20"/></text:p>
      <text:p text:style-name="P164"><text:span text:style-name="T42">El problema más grave es que la naturaleza humana, a diferencia de otras especies, no cuenta con un sistema autorregulador de sus deseos e impulsos.</text:span><text:span text:style-name="T20"/></text:p>
      <text:p text:style-name="P164"><text:span text:style-name="T42">Por un incómodo </text:span><text:span text:style-name="T63">deseo incolmable</text:span><text:span text:style-name="T42">, no conoce medida y sus aspiraciones son ilimitadas.</text:span><text:span text:style-name="T20"/></text:p>
      <text:p text:style-name="P164"><text:span text:style-name="T42">Por eso se hace indispensable otro enfoque, no espontáneamente ofrecido por la misma mente individual, que es el punto de apoyo de la “fe”.</text:span><text:span text:style-name="T20"/></text:p>
      <text:p text:style-name="P164"><text:span text:style-name="T42">La fe no es una adhesión teórica a una doctrina completa y expuesta a la atención de la mente; tampoco una tensión volitiva que se afirma en una actitud forzada. Es un </text:span><text:span text:style-name="T60">enfoque</text:span><text:span text:style-name="T42"> determinado por el que un sujeto </text:span><text:span text:style-name="T63">se sitúa con una cierta amplitud de diafragma </text:span><text:span text:style-name="T42">ante las realidades, que lleva a </text:span><text:span text:style-name="T60">abrirse a diferentes niveles y modos de realidad</text:span><text:span text:style-name="T42">, y libera de la angostura de una visión monocolor, </text:span><text:span text:style-name="T63">isomórfica plana </text:span><text:span text:style-name="T42">del mundo.</text:span><text:span text:style-name="T20"/></text:p>
      <text:p text:style-name="P165"><text:span text:style-name="T60">29. Roturación de la breña: </text:span><text:span text:style-name="T42">La apertura a lo objetivo, la flexibilidad volitiva —sin fijaciones ni apegos—, el desasimiento de cuanto amenace y la libre disponibilidad de sí </text:span><text:span text:style-name="T63">no aparecen</text:span><text:span text:style-name="T60"> </text:span><text:span text:style-name="T42">por ninguna parte de la historia como algo espontáneo y natural, ni el más mínimo indicio de una </text:span><text:span text:style-name="T63">justa ley inscrita en los corazones de todos, </text:span><text:span text:style-name="T42">como inventó la Stoa o el derecho natural que redondeó Aquinas, sino todo lo contrario.</text:span><text:span text:style-name="T20"/></text:p>
      <text:p text:style-name="P165"><text:span text:style-name="T42">No es la Stoa, sino Freud quien dio en la diana y, sin darse cuenta, </text:span><text:span text:style-name="T31">descubrió las claves de la triste historia humana</text:span><text:span text:style-name="T42">.</text:span><text:span text:style-name="T20"/></text:p>
      <text:p text:style-name="P165"><text:span text:style-name="T42">Los humanos somos perdedores natos, pues nos hallamos siempre </text:span><text:span text:style-name="T63">perdidos </text:span><text:span text:style-name="T42">—de nosotros mismos y de la realidad por la práctica o una ética mal entendida— en medio de nuestras fantasías de poder, de brillo, de limpieza y de poseer la verdad absoluta; e inquietados por otros deseos </text:span><text:soft-page-break/><text:span text:style-name="T42">irrealizables y por nuestras muchas frustraciones que proceden de las trampas que nos tienden las solapadas trayectorias de los deseos y los impulsos.</text:span><text:span text:style-name="T20"/></text:p>
      <text:p text:style-name="P165"><text:span text:style-name="T42">Cuando las adversidades tuercen o contrarían los deseos, hay fundamento para suponer que funcionan y </text:span><text:span text:style-name="T63">se organizan ciertas </text:span><text:span text:style-name="T60">estrategias </text:span><text:span text:style-name="T42">destinadas a frenar nuestras demasías locas y desorientadas: un escalonamiento de errores y de fracasos que parecen ir por rachas y según un estilo determinado a cada vez…</text:span><text:span text:style-name="T20"/></text:p>
      <text:p text:style-name="P165"><text:span text:style-name="T42">Como al final de una sinfonía todos los temas musicales convergen y parecen asociarse en complejos conjuntos armónicos, también en la existencia, desde diversas vertientes, los </text:span><text:span text:style-name="T63">episodios adversos se combinan </text:span><text:span text:style-name="T42">convergiendo para conducir al sujeto a una </text:span><text:span text:style-name="T63">realización sensata </text:span><text:span text:style-name="T42">para corregir sus locas expectativas</text:span><text:span text:style-name="T42"><text:note text:id="ftn38" text:note-class="footnote"><text:note-citation>38</text:note-citation><text:note-body><text:p text:style-name="P74">Durante determinados periodos parece que «toca» fracasar, después se acumulan dificultades de otro orden, luego se pone a prueba el aguante en una serie de cosas sin importancia pero molestas, irritantes; luego pueden venir las dudas acerca de uno mismo, luego la depresión o la desmotivación, después un haz de enfermedades que se complican, pérdida de amigos o seres queridos, y pérdida de esperanza. Así pueden pasarse diez, quince o veinte años.</text:p></text:note-body></text:note></text:span><text:span text:style-name="T42">.</text:span><text:span text:style-name="T20"/></text:p>
      <text:p text:style-name="P165"><text:span text:style-name="T42">Y todo ello puede generar </text:span><text:span text:style-name="T60">dos clases de reacciones afectivas:</text:span><text:span text:style-name="T20"/></text:p>
      <text:p text:style-name="P191"><text:span text:style-name="T60">- sensación de distensión</text:span><text:span text:style-name="T20"/></text:p>
      <text:p text:style-name="P191"><text:span text:style-name="T60">- o de amargura y endurecimiento.</text:span><text:span text:style-name="T20"/></text:p>
      <text:p text:style-name="P191"><text:span text:style-name="T60">En el primer caso parece que el encadenamiento de hechos negativos tenía una orientación. Hay golpes que </text:span><text:span text:style-name="T56">deshacen </text:span><text:span text:style-name="T60">uno tras otro, pareciendo acabar con el último rescoldo de </text:span><text:span text:style-name="T31">autoestima</text:span><text:span text:style-name="T60">, pues abren la experiencia de las propias limitaciones y nos hacen vivirnos </text:span><text:span text:style-name="T31">totalmente carentes decualidades </text:span><text:span text:style-name="T60">y aun de </text:span><text:span text:style-name="T31">dignidad</text:span><text:span text:style-name="T60">.</text:span><text:span text:style-name="T20"/></text:p>
      <text:p text:style-name="P191"><text:span text:style-name="T60">Y estos estados no pueden atribuirse a «masoquismo», pues se producen en personalidades nada masoquistas cuando más asertiva y creativamente se disponían a avanzar.</text:span><text:span text:style-name="T20"/></text:p>
      <text:p text:style-name="P191"><text:span text:style-name="T60">Entonces las demasías del Yo y de la sensualidad parecen quedar como cautivas, aunque vuelvan luego a hacerse sentir. Mas se van amortiguando progresivamente y hasta llegan a crear la impresión de moverse en una burbuja de serenidad y de moderación.</text:span><text:span text:style-name="T20"/></text:p>
      <text:p text:style-name="P191"><text:span text:style-name="T60">El mundo en que se llega a vivir está tan ausente de intereses económicos que al tratar con gente de Banca les parece a estos un idealista estúpido, </text:span><text:soft-page-break/><text:span text:style-name="T60">casi un anormal. Y al contrario, a quien ha traspasado el umbral estos les parecen topos, que todo se les traduce a dinero.</text:span><text:span text:style-name="T20"/></text:p>
      <text:p text:style-name="P191"><text:span text:style-name="T60">En la consulta, ¿de qué me serviría seleccionar económicamente a mis pacientes poniendo tarifas al uso (90-120 euros por sesión de 50 minutos) si no pueden venir los económicamente débiles, trabajadores, empleados, estudiantes, separadas y viudas?</text:span><text:span text:style-name="T20"/></text:p>
      <text:p text:style-name="P191"><text:span text:style-name="T60">¿Qué me interesa el lucro, si sólo es para viajar, comprar, comer y beber?</text:span><text:span text:style-name="T20"/></text:p>
      <text:p text:style-name="P191"><text:span text:style-name="T60">* * *</text:span><text:span text:style-name="T20"/></text:p>
      <text:p text:style-name="P191"><text:span text:style-name="T60">Tal vez no todas las vidas presenten estos episodios, aunque algún golpe de este tipo parece indispensable para acabar con el peso muerto de apegos y egotismos, pero cuando en una trayectoria existencial empiezan a advertirse tal serie de pruebas y de </text:span><text:span text:style-name="T31">traumas contra el apego </text:span><text:span text:style-name="T60">(que hace desagradable y hasta temible desear y alcanzar el objeto del deseo), puede ya sospecharse con fundamente que esa trayectoria está “marcada”.</text:span><text:span text:style-name="T20"/></text:p>
      <text:p text:style-name="P191"><text:span text:style-name="T60">El deslumbramiento por el éxito y el egotismo triunfalista reclama las medicinas del fracaso parcial y aun del ridículo para mantener el orgullo —despectivo de otros y antisocial— a raya… (por supuesto </text:span><text:span text:style-name="T31">si hay providencia</text:span><text:span text:style-name="T60">, si no la hubiera sería el libre juego de egoísmo, violencia y ley del más fuerte lo único que espera al hombre en el mundo).</text:span><text:span text:style-name="T20"/></text:p>
      <text:p text:style-name="P191"><text:span text:style-name="T60">Ahora bien, la existencia “marcada” no ha de tomarse como la de un </text:span><text:span text:style-name="T31">perdedor</text:span><text:span text:style-name="T60">, sino como la de alguien que </text:span><text:span text:style-name="T31">ha de liberarse de todas las adherencias e impurezas del interés</text:span><text:span text:style-name="T60"> para poder reemprender la marcha de un logro más objetivo, amplio y consistente (aunque en lo mundano lo pierda todo).</text:span><text:span text:style-name="T20"/></text:p>
      <text:p text:style-name="P191"><text:span text:style-name="T60">Así se vencen los miedos de la vida, en lugar de apegarse más a bienes incluso superiores, que </text:span><text:span text:style-name="T31">se desnaturalizan </text:span><text:span text:style-name="T60">al apegarse a ellos.</text:span><text:span text:style-name="T20"/></text:p>
      <text:p text:style-name="P191"><text:span text:style-name="T60">Si además se es </text:span><text:span text:style-name="T31">pobre e insignificante</text:span><text:span text:style-name="T60">, se está </text:span><text:span text:style-name="T31">oprimido o fracasado</text:span><text:span text:style-name="T60">, se es </text:span><text:span text:style-name="T31">objeto de acoso</text:span><text:span text:style-name="T60">, si te vivencias como </text:span><text:span text:style-name="T31">perdedor y perdidizo</text:span><text:span text:style-name="T60">, cuando no como </text:span><text:span text:style-name="T31">perdido… </text:span><text:span text:style-name="T60">los textos dan seguridad de que </text:span><text:span text:style-name="T31">se está en camino </text:span><text:span text:style-name="T60">—si se superan la amargura y el resentimiento— de ser un </text:span><text:span text:style-name="T31">genuino </text:span><text:span text:style-name="T60">ciudadano del Reino.</text:span><text:span text:style-name="T20"/></text:p>
      <text:p text:style-name="P166"><text:span text:style-name="T60">30. Necesidades existenciales previas: </text:span><text:span text:style-name="T42">Las estrategias providenciales de catarsis y </text:span><text:span text:style-name="T60">depuración </text:span><text:span text:style-name="T42">del yo y </text:span><text:span text:style-name="T63">de sus deseos </text:span><text:span text:style-name="T42">responden a cuatro necesidades diferentes, a saber:</text:span><text:span text:style-name="T20"/></text:p>
      <text:p text:style-name="P166"><text:span text:style-name="T42">a) Lo que cualquier ser humano necesita es una </text:span><text:span text:style-name="T60">cura de realidad </text:span><text:span text:style-name="T42">y poner los pies sobre la tierra. La tierra desnuda de su humanidad </text:span><text:span text:style-name="T63">indigente</text:span><text:span text:style-name="T42">, para </text:span><text:soft-page-break/><text:span text:style-name="T42">hacerse apto para reconocer sus posibilidades y límites, hasta dónde puede llegar o no, los precios que pagar. Muchos quieren ahorrarse los precios.</text:span><text:span text:style-name="T20"/></text:p>
      <text:p text:style-name="P166"><text:span text:style-name="T42">b) Hay que aprender a </text:span><text:span text:style-name="T60">moderar los deseos —no hipócritamente— </text:span><text:span text:style-name="T42">tanto en objetos como en modo de desearlos, frenar fantasías de logro que alimentan soberbia.</text:span><text:span text:style-name="T20"/></text:p>
      <text:p text:style-name="P166"><text:span text:style-name="T63">Moderación </text:span><text:span text:style-name="T42">es una categoría de ética filosófica universal, no sólo moral.</text:span><text:span text:style-name="T20"/></text:p>
      <text:p text:style-name="P166"><text:span text:style-name="T42">Ha habido en Occidente algunos momentos discrepantes, pero fugaces contra la mesura: Bruno y Campanella, los libertinos ilustrados, el dandismo romántico de Byron y Wilde, Nietzsche en su moral de los señores, el vivir a tope de Reich y Marcuse (en la exasperación de lo sin sentido). Ninguna de estas actitudes condujo a un logro personal definitivo.</text:span><text:span text:style-name="T20"/></text:p>
      <text:p text:style-name="P166"><text:span text:style-name="T42">La actitud masiva actual supone una devaluación de toda acción que </text:span><text:span text:style-name="T63">no produzca éxito inmediato</text:span><text:span text:style-name="T42"> y gratificante. Paradójicamente, el desencanto lleva a un deseo impaciente (casi rabioso) de toda clase de experiencias, de quemarse en experiencias aunque sean dolorosas y amargas, con tal de que sean transgresoras.</text:span><text:span text:style-name="T20"/></text:p>
      <text:p text:style-name="P166"><text:span text:style-name="T42">Un emergente es llevar el cuerpo perforado de </text:span><text:span text:style-name="T63">piercings</text:span><text:span text:style-name="T42"> en las zonas más sensibles (que no es desde luego agradable). Se frecuenta porque es un exponente de rebeldía y de desprecio de lo hasta ahora estimado: la suavidad y la sencillez. La estética del </text:span><text:span text:style-name="T63">piercing </text:span><text:span text:style-name="T42">es barroca, redundante y evoca sensaciones duras y dolorosas, además de connotar la marginalidad).</text:span><text:span text:style-name="T20"/></text:p>
      <text:p text:style-name="P166"><text:span text:style-name="T42">Hay que respetar los ritmos, y esto es precisamente lo que la </text:span><text:span text:style-name="T63">hybris </text:span><text:span text:style-name="T42">tecnológica actual induce a despreciar.</text:span><text:span text:style-name="T20"/></text:p>
      <text:p text:style-name="P166"><text:span text:style-name="T42">c) La tercera necesidad es prepararse para </text:span><text:span text:style-name="T60">poder amar genuinamente</text:span><text:span text:style-name="T42">. Nada hay como la sombra o </text:span><text:span text:style-name="T63">escotomas </text:span><text:span text:style-name="T42">del propio Ego y sus apegos fijativos y posesivos para desvirtuar el amor.</text:span><text:span text:style-name="T20"/></text:p>
      <text:p text:style-name="P166"><text:span text:style-name="T42">Y en las situaciones límite de prueba solo queda el recurso de aceptar —suspendido de la pura fe, también oscura y seca— sobre el desfondamiento propio y del mundo sin valores consistentes en que se vive, </text:span><text:span text:style-name="T63">descubrir el asidero del amor trascendente</text:span><text:span text:style-name="T42">, que volatilice todo resabio de narcisismo y </text:span><text:span text:style-name="T63">haga perder peso</text:span><text:span text:style-name="T42">.</text:span><text:span text:style-name="T20"/></text:p>
      <text:p text:style-name="P166"><text:span text:style-name="T42">No es posible tratar con el amor esencial sin recibir amor, pero en </text:span><text:span text:style-name="T63">una dialéctica implacable y exigente</text:span><text:span text:style-name="T42"> que no permite alianzas con las cosas </text:span><text:span text:style-name="T31">ni </text:span><text:soft-page-break/><text:span text:style-name="T31">abrigar apegos al propio e inconsistente ser</text:span><text:span text:style-name="T42">, pues se trata de </text:span><text:span text:style-name="T63">unirse en una identidad participada.</text:span><text:span text:style-name="T20"/></text:p>
      <text:p text:style-name="P166"><text:span text:style-name="T42">d) La cuarta necesidad, consecuencia directa de todo lo anterior, es el peso del amor que conduce a </text:span><text:span text:style-name="T60">vivir análogamente al que </text:span><text:span text:style-name="T31">se hizo historia</text:span><text:span text:style-name="T42"> para enseñar amor, y cuya vida terrena estuvo marcada por la indigencia, la incomprensión, el desprestigio y la muerte prematura y dolorosa. Por lo menos no rechazar ese vivir.</text:span><text:span text:style-name="T20"/></text:p>
      <text:p text:style-name="P166"><text:span text:style-name="T42">No es que no se vaya a participar activa y hasta entusiásticamente en los procesos positivos de la praxis, ni se hayan de considerar el éxito y las satisfacciones que todo ello produzca como desgracias, pero sí hay que percatarse muy seriamente de que todo ello </text:span><text:span text:style-name="T31">se ha de vivir como juego.</text:span><text:span text:style-name="T20"/></text:p>
      <text:p text:style-name="P166"><text:span text:style-name="T42">En una especie de “como si” (</text:span><text:span text:style-name="T63">als ob</text:span><text:span text:style-name="T42">) psicológico, como un psicodrama o juego de rol, que parece traslucirse en la afirmación de Pablo (1 Cor 7, 31): </text:span><text:span text:style-name="T63">y quien usa de este mundo como si no usase</text:span><text:span text:style-name="T42">.</text:span><text:span text:style-name="T20"/></text:p>
      <text:p text:style-name="P166"><text:span text:style-name="T60">31. Articulación del proceso de recuperación: </text:span><text:span text:style-name="T50">Tengo la impresión de que también en la ética y la moral se generan tópicos manidos, y que los promotores de la vida ética insisten en faltas, o en “virtudes” más bien folclóricas, que no son lo más importante, mientras lo realmente importante —que está explícitamente urgido como la palabra reveladora— se silencia y se tolera.</text:span><text:span text:style-name="T20"/></text:p>
      <text:p text:style-name="P167"><text:span text:style-name="T42">Hay que superar los escrúpulos reichianos de ver en toda modulación conductual una insana «represión».</text:span><text:span text:style-name="T20"/></text:p>
      <text:p text:style-name="P167"><text:span text:style-name="T42">Una personalidad realmente integrada debe contar con una amplia </text:span><text:span text:style-name="T63">tolerancia a la frustración</text:span><text:span text:style-name="T42">.</text:span><text:span text:style-name="T20"/></text:p>
      <text:p text:style-name="P167"><text:span text:style-name="T42">No hay un movimiento ascensional</text:span><text:span text:style-name="T42"><text:note text:id="ftn39" text:note-class="footnote"><text:note-citation>39</text:note-citation><text:note-body><text:p text:style-name="P75">No es exacto como se hizo clásicamente describir el proceso como una escala al modo de San Juan Clímaco, Dionisio o Juan de la Cruz. Por mucho que el avance parezca ascendente, pueden emerger todavía toda clase de impulsos desordenados o quedar un pertinaz trasfondo demasiado humano de posesión o apetencias. Nunca se puede estar seguro de que ya se han abandonado terrenos resbaladizos y que determinados pliegues viciosos no se van a volver a producir.</text:p></text:note-body></text:note></text:span><text:span text:style-name="T42"> del propio esfuerzo, sino </text:span><text:span text:style-name="T63">gratuidad pura</text:span><text:span text:style-name="T42">, a la que uno debe </text:span><text:span text:style-name="T63">disponerse</text:span><text:span text:style-name="T42">, pero más allá no pasa, y esa puede manifestarse como gratificante o también como aflictiva.</text:span><text:span text:style-name="T20"/></text:p>
      <text:p text:style-name="P167"><text:span text:style-name="T42">El sujeto se seguirá sintiendo, en cualquier caso, el mismo siempre; es más, se sentirá más frágil y carente de cualidades conforme vaya siendo más </text:span><text:soft-page-break/><text:span text:style-name="T42">lúcido en la visión interior de sí, visión que sin embargo no le oculta su posibilidad de mayores grados de integración.</text:span><text:span text:style-name="T20"/></text:p>
      <text:p text:style-name="P167"><text:span text:style-name="T42">* * *</text:span><text:span text:style-name="T20"/></text:p>
      <text:p text:style-name="P167"><text:span text:style-name="T42">Lo que más impide ser lo que se </text:span><text:span text:style-name="T63">tiene que ser aquí y ahora </text:span><text:span text:style-name="T42">es querer </text:span><text:span text:style-name="T31">ser fuera de sazón</text:span><text:span text:style-name="T42">, pretender lo que aquí y ahora todavía no se puede ser. Y creérselo.</text:span><text:span text:style-name="T20"/></text:p>
      <text:p text:style-name="P167"><text:span text:style-name="T42">Lo mismo que lo que impide el disfrute de lo que se tiene es </text:span><text:span text:style-name="T63">querer tener más </text:span><text:span text:style-name="T42">hasta parecer escaso e insuficiente lo que se ha conseguido… o tener por encima de lo que es posible a uno.</text:span><text:span text:style-name="T20"/></text:p>
      <text:p text:style-name="P167"><text:span text:style-name="T42">Es otra </text:span><text:span text:style-name="T31">paradoja existencial </text:span><text:span text:style-name="T42">que pocos disfrutan en plenitud y realmente lo que son o tienen, hallándose </text:span><text:span text:style-name="T63">desestabilizados </text:span><text:span text:style-name="T42">por el deseo de tener o ser </text:span><text:span text:style-name="T31">de otra manera</text:span><text:span text:style-name="T42"> que no puede ser </text:span><text:span text:style-name="T51">(de momento, al menos: el joven que quiere la experiencia y el prestigio del mayor, y se infla e insolenta o mantiene opiniones mediocres como si fueran verdades absolutas). O se es mujer y se desea ser hombre.</text:span><text:span text:style-name="T20"/></text:p>
      <text:p text:style-name="P168"><text:span text:style-name="T42">La primera meta de esta trayectoria, lo más elemental del proceso, es lograr una </text:span><text:span text:style-name="T63">eticidad </text:span><text:span text:style-name="T42">suficiente, pues la conducta suele hallarse descontrolada y se rige por impulsos y apetencias, sin tener en cuenta las </text:span><text:span text:style-name="T60">exigencias objetivas </text:span><text:span text:style-name="T42">del entorno.</text:span><text:span text:style-name="T20"/></text:p>
      <text:p text:style-name="P168"><text:span text:style-name="T42">Sin orientarse por la </text:span><text:span text:style-name="T63">objetividad exigente </text:span><text:span text:style-name="T42">de los derechos y deberes de quienes nos rodean, lo que la sociedad o masas necesitadas y oprimidas nos exigen, mal puede realizarse uno </text:span><text:span text:style-name="T63">de veras</text:span><text:span text:style-name="T42">.</text:span><text:span text:style-name="T20"/></text:p>
      <text:p text:style-name="P168"><text:span text:style-name="T42">Hay una eticidad </text:span><text:span text:style-name="T63">inmediata </text:span><text:span text:style-name="T42">para los cercanos y otra </text:span><text:span text:style-name="T63">mediata </text:span><text:span text:style-name="T42">para el conjunto de hombres que potencialmente pueden sufrir nuestras demasías o beneficiarse de nuestras prestaciones.</text:span><text:span text:style-name="T20"/></text:p>
      <text:p text:style-name="P168"><text:span text:style-name="T42">La primera se palpa en cada situación a poca sensibilidad que se tenga, la segunda se concibe en forma de principios y fronteras que uno no se permite transgredir o trasponer abusivamente.</text:span><text:span text:style-name="T20"/></text:p>
      <text:p text:style-name="P168"><text:span text:style-name="T42">Para hacer esto posible ha de intentarse el segundo logro: la </text:span><text:span text:style-name="T60">depuración psíquica</text:span><text:span text:style-name="T42"> que sanee las mismas raíces que pueden ocasionar la falta de eticidad.</text:span><text:span text:style-name="T20"/></text:p>
      <text:p text:style-name="P168"><text:span text:style-name="T42">Se trata de tomar conciencia de —y estar resuelto a remediar, siendo intransigente con uno mismo— las fijaciones, proclividades y fantasías </text:span><text:span text:style-name="T63">narcisistas </text:span><text:span text:style-name="T42">cuando menos y también las sensuales, e irse distanciando de los </text:span><text:soft-page-break/><text:span text:style-name="T42">apetitos egoístas que pueden desorganizar éticamente los comportamientos mejor proyectados.</text:span><text:span text:style-name="T20"/></text:p>
      <text:p text:style-name="P168"><text:span text:style-name="T42">Es indispensable </text:span><text:span text:style-name="T60">percatarse de las reacciones que retardan morosamente la marcha del proceso </text:span><text:span text:style-name="T42">y que pueden hacerle derivar por otros derroteros, o hacia ninguna parte. O algo peor.</text:span><text:span text:style-name="T20"/></text:p>
      <text:p text:style-name="P168"><text:span text:style-name="T42">Hay perdedores que parecen enemigos de sí mismos, adhiriéndose siempre a lo que más puede perjudicarles, perdiendo ocasiones o ritmos, no viendo el momento preciso (sino un segundo después de pasar la ocasión) lo fatal de su ocasión o de sus complicidades. ¡Es demasiado frecuente la ceguera para lo que más está perjudicando el logro o la convivencia!</text:span><text:span text:style-name="T20"/></text:p>
      <text:p text:style-name="P168"><text:span text:style-name="T42">Hay que procurarse entrenamiento en la decisión y en la agilidad de reacción («reflejos») en el momento oportuno, para no ir </text:span><text:span text:style-name="T63">atascándose en querencias adhesivas </text:span><text:span text:style-name="T42">demasiado subjetivas para ser eficaces, y no caer inadvertidamente cegándose siempre, en trampas al efecto…</text:span><text:span text:style-name="T20"/></text:p>
      <text:p text:style-name="P168"><text:span text:style-name="T42">Lo más efectivo es actuar contra la morosidad y </text:span><text:span text:style-name="T60">liberarse </text:span><text:span text:style-name="T42">de todo apego adhesivo, tan pronto como se advierta que tal amenaza se está produciendo. La amenaza se convierte en </text:span><text:span text:style-name="T63">sparring </text:span><text:span text:style-name="T42">para un buen entrenamiento.</text:span><text:span text:style-name="T20"/></text:p>
      <text:p text:style-name="P168"><text:span text:style-name="T42">Tal actitud no ha de mirarse como una ascética, que se imponga por su propio valor, sino como el control de los mecanismos de </text:span><text:span text:style-name="T63">inercia, apego o fijación</text:span><text:span text:style-name="T42"> (los peores adversarios de todo y en todo).</text:span><text:span text:style-name="T20"/></text:p>
      <text:p text:style-name="P168"><text:span text:style-name="T42">En los comienzos parece normal e inevitable hallarse algo «perdido» y oscilando entre deseos y pulsiones difícilmente controlables, más nebulosas de desmotivación. Pero cuando el existir se instala en aquel ritmo ágil y progrediente, lo que empieza a sentirse como anómalo es el marasmo del estancamiento. La vida ha de adquirir forma cuajada y unitaria y no irse desflecando en acciones fortuitas</text:span><text:span text:style-name="T42"><text:note text:id="ftn40" text:note-class="footnote"><text:note-citation>40</text:note-citation><text:note-body><text:p text:style-name="P77">La estética y el valor catártico de las biografías o las leyendas heroicas es que, por muy disperso que se halle el protagonista en sus comienzos, todas sus acciones y situaciones se iluminan desde el triunfo final. Esto no ocurre en nuestro día a día, pues los resultados definitivos son totalmente contingentes y hay que ir sustentando día a día el esfuerzo y la esperanza de lograrlos, pero con toda clase de tergiversaciones potenciales del criterio.</text:p></text:note-body></text:note></text:span><text:span text:style-name="T42">.</text:span><text:span text:style-name="T20"/></text:p>
      <text:p text:style-name="P169"><text:span text:style-name="T42">La tercera meta es la </text:span><text:span text:style-name="T60">apertura</text:span><text:span text:style-name="T42">, facilitada por todo lo anterior, una receptividad franca y auténtica, libre de manipulaciones, a todo lo superior, universal y genuino, a lo que supera la mentira del mundo y los </text:span><text:soft-page-break/><text:span text:style-name="T63">mundillos </text:span><text:span text:style-name="T42">en que vamos encallando. No es incompatible con la prudencia ni tiene que ver con «idealismo».</text:span><text:span text:style-name="T20"/></text:p>
      <text:p text:style-name="P169"><text:span text:style-name="T42">El desencanto de las generaciones jóvenes no sólo se debe al escándalo que les han producido sus mayores con sus ambivalentes vidas entre contradictorias e hipócritas, sino a que los Maestros de la Sospecha han abusado de su método y al </text:span><text:span text:style-name="T63">aplicar </text:span><text:span text:style-name="T60">fuera de contexto </text:span><text:span text:style-name="T63">a diestro y siniestro </text:span><text:span text:style-name="T42">su crítica, les ha vaciado el mundo real y práctico de valores. ¡Todo se volvió sospechoso!</text:span><text:span text:style-name="T20"/></text:p>
      <text:p text:style-name="P169"><text:span text:style-name="T42">La realidad incluye aspectos positivos y hay que obtener una dialéctica no fácil —nunca practicada por los marxistas, a pesar de adoptarla como «método»—, fiel no sólo a la tierra, sino a la realidad total.</text:span><text:span text:style-name="T20"/></text:p>
      <text:p text:style-name="P169"><text:span text:style-name="T42">La cuarta meta es, en consecuencia, la </text:span><text:span text:style-name="T60">Ruptura </text:span><text:span text:style-name="T42">de esquemas egocéntricos para poder centrarse en la Realidad objetiva (de los otros, en la propia en cuanto </text:span><text:span text:style-name="T60">ser para…</text:span><text:span text:style-name="T42">). Nadie debe agotar su ser en </text:span><text:span text:style-name="T63">ser-para-sí</text:span><text:span text:style-name="T42">, sino que es ser </text:span><text:span text:style-name="T63">para la praxis </text:span><text:span text:style-name="T42">y, por tanto, </text:span><text:span text:style-name="T63">para los demás</text:span><text:span text:style-name="T42">.</text:span><text:span text:style-name="T20"/></text:p>
      <text:p text:style-name="P169"><text:span text:style-name="T42">Un individuo </text:span><text:span text:style-name="T63">clauso en sí</text:span><text:span text:style-name="T42">, en su gusto e interés, es un monstruo. Tal vez, con la profusión que hoy se encuentra, un engendro de la modernidad.</text:span><text:span text:style-name="T20"/></text:p>
      <text:p text:style-name="P169"><text:span text:style-name="T42">Y esto postula una quinta meta: para salir del marasmo del egocentrismo ha de </text:span><text:span text:style-name="T63">asumirse el proyecto </text:span><text:span text:style-name="T42">de la vida con </text:span><text:span text:style-name="T60">claridad ética</text:span><text:span text:style-name="T42">, </text:span><text:span text:style-name="T63">sin anómicas ni segundas intenciones.</text:span><text:span text:style-name="T20"/></text:p>
      <text:p text:style-name="P169"><text:span text:style-name="T42">Quien, en la integración de sus pulsiones, la orientación de sus deseos y la apertura a metas de mayor calidad, se hace </text:span><text:span text:style-name="T63">claro </text:span><text:span text:style-name="T42">de conciencia —</text:span><text:span text:style-name="T63">concreto y flexible </text:span><text:span text:style-name="T42">en </text:span><text:span text:style-name="T60">decidir la meta</text:span><text:span text:style-name="T42"> y en </text:span><text:span text:style-name="T60">poner los medios </text:span><text:span text:style-name="T42">para lograrla (y no se cansa de desenmascarar su propia sombra)—, alguien así llegará a vivir una existencia densa de su propio sentido válido. En ningún caso podrá sentirse perdedor, </text:span><text:span text:style-name="T63">aun cuando pierda dinero, fama y estatus.</text:span><text:span text:style-name="T20"/></text:p>
      <text:p text:style-name="P169"><text:span text:style-name="T42">Si algunos tienen </text:span><text:span text:style-name="T60">conciencia clara </text:span><text:span text:style-name="T42">pero son </text:span><text:span text:style-name="T60">ineficaces </text:span><text:span text:style-name="T42">en medios y decisiones, u otros son eficaces pero con la conciencia plagada de intereses, hay serios fallos y el sujeto no se realiza por </text:span><text:span text:style-name="T63">dejadez, inercia o egotismo</text:span><text:span text:style-name="T42">.</text:span><text:span text:style-name="T20"/></text:p>
      <text:p text:style-name="P169"><text:span text:style-name="T42">Los bienes personales e intrínsecos —los verdaderos bienes— nunca están sometidos a la influencia de esos otros bienes adventicios que </text:span><text:span text:style-name="T63">el acaso quita o da</text:span><text:span text:style-name="T42"> y sujetos a destrucción, mas para sentir así </text:span><text:span text:style-name="T31">hay que librarse de la propia sombra</text:span><text:span text:style-name="T42">.</text:span><text:span text:style-name="T20"/></text:p>
      <text:p text:style-name="P169"><text:soft-page-break/><text:span text:style-name="T42">Lo peor es que la mayoría </text:span><text:span text:style-name="T63">se resiste a <text:s/>d e s c u b r i r su propia sombra:</text:span><text:span text:style-name="T42"> impulsos, fantasmas, alibis, sobornos de su propia conciencia, dobles mensajes, que al permanecer ignorados acaban generando una conducta ambigua y enmascarada, manipuladora de sí misma </text:span><text:span text:style-name="T63">para no rectificar</text:span><text:span text:style-name="T42">.</text:span><text:span text:style-name="T20"/></text:p>
      <text:p text:style-name="P169"><text:span text:style-name="T42">Todo lo oculto en la vida inconsciente, arropado en su trasfondo emocional o impulsivo, acaba saliendo como comportamientos desconcertantes (para los demás, al menos).</text:span><text:span text:style-name="T20"/></text:p>
      <text:p text:style-name="P169"><text:span text:style-name="T42">Y para conseguir la flexibilidad en el </text:span><text:span text:style-name="T60">actuar decidido </text:span><text:span text:style-name="T42">pero ético, se hace indispensable la doma de intemperancias e impaciencias de la sensualidad y el deseo.</text:span><text:span text:style-name="T20"/></text:p>
      <text:p text:style-name="P169"><text:span text:style-name="T60">32. Opción sin fanatismo: </text:span><text:span text:style-name="T42">Hay que optar y todo exige su precio.</text:span><text:span text:style-name="T20"/></text:p>
      <text:p text:style-name="P169"><text:span text:style-name="T42">Quienes profesan la ideología de que el hombre no es más que un producto bioquímico de la evolución de la materia («materialismo histórico») </text:span><text:span text:style-name="T63">no pueden renunciar en serio </text:span><text:span text:style-name="T42">a aprovecharse de sus posibilidades de disfrute de la vida (¡pues no esperan otra cosa en todo el ámbito de la realidad del cosmos…!).</text:span><text:span text:style-name="T20"/></text:p>
      <text:p text:style-name="P169"><text:span text:style-name="T42">Cuando ellos luchan por la solidaridad de su clase obrera, ¿son sinceros del todo? (algo sinceros son, evidentemente), ¿o luchan también por su propio triunfo personal y el bienestar sensual y «objetal» subsiguiente al logro (que a veces se confunde con </text:span><text:span text:style-name="T63">lucro</text:span><text:span text:style-name="T42">)?</text:span><text:span text:style-name="T20"/></text:p>
      <text:p text:style-name="P169"><text:span text:style-name="T42">La doma de deseos exige experiencias poco gratificantes pero que aseguran el que ya nunca se vaya a tener la sensación de </text:span><text:span text:style-name="T63">perdido </text:span><text:span text:style-name="T42">ni de </text:span><text:span text:style-name="T63">pérdida </text:span><text:span text:style-name="T42">de nada. </text:span><text:span text:style-name="T20"/></text:p>
      <text:p text:style-name="P169"><text:span text:style-name="T42">Una imponderable </text:span><text:span text:style-name="T60">libertad de sí</text:span><text:span text:style-name="T42">. </text:span><text:span text:style-name="T20"/></text:p>
      <text:p text:style-name="P169"><text:span text:style-name="T42">El gran obstáculo de la libertad es el propio apego y demás apegos del deseo.</text:span><text:span text:style-name="T20"/></text:p>
      <text:p text:style-name="P169"><text:span text:style-name="T42">Apegos a objetos, experiencias y situaciones que someten al sujeto a su imperio tiránico y de cuya adicción le es difícil prescindir.</text:span><text:span text:style-name="T20"/></text:p>
      <text:p text:style-name="P169"><text:span text:style-name="T42">El precio del lucro y del poder es la propia libertad.</text:span><text:span text:style-name="T20"/></text:p>
      <text:p text:style-name="P169"><text:span text:style-name="T42">Las fuentes de lucro y de poder son fríos colectivos racionalizados que no dan nada sino </text:span><text:span text:style-name="T63">a cambio </text:span><text:span text:style-name="T42">de serles útil («tonto útil» por supuesto) y de contraprestaciones, envilecedoras a veces (para los intelectuales) que exigen tiránicamente con frecuencia.</text:span><text:span text:style-name="T20"/></text:p>
      <text:p text:style-name="P169"><text:soft-page-break/><text:span text:style-name="T42">Esto sucede en el estado, las iglesias, en cuanto instituciones que reparten puestos de influencia, cátedras y cargos, y cualquier institución con poder real, un sindicato por ejemplo.</text:span><text:span text:style-name="T20"/></text:p>
      <text:p text:style-name="P169"><text:span text:style-name="T42">Quien quiera mantenerse libre ha de estar dispuesto a pagar el precio de su </text:span><text:span text:style-name="T63">desvinculación de todos estos centros de poder</text:span><text:span text:style-name="T42">, pero entonces será menos influyente y tendrá que avenirse muchas veces al anonimato y la clandestinidad.</text:span><text:span text:style-name="T20"/></text:p>
      <text:p text:style-name="P170"><text:span text:style-name="T42">Ahora bien, es preferible </text:span><text:span text:style-name="T63">la verdad libremente dicha </text:span><text:span text:style-name="T42">que </text:span><text:span text:style-name="T60">medias verdades </text:span><text:span text:style-name="T42">(o totales mentiras) dichas desde y </text:span><text:span text:style-name="T60">al servicio del Poder…</text:span><text:span text:style-name="T20"/></text:p>
      <text:p text:style-name="P170"><text:span text:style-name="T42">El placer, por otro lado, puede producir una relajación y un egoísmo que debiliten el control de aquellos factores que traban la libertad o refuerzan el egoísmo.</text:span><text:span text:style-name="T20"/></text:p>
      <text:p text:style-name="P170"><text:span text:style-name="T42">Esta es la «ley de bronce» de la relación «ganancia»/libertad: ser «ganador» </text:span><text:span text:style-name="T63">sometido </text:span><text:span text:style-name="T42">o libre «perdedor» </text:span><text:span text:style-name="T63">autoponente</text:span><text:span text:style-name="T42"> (que dispone de sí; esto es ya un tema clásico).</text:span><text:span text:style-name="T20"/></text:p>
      <text:p text:style-name="P170"><text:span text:style-name="T42">La libertad es la más integral y absoluta de las disponibilidades, que sólo se logra mediante el desinterés por esas otras posibilidades que, por el apego, traban en lo fácil, inmediato y continuamente gratificante la capacidad de desponer de sí para lo </text:span><text:span text:style-name="T63">serio, universal y mejor</text:span><text:span text:style-name="T42"> (para todos) en una espiral de deseos.</text:span><text:span text:style-name="T20"/></text:p>
      <text:p text:style-name="P170"><text:span text:style-name="T42">Suele pensarse cuando no se tiene fortuna que adquiriéndola por los medios que sean se obtendría la libertad, mas esto es puro espejismo. La adquisición de fortuna o se debe a las facilidades que alguien da (y que luego pasa factura), o se ha de adquirir </text:span><text:span text:style-name="T63">explotando </text:span><text:span text:style-name="T42">a otros salvaje y desconsideradamente, y esto condiciona de por vida la claridad mental de la conciencia…</text:span><text:span text:style-name="T20"/></text:p>
      <text:p text:style-name="P170"><text:span text:style-name="T42">Es decir: </text:span><text:span text:style-name="T63">e n c a n a l l a </text:span><text:span text:style-name="T42">e impregna de cinismo la vida. Es el mal de los muy ricos y de las instituciones religiosas que se han hecho demasiado ricas…</text:span><text:span text:style-name="T20"/></text:p>
      <text:p text:style-name="P170"><text:span text:style-name="T42">* * * *</text:span><text:span text:style-name="T20"/></text:p>
      <text:p text:style-name="P171"><text:span text:style-name="T42">En el curso de esta trayectoria de desprendimiento y creatividad (ética al menos) pueden alcanzarse tres niveles de instauración.</text:span><text:span text:style-name="T20"/></text:p>
      <text:p text:style-name="P171"><text:soft-page-break/><text:span text:style-name="T42">El primer nivel es la </text:span><text:span text:style-name="T60">integración armónica </text:span><text:span text:style-name="T42">del organismo </text:span><text:span text:style-name="T63">biológico </text:span><text:span text:style-name="T42">con el «organismo» psíquico</text:span><text:span text:style-name="T42"><text:note text:id="ftn41" text:note-class="footnote"><text:note-citation>41</text:note-citation><text:note-body><text:p text:style-name="P78">Aunque lo psíquico y lo orgánico y anatómico son dos vertientes de una realidad unitaria, tienen propiedades opuestas, pero ambas vertientes se hallan articuladas como organismos con «piezas» diferentes y ambas tienen sus dispositivos, focos, filtros y canales. Véanse nuestras <text:span text:style-name="T1">Dialéctica de la concreción humana, Psicología como posibilidad </text:span><text:span text:style-name="T20">y </text:span><text:span text:style-name="T1">Lo que Freud no llegó a ver</text:span><text:span text:style-name="T20">.</text:span></text:p><text:p text:style-name="P78"><text:span text:style-name="T20">Es popular y arcaico, y no del todo exacto, hablar de «cuerpo» y «alma» (y todavía peor hablar de «alma dentro del cuerpo»), pero se debe hablar de excipiente </text:span><text:span text:style-name="T28">material organizado </text:span><text:span text:style-name="T21">fisiológicamente </text:span><text:span text:style-name="T28">en sistema </text:span><text:span text:style-name="T21">operativo por su componente </text:span><text:span text:style-name="T28">psíquico...</text:span></text:p></text:note-body></text:note></text:span><text:span text:style-name="T42">.</text:span><text:span text:style-name="T20"/></text:p>
      <text:p text:style-name="P171"><text:span text:style-name="T42">La armonización de todo lo dinámico que hay en nosotros entre sí y con la realidad objetiva de una praxis acaba influyendo en los ritmos biológicos (de sueño, hambre y sexo). Entonces también el organismo ayuda a los procesos creativos psíquicos, y deja así de ser un peso muerto o un agente perturbador de los mismos.</text:span><text:span text:style-name="T20"/></text:p>
      <text:p text:style-name="P171"><text:span text:style-name="T42">El segundo nivel es el de la </text:span><text:span text:style-name="T60">integración flexible </text:span><text:span text:style-name="T42">de este organismo psicofísico, </text:span><text:span text:style-name="T60">en ritmo progrediente de respuesta </text:span><text:span text:style-name="T42">(más sabia, más eficaz, más universal, más altruista) a las exigencias o b j e t i v a s del entorno.</text:span><text:span text:style-name="T20"/></text:p>
      <text:p text:style-name="P171"><text:span text:style-name="T42">Hay en todo un «más» y un «menos» en la intensidad de la respuesta, así como puede jugar en ello una </text:span><text:span text:style-name="T60">ética del amor </text:span><text:span text:style-name="T42">f r e n t e (o en cooperación con) una </text:span><text:span text:style-name="T60">ética del </text:span><text:span text:style-name="T31">deber</text:span><text:span text:style-name="T60"> </text:span><text:span text:style-name="T42">(o de la «presentabilidad» y la fría conveniencia…).</text:span><text:span text:style-name="T20"/></text:p>
      <text:p text:style-name="P171"><text:span text:style-name="T42">Ello depende de que la vida se viva incomunicada, dentro de la subjetividad personal, o abierta a unas posibilidades imprevisibles de comunicación trascendente. Vds. elijan…</text:span><text:span text:style-name="T20"/></text:p>
      <text:p text:style-name="P171"><text:span text:style-name="T42">No se trata ya de ajustar la conducta a las exigencias objetivas de cada situación, ni del control de impulsos divergentes en una integración unitaria personal para canalizarlos productivamente, sino de, además, </text:span><text:span text:style-name="T60">dejarse transformar en una versión l o g r a d a de sí mismo</text:span><text:span text:style-name="T42"> (por un amor poderoso y tenaz que solicita haciendo rebasar los propios límites). Es </text:span><text:span text:style-name="T63">el hombre superando infinitamente al hombre </text:span><text:span text:style-name="T42">que decía Pascal.</text:span><text:span text:style-name="T20"/></text:p>
      <text:p text:style-name="P172"><text:span text:style-name="T42">No se </text:span><text:span text:style-name="T63">lucra, </text:span><text:span text:style-name="T42">sino que </text:span><text:span text:style-name="T60">se </text:span><text:span text:style-name="T31">logra</text:span><text:span text:style-name="T42">.</text:span><text:span text:style-name="T20"/></text:p>
      <text:p text:style-name="P172"><text:span text:style-name="T42">Un logro que exige y supone renunciar </text:span><text:span text:style-name="T63">decididamente </text:span><text:span text:style-name="T42">al lucro…</text:span><text:span text:style-name="T20"/></text:p>
      <text:p text:style-name="P172"><text:span text:style-name="T42">Hasta entonces las motivaciones y las iniciativas eran personales, pero al acceder a esta nueva dimensión, todo ello se vivencia como emanado de algo más nuclear y central que el yo de la persona, más hondo.</text:span><text:span text:style-name="T20"/></text:p>
      <text:p text:style-name="P172"><text:soft-page-break/><text:span text:style-name="T42">Se ve ésta envuelta en una dinámica nueva que abre su subjetividad a horizontes de situación (Husserl) fuera de sus cálculos estrechos. Aunque con ello no se disgregue su integración, como se disgrega con las apetencias de lucro o placer, sino que se agrega, se consolida y se identifica más como ella misma es o ha de ser, ha de ser </text:span><text:span text:style-name="T60">ella-misma-para…</text:span><text:span text:style-name="T20"/></text:p>
      <text:p text:style-name="P172"><text:span text:style-name="T42">Todo en la existencia propia </text:span><text:span text:style-name="T63">se va volviendo verdadero </text:span><text:span text:style-name="T42">y auténtico, </text:span><text:span text:style-name="T63">todo operativo</text:span><text:span text:style-name="T42">, no hay dispendios de tiempo ni energía (o dinero). Se es </text:span><text:span text:style-name="T60">más</text:span><text:span text:style-name="T42">, sientiéndose (muchísimo) </text:span><text:span text:style-name="T60">menos</text:span><text:span text:style-name="T42">.</text:span><text:span text:style-name="T20"/></text:p>
      <text:p text:style-name="P172"><text:span text:style-name="T60">33. Recursos: </text:span><text:span text:style-name="T52">Tanto en un nivel como en otro han de ponerse en marcha unos procesos mentales que vayan transformando los enfoques y la actitud personal para responder a la vección del amor.</text:span><text:span text:style-name="T20"/></text:p>
      <text:p text:style-name="P173"><text:span text:style-name="T42">Estos procesos afectivo-mentales adoptan el carácter de </text:span><text:span text:style-name="T63">reflexión reposada y honda acerca de cosas básicas y totales </text:span><text:span text:style-name="T42">(lo que vulgarmente se llama «meditación»).</text:span><text:span text:style-name="T20"/></text:p>
      <text:p text:style-name="P173"><text:span text:style-name="T42">No es posible que quien acostumbre a reflexionar así, siquiera sea en algunos momentos del día (y no todos los días) se entregue a la frivolidad y al lucro, o a la desaprensión explotadora.</text:span><text:span text:style-name="T20"/></text:p>
      <text:p text:style-name="P173"><text:span text:style-name="T42">Esta actividad se puede diferenciar en tres fases: </text:span><text:span text:style-name="T60">imaginación abarcadora </text:span><text:span text:style-name="T42">y comprensiva de conjuntos (también en las matemáticas ha de jugar la imaginación de magnitudes y de conjuntos de cuantidades o de líneas y volúmenes); segundo, </text:span><text:span text:style-name="T60">discurso reflexivo </text:span><text:span text:style-name="T42">y coordinador de relaciones; y tercero, </text:span><text:span text:style-name="T60">intimación afectivo-asuntiva </text:span><text:span text:style-name="T42">que se aplica a, e identifica con lo comprendido. Así da paso a estados de serenidad y de </text:span><text:span text:style-name="T63">ampliación de la conciencia</text:span><text:span text:style-name="T42">.</text:span><text:span text:style-name="T20"/></text:p>
      <text:p text:style-name="P173"><text:span text:style-name="T42">Un paso más allá, que cae ya fuera de la iniciativa del sujeto, es la vivencia del </text:span><text:span text:style-name="T60">ensanchamiento del ánimo</text:span><text:span text:style-name="T42">, en la que parecen trascenderse y superarse los límites habituales de la mente y llegar a un clima de plenitud, serenidad y centramiento por encima de todos los conflictos y turbaciones que el sujeto tenga en esos días.</text:span><text:span text:style-name="T20"/></text:p>
      <text:p text:style-name="P173"><text:span text:style-name="T42">* * * *</text:span><text:span text:style-name="T20"/></text:p>
      <text:p text:style-name="P173"><text:span text:style-name="T42">Vamos a exponer el conjunto de los recursos psicológicos de que se dispone para esta trasformación paulatina de la percepción complexiva («</text:span><text:span text:style-name="T63">gestáltica</text:span><text:span text:style-name="T42">») y espontánea (pero cultivada por entrenamiento) de cosas, situaciones y del mundo.</text:span><text:span text:style-name="T20"/></text:p>
      <text:p text:style-name="P173"><text:soft-page-break/><text:span text:style-name="T42">A. </text:span><text:span text:style-name="T60">Atención </text:span><text:span text:style-name="T42">concentrada en las metas que pueden proponerse, las cotas que pueden alcanzarse, los arrastres y vecciones que se advierten en la marcha del propio existir, como hilo conductor en medio de la confusión de hechos y llamadas distractivas de la vida diaria.</text:span><text:span text:style-name="T20"/></text:p>
      <text:p text:style-name="P173"><text:span text:style-name="T42">B. </text:span><text:span text:style-name="T60">Comprensión </text:span><text:span text:style-name="T42">de relaciones y significados de realidades (</text:span><text:span text:style-name="T63">resignificadas </text:span><text:span text:style-name="T42">desde un enfoque vivido de forma trascendente a los intereses sensorio-posesivos, limitativos y opresores de la libertad);</text:span><text:span text:style-name="T20"/></text:p>
      <text:p text:style-name="P173"><text:span text:style-name="T42">C. </text:span><text:span text:style-name="T60">Enfoque </text:span><text:span text:style-name="T42">con miras más amplias, cualificadas y según diferentes percepciones de valor.</text:span><text:span text:style-name="T20"/></text:p>
      <text:p text:style-name="P173"><text:span text:style-name="T42">Lo que desorienta a muchos y les mantiene en el marasmo de la inacción es </text:span><text:span text:style-name="T63">no acabar de concretar sus metas</text:span><text:span text:style-name="T42">. Y lo peor que puede sucederle a un sujeto es vivir en la indefinición de sus posibilidades reales y en la improvisación a golpe de impresiones y de afectos</text:span><text:span text:style-name="T42"><text:note text:id="ftn42" text:note-class="footnote"><text:note-citation>42</text:note-citation><text:note-body><text:p text:style-name="P79">Es curioso y desesperante el fenómeno psíquico de que aun cuando se esté viendo clara la meta y los medios, emergen ilusiones intempestivas que disuaden de emprender una acción eficaz aquí y ahora, prometiendo o haciendo dudar de que en un futuro incierto se pueden conseguir mejor aquello, u otra meta mejor que la propuesta, pero que no se concreta ni estimula en el presente nada.</text:p><text:p text:style-name="P79">Otra dilación es la dispersión de los medios: se tiene el propósito de hacer algo, pero en este caso son los medios que se ofrecen en abanico los que despistan y desvían la atención y decisión actual de actuar.</text:p></text:note-body></text:note></text:span><text:span text:style-name="T42">.</text:span><text:span text:style-name="T20"/></text:p>
      <text:p text:style-name="P173"><text:span text:style-name="T42">Alguien puede ser muy intuitivo y afectivo y </text:span><text:span text:style-name="T63">no dejarse dominar por la confusión </text:span><text:span text:style-name="T42">(de los sentimientos y de las primeras impresiones): nadie está condenado a </text:span><text:span text:style-name="T63">ir dando tumbos </text:span><text:span text:style-name="T42">por la vida.</text:span><text:span text:style-name="T20"/></text:p>
      <text:p text:style-name="P173"><text:span text:style-name="T42">Esto sólo se produce desde la negligencia existencial del sujeto, la excesiva tolerancia con gustos o inercias del momento.</text:span><text:span text:style-name="T20"/></text:p>
      <text:p text:style-name="P173"><text:span text:style-name="T42">La comprensión debe obtener una visión cada vez más total, sintética y menos desorientada por detalles o fijaciones accidentales del momento y liberar la afectividad del sujeto de enganches apasionados o de cálculos mezquinos.</text:span><text:span text:style-name="T20"/></text:p>
      <text:p text:style-name="P173"><text:span text:style-name="T42">Y esta comprensión casi sapiencial de situaciones, asuntos y problemas suele irse simplificando hasta convertirse en una costumbre liberadora y lúcida de enfocar todo lo que nos sucede (o afecta a personas queridas).</text:span><text:span text:style-name="T20"/></text:p>
      <text:p text:style-name="P173"><text:span text:style-name="T42">El cambio de enfoque supone el esfuerzo sostenido por la atención y realimentado por la comprensión, por ir </text:span><text:span text:style-name="T63">superando cualquier modo utilitario y angosto de valorar </text:span><text:span text:style-name="T42">metas y medios, de encajar los golpes y de «tomarse las cosas».</text:span><text:span text:style-name="T20"/></text:p>
      <text:p text:style-name="P173"><text:soft-page-break/><text:span text:style-name="T42">Tales angosturas y sesgos pragmáticos son los factores que deforman la visión altruista e intoxican las relaciones interpresonales e íntimas.</text:span><text:span text:style-name="T20"/></text:p>
      <text:p text:style-name="P173"><text:span text:style-name="T42">La superación de ello supone </text:span><text:span text:style-name="T63">actividad</text:span><text:span text:style-name="T42">, </text:span><text:span text:style-name="T63">tres tipos de elaboración </text:span><text:span text:style-name="T42">en lo afectivo:</text:span><text:span text:style-name="T20"/></text:p>
      <text:p text:style-name="P173"><text:span text:style-name="T42">- </text:span><text:span text:style-name="T60">Ahondamiento </text:span><text:span text:style-name="T42">(afectivo, no sólo reflexivo) en la economía de los afectos, coherencia motivacional y captación emocional de relaciones;</text:span><text:span text:style-name="T20"/></text:p>
      <text:p text:style-name="P173"><text:span text:style-name="T42">- </text:span><text:span text:style-name="T60">Desasimiento </text:span><text:span text:style-name="T42">o liberación afectiva de trabas de la propia disponibilidad, sobre todo acerca de aquellas </text:span><text:span text:style-name="T63">cotas de calidad, </text:span><text:span text:style-name="T42">intelectual y reflexivamente propuestas, no escatimando sacrificios para superar inercias propias y «chapucerías»;</text:span><text:span text:style-name="T20"/></text:p>
      <text:p text:style-name="P173"><text:span text:style-name="T42">- </text:span><text:span text:style-name="T60">Intimación</text:span><text:span text:style-name="T42"> centrada e inmediata de lo más nuclear de uno mismo y de lo comprendido del otro o de las cosas y sus relaciones.</text:span><text:span text:style-name="T20"/></text:p>
      <text:p text:style-name="P173"><text:span text:style-name="T42">Pocos son capaces de inventarse su propia identidad </text:span><text:span text:style-name="T63">dándole densa realidad personal</text:span><text:span text:style-name="T42">, aparte de tópicos vigentes y extravagancias </text:span><text:span text:style-name="T63">hortera </text:span><text:span text:style-name="T42">confundidas con originalidad transgresora.</text:span><text:span text:style-name="T20"/></text:p>
      <text:p text:style-name="P173"><text:span text:style-name="T42">La gente verdaderamente elegante </text:span><text:span text:style-name="T63">no suele ir a la moda</text:span><text:span text:style-name="T42">. Se inventan su moda, que es ir «pasado de moda» con cierto punto irónico, y cuando «su» moda se pone de moda, la abandonan para pasar a inventarse otra moda. Así, nunca se les puede dar alcance y desorientan a los imitadores.</text:span><text:span text:style-name="T20"/></text:p>
      <text:p text:style-name="P173"><text:span text:style-name="T42">La mayoría no se autoposee porque se desorienta en el poseer, y nunca despiertan al verdadero ser, que es participación Divina.</text:span><text:span text:style-name="T20"/></text:p>
      <text:p text:style-name="P173"><text:span text:style-name="T42">La mayor a l i e n a c i ó n imaginable no es la del </text:span><text:span text:style-name="T63">trabajo alienado</text:span><text:span text:style-name="T42">, sino la del </text:span><text:span text:style-name="T63">afecto alienado</text:span><text:span text:style-name="T42"> que nunca ha reflexionado desde sí y por sí, sino desde tópicos ajenos que no se percibían como i m p u e s t o s.</text:span><text:span text:style-name="T20"/></text:p>
      <text:p text:style-name="P173"><text:span text:style-name="T42">El ahondamiento afectivo significa la captación concreta de la propia dinámica interior irradiando desde la nuclearidad del yo recuperado.</text:span><text:span text:style-name="T20"/></text:p>
      <text:p text:style-name="P173"><text:span text:style-name="T42">Cuando esta dialéctica se logra, al sujeto le parece que se ha vuelto otro, aun cuando esté llegando a ser más él mismo.</text:span><text:span text:style-name="T20"/></text:p>
      <text:p text:style-name="P173"><text:span text:style-name="T63">Todo le va pareciendo extrañamente distinto. </text:span><text:span text:style-name="T42">Y encuentra un sentido más denso y más claro en todas las cosas, que le dejan más libres de actuar y apesgan menos…</text:span><text:span text:style-name="T20"/></text:p>
      <text:p text:style-name="P173"><text:span text:style-name="T42">El desasimiento de las cargas narcisistas se incrementa: nada asusta, nada traba, ni endurece ni afloja.</text:span><text:span text:style-name="T20"/></text:p>
      <text:p text:style-name="P173"><text:span text:style-name="T42">El viaje interior que este proceso constituye puede que no acabe aquí. Sino que al trasponer del umbral más hondo de uno mismo (la hondura </text:span><text:soft-page-break/><text:span text:style-name="T42">del propio ser parece no tener fondo…) se aboque a una inmensa presencia oscura y transparente, cuya cercanía o hallazgo hace perder peso humano y </text:span><text:span text:style-name="T63">volatiliza el propio amor</text:span><text:span text:style-name="T42">, dejando disponible para todo.</text:span><text:span text:style-name="T20"/></text:p>
      <text:p text:style-name="P173"><text:span text:style-name="T42">La </text:span><text:span text:style-name="T63">relación </text:span><text:span text:style-name="T42">establecida con el foco de exigencia y de energía extrínseca al sujeto, que atrae y apoya este difícil viaje interior, se hace interpersonal, prevalece en ella un </text:span><text:span text:style-name="T31">contacto dialogal mediado </text:span><text:span text:style-name="T42">con la consiguiente </text:span><text:span text:style-name="T63">tensión dialéctica </text:span><text:span text:style-name="T42">de dos que se demandan, se ofrecen y se van dando progresivamente a conocer.</text:span><text:span text:style-name="T20"/></text:p>
      <text:p text:style-name="P173"><text:span text:style-name="T42">La trayectoria puede adoptar desde ese momento la forma de una comunicación progresivamente activa y abierta.</text:span><text:span text:style-name="T20"/></text:p>
      <text:p text:style-name="P174"><text:span text:style-name="T42">Y esta dimensión comunicativa puede revestir tres formas: </text:span><text:span text:style-name="T63">demandante, aflictiva y solidaria.</text:span><text:span text:style-name="T20"/></text:p>
      <text:p text:style-name="P174"><text:span text:style-name="T42">La primera, simple y obvia, se limita a hacer presente el estado de «pérdida» o de </text:span><text:span text:style-name="T63">perdido </text:span><text:span text:style-name="T42">en que se encuentra el sujeto, sus carencias e indigencias.</text:span><text:span text:style-name="T20"/></text:p>
      <text:p text:style-name="P174"><text:span text:style-name="T60">Lo que se necesita y no se tiene se pide </text:span><text:span text:style-name="T42">a quien lo puede dar en abundancia, incluso aquello que se necesita </text:span><text:span text:style-name="T63">para poder pedir.</text:span><text:span text:style-name="T20"/></text:p>
      <text:p text:style-name="P195"><text:span text:style-name="T63">Reconocerse indigentes ante Dios es una de las vivencias más pacificantes y agradables que puedan tenerse, previo vencimiento del estúpido orgullo individualista y en el fondo ingenuo.</text:span><text:span text:style-name="T20"/></text:p>
      <text:p text:style-name="P174"><text:span text:style-name="T63">Apertura sincera y receptiva </text:span><text:span text:style-name="T42">al foco de bien y equidad</text:span><text:span text:style-name="T42"><text:note text:id="ftn43" text:note-class="footnote"><text:note-citation>43</text:note-citation><text:note-body><text:p text:style-name="P80">Metafísica, en el sentido propio del término. Y no en el sentido vulgar e impropio de «religioso» que los pedantes de ideas positivistas le han dado, no se sabe por qué.</text:p><text:p text:style-name="P80">O sí se sabe: para desprestigiar con esa misma denominación lo no material como irreal, dado que la metafísica clásica constituye en su objeto una serie de categorías no verificables.</text:p></text:note-body></text:note></text:span><text:span text:style-name="T42">, único apoyo definitivo y fiable con que se puede contar.</text:span><text:span text:style-name="T20"/></text:p>
      <text:p text:style-name="P174"><text:span text:style-name="T42">Hay otro modo de comunicarse, muy semejante a la </text:span><text:span text:style-name="T63">transferencia </text:span><text:span text:style-name="T42">psicoterapéutica, que es d e p o s i t a r en ese foco la </text:span><text:span text:style-name="T63">propia confusión</text:span><text:span text:style-name="T42">, la </text:span><text:span text:style-name="T63">ansiedad</text:span><text:span text:style-name="T42">, la </text:span><text:span text:style-name="T63">angustia</text:span><text:span text:style-name="T42">, o </text:span><text:span text:style-name="T63">perplejidad</text:span><text:span text:style-name="T42">, confiando en su ilimitada capacidad de acogida y su absoluta preferencia por los indigentes y débiles…</text:span><text:span text:style-name="T20"/></text:p>
      <text:p text:style-name="P175"><text:span text:style-name="T42">A veces, aunque permanezcan la oscuridad, la confusión y el miedo, el ánimo se «descongestiona» al comprender la propia</text:span><text:span text:style-name="T63"> condición de ser contingente y arrojado </text:span><text:span text:style-name="T42">en un mundo de riesgos y amenazas.</text:span><text:span text:style-name="T20"/></text:p>
      <text:p text:style-name="P175"><text:soft-page-break/><text:span text:style-name="T42">Se trata de aprovechar las circunstancias duras para «bajar los humos» del orgullo. Así el propio dolor quedaría dialécticamente reabsorbido en otro estado más fecundo y </text:span><text:span text:style-name="T63">autoidentificativo </text:span><text:span text:style-name="T42">(grato y pleno, </text:span><text:span text:style-name="T63">a pesar del dolor </text:span><text:span text:style-name="T42">y de las experiencias humillantes).</text:span><text:span text:style-name="T20"/></text:p>
      <text:p text:style-name="P175"><text:span text:style-name="T42">Y como no se existe únicamente remitido a la propia soledad subjetiva, sino en </text:span><text:span text:style-name="T63">sociedad</text:span><text:span text:style-name="T42">, también hay que avezarse a compartir comunicación, bienes y penas, aun a riesgo de decepciones.</text:span><text:span text:style-name="T20"/></text:p>
      <text:p text:style-name="P175"><text:span text:style-name="T60">34. Ruptura de esquemas: </text:span><text:span text:style-name="T53">Las posibilidades de transformación son imprevisibles, y el proceso de ampliación de la conciencia en fe supone algunas experiencias paradójicas.</text:span><text:span text:style-name="T20"/></text:p>
      <text:p text:style-name="P176"><text:span text:style-name="T42">Afrontar lo paradójico es el paso esencial en este momento, en que la iniciativa se escapa de las manos.</text:span><text:span text:style-name="T20"/></text:p>
      <text:p text:style-name="P176"><text:span text:style-name="T42">No puede hablarse de una instauración definitiva (como suponen el yoga y las concepciones orientales de transformación), sino que hay que mirarlo como un estado de </text:span><text:span text:style-name="T63">gratuidad pura</text:span><text:span text:style-name="T42">. El sujeto sigue siendo el mismo, con sus impulsos, limitaciones y narcisismos, sólo que con ideas más claras y un entrenamiento de control y superación de lo ya conseguido. Sabe </text:span><text:span text:style-name="T63">desmontar los montajes motivacionales </text:span><text:span text:style-name="T42">continuos que tratan de enredarle, y avenirse a </text:span><text:span text:style-name="T63">aceptar lo que menos le gusta </text:span><text:span text:style-name="T42">cuando ello viene de forma ineludible.</text:span><text:span text:style-name="T20"/></text:p>
      <text:p text:style-name="P176"><text:span text:style-name="T42">Y comienza a sentirse «perdido» </text:span><text:span text:style-name="T63">en otra dimensión</text:span><text:span text:style-name="T42">, arrastrado por otra vección que no comprende, pues suele ir a contrapelo de sus proyectos y cálculos más legítimos.</text:span><text:span text:style-name="T20"/></text:p>
      <text:p text:style-name="P176"><text:span text:style-name="T42">A veces las contrariedades y las decepciones son tan continuas y tan estratégicas que parecen haberse organizado en </text:span><text:span text:style-name="T63">sistema racional</text:span><text:span text:style-name="T42"> por una planificación inteligente que nada tiene de acaso.</text:span><text:span text:style-name="T20"/></text:p>
      <text:p text:style-name="P176"><text:span text:style-name="T42">Con una comunicación así nada tiene de extraño que lleguen a producirse experiencias muy cualificadas de contacto y unión, cuando el sistema aflictivo ha hecho su efecto, como se reblandecen los pulpos a golpes.</text:span><text:span text:style-name="T20"/></text:p>
      <text:p text:style-name="P176"><text:span text:style-name="T42">Y es completamente falsa la doble opinión popular que identifica esta comunicación con espectaculares experiencias paranormales o con una pérdida en esferas idealistas desarraigadas.</text:span><text:span text:style-name="T20"/></text:p>
      <text:p text:style-name="P176"><text:span text:style-name="T42">* * * *</text:span><text:span text:style-name="T20"/></text:p>
      <text:p text:style-name="P176"><text:span text:style-name="T42">La trayectoria sigue el filo de la navaja entre lo laborioso y lo liberador. </text:span><text:span text:style-name="T63">[La hokma, o sabiduría, educa a sus hijos], se cuida de los que la buscan… pero puede conducir en los comienzos por caminos tortuosos haciendo venir sobre ellos temor </text:span><text:soft-page-break/><text:span text:style-name="T63">y temblor, atormentándoles con su pedagogía, probándoles con sus exigencias hasta poderse fiar de ellos </text:span><text:span text:style-name="T42">(Ecclo 4, 17-18).</text:span><text:span text:style-name="T20"/></text:p>
      <text:p text:style-name="P176"><text:span text:style-name="T42">Lo paradójico del caso es que, por muy rigurosas que sean estas depuraciones, no suelen crear amargura en el ánimo como la que provocan sucesos más leves (cuando no son tales depuraciones o no hay disposición de ánimo para recibirlas como tales), sino que generan experiencias expansivas y distendidas, de «pérdida de peso» y humildad. Generan sequedad y desconcierto, pero nunca amargura ni resentimiento.</text:span><text:span text:style-name="T20"/></text:p>
      <text:p text:style-name="P176"><text:span text:style-name="T42">No parece haber otro procedimiento de vencer esta «ley de la gravedad» psíquica que hace tender vehementemente a la propia exaltación y bienestar.</text:span><text:span text:style-name="T20"/></text:p>
      <text:p text:style-name="P176"><text:span text:style-name="T42">Cuando esta sucesión de estados «secos» y duros se prolonga hasta la vejez, ha de suponerse que ya no poseen aquella función catártica, sino que constituyen una vocación, un «destino» específico.</text:span><text:span text:style-name="T20"/></text:p>
      <text:p text:style-name="P176"><text:span text:style-name="T42">Esto es </text:span><text:span text:style-name="T63">empíricamente </text:span><text:span text:style-name="T42">comprobable: hay destinos (trayectorias de existencia) muy dolorosos, otros que lo son menos, y otros nada dolorosos, donde todo lo deseado parece cumplirse con facilidad, y todos ellos acompañan a los predestinados de por vida.</text:span><text:span text:style-name="T20"/></text:p>
      <text:p text:style-name="P176"><text:span text:style-name="T42">No se tache de «injusto», pues </text:span><text:span text:style-name="T63">no hay ninguna ley eterna que lo prescriba.</text:span><text:span text:style-name="T42"> Exigir otra cosa sería cometer un antropomorfismo.</text:span><text:span text:style-name="T20"/></text:p>
      <text:p text:style-name="P176"><text:span text:style-name="T42">¿A qué se deben tales configuraciones del destino, de los estilos de suceder las cosas en cada vida humana?</text:span><text:span text:style-name="T20"/></text:p>
      <text:p text:style-name="P176"><text:span text:style-name="T42">O hay una legalidad </text:span><text:span text:style-name="T63">cuasi física</text:span><text:span text:style-name="T42">, y hay «especies existenciales» —cierto número de gentes con modos de existir de características irreformables, como especies zoológicas—. Esto no podría decirse del «bien» y del «mal», pues en toda acción éticamente positiva o negativa ya </text:span><text:span text:style-name="T63">interviene la libertad personal</text:span><text:span text:style-name="T42"> del sujeto. Si no interviene, no es ni ética ni antiética.</text:span><text:span text:style-name="T20"/></text:p>
      <text:p text:style-name="P176"><text:span text:style-name="T42">O hay una </text:span><text:span text:style-name="T63">disposición cognitiva y personal </text:span><text:span text:style-name="T42">de un poder superior, que llamamos </text:span><text:span text:style-name="T63">providencia</text:span><text:span text:style-name="T42">. Entonces ser «perdedor» o «ganador» se convierte en un asunto entre el individuo y la providencia divina.</text:span><text:span text:style-name="T20"/></text:p>
      <text:p text:style-name="P176"><text:span text:style-name="T42">O se combinan ambas cosas.</text:span><text:span text:style-name="T20"/></text:p>
      <text:p text:style-name="P176"><text:span text:style-name="T42">En esta transacción cuasi dialogal </text:span><text:span text:style-name="T63">entre la «necesidad» del destino y la «libertad» del individuo</text:span><text:span text:style-name="T42">, la característica principal de esta relación es el </text:span><text:span text:style-name="T60">respeto </text:span><text:span text:style-name="T42">a la libertad.</text:span><text:span text:style-name="T20"/></text:p>
      <text:p text:style-name="P176"><text:soft-page-break/><text:span text:style-name="T42">El individuo puede rebelarse, al menos </text:span><text:span text:style-name="T63">puede creer que no es capaz de aceptar </text:span><text:span text:style-name="T42">este modo de resultarle la vida. Y tal vez la providencia cambie su decisión ante esta negativa, pero es el sujeto quien sale perdiendo, pues la </text:span><text:span text:style-name="T63">primera elección </text:span><text:span text:style-name="T42">providencial de su estilo de vida era la que real y efectivamente conducía a su </text:span><text:span text:style-name="T63">mayor logro </text:span><text:span text:style-name="T42">(en perfección)</text:span><text:span text:style-name="T42"><text:note text:id="ftn44" text:note-class="footnote"><text:note-citation>44</text:note-citation><text:note-body><text:p text:style-name="P81">Se aprecian caracteres más templados, más creativos, más tratables, más acogedores y hasta más simpáticos que otros, a éstos llamamos «más perfectos» y no nos resulta grato ni soportable convivir con caracteres contrarios a éstos. La mayor o menor imperfección de una persona es algo que se palpa y se sufre o resulta beneficioso y estimulante.</text:p></text:note-body></text:note></text:span><text:span text:style-name="T42">.</text:span><text:span text:style-name="T20"/></text:p>
      <text:p text:style-name="P176"><text:span text:style-name="T42">Cosa diferente es que fuese dolorosa, pues no es el dolor o el bienestar, la facilidad o las dificultades acumuladas lo verdaderamente valioso y </text:span><text:span text:style-name="T63">decisivo </text:span><text:span text:style-name="T42">en el existir de un ser humano, sino la aceptación de tales disposiciones «metabiográficas», por ser prueba de un </text:span><text:span text:style-name="T63">amor tenaz y olvidado de sí…</text:span><text:span text:style-name="T20"/></text:p>
      <text:p text:style-name="P176"><text:span text:style-name="T42">Esto lo decimos </text:span><text:span text:style-name="T63">a posteriori y a la vista de nuestro vivir </text:span><text:span text:style-name="T42">y del de tantos casos desconcertantes, en los que ni el cuidado y el esfuerzo aplicados en las tareas se hallan en proporción directa con los resultados, y esto como constante.</text:span><text:span text:style-name="T20"/></text:p>
      <text:p text:style-name="P176"><text:span text:style-name="T60">Temer excesivamente el dolor </text:span><text:span text:style-name="T42">—no causado por la propia libertad— proviene o de no fiarse totalmente de la providencia, o de preferir descaradamente el </text:span><text:span text:style-name="T63">mayor bienestar</text:span><text:span text:style-name="T42">.</text:span><text:span text:style-name="T20"/></text:p>
      <text:p text:style-name="P176"><text:span text:style-name="T42">Lo primero y más digno es mostrarse </text:span><text:span text:style-name="T63">a pecho descubierto </text:span><text:span text:style-name="T42">y dispuesto a </text:span><text:span text:style-name="T63">aceptar </text:span><text:span text:style-name="T42">(positivamente: sin resentimiento ni cobardía) </text:span><text:span text:style-name="T63">todo lo que venga</text:span><text:span text:style-name="T42">.</text:span><text:span text:style-name="T20"/></text:p>
      <text:p text:style-name="P176"><text:span text:style-name="T42">Por ser </text:span><text:span text:style-name="T60">lo objetivo </text:span><text:span text:style-name="T42">y no venir del propio egoísmo o capricho o propia intemperancia.</text:span><text:span text:style-name="T20"/></text:p>
      <text:p text:style-name="P177"><text:span text:style-name="T60">35. Doma y catarsis: </text:span><text:span text:style-name="T42">Fuera de aquella trayectoria extraordinaria, pero no brillante —aunque de hecho «brilla» y </text:span><text:span text:style-name="T63">destaca </text:span><text:span text:style-name="T42">por su acidez y su desencanto generalizado, o frustración de cualquier aspiración legítima—, puede producirse otra que, al </text:span><text:span text:style-name="T63">no calar tan hondo </text:span><text:span text:style-name="T42">en el </text:span><text:span text:style-name="T63">vaciamiento de la catarsis</text:span><text:span text:style-name="T42">, no llegue a formas tan intensas de comunicación </text:span><text:span text:style-name="T63">anagógica</text:span><text:span text:style-name="T42">, pero que en todo caso deje a la persona robustecida y con la sensación de haber accedido a un nuevo y más luminoso enfoque de la vida y sus asuntos.</text:span><text:span text:style-name="T20"/></text:p>
      <text:p text:style-name="P177"><text:span text:style-name="T42">Habrá ampliado su capacidad mental y afectiva (</text:span><text:span text:style-name="T63">cum dilataveris cor meum, </text:span><text:span text:style-name="T42">Ps 118, 32), como si hubiera «perdido peso», aunque más sería si hubiese aceptado su destino modal de existencia aflictiva.</text:span><text:span text:style-name="T20"/></text:p>
      <text:p text:style-name="P177"><text:soft-page-break/><text:span text:style-name="T42">En el estado de agilidad interior, de ampliación de límites y de libertad de disposición de sí para lo mejor, se vive el sujeto en progresión real, hasta que vuelve a quedar sometido a otro periodo catártico y su horizonte vuelve a oscurecerse y a tener la sensación —meramente aparente— de ser más «abyecto», de estar más lejos de la fuente de energía y de hallarse privado de lucidez.</text:span><text:span text:style-name="T20"/></text:p>
      <text:p text:style-name="P177"><text:span text:style-name="T42">Hay cuatro aspectos negativos que predominan, a veces unos, otras otros, en estos periodos:</text:span><text:span text:style-name="T20"/></text:p>
      <text:p text:style-name="P177"><text:span text:style-name="T42">A. Vivencias de </text:span><text:span text:style-name="T60">indigencia</text:span><text:span text:style-name="T42"> en torno a la «experiencia» de la </text:span><text:span text:style-name="T63">debilidad </text:span><text:span text:style-name="T42">absoluta para todo lo grande, elevado, fuerte y presentable.</text:span><text:span text:style-name="T20"/></text:p>
      <text:p text:style-name="P177"><text:span text:style-name="T42">Tales vivencias son las más elementales y obvias en este camino, pero las menos confesables, y pueden presentar los siguientes matices:</text:span><text:span text:style-name="T20"/></text:p>
      <text:p text:style-name="P177"><text:span text:style-name="T42">C a r e n c i a de energías y/o medios (de ideas o afectos positivos);</text:span><text:span text:style-name="T20"/></text:p>
      <text:p text:style-name="P177"><text:span text:style-name="T42">P é r d i d a de lo mismo y de la propia identidad vivida, tras haber creído que se poseía y con el agravante de deberse a </text:span><text:span text:style-name="T63">descuido, incapacidad, disminución de facultades o cesión ante la impositividad o violencia ajena…</text:span><text:span text:style-name="T20"/></text:p>
      <text:p text:style-name="P196"><text:span text:style-name="T63">A u s e n c i a de relaciones y amistades personales, por incomunicación, susceptibilidad o intratabilidad.</text:span><text:span text:style-name="T20"/></text:p>
      <text:p text:style-name="P196"><text:span text:style-name="T63">La transición al conjunto siguiente está marcada por otra vivencia de carencia muy desazonante: la de i n e f i c a c i a en la organización de medios y de cooperantes, por falta de colaboración, de manejo, de habilidad, de prudencia y de oportunas ideas planificadoras y prácticas.</text:span><text:span text:style-name="T20"/></text:p>
      <text:p text:style-name="P196"><text:span text:style-name="T63">Parece en estos casos que nada se puede aportar a la praxis común del grupo, que se es «un cero a la izquierda» (por intrínseca incapacidad de conseguir ni gestionar nada).</text:span><text:span text:style-name="T20"/></text:p>
      <text:p text:style-name="P196"><text:span text:style-name="T63">B. Vivencias de </text:span><text:span text:style-name="T31">impotencia </text:span><text:span text:style-name="T63">en la interacción social y la aportación personal a la misma. Se diversifican en </text:span><text:span text:style-name="T32">dolor, acoso, contrariedad y pérdida de libertad.</text:span><text:span text:style-name="T20"/></text:p>
      <text:p text:style-name="P196"><text:span text:style-name="T63">A veces el dolor atenaza y ocasiona actos fallidos, de modo que el deseo de librarse de él lo perpetúa…</text:span><text:span text:style-name="T20"/></text:p>
      <text:p text:style-name="P196"><text:span text:style-name="T63">El d e s v a l i m i e n t o insuperable y tenerse que avenir a existir de la forma degrada de una parálisis o de una mutilación, constituye una de las experiencias más terribles. Del ánimo del sujeto depende convertirla en catarsis y elevación sobre sus inclinaciones más elementales.</text:span><text:span text:style-name="T20"/></text:p>
      <text:p text:style-name="P196"><text:soft-page-break/><text:span text:style-name="T63">C. El </text:span><text:span text:style-name="T31">acoso</text:span><text:span text:style-name="T63">, acorralamiento o «efecto </text:span><text:span text:style-name="T32">impasse</text:span><text:span text:style-name="T63">» suele ser el más temido por y frecuente en hombres de acción y una de las situaciones más angustiosas que puedan vivirse.</text:span><text:span text:style-name="T20"/></text:p>
      <text:p text:style-name="P196"><text:span text:style-name="T63">Cuanto más se desea hacer, parece que más se cierran los caminos, que todo falla, que alguien nos hace boicot, o que se ha seguido un camino equivocado que habrá que desandar si es posible…</text:span><text:span text:style-name="T20"/></text:p>
      <text:p text:style-name="P196"><text:span text:style-name="T63">El </text:span><text:span text:style-name="T32">threno </text:span><text:span text:style-name="T63">III (1-9) de Jeremías describe de modo insuperable este estado: </text:span><text:span text:style-name="T32">Elevó barreras en mi entorno, me rodeó de hiel y de trabajo...</text:span><text:span text:style-name="T20"/></text:p>
      <text:p text:style-name="P196"><text:span text:style-name="T63">Aun cuando la situación no aparezca tan cerrada, puede producirse la c o n t r a r i e d a d como una prueba. Aunque se tengan iniciativas y motivaciones, ánimos y conciencia de seguir procedimientos acertados, todo parece fallar y a cada paso se encuentran obstáculos y tropiezos, o sinrazones ajenas de personas cercanas o influyentes, todo lo cual hace sumamente penosa la actuación continuada.</text:span><text:span text:style-name="T20"/></text:p>
      <text:p text:style-name="P196"><text:span text:style-name="T31">36. La intemperie: </text:span><text:span text:style-name="T63">Parece que de pronto el mundo </text:span><text:span text:style-name="T32">se ha roto </text:span><text:span text:style-name="T63">y todos los mecanismos habitualmente eficaces se han desconectado. Nada funciona en la vida.</text:span><text:span text:style-name="T20"/></text:p>
      <text:p text:style-name="P196"><text:span text:style-name="T63">La p é r d i d a <text:s/>d e <text:s/>l i b e r t a d puede ser doble: física y psíquica, tanto para querer, proyectar, decidir, incluso para ser uno mismo y querer sentirlo, y verse recluido (en prisión o en una clínica, o en casa), retenido por urgentes obligaciones o condiciones laborales que impiden ser en plenitud o realizar proyectos más interesantes.</text:span><text:span text:style-name="T20"/></text:p>
      <text:p text:style-name="P196"><text:span text:style-name="T63">E incluso no saber cómo actuar, motivarse ni proyectar.</text:span><text:span text:style-name="T20"/></text:p>
      <text:p text:style-name="P196"><text:span text:style-name="T63">Muchos hoy se sienten así: «condicionados» por algo insuperable.</text:span><text:span text:style-name="T20"/></text:p>
      <text:p text:style-name="P196"><text:span text:style-name="T63">Es un tiempo de prueba y de temple para no caer ni en la desesperación ni en el resentimiento. Las cosas pueden ponérsenos inevitable e insuperablemente </text:span><text:span text:style-name="T31">mal</text:span><text:span text:style-name="T63">, pero siempre hay un horizonte aunque no se vea.</text:span><text:span text:style-name="T20"/></text:p>
      <text:p text:style-name="P196"><text:span text:style-name="T63">Nuestro ser «yo» es socialmente invulnerable, si así lo decidimos. Todo depende de nuestra opción de seguir siendo, y ésta a su vez depende de nuestra </text:span><text:span text:style-name="T32">esperanza…</text:span><text:span text:style-name="T20"/></text:p>
      <text:p text:style-name="P196"><text:span text:style-name="T63">E s p e r a r siempre es posible.</text:span><text:span text:style-name="T20"/></text:p>
      <text:p text:style-name="P196"><text:span text:style-name="T63">Su enemiga es la impaciencia; es decir: «¡No soporto más, esto no es justo!». ¿Por qué mezclar la justicia con el hecho de ir mal las cosas? ¿Y con qué patrón de medir decidimos que «no podemos más»? (porque otros pueden y nosotros también hemos podido otras veces).</text:span><text:span text:style-name="T20"/></text:p>
      <text:p text:style-name="P196"><text:soft-page-break/><text:span text:style-name="T63">Y se verá que hay situación además de la propia que resultan aún más insoportables.</text:span><text:span text:style-name="T20"/></text:p>
      <text:p text:style-name="P196"><text:span text:style-name="T63">Hoy en día es frecuente —casi lo ordinario— la impresión de i n c l e m e n c i a, de hallarse </text:span><text:span text:style-name="T32">a la intemperie</text:span><text:span text:style-name="T63">, social y económica (o más amplia aún), de no tener a quién ni a dónde recurrir, pues todos se han vuelto inmisericordes, aun los más cercanos. Y puede esta inclemencia matizarse de </text:span><text:span text:style-name="T32">incomprensión, desprestigio, acoso, difamación y ridículo</text:span><text:span text:style-name="T63">.</text:span><text:span text:style-name="T20"/></text:p>
      <text:p text:style-name="P197"><text:span text:style-name="T63">[p450] </text:span><text:span text:style-name="T64">En la i n c o m p r e n s i ó n resulta que los que tenían que prestar un apoyo o dar consejo se desentienden o palmariamente se equivocan, por frivolidad o por desatención. Desinformar.</text:span><text:span text:style-name="T20"/></text:p>
      <text:p text:style-name="P198"><text:span text:style-name="T63">En el a c o s o la situación se agrava, pues encontramos hostilidad en lugar de indiferencia; hostilidad y hasta odio (inmerecido, o por lo menos no en tal grado). Individuos y colectivos se ponen a atacar, a calumniar, a tramar trampas y zancadillas.</text:span><text:span text:style-name="T20"/></text:p>
      <text:p text:style-name="P198"><text:span text:style-name="T63">Estos ataques solapados siempre comportan cierta d i f a m a c i ó n pues no es posible que todos coincidan en convertir en chivo expiatorio a alguien concreto sin que sus culpas o defectos se hayan agigantado (o inventado en todas sus piezas…)</text:span><text:span text:style-name="T20"/></text:p>
      <text:p text:style-name="P178"><text:span text:style-name="T63">Nadie es peor </text:span><text:span text:style-name="T42">—se supone por parte de todos los implicados— que ése al que se persigue unánimemente como un agente </text:span><text:span text:style-name="T63">contaminante…</text:span><text:span text:style-name="T42"> (mientras que hay otros con parecidas vidas a los que por eso mismo se les ensalza y admira). Se crea ese tipo de «apestado» social…</text:span><text:span text:style-name="T20"/></text:p>
      <text:p text:style-name="P178"><text:span text:style-name="T42">¿Qué sucede? ¿Por qué lo que en unos se percibe como mérito en otros es motivo para odiarle? (Hay una fábula de La Fontaine al respecto…)</text:span><text:span text:style-name="T20"/></text:p>
      <text:p text:style-name="P178"><text:span text:style-name="T42">Por eso no pocas veces se recurre a la calumnia y a la propagación de información negativa, incluso por gente totalmente desconocida y que nunca parecía que se pudiese fijar en tal persona y en tales hechos o en las malas cualidades (supuestas) de tal persona...</text:span><text:span text:style-name="T42"><text:note text:id="ftn0" text:note-class="footnote"><text:note-citation>45</text:note-citation><text:note-body><text:p text:style-name="Footnote">-<text:span text:style-name="T71">Teresa de Ávila llama a esto «contradicción de buenos» y lo tiene por la peor tribulación; cuando los correligionarios y gente de las mismas ideas murmuran y ejercen oposición. Tener que afirmarse frente a ellos puede dar una sensación de singularidad y de cuasi altanería, lo cual hace doblemente penosa la experiencia, y cuando no, si se comenta con conocidos de confianza —y dura tiempo: meses, años— acaban los amigos calificándolo de «paranoia», con lo cual ni los verdaderos amigos ayudan y se le hace al sujeto necesario no desahogarse con nadie, no vaya a ser que los pierda, los aburra o les haga sospechar cosas peores (a los pocos amigos que le queden).</text:span></text:p></text:note-body></text:note></text:span><text:span text:style-name="T42"> Hasta hay quien dice «haber </text:span><text:soft-page-break/><text:span text:style-name="T42">visto» cosas que nunca sucedieron ni pudieron suceder, hasta ese punto de mala fe se llega.</text:span><text:span text:style-name="T20"/></text:p>
      <text:p text:style-name="P178"><text:span text:style-name="T42">Naturalmente el r í d i c u l o o la burla, difusa o anónima no pocas veces, se siguen de lo anterior y vienen a sazonar este clima de murmuración generalizada y casi impersonal. Aunque sospecho que detrás de estas difamaciones generalizadas hay siempre alguien, un individuo </text:span><text:span text:style-name="T63">acosador </text:span><text:span text:style-name="T42">o un grupo que organiza una estrategia de desprestigio (y cuanto más mejor) para eliminar un adversario ocasional tan sólo.</text:span><text:span text:style-name="T20"/></text:p>
      <text:p text:style-name="P178"><text:span text:style-name="T42">Un acompañamiento «razonable» de estos factores es la c o n f u s i ó n. Lo más desestabilizador de todo, por lo que tiene de emocional y de envolvente y, por lo tanto, de hundimiento del «suelo psíquico» bajo los pies.</text:span><text:span text:style-name="T20"/></text:p>
      <text:p text:style-name="P178"><text:span text:style-name="T42">Mientras no haya confusión interior, lo de fuera se aguanta mal que bien, aunque con dolor; pero <text:s/>cuando se empieza a dudar de uno mismo ya veces todos los factores se juntan, se produce oscuridad mental, turbación y hasta culpabilidad inducida.</text:span><text:span text:style-name="T20"/></text:p>
      <text:p text:style-name="P178"><text:span text:style-name="T42">El </text:span><text:span text:style-name="T60">o s c u r e c i m i e n t o </text:span><text:span text:style-name="T42">mental es difícilmente explicable, pues consiste en la pérdida de visión intelectual de lo que hasta ese momento se veía claro y con seguridad de criterio. Es como un </text:span><text:span text:style-name="T63">desfondamiento </text:span><text:span text:style-name="T42">repentino del sistema de referentes en el que los esquemas se rompen acerca de uno mismo.</text:span><text:span text:style-name="T20"/></text:p>
      <text:p text:style-name="P179"><text:span text:style-name="T42">La </text:span><text:span text:style-name="T60">t u r b a c i ó n </text:span><text:span text:style-name="T42">afectiva alterna entre la insensibilidad </text:span><text:span text:style-name="T63">seca </text:span><text:span text:style-name="T42">y la </text:span><text:span text:style-name="T63">susceptibilidad</text:span><text:span text:style-name="T42">, o la abierta repugnancia a lo conveniente y a lo justo y a lo mejor, hasta llegarse al t e d i o de la vida, que puede sin embargo suscitar una intensa inclinación erótica o un apetito desmedido de poder o la salvaje vibración de la agresividad o «ira».</text:span><text:span text:style-name="T20"/></text:p>
      <text:p text:style-name="P179"><text:span text:style-name="T42">Con lo cual excuso decir cómo se siente el pobre sujeto bienintencionado pero de pronto desenmascarado ante sí mismo de forma tan abyecta (que parece venir a dar genéricamente la razón a los difamadores).</text:span><text:span text:style-name="T20"/></text:p>
      <text:p text:style-name="P180"><text:span text:style-name="T42">Se dan también cambios repentinos de un afecto en su contrario, por ejemplo de la exaltación maníaca a la depresión y el derrotismo.</text:span><text:span text:style-name="T20"/></text:p>
      <text:p text:style-name="P180"><text:span text:style-name="T42">Es algo parecido a lo que sucede en una terapia cuando el sujeto que va a vencer sus resistencias se abroquela exaltadamente en </text:span><text:span text:style-name="T63">lo que no tiene</text:span><text:span text:style-name="T42">, pero supone tener; y pasa por alto todo lo positivo que tiene que no le ayuda para nada, es como si se estuviese hundido en </text:span><text:span text:style-name="T63">la mentira</text:span><text:span text:style-name="T42">.</text:span><text:span text:style-name="T20"/></text:p>
      <text:p text:style-name="P180"><text:soft-page-break/><text:span text:style-name="T42">La </text:span><text:span text:style-name="T60">culpabilidad </text:span><text:span text:style-name="T42">es otra afección de la conciencia que hace perder seguridad y oscilar entre el escrúpulo persecutorio (y absurdo) y una abrumadora sensación de certeza de ser mala persona y de poder cometer actos de suma gravedad (o haberlos cometido, sin pensar, con consecuencias terribles para otros). Mejor es denominarlo </text:span><text:span text:style-name="T63">afecto negativo infuso </text:span><text:span text:style-name="T42">que constituye el grado más intenso de confusión afectiva acerca de sí mismo y se presenta bien como una invasión repentina de la mala opinión ajena, bien como una lenta impregnación de la propia «bajeza».</text:span><text:span text:style-name="T20"/></text:p>
      <text:p text:style-name="P180"><text:span text:style-name="T42">La sensación de culpa y de bajeza se produce de modo independiente del raciocinio ético y práctico.</text:span><text:span text:style-name="T20"/></text:p>
      <text:p text:style-name="P180"><text:span text:style-name="T42">Intuitivamente se presenta ante la conciencia el crudo hecho culpabilizador inexistente. Fantasía tal vez provocada por el evolvimiento emocional de la difamación de muchos, junto con una </text:span><text:span text:style-name="T60">caída de defensas </text:span><text:span text:style-name="T42">del Yo ante la </text:span><text:span text:style-name="T63">avalancha de soledad y de agresión ajena.</text:span><text:span text:style-name="T20"/></text:p>
      <text:p text:style-name="P180"><text:span text:style-name="T42">Es como ceder a un «estado de opinión». Por eso alguien puede llegar a percibirse globalmente como un ser abyecto e indeseable...</text:span><text:span text:style-name="T42"><text:note text:id="ftn45" text:note-class="footnote"><text:note-citation>46</text:note-citation><text:note-body><text:p text:style-name="P82">Es exactamente lo que expresa el extraño comienzo de las palabras de Agur en los Proverbios (V 30, 2): <text:span text:style-name="T1">Stultissimus sum virorum </text:span><text:span text:style-name="T20">(siendo yo el más estúpido de los hombres).</text:span></text:p></text:note-body></text:note></text:span><text:span text:style-name="T42"> (lo mismo que en el caso contrario un sujeto de poca altura puede sentirse «un genio» creativo si por intereses y razones políticas se le ensalza en la prensa).</text:span><text:span text:style-name="T20"/></text:p>
      <text:p text:style-name="P180"><text:span text:style-name="T42">A veces esta experiencia va acompañada de una típica sensación de definitivo </text:span><text:span text:style-name="T63">arrinconamiento </text:span><text:span text:style-name="T42">social y otras veces, en otra dirección, culmina en la casi convicción de estar reprobado.</text:span><text:span text:style-name="T20"/></text:p>
      <text:p text:style-name="P180"><text:span text:style-name="T42">Lo paradójico es que, a pesar de los afectos humillantes de debilidad, poquedad e insignificancia —y precisamente por ello— este estado infuso no resulta tan depresivo como el anteriormente descrito, ni paralizante, sino todo lo contrario: suele producir un ensanchamiento cordial (como salir a campo libre) y una pérdida de peso activa con una consolidación de la identidad, libre de fantasías, en su justo calibre y sobre todo sin ambiciones ni apetencias.</text:span><text:span text:style-name="T20"/></text:p>
      <text:p text:style-name="P180"><text:span text:style-name="T42">El efecto se ha logrado: ¡se ha quedado </text:span><text:span text:style-name="T63">curado de ambición</text:span><text:span text:style-name="T42">! (lo más difícil y necesario para el medro espiritual).</text:span><text:span text:style-name="T20"/></text:p>
      <text:p text:style-name="P180"><text:span text:style-name="T42">Siempre se produce alguna depuración de los apegos del yo, si es que ha de avanzarse más; lo cual, por breve que resulte, ha de experimentarse </text:span><text:soft-page-break/><text:span text:style-name="T42">como realmente duro (sobre todo para quienes en su juventud hubiesen abrigado excesivos deseos de «triunfar»).</text:span><text:span text:style-name="T20"/></text:p>
      <text:p text:style-name="P180"><text:span text:style-name="T42">Para la providencia es intolerable: no dará paso a más logros ni promoverá ulteriores avances mientras quede un mínimo residuo de propio amor o narcisismo.</text:span><text:span text:style-name="T20"/></text:p>
      <text:p text:style-name="P180"><text:span text:style-name="T42">Estas pruebas han de morder en lo más vivo del deseo, en lo más radical de los apegos, si han de ser de alguna eficacia definitiva. Por eso Jesús insiste de tal modo, casi machaconamente, en la «pobreza» como carta de naturaleza de «su reino».</text:span><text:span text:style-name="T20"/></text:p>
      <text:p text:style-name="P180"><text:span text:style-name="T42">No sé qué tiene el dinero, que por su abstracción (antiguamente el gancho era al tintineo del oro y la plata) materializa todas las posibilidades imaginables de gratificación y de poder.</text:span><text:span text:style-name="T20"/></text:p>
      <text:p text:style-name="P180"><text:span text:style-name="T42">Es una constante histórica que para recuperarse de la situación de pérdida y de «perdido» y no experimentar la vida como un prolongado desencanto o una dispersión en pos de objetos simbólicos del deseo incolmable, ha de llevarse a efecto una </text:span><text:span text:style-name="T60">doma del deseo</text:span><text:span text:style-name="T42">.</text:span><text:span text:style-name="T20"/></text:p>
      <text:p text:style-name="P180"><text:span text:style-name="T42">Y el deseo se doma con carencias y renuncias, de grado o por la fuerza.</text:span><text:span text:style-name="T20"/></text:p>
      <text:p text:style-name="P180"><text:span text:style-name="T42">Y decimos «doma» y no «represión» (aunque muchos progresistas lo entenderán como tal, pues son incapaces de concebir la renuncia voluntaria para mejorar depurativamente las pretensiones de la libido), porque la represión es siempre irracional e inoportuna, mientras que la doma es </text:span><text:span text:style-name="T63">modulativa</text:span><text:span text:style-name="T42"> y racional y saludable: el equipo de energía y de tendencias innatas (impulsos) de que cada sujeto dispone es un «diamante en bruto» que ha de ser tallado con arte. A esto lo llamamos «modular la conducta» o los perfiles de la personalidad.</text:span><text:span text:style-name="T20"/></text:p>
      <text:p text:style-name="P180"><text:span text:style-name="T42">Los deseos no están automáticamente programados (¡este fue el error fatal de Freud y sus seguidores «de izquierda»: Reich, Marcuse y escuela californiana!) y cada uno de ellos tiende a su satisfacción específica que es contraria a la del otro.</text:span><text:span text:style-name="T20"/></text:p>
      <text:p text:style-name="P180"><text:span text:style-name="T42">Cada sujeto pues ha de armonizarlos entre sí, si no quiere verse descuartizado en diversas direcciones por todos ellos. O encallar en un marasmo, al contrarrestarse estáticamente sus fuerzas.</text:span><text:span text:style-name="T20"/></text:p>
      <text:p text:style-name="P180"><text:span text:style-name="T42">Su potencial debe aprovecharlo al máximo en metas altruistas.</text:span><text:span text:style-name="T20"/></text:p>
      <text:p text:style-name="P180"><text:soft-page-break/><text:span text:style-name="T42">Para ello han de venir los deseos </text:span><text:span text:style-name="T60">integrados </text:span><text:span text:style-name="T42">en una </text:span><text:span text:style-name="T63">unidad dinámica </text:span><text:span text:style-name="T42">de estilo de conducta, han de ser </text:span><text:span text:style-name="T60">canalizados </text:span><text:span text:style-name="T42">adecuadamente y </text:span><text:span text:style-name="T60">liberados </text:span><text:span text:style-name="T42">de la </text:span><text:span text:style-name="T63">servidumbre de la gratificación inmediata</text:span><text:span text:style-name="T42">.</text:span><text:span text:style-name="T20"/></text:p>
      <text:p text:style-name="P180"><text:span text:style-name="T42">Hay que aprender a desear y a organizarse la conducta de manera altruista y útil, aunque estimativamente «abierta» a lo positivo y de valor.</text:span><text:span text:style-name="T20"/></text:p>
      <text:p text:style-name="P180"><text:span text:style-name="T42">Para lo cual hay que arriesgarse por derroteros insólitos, que ya no es posible racionalizar</text:span><text:span text:style-name="T42"><text:note text:id="ftn46" text:note-class="footnote"><text:note-citation>47</text:note-citation><text:note-body><text:p text:style-name="P82">La clave del éxito del avance y logro ético consiste en saber reconvertir lo negativo en positivo.</text:p><text:p text:style-name="P82">Por ejemplo al descubrir en sí malas intenciones, tortuosidad y debilidad, no asombrarse de nada de ello y admitir entonces como obvia la bajeza de que uno mismo es capaz, y así bajarle los humos al ego.</text:p><text:p text:style-name="P82">La mayoría de la gente que se tiene por «buena» se asombran cada vez que se sorprenden en una intención o una acción indigna de su ideal de yo. Esto indica que se tenían por mejores de lo que son, lo cual es todavía un exceso de propio amor, si no de soberbia. Nuestra humildad tiene que ser tal que nunca nos sorprenda lo malo que sentimos (cuando menos lo sentimos, si no lo hacemos), sino lo bueno que vemos estar sintiendo o haber conseguido.</text:p></text:note-body></text:note></text:span><text:span text:style-name="T42">.</text:span><text:span text:style-name="T20"/></text:p>
      <text:p text:style-name="P180"><text:span text:style-name="T42">Sólo los que </text:span><text:span text:style-name="T63">se deciden a perder y a amar </text:span><text:span text:style-name="T42">se abren universalmente al bien, son los que se han librado a sí mismos y se han hecho inmunes a la alienación ajena.</text:span><text:span text:style-name="T20"/></text:p>
      <text:p text:style-name="P180"><text:span text:style-name="T42">No se trata de «hacer el primo» como vulgarmente se dice, sino de dominar la ambición y ponerse en lugar del otro, bien que con las defensas oportunas para no ser </text:span><text:span text:style-name="T63">devorado </text:span><text:span text:style-name="T42">por el otro.</text:span><text:span text:style-name="T20"/></text:p>
      <text:p text:style-name="P180"><text:span text:style-name="T42">Una de las características del comportamiento hoy tan extendido que se ha dado en llamar </text:span><text:span text:style-name="T63">mobbing </text:span><text:span text:style-name="T42">o «acoso moral» es que la víctima de modo inconsciente e imposible de controlar sin ayuda terapéutica, se alía emocionalmente con su verdugo y no sólo no le pone límites o huye de él, o critica su proceder o sus criterios, sino que se deja impregnar de las atribuciones negativas del otro y culpabilizar proyectivamente por él.</text:span><text:span text:style-name="T20"/></text:p>
      <text:p text:style-name="P180"><text:span text:style-name="T42">La gratuita persecución de que se le hace objeto le afecta, se deja afectar por ella y no pone medio alguno eficaz para hacer valer sus derechos, siempre enganchado en que se va a poder ganar al acosador.</text:span><text:span text:style-name="T20"/></text:p>
      <text:p text:style-name="P180"><text:span text:style-name="T42">La víctima puede llegar a dejarse </text:span><text:span text:style-name="T63">contagiar inversamente </text:span><text:span text:style-name="T42">por el desequilibrio patológico del acosador. Y por su debilidad acabar igualmente deteriorado en su identidad, su eficacia y autoestima.</text:span><text:span text:style-name="T20"/></text:p>
      <text:p text:style-name="P181"><text:soft-page-break/><text:span text:style-name="T60">37. Todo más claro: </text:span><text:span text:style-name="T42">[Este era el título de una obra de Fichte, que busca aclarar la teoría de la ciencia. Me viene el título no porque piense haber dicho la última palabra, sino porque refleja cómo tras las tremendas oscuridades del camino todo se hace claro como el sol al final.</text:span><text:span text:style-name="T20"/></text:p>
      <text:p text:style-name="P181"><text:span text:style-name="T42">Para unos más pronto, para otros más tarde, se tratará en todo caso de </text:span><text:span text:style-name="T63">todos los que han sufrido más de la cuenta y tienen la impresión, aunque paciente y amorosamente soportada, de que les ha ido peor que a otros en la vida.</text:span><text:span text:style-name="T42">]</text:span><text:span text:style-name="T20"/></text:p>
      <text:p text:style-name="P181"><text:span text:style-name="T42">Estas otras experiencias infusas [sic] se perciben como hondamente reconfortantes; aun en medio de las duras vivencias de </text:span><text:span text:style-name="T63">haberse perdido</text:span><text:span text:style-name="T42">, nunca falta un trasfondo de liberación y apaciguamiento que comunica a este tipo de vivencias su inimitable perfil específico, que sugiere la esperanza de que nada se haya perdido.</text:span><text:span text:style-name="T20"/></text:p>
      <text:p text:style-name="P181"><text:span text:style-name="T42">Hay más bienestar oscuro y fontal (básico) en estos momentos de tribulación que en los grandes momentos de «placer» y diversión que el hombre por sí mismo se procura.</text:span><text:span text:style-name="T20"/></text:p>
      <text:p text:style-name="P181"><text:span text:style-name="T42">Toda existencia así configurada se vive como si estuviese modulada por un saber y un poder que alcanzan </text:span><text:span text:style-name="T63">más allá de los cálculos humanos</text:span><text:span text:style-name="T42"> y combina sagazmente los episodios y componentes paraque resulte algo alentador y casi invulnerable al dolor y al miedo.</text:span><text:span text:style-name="T20"/></text:p>
      <text:p text:style-name="P181"><text:span text:style-name="T42">Tales experiencias plenificantes no pueden producirse a voluntad ni cuando se deseen; el interesado ha de d e s i n t e r e s a r s e por completo de sus logros, y entonces es cuando pueden producirse como incentivo o regalo.</text:span><text:span text:style-name="T20"/></text:p>
      <text:p text:style-name="P181"><text:span text:style-name="T42">Unos efectos que </text:span><text:span text:style-name="T60">no parecen ser emergencia de la vida inconsciente</text:span><text:span text:style-name="T42">.</text:span><text:span text:style-name="T42"><text:note text:id="ftn47" text:note-class="footnote"><text:note-citation>48</text:note-citation><text:note-body><text:p text:style-name="P83">Por ejemplo, un tipo tímido y poco hábil se vuelve en poco tiempo capaz de emprender y realizar con patente resultado grandes y duros proyectos; alguien que se ha distinguido por su cobardía se muestra audaz y animoso; o un temperamento sensual y egoísta se vuelve altruista y austero.</text:p></text:note-body></text:note></text:span><text:span text:style-name="T20"/></text:p>
      <text:p text:style-name="P181"><text:span text:style-name="T42">* * * *</text:span><text:span text:style-name="T20"/></text:p>
      <text:p text:style-name="P181"><text:span text:style-name="T42">Los efectos a que nos referimos son de orden </text:span><text:span text:style-name="T60">cognitivo, contactivo y asimilativo</text:span><text:span text:style-name="T42">. Tríada de tríadas, de menor a mayor intensidad transformativa.</text:span><text:span text:style-name="T20"/></text:p>
      <text:p text:style-name="P181"><text:span text:style-name="T42">La primera tríada:</text:span><text:span text:style-name="T20"/></text:p>
      <text:p text:style-name="P181"><text:soft-page-break/><text:span text:style-name="T42">Se produce una profundización repentina o gradual, en todo caso inesperada para la economía subjetiva y su visión del mundo. Parece que se le dicta lo que ha de hacer o lo que ha de valorar como auténtico y no aparente.</text:span><text:span text:style-name="T20"/></text:p>
      <text:p text:style-name="P181"><text:span text:style-name="T42">El sujeto se adentra más en sí y adquiere una transparencia ante sí mismo, de sus disposiciones e intenciones, </text:span><text:span text:style-name="T63">buenas o malas</text:span><text:span text:style-name="T42">, de su no muy buena fe, falta de cualidades y disposición, de sus pulsiones solapadas y siniestras: </text:span><text:span text:style-name="T60">todo lo ve y lo palpa</text:span><text:span text:style-name="T42">.</text:span><text:span text:style-name="T20"/></text:p>
      <text:p text:style-name="P181"><text:span text:style-name="T42">Se intuyen más claramente las estructuras de cada situación y las redes de las relaciones interpersonales del mundo humano, tanto para guardarse como para no censurar a otros por lo que uno mismo haría sin vacilar de hallarse en circunstancias semejantes.</text:span><text:span text:style-name="T20"/></text:p>
      <text:p text:style-name="P181"><text:span text:style-name="T42">Todo se vuelve menos desconcertante y absurdo, más denso y contextualizado, y también menos persecutorio: todo encaja, no se le da importancia excesiva, ni genera impaciencia su demora, ni resulta indiferente su fracaso</text:span><text:span text:style-name="T42"><text:note text:id="ftn48" text:note-class="footnote"><text:note-citation>49</text:note-citation><text:note-body><text:p text:style-name="P83">La literatura del absurdo de mediados del XX no ahondaba demasiado <text:span text:style-name="T1">en la trama real de lo que existe</text:span><text:span text:style-name="T20">. Crítica aguda, pero no lúcida. Se puso de moda hacer una crítica como un maestrillo de la sospecha universal, que descubre corrupción en todo sin ver ninguna verdad mejor. Moda hortera y sin gusto.</text:span></text:p></text:note-body></text:note></text:span><text:span text:style-name="T42">.</text:span><text:span text:style-name="T20"/></text:p>
      <text:p text:style-name="P181"><text:span text:style-name="T42">Las vivencias que todo ello suscita son tonificantes, aunque ácidas. Ya es liberador saber que uno mismo </text:span><text:span text:style-name="T63">no es de fiar para sí mismo</text:span><text:span text:style-name="T42">, y saber a qué atenerse en adelante.</text:span><text:span text:style-name="T20"/></text:p>
      <text:p text:style-name="P181"><text:span text:style-name="T42">El efecto ampliación consiste en el ensanchamiento o dilatación </text:span><text:span text:style-name="T63">afectivo-emocional </text:span><text:span text:style-name="T42">—paralelo a aquel encajar todo en todo—. Parece que puede abarcar de un golpe todas las contradicciones aparentes y paradojas del mundo y, situándose por encima de «las cosas», soportar cuanto de sinsentido y de desconcertante le venga encima. Y sin exaltación maníaca.</text:span><text:span text:style-name="T20"/></text:p>
      <text:p text:style-name="P181"><text:span text:style-name="T42">A mayor complejidad, mayor fruición mental de comprender abarcando masas de enigma no agotable.</text:span><text:span text:style-name="T20"/></text:p>
      <text:p text:style-name="P181"><text:span text:style-name="T42">El efecto clarificación se centra precisamente en esta vida mental en la que todo se perfila y se distingue, en vez de la confusión anterior —salvo el misterio...</text:span><text:span text:style-name="T42"><text:note text:id="ftn49" text:note-class="footnote"><text:note-citation>50</text:note-citation><text:note-body><text:p text:style-name="P83">La última realidad y sus relaciones jamás acaba entregándose como una «verdad» dominable. Aun la fe es oscura a este respecto y siempre hay algo más allá de la comprensión que se resiste.</text:p></text:note-body></text:note></text:span><text:span text:style-name="T42">—, hasta las motivaciones e intenciones ajenas.</text:span><text:span text:style-name="T20"/></text:p>
      <text:p text:style-name="P181"><text:soft-page-break/><text:span text:style-name="T42">Se produce un «desengaño trascendental» acerca de todas esas cosas que antes apasionaban, un alejamiento no resentido, sino benigno e indulgente.</text:span><text:span text:style-name="T20"/></text:p>
      <text:p text:style-name="P181"><text:span text:style-name="T42">La forma concreta con que estos tres efectos se producen es cuestión de cada sujeto y de su configuración temperamental</text:span><text:span text:style-name="T42"><text:note text:id="ftn50" text:note-class="footnote"><text:note-citation>51</text:note-citation><text:note-body><text:p text:style-name="P83">Para unos temperamentos les aleja del tráfago diario y les abre una dimensión sedante y queda; para otros les hace salir de su clausura y mezclarse en urgentes asuntos que nunca sospecharon les iban a concernir, lo cual les produce una ampliación y ahondamiento de su visión real y experiencia del mundo.</text:p></text:note-body></text:note></text:span><text:span text:style-name="T42">.</text:span><text:span text:style-name="T20"/></text:p>
      <text:p text:style-name="Standard"><text:span text:style-name="T54">Cuando menos se piensa, la visión se decanta y las relaciones se clarifican, el afecto se aquieta y se moviliza serenamente en la fruición de un </text:span><text:span text:style-name="T37">más allá de la comprensión deseada</text:span><text:span text:style-name="T54">, que como desazón sabrosa se resiste y </text:span><text:span text:style-name="T40">juega a confundir </text:span><text:span text:style-name="T54">pero no irrita: </text:span><text:span text:style-name="T37">estimula y aquieta, promete pero no se entrega </text:span><text:span text:style-name="T54">(de modo que no hay hastío posible).</text:span><text:span text:style-name="T20"/></text:p>
      <text:p text:style-name="P207"><text:span text:style-name="T42">En sujetos demasiado absorbidos por sus apetencias, esta clarificación suele ser en los comienzos penosa y encontrar fuertes resistencias, al tener que reconocer la mentira en la que se vivía.</text:span><text:span text:style-name="T20"/></text:p>
      <text:p text:style-name="P207"><text:span text:style-name="T42">Pero estas vivencias, si son repentinas e intensas, no hay resistencia posible. A lo infuso no hay quien se resista.</text:span><text:span text:style-name="T20"/></text:p>
      <text:p text:style-name="P207"><text:span text:style-name="T42">* * * *</text:span><text:span text:style-name="T20"/></text:p>
      <text:p text:style-name="P207"><text:span text:style-name="T42">La segunda tríada, de la comunicación, es más dinamizadora todavía.</text:span><text:span text:style-name="T20"/></text:p>
      <text:p text:style-name="P207"><text:span text:style-name="T42">No sólo se tiene la experiencia subjetiva de una modificación amplificadora de la capacidad afectivo-mental, sino la de un acceso real y «en vivo» (</text:span><text:span text:style-name="T32">objetivo</text:span><text:span text:style-name="T42">) a la fuente focal con quien se comentan y consultan problemas y sucesos que conciernen al sujeto.</text:span><text:span text:style-name="T20"/></text:p>
      <text:p text:style-name="P207"><text:span text:style-name="T42">Hay quienes todo cuanto sienten, experimentan y se les ocurre lo van comentando silenciosamente —aun en medio de la acción— con esta instancia mediante un leve giro de la atención y del afecto.</text:span><text:span text:style-name="T20"/></text:p>
      <text:p text:style-name="P207"><text:span text:style-name="T42">Unas reciben respuesta y otras no. No es que hable a solas o se imaginen hablar con alguien, sino que su conciencia se abre espontáneamente a aquella instancia personal y acogedora (y a veces experimentan mutaciones afectivas y aun orgánicas como respuesta)</text:span><text:span text:style-name="T42"><text:note text:id="ftn51" text:note-class="footnote"><text:note-citation>52</text:note-citation><text:note-body><text:p text:style-name="P83">Son múltiples los canales de respuesta.</text:p><text:p text:style-name="P83">Unas veces tiene lugar por simples mutaciones afectivas, que no parecen generadas por el sujeto mismo ni su vida inconsciente, pues ésta no suele manifestarse así ni remotamente.</text:p><text:p text:style-name="P83">Otras incluso se convierten en sensaciones orgánicas repetitivas: un tirón interior de esófago o de laringe, un aumento del tono muscular en el tórax, una distensión, un «golpe» en la cabeza o el plexo estomacal, que parece físico, una energetización dorsal, olores y gustos casi como si fuesen reales…</text:p><text:p text:style-name="P83">En una personalidad desajustada pueden producirse somatizaciones, pero éstas se distinguen de aquéllas, pues sus efectos ni apaciguan, ni distienden, ni clarifican el pensamiento.</text:p><text:p text:style-name="P83">En una personalidad integrada, segura y realista estas cosas la consolidan, pues no cabe duda de su origen focal.</text:p></text:note-body></text:note></text:span><text:span text:style-name="T42">.</text:span><text:span text:style-name="T20"/></text:p>
      <text:p text:style-name="P208"><text:soft-page-break/><text:span text:style-name="T42">Otro tipo de contacto comunicativo es sin mensaje, aunque hace el efecto de ser todavía más directo. Se trata de la </text:span><text:span text:style-name="T56">presencia</text:span><text:span text:style-name="T42">.</text:span><text:span text:style-name="T20"/></text:p>
      <text:p text:style-name="P208"><text:span text:style-name="T42">Hay sujetos realistas y estables, sin ninguna percepción distorsionada, sin disposición a ilusiones, que sin pretenderlo ni haberse preocupado nunca por ello empiezan a experimentar tales fenómenos, que acaban convirtiéndose en lo más interesante de su vivir cotidiano. Lo más sintomático de todo es que los convierte en </text:span><text:span text:style-name="T32">mejores personas</text:span><text:span text:style-name="T42">.</text:span><text:span text:style-name="T20"/></text:p>
      <text:p text:style-name="P208"><text:span text:style-name="T42">Este fenómeno suele darse más frecuente e intensamente en sujeto sencillos, sin pretensiones, sinceros consigo mismos, que reconocen sus limitaciones y fallos y no pretenden agradar ni igualarse a nadie.</text:span><text:span text:style-name="T20"/></text:p>
      <text:p text:style-name="P208"><text:span text:style-name="T42">Tras una experiencia angustiosa en que se sienten todavía más empequeñecidos y </text:span><text:span text:style-name="T32">venidos a menos </text:span><text:span text:style-name="T42">(esta fatalidad </text:span><text:span text:style-name="T32">intransformable </text:span><text:span text:style-name="T42">es importante en estas experiencias), razonan de un modo así: </text:span><text:span text:style-name="T32">Las cosas son así, soy menos que nadie, no puedo cambiar nada, no tengo méritos ni suerte, no hay quien me pueda ayudar, pues no soy quién para que nadie repare en mi agobio.</text:span><text:span text:style-name="T20"/></text:p>
      <text:p text:style-name="P202"><text:span text:style-name="T63">Estos razonamientos suceden en el fuero interno.</text:span><text:span text:style-name="T20"/></text:p>
      <text:p text:style-name="P202"><text:span text:style-name="T63">Entonces pueden tener la sensación de que hay «alguien» que se hace presente y se interesa por ellos. No es que vean nada ni a nadie, sólo perciben el hecho de una intención real interesándose por ellos y cuya ayuda es incondicional. Les distiende y alienta.</text:span><text:span text:style-name="T20"/></text:p>
      <text:p text:style-name="P202"><text:span text:style-name="T63">Puede ocurrir que al avanzar más en esta trayectoria de relación, la presencia intelectual dure por más tiempo (días, semanas, meses) y acabe por introyectarse. Es lo que llamamos </text:span><text:span text:style-name="T32">inmanencia</text:span><text:span text:style-name="T63">.</text:span><text:span text:style-name="T20"/></text:p>
      <text:p text:style-name="P202"><text:span text:style-name="T63">En este caso, o se siente asumido el sujeto por la onda potente (como una gran ola) de esa </text:span><text:span text:style-name="T32">presencia dinámica</text:span><text:span text:style-name="T63">, y percibe </text:span><text:span text:style-name="T32">cómo existe </text:span><text:span text:style-name="T63">y es sustentado por ella; o bien acaba sintiendo que esa persona o personas han acabado instalándose —de un modo sutil y casi impalpable, pero firme— en su intimidad más nuclear (de mi alma en el más profundo centro), </text:span><text:soft-page-break/><text:span text:style-name="T63">sintiéndolo así el interesado, en una región más honda que el mismo «yo». Esto nos lleva a los efectos asimilativos.</text:span><text:span text:style-name="T20"/></text:p>
      <text:p text:style-name="P199"><text:span text:style-name="T31">38. Nuevas capacidades: </text:span><text:span text:style-name="T65">Sin haberlo imaginado siquiera puede el sujeto (que se venía sintiendo duro y egoísta, sin remedio) experimentar que se le abre de pronto la capacidad de amor altruista, como si el centro de gravedad de sus afectos se hubiese desplazado.</text:span><text:span text:style-name="T20"/></text:p>
      <text:p text:style-name="P200"><text:span text:style-name="T63">El narcisismo primario, el interés por el bienestar propio o por la sensualidad gratificada, el miedo al dolor, a la pérdida o al olvido son los factores que angostan y tensan la subjetividad y hacen supuestamente necesario vivir en guardia, todo ello se mitiga hasta desaparecer.</text:span><text:span text:style-name="T20"/></text:p>
      <text:p text:style-name="P200"><text:span text:style-name="T63">Por eso extraña tanto a los conocidos y amigos ese cambio de actitud, después de haberlo visto vivir sacando partido de todo.</text:span><text:span text:style-name="T20"/></text:p>
      <text:p text:style-name="P200"><text:span text:style-name="T63">El narcisismo y el deseo vienen a </text:span><text:span text:style-name="T32">esclavizar el yo </text:span><text:span text:style-name="T63">imponiéndole la obligación perentoria de «afirmarse» y es ésta la pequeña neurosis que nos aqueja a todos.</text:span><text:span text:style-name="T20"/></text:p>
      <text:p text:style-name="P200"><text:span text:style-name="T63">Entonces puede percibirse que se venía viviendo recluido en una «celda de <text:s/>castigo» (</text:span><text:span text:style-name="T32">autocastigo </text:span><text:span text:style-name="T63">narcisista).</text:span><text:span text:style-name="T20"/></text:p>
      <text:p text:style-name="P200"><text:span text:style-name="T63">El </text:span><text:span text:style-name="T31">amor infuso </text:span><text:span text:style-name="T63">confiere libertad para amar y dejarse amar objetivamente: sin interés, sin interferencias del egocentrismo ni expectativas de la sensualidad. Parece que la naturaleza biológica humana ha perdido su sombra…</text:span><text:span text:style-name="T20"/></text:p>
      <text:p text:style-name="P200"><text:span text:style-name="T63">Se ha entrado en el </text:span><text:span text:style-name="T31">reino de la libertad </text:span><text:span text:style-name="T63">y todo apego se ha pulverizado. Ahora puede comprender al otro en su identidad y ponerse en su lugar, quererlo por él mismo y sentir sus necesidades como propias sin olvidarse de las propias.</text:span><text:span text:style-name="T20"/></text:p>
      <text:p text:style-name="P200"><text:span text:style-name="T63">Hace el efecto de que la intimidad se ha abierto de par en par a </text:span><text:span text:style-name="T31">lo objetivo</text:span><text:span text:style-name="T63"> (el aquí y ahora personalizado en el otro más sus necesidades).</text:span><text:span text:style-name="T20"/></text:p>
      <text:p text:style-name="P200"><text:span text:style-name="T63">Entonces es cuando experimenta la plenitud afectiva</text:span><text:span text:style-name="T63"><text:note text:id="ftn52" text:note-class="footnote"><text:note-citation>53</text:note-citation><text:note-body><text:p text:style-name="P84">La mayoría busca esta plenitud en otras cosas, lo hacen así cuantitativa y no cualitativamente. Acumulando experiencias gratificantes acaban por no ahondar en el amor genuino. Las expectativas de placer nublan la relación personal en sí.</text:p></text:note-body></text:note></text:span><text:span text:style-name="T63"> de estar-en-realidad, como una total recuperación de la </text:span><text:span text:style-name="T32">gran pérdida </text:span><text:span text:style-name="T63">que había sido su ambicioso vivir…</text:span><text:span text:style-name="T20"/></text:p>
      <text:p text:style-name="P200"><text:soft-page-break/><text:span text:style-name="T63">El sujeto desnortado no se pierde en la prosaica y recurrente intemperie de las cosas, sino en el </text:span><text:span text:style-name="T32">círculo de las autodefensas </text:span><text:span text:style-name="T63">rígidas de la subjetividad, en el pozo de los deseos incolmables.</text:span><text:span text:style-name="T20"/></text:p>
      <text:p text:style-name="P200"><text:span text:style-name="T63">En cambio, este amor infuso desarma las defensas, inflama, une, llegando así a la culminación del existir. Tanto desarma que se vuelve «herida» que ya no cicatriza hasta la muerte. Muerte a la que ya no se teme.</text:span><text:span text:style-name="T20"/></text:p>
      <text:p text:style-name="P200"><text:span text:style-name="T63">A estas heridas «sabrosas» se opone la desazón incolmable que frecuentemente aqueja a los que viven del poseer.</text:span><text:span text:style-name="T20"/></text:p>
      <text:p text:style-name="P200"><text:span text:style-name="T63">El amor genuino, es decir tendencia a la unidad identificativa, no como el Atman, sino manteniendo las </text:span><text:span text:style-name="T32">diferencias individuales</text:span><text:span text:style-name="T63"> en una armonía de menor y mayor, se convierte en una interacción dialéctica de entidades opuestas y complementarias que se funden sin confundirse en una acción común.</text:span><text:span text:style-name="T20"/></text:p>
      <text:p text:style-name="P200"><text:span text:style-name="T63">Sólo diremos para terminar que el </text:span><text:span text:style-name="T32">desfondamiento </text:span><text:span text:style-name="T63">constitutivo de lo humano, en su indefinitud, es susceptible de llegar a esta magnitud de identidad amorosa, libertad y plenitud, una vez franqueada la cortina del dolor y del desapego. ¡Ya no es desfondamiento, sino capacidad sustancial y constitutiva para conectar vitalmente con un infinito!</text:span><text:span text:style-name="T20"/></text:p>
      <text:p text:style-name="P200"><text:span text:style-name="T63">Nunca se está del todo </text:span><text:span text:style-name="T32">perdido</text:span><text:span text:style-name="T63">, ni se pierde nada </text:span><text:span text:style-name="T32">del todo</text:span><text:span text:style-name="T63">.</text:span><text:span text:style-name="T20"/></text:p>
      <text:p text:style-name="P200"><text:span text:style-name="T63">Toda pérdida resulta ser el precio de otro </text:span><text:span text:style-name="T32">propio encuentro </text:span><text:span text:style-name="T31">recuperativo </text:span><text:span text:style-name="T63">a un nivel más hondo.</text:span><text:span text:style-name="T20"/></text:p>
      <text:p text:style-name="P200"><text:span text:style-name="T31">Epílogo: Final de trayecto: </text:span><text:span text:style-name="T63">Y así llegamos al final del camino. Camino de </text:span><text:span text:style-name="T32">superación-recuperación </text:span><text:span text:style-name="T63">silenciosa de sí mismo para que los demás reciban un influjo positivo.</text:span><text:span text:style-name="T20"/></text:p>
      <text:p text:style-name="P200"><text:span text:style-name="T63">Se nace sin hacer y sin programar, se vive desorientado y contradicho por los hechos y se madura </text:span><text:span text:style-name="T32">a golpes </text:span><text:span text:style-name="T63">de mala suerte.</text:span><text:span text:style-name="T20"/></text:p>
      <text:p text:style-name="P200"><text:span text:style-name="T63">El peligro de todo ello es la amargura y el resentimiento.</text:span><text:span text:style-name="T20"/></text:p>
      <text:p text:style-name="P200"><text:span text:style-name="T63">Existir madurativamente sin degenerar exige fuerzas sobrehumanas, sobrenaturales.</text:span><text:span text:style-name="T20"/></text:p>
      <text:p text:style-name="P200"><text:span text:style-name="T63">Creerse algo o alguien es el peor camino que se puede elegir para </text:span><text:span text:style-name="T32">desfigurarse </text:span><text:span text:style-name="T63">como humano…</text:span><text:span text:style-name="T20"/></text:p>
      <text:p text:style-name="P200"><text:span text:style-name="T63">El camino de la realización consiste en el moderado entusiasmo por todo lo que aporte algo a alguien y haga olvidarse de sí mismo, porque mirar a sí mismo resulta incluso desagradable.</text:span><text:span text:style-name="T20"/></text:p>
      <text:p text:style-name="P200"><text:soft-page-break/><text:span text:style-name="T63">Y si no, ya se encargará la doma de la vida de hacer desagradables nuestras pretensiones de egocéntrico bien.</text:span><text:span text:style-name="T20"/></text:p>
      <text:p text:style-name="P200"><text:span text:style-name="T63">Completemos con un par de cosas:</text:span><text:span text:style-name="T20"/></text:p>
      <text:p text:style-name="P182"><text:span text:style-name="T63">A. El logro: </text:span><text:span text:style-name="T42">Conforme la edad aumenta las cosas saben de otro modo.</text:span><text:span text:style-name="T20"/></text:p>
      <text:p text:style-name="P182"><text:span text:style-name="T42">Van sabiendo y se van sabiendo…</text:span><text:span text:style-name="T20"/></text:p>
      <text:p text:style-name="P182"><text:span text:style-name="T42">A unos se les hacen desabridas, a otros sabrosas.</text:span><text:span text:style-name="T20"/></text:p>
      <text:p text:style-name="P182"><text:span text:style-name="T42">Unos saben más hondamente y otros se aturden con frivolidades (éste es un placebo actualmente metódica y hasta terapéuticamente imbuido: diviértase, no tenga más edad que la que siente ser por dentro).</text:span><text:span text:style-name="T20"/></text:p>
      <text:p text:style-name="P182"><text:span text:style-name="T42">La senescencia no es sólo un proceso de deterioro biológico, sino que podemos hacer de ella un progreso psíquico definitivamente exitoso, aunque no «divertido».</text:span><text:span text:style-name="T20"/></text:p>
      <text:p text:style-name="P182"><text:span text:style-name="T42">Si en la primera infancia todos los sujetos normales y en una sociedad determinada resultan bastante parecidos, en la vejez definitivamente no, pues la biografía entera de cada cual está ya gravitando sobre él. Ha llegado a ser lo que </text:span><text:span text:style-name="T60">de sí mismo hizo </text:span><text:span text:style-name="T42">(u otros hicieron de él).</text:span><text:span text:style-name="T20"/></text:p>
      <text:p text:style-name="P182"><text:span text:style-name="T42">¡Cómo se embota la percepción cuando se han comenzado a dar «malos pasos»! (Y se estaba en el mismo resbaladero y a punto de irse a pique y no se daba del riesgo irreparable al que se exponía).</text:span><text:span text:style-name="T20"/></text:p>
      <text:p text:style-name="P182"><text:span text:style-name="T42">Otros ni eso, </text:span><text:span text:style-name="T63">no dan pasos </text:span><text:span text:style-name="T42">en sus vidas, ni buenos ni malos: simplemente </text:span><text:span text:style-name="T63">están</text:span><text:span text:style-name="T42">, vegetan, procuran no aburrirse, pero se aburren siempre más o menos, pues su existir mismo es aburrido. Aburrido es un vivir en el que no hay tarea alguna que interese de veras, pues nada </text:span><text:span text:style-name="T63">se vive en serio</text:span><text:span text:style-name="T42">.</text:span><text:span text:style-name="T20"/></text:p>
      <text:p text:style-name="P182"><text:span text:style-name="T42">Hay que vivir en serio para no aburrirse, sin caer en el resbaladero de la búsqueda de un imposible y fantaseado objeto del deseo.</text:span><text:span text:style-name="T20"/></text:p>
      <text:p text:style-name="P182"><text:span text:style-name="T42">No sé por qué, pero se da la paradoja de que </text:span><text:span text:style-name="T63">cuantos más medios económicos se tienen, menos en serio se vive. </text:span><text:span text:style-name="T42">Menos tareas interesantes, salvo la casi ludopática de </text:span><text:span text:style-name="T60">ganar más </text:span><text:span text:style-name="T42">o viajar todo el año.</text:span><text:span text:style-name="T20"/></text:p>
      <text:p text:style-name="P182"><text:span text:style-name="T42">En la madurez avanzada, el mundo se ha hecho tan familiar que ya viene estrecho, como en el último curso de cualquier enseñanza. El colegio y sus pautas apenas pueden contener la atención y el ímpetu de los alumnos anacrónicamente retenidos allí…</text:span><text:span text:style-name="T20"/></text:p>
      <text:p text:style-name="P182"><text:span text:style-name="T42">La vida, gracias a una tecnología médica que no va pareja con la </text:span><text:span text:style-name="T63">psicagogía</text:span><text:span text:style-name="T42">, se está alargando demasiado (como la permanencia en un colegio </text:span><text:soft-page-break/><text:span text:style-name="T42">desabrido en el que ya no hay nada más que aprender o no corresponde a la edad adolescente en que se ha entrado, como está sucediendo con la ESO) y los viejos se aburren de memoria y de artrosis. Al viejo se le engatusa para que se ilusione con la vida, cuando es el umbral de otro vivir fuera de las recurrencias tediosas de este mundo. Mientras que los colegiales saben que hay otras cosas más adultas e interesantes (o transgresoras y viciosas) que les esperan, los ancianos de hoy no saben ni quieren saber nada más, y otros les ocultan el problema.</text:span><text:span text:style-name="T20"/></text:p>
      <text:p text:style-name="P182"><text:span text:style-name="T42">La existencia es una «gestalt» con comienzo, desarrollo y remate; sobrepasado el remate, </text:span><text:span text:style-name="T31">se sobra uno a sí mismo </text:span><text:span text:style-name="T42">viviendo «más de la cuenta», pues como dijo Horacio todo tiene su medida.</text:span><text:span text:style-name="T20"/></text:p>
      <text:p text:style-name="P182"><text:span text:style-name="T42">La vida ha de tocar a su fin en su momento oportuno, es nuestra «obra de arte» y no puede pasarse en la cocción sin agrietarse.</text:span><text:span text:style-name="T20"/></text:p>
      <text:p text:style-name="P182"><text:span text:style-name="T42">«Agrietamiento» y acritud son palabras casi homónimas.</text:span><text:span text:style-name="T20"/></text:p>
      <text:p text:style-name="P182"><text:span text:style-name="T42">Por eso hay viejos que no se aguantan a sí mismos: han vivido demasiado, se han pasado en eso de «vivir». No ir a acabar nunca —como algunos ilusos desean— sería el infierno de </text:span><text:span text:style-name="T63">Huis clos </text:span><text:span text:style-name="T42">de Sartre.</text:span><text:span text:style-name="T20"/></text:p>
      <text:p text:style-name="P182"><text:span text:style-name="T42">¿Quiere decir eso que hay que quitarse la vida? ¡En absoluto! No sabemos si su última cocción ha de ser los dolores del cáncer o el tedio mismo de ser viejo y verse hecho de menos por otros (porque hasta te hablan como si no entendieras ya, con indulgencia forzada, pues si tienes canas y arrugas suponen que tienes tus facultades disminuidas).</text:span><text:span text:style-name="T20"/></text:p>
      <text:p text:style-name="P182"><text:span text:style-name="T42">El sentido de vivir y la medida y el plazo de realizarse son un misterio. Como lo más probable es que nuestra función y papel se hayan cumplido ya, no es de recibo desear vivir </text:span><text:span text:style-name="T63">a toda costa</text:span><text:span text:style-name="T42">.</text:span><text:span text:style-name="T20"/></text:p>
      <text:p text:style-name="P182"><text:span text:style-name="T42">Y como </text:span><text:span text:style-name="T63">lo más altamente probable es que no nos espere «la nada»</text:span><text:span text:style-name="T42"> tras morir, nos abramos optimista y esperanzadamente a la vida, una vida de otra calidad y otro tipo que comienza tras ese trance, que salvo el dolor físico, cuando se produzca, no debe tener nada de angustioso, sino de prometedor; de dejar frustraciones, golpes y limitaciones de este mundo. No es «otra vida», es </text:span><text:span text:style-name="T63">mi vida </text:span><text:span text:style-name="T42">potenciada.</text:span><text:span text:style-name="T20"/></text:p>
      <text:p text:style-name="P182"><text:span text:style-name="T42">Para mí, hablar de estas cosas es como comentar si se va a sacar el pasaje de un vuelo transoceánico por una línea o por otra.</text:span><text:span text:style-name="T20"/></text:p>
      <text:p text:style-name="P182"><text:soft-page-break/><text:span text:style-name="T42">Esto no permite que descansemos en la concepción simplista de una nada después de esta vida. Carecerían entonces de «razón suficiente» los afanes que continuamente nos tomamos por </text:span><text:span text:style-name="T63">progresar </text:span><text:span text:style-name="T42">o por </text:span><text:span text:style-name="T63">acertar</text:span><text:span text:style-name="T42">.</text:span><text:span text:style-name="T20"/></text:p>
      <text:p text:style-name="P182"><text:span text:style-name="T42">Si tras la vida nos esperase la nada, la vida humana sería un desorden cósmico. Tras sus expectativas, esfuerzos y responsabilidades, un final en la nada sería el único desorden cruel y zafio entre las armonías de las galaxias, correspondencias de ondas y partículas, campos magnéticos y afinidades de cargas de signos contrastantes.</text:span><text:span text:style-name="T20"/></text:p>
      <text:p text:style-name="P182"><text:span text:style-name="T42">Todo nihilismo ha de suponer previamente una forma de ateísmo. Pero ¿puede afirmarse con todo aplomo que en el principio, base y previo a todo evolucionar cósmico sólo hubo la nada o la materia informe —y ¿qué es la materia?— y no una mente que se comprende a sí misma, que en su abundancia de contenidos comienza a darles cuerpo material? Como hacen los artistas.</text:span><text:span text:style-name="T20"/></text:p>
      <text:p text:style-name="P182"><text:span text:style-name="T42">Así que para mí no es ni hipotéticamente pensable que la agitada y ansiógena lucha de cada sujeto humano por realizarse y por acertar en su vida sea una pasión inútil que vaya a terminar en el inexperimentable desengaño de la Nada.</text:span><text:span text:style-name="T20"/></text:p>
      <text:p text:style-name="P182"><text:span text:style-name="T42">Antropológicamente el hombre podría definirse como un «viviente frustrable», dada la indefinitud de sus deseos, que nunca se cumplen del todo y que, en algunos casos, lo atrapan y destruyen.</text:span><text:span text:style-name="T20"/></text:p>
      <text:p text:style-name="P182"><text:span text:style-name="T42">La vida es trayectoria, y toda trayectoria tiene principio, final y meta. Decimos que es t</text:span><text:span text:style-name="T55">rayectoria porque presenta etapas y preparaciones para ulteriores tareas, no es un caos ni es vivible «a mogollón»; como todo en el cosmos, se va constituyendo en forma de organización articulada de instantes, épocas, cometidos y proyectos. Quien no se organiza así, se vive como «de más en el mundo», como que está faltando a su propia identidad.</text:span><text:span text:style-name="T20"/></text:p>
      <text:p text:style-name="P183"><text:span text:style-name="T42">Y existe la experiencia de «haber fracasado» o «lograrse», luego —aunque cada sujeto pueda equivocar su proyecto— es patente que la mente humana posee una estructura proyectual.</text:span><text:span text:style-name="T20"/></text:p>
      <text:p text:style-name="P183"><text:span text:style-name="T42">Esto no puede ser en vano: </text:span><text:span text:style-name="T31">vivir es proyectar para algo</text:span><text:span text:style-name="T42"> y aunque nos equivoquemos en las metas concretas, la vección del vivir y su estructura constituyen un indicio de que no acaba en lo indeterminado de la nada, sino en un haber realizado o cumplido con algo </text:span><text:span text:style-name="T63">importante</text:span><text:span text:style-name="T63"><text:note text:id="ftn53" text:note-class="footnote"><text:note-citation>54</text:note-citation><text:note-body><text:p text:style-name="P85">Es lo que significa <text:span text:style-name="T1">de-functus</text:span><text:span text:style-name="T20">, o </text:span><text:span text:style-name="T1">vita functus </text:span><text:span text:style-name="T20">(← </text:span><text:span text:style-name="T1">fungor: </text:span><text:span text:style-name="T20">cumplir).</text:span></text:p></text:note-body></text:note></text:span><text:span text:style-name="T42">.</text:span><text:span text:style-name="T20"/></text:p>
      <text:p text:style-name="P183"><text:soft-page-break/><text:span text:style-name="T42">Resulta penoso cuando alguien no quiere percatarse de que su trayecto termina…</text:span><text:span text:style-name="T20"/></text:p>
      <text:p text:style-name="P183"><text:span text:style-name="T42">El viaje interior ha tenido que servir para ir explorando el territorio personal y social, la pequeñez del mundo en que se va existiendo y de uno mismo, al vivir y vivirse.</text:span><text:span text:style-name="T20"/></text:p>
      <text:p text:style-name="P183"><text:span text:style-name="T42">En los comienzos son tal vez necesarias las defensas de un cierto narcisismo y un poco de ambición, pero al vivir han de irse superando tales sentimientos, y todo se reabsorbe en un solo deseo.</text:span><text:span text:style-name="T20"/></text:p>
      <text:p text:style-name="P183"><text:span text:style-name="T63">B. La lúcida superación: </text:span><text:span text:style-name="T42">Años antes de llegar al final, puede vivirse la persona como por encima de su cuerpo decadente y del mundo material, en una dialéctica de acercamiento cariñoso no adhesivo, </text:span><text:span text:style-name="T63">ahora que ya sus trampas no le afectan tanto…</text:span><text:span text:style-name="T20"/></text:p>
      <text:p text:style-name="P183"><text:span text:style-name="T42">El cuerpo se utiliza o </text:span><text:span text:style-name="T63">se padece, </text:span><text:span text:style-name="T42">se está cayendo a pedazos, pero se puede vivir enfrentado a él, vivirle desde fuera o desde arriba, desde la mente madura y desde el ánimo ampliado como el mundo, en la onda de un amor objetivo que ya no traba el deseo.</text:span><text:span text:style-name="T20"/></text:p>
      <text:p text:style-name="P183"><text:span text:style-name="T42">Si se naciese ya con esta actitud y este enfoque final, la convivencia social sería perfecta. Mas lo cierto es que el existir tiene que consistir en este </text:span><text:span text:style-name="T60">aprendizaje</text:span><text:span text:style-name="T42">, que no siempre se logra, y cuando se consigue es ya final de trayecto. Si los alumnos de primer curso supieran ya tanto como los del último, holgaban la carrera y los demás cursos.</text:span><text:span text:style-name="T20"/></text:p>
      <text:p text:style-name="P183"><text:span text:style-name="T42">El ser humano es evolutivo y dialéctico, ha de emplear tiempo en </text:span><text:span text:style-name="T31">conseguirse</text:span><text:span text:style-name="T42">.</text:span><text:span text:style-name="T20"/></text:p>
      <text:p text:style-name="P183"><text:span text:style-name="T42">Por ello hay que cursar años de enseñanza, carreras, aprendizajes y existencia.</text:span><text:span text:style-name="T20"/></text:p>
      <text:p text:style-name="P183"><text:span text:style-name="T42">Si nada más nacer se fuera maduro, ¿para qué vivir?</text:span><text:span text:style-name="T20"/></text:p>
      <text:p text:style-name="P183"><text:span text:style-name="T42">La vida carecería de misterio, pues </text:span><text:span text:style-name="T31">ilusiona en tanto no se ha vivido</text:span><text:span text:style-name="T42">.</text:span><text:span text:style-name="T20"/></text:p>
      <text:p text:style-name="P183"><text:span text:style-name="T42">Cuando se ha vivido ya no ilusiona, ilusionan otras cosas más allá de la vida, que no se han vivido y se espera no sean evolutivas, sino plenas, de modo que </text:span><text:span text:style-name="T31">no desilusionan al vivirse</text:span><text:span text:style-name="T42">. Un absoluto vivirse sin tiempo ni etapas (más o menos lo que pensaba Boecio en vísperas de su ejecución).</text:span><text:span text:style-name="T20"/></text:p>
      <text:p text:style-name="P183"><text:span text:style-name="T42">Vistas así las cosas, la vida no es acertar siempre ni triunfar año a año, sino aprender de los errores, limitaciones, desengaños y frustraciones. Hasta de enfermedades y accidentes traumáticos se aprende.</text:span><text:span text:style-name="T20"/></text:p>
      <text:p text:style-name="P183"><text:soft-page-break/><text:span text:style-name="T42">Nada hay absolutamente malo, sino las malas intenciones del hombre. </text:span><text:span text:style-name="T63">En el acoso que se ejerce sobre otros, ahí está lo verdaderamente malo de este mundo</text:span><text:span text:style-name="T42">.</text:span><text:span text:style-name="T20"/></text:p>
      <text:p text:style-name="P183"><text:span text:style-name="T63">C. La serena armonía: </text:span><text:span text:style-name="T42">El mundo en que esta vida se despliega resulta como un taller en el que van cayendo las basuras y, con ellas, los perdidos, acosados y deshechos por los «ganadores» que </text:span><text:span text:style-name="T63">nunca lo son de veras ni del todo</text:span><text:span text:style-name="T42">.</text:span><text:span text:style-name="T20"/></text:p>
      <text:p text:style-name="P183"><text:span text:style-name="T42">Llega así a parecer que el mundo humano no puede ser perfecto, ni siquiera correcto.</text:span><text:span text:style-name="T20"/></text:p>
      <text:p text:style-name="P183"><text:span text:style-name="T42">Que el final de la existencia llegue cuando más preparado se está para comprenderla da qué pensar, obliga a reflexionar. Parece inverosímil que el azaroso trayecto recorrida vaya a haber sido </text:span><text:span text:style-name="T63">para nada</text:span><text:span text:style-name="T42">, una pasión inútil cuyo destino fuese la nada </text:span><text:span text:style-name="T63">cuando más se deseaba trascender el tiempo vivido</text:span><text:span text:style-name="T42">.</text:span><text:span text:style-name="T20"/></text:p>
      <text:p text:style-name="P183"><text:span text:style-name="T42">Ésta ha sido mi opción. Habiendo vivido y enfocado los problemas desde ella, nunca me ha resultado una «caída» miserable y sin sentido, por más que en ella </text:span><text:span text:style-name="T63">haya visto frustrados casi todos mis deseos</text:span><text:span text:style-name="T42">.</text:span><text:span text:style-name="T20"/></text:p>
      <text:p text:style-name="P184"><text:span text:style-name="T42">La muerte llega y es pérdida y ganancia, es </text:span><text:span text:style-name="T60">mediación dialéctica</text:span><text:span text:style-name="T42"> entre el </text:span><text:span text:style-name="T63">ser a medias y el ser del todo</text:span><text:span text:style-name="T42">, sin más.</text:span><text:span text:style-name="T20"/></text:p>
      <text:p text:style-name="P184"><text:span text:style-name="T42">La muerte es una luz que cambia el relieve de todas las cosas y deja sin sentido haber sido «perdedor» o «ganador» —lo cual siempre había dependido de </text:span><text:span text:style-name="T63">otras cosas, </text:span><text:span text:style-name="T42">perdidas o ganadas, o del </text:span><text:span text:style-name="T63">juicio ajeno </text:span><text:span text:style-name="T42">y de las provisionales vigencias del grupo social ante el cual se ganaba, lo que ellos imaginaban ser ganancia...—.</text:span><text:span text:style-name="T20"/></text:p>
      <text:p text:style-name="P184"><text:span text:style-name="T42">Ahora se accede a la identidad propia y singular, siempre ganada, y al misterio de haber sido </text:span><text:span text:style-name="T63">uno mismo, cada uno </text:span><text:span text:style-name="T42">(¡es la </text:span><text:span text:style-name="T63">Jemeinigkeit </text:span><text:span text:style-name="T42">existencial!).</text:span><text:span text:style-name="T20"/></text:p>
      <text:p text:style-name="P184"><text:span text:style-name="T42">El logro de una psicoterapia y de la vida son análogos: llegar a identificarse vitalmente y a aceptar el propio ser y dejar de desear ser un </text:span><text:span text:style-name="T63">calco del ser ajeno </text:span><text:span text:style-name="T42">(«modelos») que la sociedad nos ofrece como ideales.</text:span><text:span text:style-name="T20"/></text:p>
      <text:p text:style-name="P184"><text:span text:style-name="T42">Al final del trayecto puede llegarse muy frustrado y perdido, mas esto puede trasmutarse en la sazón de ser lo que había de ser si se arraiga en lo que éramos y no queríamos ser, mas había que serlo y no quisimos verlo.</text:span><text:span text:style-name="T20"/></text:p>
      <text:p text:style-name="P184"><text:span text:style-name="T42">Ahora que todavía no ha llegado el final, y queda algo de tiempo, resuélvete a ser lo que ya eres, atrévete a seguir siendo lo que tienes que ser, a pesar de que el entorno te diga lo contrario.</text:span><text:span text:style-name="T20"/></text:p>
      <text:p text:style-name="P184"><text:soft-page-break/><text:span text:style-name="T42">Sólo los que </text:span><text:span text:style-name="T63">pierden y aman </text:span><text:span text:style-name="T42">—y no dejan de amar por la sensación de perder— son los que se han libado de sí mismos y se han hecho inmunes a la alienación ajena, por eso son </text:span><text:span text:style-name="T63">más ellos mismos </text:span><text:span text:style-name="T42">pero en libertad de sí.</text:span><text:span text:style-name="T20"/></text:p>
      <text:p text:style-name="P184"><text:span text:style-name="T42">Pueden convertirse en oprimidos por acoso, pero les da lo mismo pues les asegura que nunca van a ser ellos quienes opriman y acosen. Lograr el propio ser genuino a través del dolor y del acoso es la mayor fortuna que se nos ha reservado en este mundo.</text:span><text:span text:style-name="T20"/></text:p>
      <text:p text:style-name="P184"><text:span text:style-name="T42">No hay nada tan grandioso como ser lo que se es y nos </text:span><text:span text:style-name="T63">toca ser ahora </text:span><text:span text:style-name="T42">sin el temor de serlo.</text:span><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6.2cm" fo:page-height="22.9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1T10:37:44.888000000</meta:creation-date>
    <dc:date>2025-07-02T18:47:55.080000000</dc:date>
    <meta:editing-duration>P1DT11H26M49S</meta:editing-duration>
    <meta:editing-cycles>103</meta:editing-cycles>
    <meta:generator>LibreOffice/7.5.3.2$Windows_X86_64 LibreOffice_project/9f56dff12ba03b9acd7730a5a481eea045e468f3</meta:generator>
    <meta:document-statistic meta:table-count="0" meta:image-count="0" meta:object-count="0" meta:page-count="118" meta:paragraph-count="1248" meta:word-count="42643" meta:character-count="253565" meta:non-whitespace-character-count="212198"/>
  </office:meta>
</office:document-meta>
</file>